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tyle:font-family-generic="system" style:font-pitch="variable"/>
    <style:font-face style:name="Verdana1" svg:font-family="Verdana" style:font-family-generic="swiss"/>
  </office:font-face-decls>
  <office:automatic-styles>
    <style:style style:name="Table6" style:family="table">
      <style:table-properties style:width="6.9271in" fo:margin-left="0in" table:align="left"/>
    </style:style>
    <style:style style:name="Table6.A" style:family="table-column">
      <style:table-column-properties style:column-width="0.9375in"/>
    </style:style>
    <style:style style:name="Table6.B" style:family="table-column">
      <style:table-column-properties style:column-width="5.98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6.11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3.4625in" style:rel-column-width="32767*"/>
    </style:style>
    <style:style style:name="Table23.B" style:family="table-column">
      <style:table-column-properties style:column-width="3.4625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1875in"/>
    </style:style>
    <style:style style:name="Table1.B" style:family="table-column">
      <style:table-column-properties style:column-width="0.8125in"/>
    </style:style>
    <style:style style:name="Table1.C" style:family="table-column">
      <style:table-column-properties style:column-width="4.927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2.3083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18in" style:rel-column-width="32760*"/>
    </style:style>
    <style:style style:name="Table4.B" style:family="table-column">
      <style:table-column-properties style:column-width="3.4632in" style:rel-column-width="3277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2.308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2.308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2.3083in" style:rel-column-width="21845*"/>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308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2.308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3.4625in"/>
    </style:style>
    <style:style style:name="Table25.B" style:family="table-column">
      <style:table-column-properties style:column-width="3.4646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3.4625in" style:rel-column-width="32767*"/>
    </style:style>
    <style:style style:name="Table29.B" style:family="table-column">
      <style:table-column-properties style:column-width="3.4625in" style:rel-column-width="32768*"/>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76cd84"/>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end" style:justify-single-word="false"/>
      <style:text-properties fo:font-style="italic" officeooo:rsid="00008db6" officeooo:paragraph-rsid="00008db6" style:font-style-asian="italic" style:font-style-complex="italic"/>
    </style:style>
    <style:style style:name="P4" style:family="paragraph" style:parent-style-name="Standard">
      <style:text-properties fo:font-style="italic" officeooo:rsid="002d892e" officeooo:paragraph-rsid="002d892e" style:font-style-asian="italic" style:font-style-complex="italic"/>
    </style:style>
    <style:style style:name="P5" style:family="paragraph" style:parent-style-name="Standard">
      <style:text-properties fo:font-style="italic" officeooo:rsid="002daab2" officeooo:paragraph-rsid="002daab2" style:font-style-asian="italic" style:font-style-complex="italic"/>
    </style:style>
    <style:style style:name="P6" style:family="paragraph" style:parent-style-name="Standard">
      <style:paragraph-properties fo:text-align="start" style:justify-single-word="false"/>
      <style:text-properties fo:font-style="italic" officeooo:rsid="002ccea9" officeooo:paragraph-rsid="002d1823" style:font-style-asian="italic" style:font-style-complex="italic"/>
    </style:style>
    <style:style style:name="P7" style:family="paragraph" style:parent-style-name="Standard">
      <style:text-properties fo:font-style="italic" officeooo:rsid="003091d5" officeooo:paragraph-rsid="003091d5" style:font-style-asian="italic" style:font-style-complex="italic"/>
    </style:style>
    <style:style style:name="P8" style:family="paragraph" style:parent-style-name="Standard">
      <style:text-properties fo:font-style="italic" officeooo:paragraph-rsid="003091d5" style:font-style-asian="italic" style:font-style-complex="italic"/>
    </style:style>
    <style:style style:name="P9" style:family="paragraph" style:parent-style-name="Standard">
      <style:text-properties fo:font-style="italic" officeooo:paragraph-rsid="00379ffc" style:font-style-asian="italic" style:font-style-complex="italic"/>
    </style:style>
    <style:style style:name="P10" style:family="paragraph" style:parent-style-name="Table_20_Contents">
      <style:paragraph-properties fo:text-align="center" style:justify-single-word="false"/>
      <style:text-properties fo:font-style="italic" officeooo:rsid="00269683" officeooo:paragraph-rsid="00269683" style:font-style-asian="italic" style:font-style-complex="italic"/>
    </style:style>
    <style:style style:name="P11" style:family="paragraph" style:parent-style-name="Text_20_body">
      <style:text-properties fo:font-style="italic" officeooo:rsid="00045173" officeooo:paragraph-rsid="00045173" style:font-style-asian="italic" style:font-style-complex="italic"/>
    </style:style>
    <style:style style:name="P12" style:family="paragraph" style:parent-style-name="Standard">
      <style:text-properties fo:font-style="italic" officeooo:rsid="0042e8b4" officeooo:paragraph-rsid="0042e8b4" style:font-style-asian="italic" style:font-style-complex="italic"/>
    </style:style>
    <style:style style:name="P13" style:family="paragraph" style:parent-style-name="Standard">
      <style:text-properties fo:font-style="italic" officeooo:rsid="00457595" officeooo:paragraph-rsid="00457595" style:font-style-asian="italic" style:font-style-complex="italic"/>
    </style:style>
    <style:style style:name="P14" style:family="paragraph" style:parent-style-name="Standard">
      <style:text-properties fo:font-style="italic" officeooo:rsid="00463e86" officeooo:paragraph-rsid="00463e86" style:font-style-asian="italic" style:font-style-complex="italic"/>
    </style:style>
    <style:style style:name="P15" style:family="paragraph" style:parent-style-name="Standard">
      <style:text-properties fo:font-style="italic" officeooo:rsid="0052b7e3" officeooo:paragraph-rsid="0052b7e3" style:font-style-asian="italic" style:font-style-complex="italic"/>
    </style:style>
    <style:style style:name="P16" style:family="paragraph" style:parent-style-name="Standard">
      <style:text-properties fo:font-style="italic" officeooo:rsid="00548813" officeooo:paragraph-rsid="00548813" style:font-style-asian="italic" style:font-style-complex="italic"/>
    </style:style>
    <style:style style:name="P17" style:family="paragraph" style:parent-style-name="Table_20_Contents">
      <style:paragraph-properties fo:text-align="center" style:justify-single-word="false"/>
      <style:text-properties fo:font-style="italic" officeooo:rsid="004843d3" officeooo:paragraph-rsid="004843d3" style:font-style-asian="italic" style:font-style-complex="italic"/>
    </style:style>
    <style:style style:name="P18" style:family="paragraph" style:parent-style-name="Table_20_Contents">
      <style:paragraph-properties fo:text-align="center" style:justify-single-word="false"/>
      <style:text-properties fo:font-style="italic" officeooo:rsid="004adab6" officeooo:paragraph-rsid="004adab6" style:font-style-asian="italic" style:font-style-complex="italic"/>
    </style:style>
    <style:style style:name="P19" style:family="paragraph" style:parent-style-name="Table_20_Contents">
      <style:text-properties fo:font-style="italic" officeooo:rsid="0056931e" officeooo:paragraph-rsid="0056931e" style:font-style-asian="italic" style:font-style-complex="italic"/>
    </style:style>
    <style:style style:name="P20" style:family="paragraph" style:parent-style-name="Standard">
      <style:text-properties fo:font-style="italic" officeooo:rsid="005eb68f" officeooo:paragraph-rsid="005eb68f" style:font-style-asian="italic" style:font-style-complex="italic"/>
    </style:style>
    <style:style style:name="P21" style:family="paragraph" style:parent-style-name="Standard">
      <style:text-properties fo:font-style="italic" officeooo:rsid="005f223f" officeooo:paragraph-rsid="005f223f" style:font-style-asian="italic" style:font-style-complex="italic"/>
    </style:style>
    <style:style style:name="P22" style:family="paragraph" style:parent-style-name="Standard">
      <style:text-properties fo:font-style="italic" officeooo:rsid="0060bbb9" officeooo:paragraph-rsid="0060bbb9" style:font-style-asian="italic" style:font-style-complex="italic"/>
    </style:style>
    <style:style style:name="P23" style:family="paragraph" style:parent-style-name="Standard">
      <style:text-properties fo:font-style="italic" officeooo:rsid="00667817" officeooo:paragraph-rsid="00667817" style:font-style-asian="italic" style:font-style-complex="italic"/>
    </style:style>
    <style:style style:name="P24" style:family="paragraph" style:parent-style-name="Standard">
      <style:text-properties fo:font-style="italic" officeooo:rsid="00680a49" officeooo:paragraph-rsid="00680a49" style:font-style-asian="italic" style:font-style-complex="italic"/>
    </style:style>
    <style:style style:name="P25" style:family="paragraph" style:parent-style-name="Standard">
      <style:text-properties fo:font-style="italic" officeooo:paragraph-rsid="006c4762" style:font-style-asian="italic" style:font-style-complex="italic"/>
    </style:style>
    <style:style style:name="P26" style:family="paragraph" style:parent-style-name="Standard">
      <style:text-properties fo:font-style="italic" officeooo:rsid="006e9d04" officeooo:paragraph-rsid="006e9d04" style:font-style-asian="italic" style:font-style-complex="italic"/>
    </style:style>
    <style:style style:name="P27" style:family="paragraph" style:parent-style-name="Text_20_body">
      <style:text-properties fo:font-style="italic" officeooo:rsid="003c807a" officeooo:paragraph-rsid="003c807a" style:font-style-asian="italic" style:font-style-complex="italic"/>
    </style:style>
    <style:style style:name="P28" style:family="paragraph" style:parent-style-name="Standard">
      <style:text-properties fo:font-style="italic" officeooo:rsid="003c807a" officeooo:paragraph-rsid="003c807a" style:font-style-asian="italic" style:font-style-complex="italic"/>
    </style:style>
    <style:style style:name="P29" style:family="paragraph" style:parent-style-name="Standard">
      <style:text-properties fo:font-style="italic" officeooo:rsid="00796d5c" officeooo:paragraph-rsid="00796d5c" style:font-style-asian="italic" style:font-style-complex="italic"/>
    </style:style>
    <style:style style:name="P30" style:family="paragraph" style:parent-style-name="Standard">
      <style:text-properties fo:font-style="italic" officeooo:rsid="007a9840" officeooo:paragraph-rsid="007a9840" style:font-style-asian="italic" style:font-style-complex="italic"/>
    </style:style>
    <style:style style:name="P31" style:family="paragraph" style:parent-style-name="Standard">
      <style:text-properties fo:font-style="italic" officeooo:rsid="007bcbc1" officeooo:paragraph-rsid="007bcbc1" style:font-style-asian="italic" style:font-style-complex="italic"/>
    </style:style>
    <style:style style:name="P32" style:family="paragraph" style:parent-style-name="Text_20_body">
      <style:text-properties fo:font-style="italic" officeooo:rsid="007bcbc1" officeooo:paragraph-rsid="007bcbc1" style:font-style-asian="italic" style:font-style-complex="italic"/>
    </style:style>
    <style:style style:name="P33" style:family="paragraph" style:parent-style-name="Standard">
      <style:text-properties fo:font-style="italic" officeooo:rsid="007c6d81" officeooo:paragraph-rsid="007c6d81" style:font-style-asian="italic" style:font-style-complex="italic"/>
    </style:style>
    <style:style style:name="P34" style:family="paragraph" style:parent-style-name="Table_20_Contents">
      <style:paragraph-properties fo:text-align="center" style:justify-single-word="false"/>
      <style:text-properties fo:font-style="italic" officeooo:rsid="007e28f5" officeooo:paragraph-rsid="007e28f5" style:font-style-asian="italic" style:font-style-complex="italic"/>
    </style:style>
    <style:style style:name="P35" style:family="paragraph" style:parent-style-name="Table_20_Contents">
      <style:paragraph-properties fo:text-align="center" style:justify-single-word="false"/>
      <style:text-properties fo:font-style="italic" officeooo:rsid="0081d2b6" officeooo:paragraph-rsid="0081d2b6" style:font-style-asian="italic" style:font-style-complex="italic"/>
    </style:style>
    <style:style style:name="P36" style:family="paragraph" style:parent-style-name="Standard">
      <style:text-properties fo:font-style="italic" officeooo:rsid="008c1a2d" officeooo:paragraph-rsid="008c1a2d" style:font-style-asian="italic" style:font-style-complex="italic"/>
    </style:style>
    <style:style style:name="P37" style:family="paragraph" style:parent-style-name="Table_20_Contents">
      <style:paragraph-properties fo:text-align="start" style:justify-single-word="false"/>
      <style:text-properties fo:font-style="italic" officeooo:rsid="00845380" officeooo:paragraph-rsid="00845380" style:font-style-asian="italic" style:font-style-complex="italic"/>
    </style:style>
    <style:style style:name="P38" style:family="paragraph" style:parent-style-name="Table_20_Contents">
      <style:paragraph-properties fo:text-align="center" style:justify-single-word="false"/>
      <style:text-properties fo:font-style="italic" officeooo:rsid="008f3788" officeooo:paragraph-rsid="008f3788" style:font-style-asian="italic" style:font-style-complex="italic"/>
    </style:style>
    <style:style style:name="P39" style:family="paragraph" style:parent-style-name="Table_20_Contents">
      <style:paragraph-properties fo:text-align="center" style:justify-single-word="false"/>
      <style:text-properties fo:font-style="italic" officeooo:rsid="00904615" officeooo:paragraph-rsid="00904615" style:font-style-asian="italic" style:font-style-complex="italic"/>
    </style:style>
    <style:style style:name="P40" style:family="paragraph" style:parent-style-name="Table_20_Contents">
      <style:paragraph-properties fo:text-align="center" style:justify-single-word="false"/>
      <style:text-properties fo:font-style="italic" officeooo:rsid="00909ba9" officeooo:paragraph-rsid="00909ba9" style:font-style-asian="italic" style:font-style-complex="italic"/>
    </style:style>
    <style:style style:name="P41" style:family="paragraph" style:parent-style-name="Table_20_Contents">
      <style:paragraph-properties fo:text-align="center" style:justify-single-word="false"/>
      <style:text-properties fo:font-style="italic" officeooo:rsid="00916c4b" officeooo:paragraph-rsid="00916c4b" style:font-style-asian="italic" style:font-style-complex="italic"/>
    </style:style>
    <style:style style:name="P42" style:family="paragraph" style:parent-style-name="Text_20_body">
      <style:text-properties fo:font-style="italic" officeooo:rsid="008a3725" officeooo:paragraph-rsid="008a3725" style:font-style-asian="italic" style:font-style-complex="italic"/>
    </style:style>
    <style:style style:name="P43" style:family="paragraph" style:parent-style-name="Table_20_Contents">
      <style:paragraph-properties fo:text-align="center" style:justify-single-word="false"/>
      <style:text-properties fo:font-style="italic" officeooo:rsid="00a0fa53" officeooo:paragraph-rsid="00a0fa53" style:font-style-asian="italic" style:font-style-complex="italic"/>
    </style:style>
    <style:style style:name="P44" style:family="paragraph" style:parent-style-name="Standard">
      <style:text-properties fo:font-style="italic" officeooo:rsid="00bbc486" officeooo:paragraph-rsid="00bbc486" style:font-style-asian="italic" style:font-style-complex="italic"/>
    </style:style>
    <style:style style:name="P45" style:family="paragraph" style:parent-style-name="Table_20_Contents">
      <style:text-properties fo:font-style="italic" officeooo:rsid="00bbc486" officeooo:paragraph-rsid="00bbc486" style:font-style-asian="italic" style:font-style-complex="italic"/>
    </style:style>
    <style:style style:name="P46" style:family="paragraph" style:parent-style-name="Standard">
      <style:text-properties fo:font-style="italic" officeooo:rsid="00bce5a5" officeooo:paragraph-rsid="00bce5a5" style:font-style-asian="italic" style:font-style-complex="italic"/>
    </style:style>
    <style:style style:name="P47" style:family="paragraph" style:parent-style-name="Standard">
      <style:text-properties fo:font-style="italic" officeooo:rsid="00be7b8e" officeooo:paragraph-rsid="00be7b8e" style:font-style-asian="italic" style:font-style-complex="italic"/>
    </style:style>
    <style:style style:name="P48" style:family="paragraph" style:parent-style-name="Standard">
      <style:text-properties fo:font-style="italic" officeooo:rsid="00ba99d0" officeooo:paragraph-rsid="00bbc486" style:font-style-asian="italic" style:font-style-complex="italic"/>
    </style:style>
    <style:style style:name="P49" style:family="paragraph" style:parent-style-name="Standard">
      <style:text-properties fo:font-style="italic" officeooo:rsid="00b736e3" officeooo:paragraph-rsid="00b736e3" style:font-style-asian="italic" style:font-style-complex="italic"/>
    </style:style>
    <style:style style:name="P50" style:family="paragraph" style:parent-style-name="Standard">
      <style:text-properties fo:font-style="italic" style:text-underline-style="none" fo:font-weight="normal" officeooo:rsid="0052b7e3" officeooo:paragraph-rsid="0052b7e3" style:font-style-asian="italic" style:font-weight-asian="normal" style:font-style-complex="italic" style:font-weight-complex="normal"/>
    </style:style>
    <style:style style:name="P51" style:family="paragraph" style:parent-style-name="Standard">
      <style:text-properties fo:font-style="italic" style:text-underline-style="none" fo:font-weight="normal" officeooo:rsid="00548813" officeooo:paragraph-rsid="0052b7e3" style:font-style-asian="italic" style:font-weight-asian="normal" style:font-style-complex="italic" style:font-weight-complex="normal"/>
    </style:style>
    <style:style style:name="P52" style:family="paragraph" style:parent-style-name="Standard">
      <style:text-properties fo:font-style="italic" style:text-underline-style="none" fo:font-weight="normal" officeooo:rsid="00548813" officeooo:paragraph-rsid="00548813" style:font-style-asian="italic" style:font-weight-asian="normal" style:font-style-complex="italic" style:font-weight-complex="normal"/>
    </style:style>
    <style:style style:name="P53" style:family="paragraph" style:parent-style-name="Standard">
      <style:paragraph-properties fo:text-align="start" style:justify-single-word="false"/>
      <style:text-properties fo:font-style="normal" officeooo:rsid="00008db6" officeooo:paragraph-rsid="002d1823" style:font-style-asian="normal" style:font-style-complex="normal"/>
    </style:style>
    <style:style style:name="P54" style:family="paragraph" style:parent-style-name="Standard">
      <style:paragraph-properties fo:text-align="start" style:justify-single-word="false"/>
      <style:text-properties fo:font-style="normal" officeooo:rsid="00008db6" officeooo:paragraph-rsid="00008db6" style:font-style-asian="normal" style:font-style-complex="normal"/>
    </style:style>
    <style:style style:name="P55" style:family="paragraph" style:parent-style-name="Horizontal_20_Line">
      <style:text-properties fo:font-style="normal" officeooo:rsid="00008db6" officeooo:paragraph-rsid="002d1823" style:font-style-asian="normal" style:font-style-complex="normal"/>
    </style:style>
    <style:style style:name="P56" style:family="paragraph" style:parent-style-name="Horizontal_20_Line">
      <style:text-properties fo:font-style="normal" officeooo:rsid="00008db6" style:font-style-asian="normal" style:font-style-complex="normal"/>
    </style:style>
    <style:style style:name="P57" style:family="paragraph" style:parent-style-name="Standard">
      <style:paragraph-properties fo:text-align="start" style:justify-single-word="false"/>
      <style:text-properties fo:font-style="normal" officeooo:rsid="002ccea9" officeooo:paragraph-rsid="002d1823" style:font-style-asian="normal" style:font-style-complex="normal"/>
    </style:style>
    <style:style style:name="P58" style:family="paragraph" style:parent-style-name="Standard">
      <style:text-properties fo:font-style="normal" officeooo:rsid="002d892e" officeooo:paragraph-rsid="002d892e" style:font-style-asian="normal" style:font-style-complex="normal"/>
    </style:style>
    <style:style style:name="P59" style:family="paragraph" style:parent-style-name="Standard">
      <style:text-properties fo:font-style="normal" officeooo:rsid="003091d5" officeooo:paragraph-rsid="003091d5" style:font-style-asian="normal" style:font-style-complex="normal"/>
    </style:style>
    <style:style style:name="P60" style:family="paragraph" style:parent-style-name="Text_20_body">
      <style:text-properties fo:font-style="normal" officeooo:rsid="003091d5" officeooo:paragraph-rsid="003091d5" style:font-style-asian="normal" style:font-style-complex="normal"/>
    </style:style>
    <style:style style:name="P61" style:family="paragraph" style:parent-style-name="Standard">
      <style:text-properties fo:font-style="normal" officeooo:rsid="0030ae96" officeooo:paragraph-rsid="0030ae96" style:font-style-asian="normal" style:font-style-complex="normal"/>
    </style:style>
    <style:style style:name="P62" style:family="paragraph" style:parent-style-name="Standard">
      <style:text-properties fo:font-style="normal" officeooo:rsid="003518f2" officeooo:paragraph-rsid="003518f2" style:font-style-asian="normal" style:font-style-complex="normal"/>
    </style:style>
    <style:style style:name="P63" style:family="paragraph" style:parent-style-name="Standard">
      <style:text-properties fo:font-style="normal" officeooo:rsid="003c807a" officeooo:paragraph-rsid="003c807a" style:font-style-asian="normal" style:font-style-complex="normal"/>
    </style:style>
    <style:style style:name="P64" style:family="paragraph" style:parent-style-name="Text_20_body">
      <style:text-properties fo:font-style="normal" officeooo:rsid="003c807a" officeooo:paragraph-rsid="003c807a" style:font-style-asian="normal" style:font-style-complex="normal"/>
    </style:style>
    <style:style style:name="P65" style:family="paragraph" style:parent-style-name="Table_20_Contents">
      <style:paragraph-properties fo:text-align="center" style:justify-single-word="false"/>
      <style:text-properties fo:font-style="normal" officeooo:rsid="00269683" officeooo:paragraph-rsid="00269683" style:font-style-asian="normal" style:font-style-complex="normal"/>
    </style:style>
    <style:style style:name="P66" style:family="paragraph" style:parent-style-name="Text_20_body">
      <style:text-properties fo:font-style="normal" officeooo:rsid="0000e0e7" officeooo:paragraph-rsid="0000e0e7" style:font-style-asian="normal" style:font-style-complex="normal"/>
    </style:style>
    <style:style style:name="P67" style:family="paragraph" style:parent-style-name="Text_20_body">
      <style:text-properties fo:font-style="normal" officeooo:rsid="00045173" officeooo:paragraph-rsid="00045173" style:font-style-asian="normal" style:font-style-complex="normal"/>
    </style:style>
    <style:style style:name="P68" style:family="paragraph" style:parent-style-name="Text_20_body">
      <style:text-properties fo:font-style="normal" officeooo:rsid="0012ceb3" officeooo:paragraph-rsid="0012ceb3" style:font-style-asian="normal" style:font-style-complex="normal"/>
    </style:style>
    <style:style style:name="P69" style:family="paragraph" style:parent-style-name="Text_20_body">
      <style:text-properties fo:font-style="normal" officeooo:rsid="0014cdad" officeooo:paragraph-rsid="0014cdad" style:font-style-asian="normal" style:font-style-complex="normal"/>
    </style:style>
    <style:style style:name="P70" style:family="paragraph" style:parent-style-name="Text_20_body">
      <style:text-properties fo:font-style="normal" officeooo:rsid="001a2d9e" officeooo:paragraph-rsid="00197d9c" style:font-style-asian="normal" style:font-style-complex="normal"/>
    </style:style>
    <style:style style:name="P71" style:family="paragraph" style:parent-style-name="Text_20_body">
      <style:text-properties fo:font-style="normal" officeooo:rsid="001dda4f" officeooo:paragraph-rsid="001dda4f" style:font-style-asian="normal" style:font-style-complex="normal"/>
    </style:style>
    <style:style style:name="P72" style:family="paragraph" style:parent-style-name="Text_20_body">
      <style:text-properties fo:font-style="normal" officeooo:rsid="00219cb6" officeooo:paragraph-rsid="00219cb6" style:font-style-asian="normal" style:font-style-complex="normal"/>
    </style:style>
    <style:style style:name="P73" style:family="paragraph" style:parent-style-name="Text_20_body">
      <style:text-properties fo:font-style="normal" officeooo:rsid="0028e928" officeooo:paragraph-rsid="0028e928" style:font-style-asian="normal" style:font-style-complex="normal"/>
    </style:style>
    <style:style style:name="P74" style:family="paragraph" style:parent-style-name="Standard">
      <style:text-properties fo:font-style="normal" officeooo:rsid="0042e8b4" officeooo:paragraph-rsid="0042e8b4" style:font-style-asian="normal" style:font-style-complex="normal"/>
    </style:style>
    <style:style style:name="P75" style:family="paragraph" style:parent-style-name="Standard">
      <style:text-properties fo:font-style="normal" officeooo:rsid="0042e8b4" officeooo:paragraph-rsid="0043c95b" style:font-style-asian="normal" style:font-style-complex="normal"/>
    </style:style>
    <style:style style:name="P76" style:family="paragraph" style:parent-style-name="Standard">
      <style:text-properties fo:font-style="normal" officeooo:rsid="0043c95b" officeooo:paragraph-rsid="0043c95b" style:font-style-asian="normal" style:font-style-complex="normal"/>
    </style:style>
    <style:style style:name="P77" style:family="paragraph" style:parent-style-name="Standard">
      <style:text-properties fo:font-style="normal" officeooo:rsid="0052b7e3" officeooo:paragraph-rsid="0052b7e3" style:font-style-asian="normal" style:font-style-complex="normal"/>
    </style:style>
    <style:style style:name="P78" style:family="paragraph" style:parent-style-name="Table_20_Contents">
      <style:paragraph-properties fo:text-align="center" style:justify-single-word="false"/>
      <style:text-properties fo:font-style="normal" officeooo:rsid="004843d3" officeooo:paragraph-rsid="004843d3" style:font-style-asian="normal" style:font-style-complex="normal"/>
    </style:style>
    <style:style style:name="P79" style:family="paragraph" style:parent-style-name="Text_20_body">
      <style:text-properties fo:font-style="normal" officeooo:rsid="004adab6" officeooo:paragraph-rsid="004adab6" style:font-style-asian="normal" style:font-style-complex="normal"/>
    </style:style>
    <style:style style:name="P80" style:family="paragraph" style:parent-style-name="Standard">
      <style:text-properties fo:font-style="normal" officeooo:rsid="00457595" officeooo:paragraph-rsid="00457595" style:font-style-asian="normal" style:font-style-complex="normal"/>
    </style:style>
    <style:style style:name="P81" style:family="paragraph" style:parent-style-name="Standard">
      <style:text-properties fo:font-style="normal" officeooo:rsid="00463e86" officeooo:paragraph-rsid="00463e86" style:font-style-asian="normal" style:font-style-complex="normal"/>
    </style:style>
    <style:style style:name="P82" style:family="paragraph" style:parent-style-name="Standard">
      <style:text-properties fo:font-style="normal" officeooo:rsid="005eb68f" officeooo:paragraph-rsid="005eb68f" style:font-style-asian="normal" style:font-style-complex="normal"/>
    </style:style>
    <style:style style:name="P83" style:family="paragraph" style:parent-style-name="Standard">
      <style:text-properties fo:font-style="normal" officeooo:rsid="005f223f" officeooo:paragraph-rsid="005f223f" style:font-style-asian="normal" style:font-style-complex="normal"/>
    </style:style>
    <style:style style:name="P84" style:family="paragraph" style:parent-style-name="Standard">
      <style:text-properties fo:font-style="normal" officeooo:rsid="00667817" officeooo:paragraph-rsid="00667817" style:font-style-asian="normal" style:font-style-complex="normal"/>
    </style:style>
    <style:style style:name="P85" style:family="paragraph" style:parent-style-name="Standard">
      <style:text-properties fo:font-style="normal" officeooo:rsid="00667817" style:font-style-asian="normal" style:font-style-complex="normal"/>
    </style:style>
    <style:style style:name="P86" style:family="paragraph" style:parent-style-name="Standard">
      <style:text-properties fo:font-style="normal" officeooo:rsid="0067b9d8" officeooo:paragraph-rsid="0067b9d8" style:font-style-asian="normal" style:font-style-complex="normal"/>
    </style:style>
    <style:style style:name="P87" style:family="paragraph" style:parent-style-name="Standard">
      <style:text-properties fo:font-style="normal" officeooo:rsid="006d620f" officeooo:paragraph-rsid="006d620f" style:font-style-asian="normal" style:font-style-complex="normal"/>
    </style:style>
    <style:style style:name="P88" style:family="paragraph" style:parent-style-name="Standard">
      <style:text-properties fo:font-style="normal" officeooo:rsid="006e9d04" officeooo:paragraph-rsid="006e9d04" style:font-style-asian="normal" style:font-style-complex="normal"/>
    </style:style>
    <style:style style:name="P89" style:family="paragraph" style:parent-style-name="Standard">
      <style:text-properties fo:font-style="normal" officeooo:rsid="006fcc04" officeooo:paragraph-rsid="006e9d04" style:font-style-asian="normal" style:font-style-complex="normal"/>
    </style:style>
    <style:style style:name="P90" style:family="paragraph" style:parent-style-name="Standard">
      <style:text-properties fo:font-style="normal" officeooo:rsid="006fcc04" officeooo:paragraph-rsid="006fcc04" style:font-style-asian="normal" style:font-style-complex="normal"/>
    </style:style>
    <style:style style:name="P91" style:family="paragraph" style:parent-style-name="Text_20_body">
      <style:text-properties fo:font-style="normal" officeooo:rsid="004dcc6c" officeooo:paragraph-rsid="004dcc6c" style:font-style-asian="normal" style:font-style-complex="normal"/>
    </style:style>
    <style:style style:name="P92" style:family="paragraph" style:parent-style-name="Text_20_body">
      <style:text-properties fo:font-style="normal" officeooo:rsid="00680a49" officeooo:paragraph-rsid="004dcc6c" style:font-style-asian="normal" style:font-style-complex="normal"/>
    </style:style>
    <style:style style:name="P93" style:family="paragraph" style:parent-style-name="Text_20_body">
      <style:text-properties fo:font-style="normal" officeooo:rsid="006c4762" officeooo:paragraph-rsid="006c4762" style:font-style-asian="normal" style:font-style-complex="normal"/>
    </style:style>
    <style:style style:name="P94" style:family="paragraph" style:parent-style-name="Standard">
      <style:text-properties fo:font-style="normal" officeooo:rsid="0076cd84" style:font-style-asian="normal" style:font-style-complex="normal"/>
    </style:style>
    <style:style style:name="P95" style:family="paragraph" style:parent-style-name="Standard">
      <style:text-properties fo:font-style="normal" officeooo:rsid="007a9840" officeooo:paragraph-rsid="007a9840" style:font-style-asian="normal" style:font-style-complex="normal"/>
    </style:style>
    <style:style style:name="P96" style:family="paragraph" style:parent-style-name="Standard">
      <style:text-properties fo:font-style="normal" officeooo:rsid="007bcbc1" officeooo:paragraph-rsid="007bcbc1" style:font-style-asian="normal" style:font-style-complex="normal"/>
    </style:style>
    <style:style style:name="P97" style:family="paragraph" style:parent-style-name="Text_20_body">
      <style:text-properties fo:font-style="normal" officeooo:rsid="007bcbc1" officeooo:paragraph-rsid="007bcbc1" style:font-style-asian="normal" style:font-style-complex="normal"/>
    </style:style>
    <style:style style:name="P98" style:family="paragraph" style:parent-style-name="Text_20_body">
      <style:text-properties fo:font-style="normal" officeooo:rsid="0076ba5c" officeooo:paragraph-rsid="0076ba5c" style:font-style-asian="normal" style:font-style-complex="normal"/>
    </style:style>
    <style:style style:name="P99" style:family="paragraph" style:parent-style-name="Text_20_body">
      <style:text-properties fo:font-style="normal" officeooo:rsid="00075321" officeooo:paragraph-rsid="000a1902" style:font-style-asian="normal" style:font-style-complex="normal"/>
    </style:style>
    <style:style style:name="P100" style:family="paragraph" style:parent-style-name="Standard">
      <style:text-properties fo:font-style="normal" officeooo:rsid="00796d5c" officeooo:paragraph-rsid="00796d5c" style:font-style-asian="normal" style:font-style-complex="normal"/>
    </style:style>
    <style:style style:name="P101" style:family="paragraph" style:parent-style-name="Standard">
      <style:text-properties fo:font-style="normal" officeooo:rsid="007fd4ac" officeooo:paragraph-rsid="007fd4ac" style:font-style-asian="normal" style:font-style-complex="normal"/>
    </style:style>
    <style:style style:name="P102" style:family="paragraph" style:parent-style-name="Table_20_Contents">
      <style:paragraph-properties fo:text-align="center" style:justify-single-word="false"/>
      <style:text-properties fo:font-style="normal" officeooo:rsid="007fd4ac" officeooo:paragraph-rsid="007fd4ac" style:font-style-asian="normal" style:font-style-complex="normal"/>
    </style:style>
    <style:style style:name="P103" style:family="paragraph" style:parent-style-name="Text_20_body">
      <style:text-properties fo:font-style="normal" officeooo:rsid="007c6d81" officeooo:paragraph-rsid="007c6d81" style:font-style-asian="normal" style:font-style-complex="normal"/>
    </style:style>
    <style:style style:name="P104" style:family="paragraph" style:parent-style-name="Standard">
      <style:text-properties fo:font-style="normal" style:font-style-asian="normal" style:font-style-complex="normal"/>
    </style:style>
    <style:style style:name="P105" style:family="paragraph" style:parent-style-name="Standard">
      <style:text-properties fo:font-style="normal" officeooo:rsid="008c1a2d" officeooo:paragraph-rsid="008c1a2d" style:font-style-asian="normal" style:font-style-complex="normal"/>
    </style:style>
    <style:style style:name="P106" style:family="paragraph" style:parent-style-name="Standard">
      <style:text-properties fo:font-style="normal" officeooo:rsid="008c1a2d" style:font-style-asian="normal" style:font-style-complex="normal"/>
    </style:style>
    <style:style style:name="P107" style:family="paragraph" style:parent-style-name="Standard">
      <style:text-properties fo:font-style="normal" officeooo:rsid="008cb209" officeooo:paragraph-rsid="008cb209" style:font-style-asian="normal" style:font-style-complex="normal"/>
    </style:style>
    <style:style style:name="P108" style:family="paragraph" style:parent-style-name="Text_20_body">
      <style:text-properties fo:font-style="normal" officeooo:rsid="008cb209" officeooo:paragraph-rsid="008cb209" style:font-style-asian="normal" style:font-style-complex="normal"/>
    </style:style>
    <style:style style:name="P109" style:family="paragraph" style:parent-style-name="Table_20_Contents">
      <style:paragraph-properties fo:text-align="center" style:justify-single-word="false"/>
      <style:text-properties fo:font-style="normal" officeooo:rsid="008d2ed6" officeooo:paragraph-rsid="008d2ed6" style:font-style-asian="normal" style:font-style-complex="normal"/>
    </style:style>
    <style:style style:name="P110" style:family="paragraph" style:parent-style-name="Table_20_Contents">
      <style:text-properties fo:font-style="normal" officeooo:rsid="00909ba9" officeooo:paragraph-rsid="00909ba9" style:font-style-asian="normal" style:font-style-complex="normal"/>
    </style:style>
    <style:style style:name="P111" style:family="paragraph" style:parent-style-name="Text_20_body">
      <style:text-properties fo:font-style="normal" officeooo:rsid="00909ba9" officeooo:paragraph-rsid="00909ba9" style:font-style-asian="normal" style:font-style-complex="normal"/>
    </style:style>
    <style:style style:name="P112" style:family="paragraph" style:parent-style-name="Text_20_body">
      <style:text-properties fo:font-style="normal" officeooo:rsid="007e28f5" officeooo:paragraph-rsid="007e28f5" style:font-style-asian="normal" style:font-style-complex="normal"/>
    </style:style>
    <style:style style:name="P113" style:family="paragraph" style:parent-style-name="Standard">
      <style:text-properties fo:font-style="normal" officeooo:rsid="00845380" officeooo:paragraph-rsid="00845380" style:font-style-asian="normal" style:font-style-complex="normal"/>
    </style:style>
    <style:style style:name="P114" style:family="paragraph" style:parent-style-name="Standard">
      <style:text-properties fo:font-style="normal" officeooo:rsid="0087df53" officeooo:paragraph-rsid="0087df53" style:font-style-asian="normal" style:font-style-complex="normal"/>
    </style:style>
    <style:style style:name="P115" style:family="paragraph" style:parent-style-name="Table_20_Contents">
      <style:text-properties fo:font-style="normal" officeooo:rsid="0082d19f" officeooo:paragraph-rsid="0082d19f" style:font-style-asian="normal" style:font-style-complex="normal"/>
    </style:style>
    <style:style style:name="P116" style:family="paragraph" style:parent-style-name="Table_20_Contents">
      <style:text-properties fo:font-style="normal" officeooo:rsid="00904615" officeooo:paragraph-rsid="00904615" style:font-style-asian="normal" style:font-style-complex="normal"/>
    </style:style>
    <style:style style:name="P117" style:family="paragraph" style:parent-style-name="Standard">
      <style:text-properties fo:font-style="normal" officeooo:rsid="009c1bd6" officeooo:paragraph-rsid="009c1bd6" style:font-style-asian="normal" style:font-style-complex="normal"/>
    </style:style>
    <style:style style:name="P118" style:family="paragraph" style:parent-style-name="Table_20_Contents">
      <style:text-properties fo:font-style="normal" officeooo:rsid="009c1bd6" officeooo:paragraph-rsid="009c1bd6" style:font-style-asian="normal" style:font-style-complex="normal"/>
    </style:style>
    <style:style style:name="P119" style:family="paragraph" style:parent-style-name="Standard">
      <style:text-properties fo:font-style="normal" officeooo:rsid="00a24eeb" officeooo:paragraph-rsid="00a24eeb" style:font-style-asian="normal" style:font-style-complex="normal"/>
    </style:style>
    <style:style style:name="P120" style:family="paragraph" style:parent-style-name="Table_20_Contents">
      <style:text-properties fo:font-style="normal" officeooo:rsid="00a24eeb" officeooo:paragraph-rsid="00a24eeb" style:font-style-asian="normal" style:font-style-complex="normal"/>
    </style:style>
    <style:style style:name="P121" style:family="paragraph" style:parent-style-name="Table_20_Contents">
      <style:text-properties fo:font-style="normal" officeooo:rsid="00afaa12" officeooo:paragraph-rsid="00afaa12" style:font-style-asian="normal" style:font-style-complex="normal"/>
    </style:style>
    <style:style style:name="P122" style:family="paragraph" style:parent-style-name="Text_20_body">
      <style:text-properties fo:font-style="normal" officeooo:rsid="00ab3831" officeooo:paragraph-rsid="00ab3831" style:font-style-asian="normal" style:font-style-complex="normal"/>
    </style:style>
    <style:style style:name="P123" style:family="paragraph" style:parent-style-name="Standard">
      <style:text-properties fo:font-style="normal" officeooo:rsid="00bbc486" officeooo:paragraph-rsid="00bbc486" style:font-style-asian="normal" style:font-style-complex="normal"/>
    </style:style>
    <style:style style:name="P124" style:family="paragraph" style:parent-style-name="Standard">
      <style:text-properties fo:font-style="normal" officeooo:rsid="00bce5a5" officeooo:paragraph-rsid="00bce5a5" style:font-style-asian="normal" style:font-style-complex="normal"/>
    </style:style>
    <style:style style:name="P125" style:family="paragraph" style:parent-style-name="Standard">
      <style:text-properties fo:font-style="normal" officeooo:rsid="00b736e3" officeooo:paragraph-rsid="00b736e3" style:font-style-asian="normal" style:font-style-complex="normal"/>
    </style:style>
    <style:style style:name="P126" style:family="paragraph" style:parent-style-name="Standard">
      <style:text-properties fo:font-style="normal" officeooo:rsid="00c1e3f1" officeooo:paragraph-rsid="00c1e3f1" style:font-style-asian="normal" style:font-style-complex="normal"/>
    </style:style>
    <style:style style:name="P127" style:family="paragraph" style:parent-style-name="Table_20_Contents">
      <style:text-properties fo:font-style="normal" officeooo:rsid="00c1e3f1" officeooo:paragraph-rsid="00c1e3f1" style:font-style-asian="normal" style:font-style-complex="normal"/>
    </style:style>
    <style:style style:name="P128" style:family="paragraph" style:parent-style-name="Table_20_Contents">
      <style:text-properties fo:font-style="normal" fo:font-weight="bold" officeooo:rsid="00457595" officeooo:paragraph-rsid="00457595" style:font-style-asian="normal" style:font-weight-asian="bold" style:font-style-complex="normal" style:font-weight-complex="bold"/>
    </style:style>
    <style:style style:name="P129" style:family="paragraph" style:parent-style-name="Text_20_body">
      <style:text-properties fo:font-style="normal" fo:font-weight="bold" officeooo:rsid="00680a49" officeooo:paragraph-rsid="00680a49" style:font-style-asian="normal" style:font-weight-asian="bold" style:font-style-complex="normal" style:font-weight-complex="bold"/>
    </style:style>
    <style:style style:name="P130" style:family="paragraph" style:parent-style-name="Standard">
      <style:text-properties fo:font-style="normal" fo:font-weight="bold" officeooo:rsid="00ab3831" officeooo:paragraph-rsid="00ab3831" style:font-style-asian="normal" style:font-weight-asian="bold" style:font-style-complex="normal" style:font-weight-complex="bold"/>
    </style:style>
    <style:style style:name="P131" style:family="paragraph" style:parent-style-name="Standard">
      <style:text-properties fo:font-style="normal" style:text-underline-style="none" fo:font-weight="normal" officeooo:rsid="0052b7e3" officeooo:paragraph-rsid="0052b7e3" style:font-style-asian="normal" style:font-weight-asian="normal" style:font-style-complex="normal" style:font-weight-complex="normal"/>
    </style:style>
    <style:style style:name="P132" style:family="paragraph" style:parent-style-name="Standard">
      <style:text-properties fo:font-style="normal" fo:font-weight="normal" officeooo:rsid="00a24eeb" officeooo:paragraph-rsid="00a24eeb" style:font-style-asian="normal" style:font-weight-asian="normal" style:font-style-complex="normal" style:font-weight-complex="normal"/>
    </style:style>
    <style:style style:name="P133" style:family="paragraph" style:parent-style-name="Standard">
      <style:text-properties fo:font-weight="bold" style:font-weight-asian="bold" style:font-weight-complex="bold"/>
    </style:style>
    <style:style style:name="P134" style:family="paragraph" style:parent-style-name="Standard">
      <style:text-properties officeooo:rsid="002d1823" officeooo:paragraph-rsid="002d1823"/>
    </style:style>
    <style:style style:name="P135" style:family="paragraph" style:parent-style-name="Horizontal_20_Line">
      <style:text-properties officeooo:rsid="002d1823"/>
    </style:style>
    <style:style style:name="P136" style:family="paragraph" style:parent-style-name="Standard">
      <style:text-properties officeooo:rsid="002d892e" officeooo:paragraph-rsid="002d892e"/>
    </style:style>
    <style:style style:name="P137" style:family="paragraph" style:parent-style-name="Table_20_Contents">
      <style:text-properties officeooo:rsid="002d892e" officeooo:paragraph-rsid="002d892e"/>
    </style:style>
    <style:style style:name="P138" style:family="paragraph" style:parent-style-name="Standard">
      <style:text-properties officeooo:rsid="00379ffc" officeooo:paragraph-rsid="00379ffc"/>
    </style:style>
    <style:style style:name="P139" style:family="paragraph" style:parent-style-name="Table_20_Contents">
      <style:paragraph-properties fo:text-align="center" style:justify-single-word="false"/>
      <style:text-properties officeooo:rsid="00020c2d" officeooo:paragraph-rsid="00020c2d"/>
    </style:style>
    <style:style style:name="P140" style:family="paragraph" style:parent-style-name="Table_20_Contents">
      <style:paragraph-properties fo:text-align="center" style:justify-single-word="false"/>
      <style:text-properties officeooo:rsid="00038dbd" officeooo:paragraph-rsid="00038dbd"/>
    </style:style>
    <style:style style:name="P141" style:family="paragraph" style:parent-style-name="Table_20_Contents">
      <style:paragraph-properties fo:text-align="center" style:justify-single-word="false"/>
    </style:style>
    <style:style style:name="P142" style:family="paragraph" style:parent-style-name="Table_20_Contents">
      <style:paragraph-properties fo:text-align="center" style:justify-single-word="false"/>
      <style:text-properties officeooo:rsid="00045173" officeooo:paragraph-rsid="00045173"/>
    </style:style>
    <style:style style:name="P143" style:family="paragraph" style:parent-style-name="Text_20_body">
      <style:text-properties officeooo:rsid="00045173" officeooo:paragraph-rsid="00045173"/>
    </style:style>
    <style:style style:name="P144" style:family="paragraph" style:parent-style-name="Table_20_Contents">
      <style:paragraph-properties fo:text-align="center" style:justify-single-word="false"/>
      <style:text-properties officeooo:rsid="000b0ff9" officeooo:paragraph-rsid="000b0ff9"/>
    </style:style>
    <style:style style:name="P145" style:family="paragraph" style:parent-style-name="Text_20_body">
      <style:text-properties officeooo:rsid="000b0ff9" officeooo:paragraph-rsid="000b0ff9"/>
    </style:style>
    <style:style style:name="P146" style:family="paragraph" style:parent-style-name="Table_20_Contents">
      <style:paragraph-properties fo:text-align="center" style:justify-single-word="false"/>
      <style:text-properties officeooo:rsid="000ce26d" officeooo:paragraph-rsid="000ce26d"/>
    </style:style>
    <style:style style:name="P147" style:family="paragraph" style:parent-style-name="Table_20_Contents">
      <style:text-properties officeooo:rsid="001a2d9e" officeooo:paragraph-rsid="001a2d9e"/>
    </style:style>
    <style:style style:name="P148" style:family="paragraph" style:parent-style-name="Table_20_Contents">
      <style:text-properties officeooo:rsid="001b5745" officeooo:paragraph-rsid="001b5745"/>
    </style:style>
    <style:style style:name="P149" style:family="paragraph" style:parent-style-name="Table_20_Contents">
      <style:text-properties officeooo:rsid="001c25bd" officeooo:paragraph-rsid="001c25bd"/>
    </style:style>
    <style:style style:name="P150" style:family="paragraph" style:parent-style-name="Table_20_Contents">
      <style:text-properties officeooo:rsid="001dda4f" officeooo:paragraph-rsid="001dda4f"/>
    </style:style>
    <style:style style:name="P151" style:family="paragraph" style:parent-style-name="Table_20_Contents">
      <style:paragraph-properties fo:text-align="start" style:justify-single-word="false"/>
      <style:text-properties officeooo:rsid="001dda4f" officeooo:paragraph-rsid="001dda4f"/>
    </style:style>
    <style:style style:name="P152" style:family="paragraph" style:parent-style-name="Table_20_Contents">
      <style:text-properties officeooo:rsid="001e1ddb" officeooo:paragraph-rsid="001e1ddb"/>
    </style:style>
    <style:style style:name="P153" style:family="paragraph" style:parent-style-name="Table_20_Contents">
      <style:text-properties officeooo:rsid="00200b51" officeooo:paragraph-rsid="00200b51"/>
    </style:style>
    <style:style style:name="P154" style:family="paragraph" style:parent-style-name="Table_20_Contents">
      <style:text-properties officeooo:rsid="00219cb6" officeooo:paragraph-rsid="00219cb6"/>
    </style:style>
    <style:style style:name="P155" style:family="paragraph" style:parent-style-name="Table_20_Contents">
      <style:text-properties officeooo:rsid="0022515d" officeooo:paragraph-rsid="0022515d"/>
    </style:style>
    <style:style style:name="P156" style:family="paragraph" style:parent-style-name="Table_20_Contents">
      <style:paragraph-properties fo:text-align="center" style:justify-single-word="false"/>
      <style:text-properties officeooo:rsid="0023a5f5" officeooo:paragraph-rsid="0023a5f5"/>
    </style:style>
    <style:style style:name="P157" style:family="paragraph" style:parent-style-name="Table_20_Contents">
      <style:paragraph-properties fo:text-align="center" style:justify-single-word="false"/>
      <style:text-properties officeooo:rsid="0023e9eb" officeooo:paragraph-rsid="0023e9eb"/>
    </style:style>
    <style:style style:name="P158" style:family="paragraph" style:parent-style-name="Table_20_Contents">
      <style:paragraph-properties fo:text-align="center" style:justify-single-word="false"/>
      <style:text-properties officeooo:rsid="00243190" officeooo:paragraph-rsid="00243190"/>
    </style:style>
    <style:style style:name="P159" style:family="paragraph" style:parent-style-name="Table_20_Contents">
      <style:paragraph-properties fo:text-align="center" style:justify-single-word="false"/>
      <style:text-properties officeooo:rsid="0025b107" officeooo:paragraph-rsid="0025b107"/>
    </style:style>
    <style:style style:name="P160" style:family="paragraph" style:parent-style-name="Table_20_Contents">
      <style:paragraph-properties fo:text-align="center" style:justify-single-word="false"/>
      <style:text-properties officeooo:rsid="00269683" officeooo:paragraph-rsid="00269683"/>
    </style:style>
    <style:style style:name="P161" style:family="paragraph" style:parent-style-name="Table_20_Contents">
      <style:paragraph-properties fo:text-align="center" style:justify-single-word="false"/>
      <style:text-properties officeooo:rsid="0027e2e6" officeooo:paragraph-rsid="0027e2e6"/>
    </style:style>
    <style:style style:name="P162" style:family="paragraph" style:parent-style-name="Table_20_Contents">
      <style:text-properties officeooo:rsid="0027e2e6" officeooo:paragraph-rsid="0027e2e6"/>
    </style:style>
    <style:style style:name="P163" style:family="paragraph" style:parent-style-name="Table_20_Contents">
      <style:paragraph-properties fo:text-align="start" style:justify-single-word="false"/>
      <style:text-properties officeooo:rsid="0027e2e6" officeooo:paragraph-rsid="0027e2e6"/>
    </style:style>
    <style:style style:name="P164" style:family="paragraph" style:parent-style-name="Table_20_Contents">
      <style:text-properties officeooo:rsid="0028e928" officeooo:paragraph-rsid="0028e928"/>
    </style:style>
    <style:style style:name="P165" style:family="paragraph" style:parent-style-name="Table_20_Contents">
      <style:text-properties officeooo:rsid="002a3991" officeooo:paragraph-rsid="002a3991"/>
    </style:style>
    <style:style style:name="P166" style:family="paragraph" style:parent-style-name="Table_20_Contents">
      <style:text-properties officeooo:rsid="002ccea9" officeooo:paragraph-rsid="002ccea9"/>
    </style:style>
    <style:style style:name="P167" style:family="paragraph" style:parent-style-name="Table_20_Contents">
      <style:text-properties officeooo:rsid="002daab2" officeooo:paragraph-rsid="002daab2"/>
    </style:style>
    <style:style style:name="P168" style:family="paragraph" style:parent-style-name="Table_20_Contents">
      <style:paragraph-properties fo:text-align="center" style:justify-single-word="false"/>
      <style:text-properties officeooo:rsid="002ea3dd" officeooo:paragraph-rsid="002ea3dd"/>
    </style:style>
    <style:style style:name="P169" style:family="paragraph" style:parent-style-name="Table_20_Contents">
      <style:text-properties officeooo:rsid="003091d5" officeooo:paragraph-rsid="003091d5"/>
    </style:style>
    <style:style style:name="P170" style:family="paragraph" style:parent-style-name="Table_20_Contents">
      <style:text-properties officeooo:rsid="0030ae96" officeooo:paragraph-rsid="0030ae96"/>
    </style:style>
    <style:style style:name="P171" style:family="paragraph" style:parent-style-name="Table_20_Contents">
      <style:text-properties officeooo:rsid="0030ae96" officeooo:paragraph-rsid="009c1bd6"/>
    </style:style>
    <style:style style:name="P172" style:family="paragraph" style:parent-style-name="Table_20_Contents">
      <style:text-properties officeooo:rsid="0030e620" officeooo:paragraph-rsid="0030e620"/>
    </style:style>
    <style:style style:name="P173" style:family="paragraph" style:parent-style-name="Table_20_Contents">
      <style:text-properties officeooo:rsid="003518f2" officeooo:paragraph-rsid="003518f2"/>
    </style:style>
    <style:style style:name="P174" style:family="paragraph" style:parent-style-name="Table_20_Contents">
      <style:text-properties officeooo:rsid="003c807a" officeooo:paragraph-rsid="003c807a"/>
    </style:style>
    <style:style style:name="P175" style:family="paragraph" style:parent-style-name="Table_20_Contents">
      <style:text-properties officeooo:rsid="003d69bd" officeooo:paragraph-rsid="003d69bd"/>
    </style:style>
    <style:style style:name="P176" style:family="paragraph" style:parent-style-name="Table_20_Contents">
      <style:text-properties officeooo:rsid="004158b2" officeooo:paragraph-rsid="004158b2"/>
    </style:style>
    <style:style style:name="P177" style:family="paragraph" style:parent-style-name="Text_20_body">
      <style:text-properties officeooo:paragraph-rsid="00045173"/>
    </style:style>
    <style:style style:name="P178" style:family="paragraph" style:parent-style-name="Text_20_body">
      <style:text-properties officeooo:paragraph-rsid="00219cb6"/>
    </style:style>
    <style:style style:name="P179" style:family="paragraph" style:parent-style-name="Text_20_body">
      <style:paragraph-properties fo:break-before="page"/>
    </style:style>
    <style:style style:name="P180" style:family="paragraph" style:parent-style-name="Horizontal_20_Line">
      <style:text-properties officeooo:rsid="0000e0e7"/>
    </style:style>
    <style:style style:name="P181" style:family="paragraph" style:parent-style-name="Standard">
      <style:text-properties officeooo:rsid="0042e8b4" officeooo:paragraph-rsid="0042e8b4"/>
    </style:style>
    <style:style style:name="P182" style:family="paragraph" style:parent-style-name="Table_20_Contents">
      <style:text-properties officeooo:rsid="00457595" officeooo:paragraph-rsid="00457595"/>
    </style:style>
    <style:style style:name="P183" style:family="paragraph" style:parent-style-name="Table_20_Contents">
      <style:text-properties officeooo:rsid="00457595" officeooo:paragraph-rsid="009ceb07"/>
    </style:style>
    <style:style style:name="P184" style:family="paragraph" style:parent-style-name="Standard">
      <style:text-properties officeooo:rsid="0052b7e3" officeooo:paragraph-rsid="0052b7e3"/>
    </style:style>
    <style:style style:name="P185" style:family="paragraph" style:parent-style-name="Table_20_Contents">
      <style:text-properties officeooo:rsid="0052b7e3" officeooo:paragraph-rsid="0052b7e3"/>
    </style:style>
    <style:style style:name="P186" style:family="paragraph" style:parent-style-name="Table_20_Contents">
      <style:text-properties officeooo:rsid="004adab6" officeooo:paragraph-rsid="004adab6"/>
    </style:style>
    <style:style style:name="P187" style:family="paragraph" style:parent-style-name="Table_20_Contents">
      <style:paragraph-properties fo:text-align="center" style:justify-single-word="false"/>
      <style:text-properties officeooo:rsid="004adab6" officeooo:paragraph-rsid="004adab6"/>
    </style:style>
    <style:style style:name="P188" style:family="paragraph" style:parent-style-name="Standard">
      <style:text-properties officeooo:rsid="00466011" officeooo:paragraph-rsid="00466011"/>
    </style:style>
    <style:style style:name="P189" style:family="paragraph" style:parent-style-name="Table_20_Contents">
      <style:paragraph-properties fo:text-align="center" style:justify-single-word="false"/>
      <style:text-properties officeooo:rsid="00466011" officeooo:paragraph-rsid="00466011"/>
    </style:style>
    <style:style style:name="P190" style:family="paragraph" style:parent-style-name="Standard">
      <style:text-properties officeooo:rsid="004785c9" officeooo:paragraph-rsid="004785c9"/>
    </style:style>
    <style:style style:name="P191" style:family="paragraph" style:parent-style-name="Table_20_Contents">
      <style:text-properties officeooo:rsid="004dcc6c" officeooo:paragraph-rsid="004dcc6c"/>
    </style:style>
    <style:style style:name="P192" style:family="paragraph" style:parent-style-name="Table_20_Contents">
      <style:paragraph-properties fo:text-align="center" style:justify-single-word="false"/>
      <style:text-properties officeooo:rsid="004dcc6c" officeooo:paragraph-rsid="004dcc6c"/>
    </style:style>
    <style:style style:name="P193" style:family="paragraph" style:parent-style-name="Table_20_Contents">
      <style:text-properties officeooo:rsid="00440038" officeooo:paragraph-rsid="00440038"/>
    </style:style>
    <style:style style:name="P194" style:family="paragraph" style:parent-style-name="Table_20_Contents">
      <style:paragraph-properties fo:text-align="center" style:justify-single-word="false"/>
      <style:text-properties officeooo:rsid="00463e86" officeooo:paragraph-rsid="00463e86"/>
    </style:style>
    <style:style style:name="P195" style:family="paragraph" style:parent-style-name="Table_20_Contents">
      <style:text-properties officeooo:rsid="00463e86" officeooo:paragraph-rsid="00463e86"/>
    </style:style>
    <style:style style:name="P196" style:family="paragraph" style:parent-style-name="Table_20_Contents">
      <style:text-properties officeooo:rsid="004843d3" officeooo:paragraph-rsid="004843d3"/>
    </style:style>
    <style:style style:name="P197" style:family="paragraph" style:parent-style-name="Table_20_Contents">
      <style:paragraph-properties fo:text-align="center" style:justify-single-word="false"/>
      <style:text-properties officeooo:rsid="004843d3" officeooo:paragraph-rsid="004843d3"/>
    </style:style>
    <style:style style:name="P198" style:family="paragraph" style:parent-style-name="Table_20_Contents">
      <style:paragraph-properties fo:text-align="start" style:justify-single-word="false"/>
      <style:text-properties officeooo:rsid="004843d3" officeooo:paragraph-rsid="004843d3"/>
    </style:style>
    <style:style style:name="P199" style:family="paragraph" style:parent-style-name="Table_20_Contents">
      <style:text-properties officeooo:rsid="004c70a8" officeooo:paragraph-rsid="004c70a8"/>
    </style:style>
    <style:style style:name="P200" style:family="paragraph" style:parent-style-name="Table_20_Contents">
      <style:text-properties officeooo:rsid="0056931e" officeooo:paragraph-rsid="0056931e"/>
    </style:style>
    <style:style style:name="P201" style:family="paragraph" style:parent-style-name="Text_20_body">
      <style:text-properties officeooo:paragraph-rsid="004adab6"/>
    </style:style>
    <style:style style:name="P202" style:family="paragraph" style:parent-style-name="Title">
      <style:text-properties style:font-name="Liberation Serif" fo:font-size="12pt" style:font-size-asian="12pt" style:font-size-complex="12pt"/>
    </style:style>
    <style:style style:name="P203" style:family="paragraph" style:parent-style-name="Contents_20_Heading">
      <style:text-properties style:font-name="Liberation Serif" fo:font-weight="bold" style:font-weight-asian="bold" style:font-weight-complex="bold"/>
    </style:style>
    <style:style style:name="P204" style:family="paragraph" style:parent-style-name="Standard">
      <style:text-properties officeooo:rsid="0067b9d8" officeooo:paragraph-rsid="0067b9d8"/>
    </style:style>
    <style:style style:name="P205" style:family="paragraph" style:parent-style-name="Standard">
      <style:text-properties officeooo:rsid="006e9d04" officeooo:paragraph-rsid="006e9d04"/>
    </style:style>
    <style:style style:name="P206" style:family="paragraph" style:parent-style-name="Standard">
      <style:text-properties officeooo:rsid="005f223f" officeooo:paragraph-rsid="005f223f"/>
    </style:style>
    <style:style style:name="P207" style:family="paragraph" style:parent-style-name="Table_20_Contents">
      <style:text-properties officeooo:rsid="005f223f" officeooo:paragraph-rsid="005f223f"/>
    </style:style>
    <style:style style:name="P208" style:family="paragraph" style:parent-style-name="Table_20_Contents">
      <style:text-properties officeooo:rsid="005eb68f" officeooo:paragraph-rsid="005eb68f"/>
    </style:style>
    <style:style style:name="P209" style:family="paragraph" style:parent-style-name="Table_20_Contents">
      <style:paragraph-properties fo:text-align="center" style:justify-single-word="false"/>
      <style:text-properties officeooo:rsid="005eb68f" officeooo:paragraph-rsid="005eb68f"/>
    </style:style>
    <style:style style:name="P210" style:family="paragraph" style:parent-style-name="Table_20_Contents">
      <style:text-properties officeooo:rsid="00654841" officeooo:paragraph-rsid="00654841"/>
    </style:style>
    <style:style style:name="P211" style:family="paragraph" style:parent-style-name="Table_20_Contents">
      <style:text-properties officeooo:rsid="00654841" officeooo:paragraph-rsid="009c1bd6"/>
    </style:style>
    <style:style style:name="P212" style:family="paragraph" style:parent-style-name="Table_20_Contents">
      <style:paragraph-properties fo:text-align="center" style:justify-single-word="false"/>
      <style:text-properties officeooo:rsid="00680a49" officeooo:paragraph-rsid="00680a49"/>
    </style:style>
    <style:style style:name="P213" style:family="paragraph" style:parent-style-name="Table_20_Contents">
      <style:text-properties officeooo:rsid="00680a49" officeooo:paragraph-rsid="00680a49"/>
    </style:style>
    <style:style style:name="P214" style:family="paragraph" style:parent-style-name="Table_20_Contents">
      <style:text-properties officeooo:rsid="00680a49" officeooo:paragraph-rsid="006b300f"/>
    </style:style>
    <style:style style:name="P215" style:family="paragraph" style:parent-style-name="Table_20_Contents">
      <style:text-properties officeooo:rsid="0068bd89" officeooo:paragraph-rsid="0068bd89"/>
    </style:style>
    <style:style style:name="P216" style:family="paragraph" style:parent-style-name="Table_20_Contents">
      <style:paragraph-properties fo:text-align="center" style:justify-single-word="false"/>
      <style:text-properties officeooo:rsid="006989e8" officeooo:paragraph-rsid="006989e8"/>
    </style:style>
    <style:style style:name="P217" style:family="paragraph" style:parent-style-name="Table_20_Contents">
      <style:text-properties officeooo:rsid="006b300f" officeooo:paragraph-rsid="006b300f"/>
    </style:style>
    <style:style style:name="P218" style:family="paragraph" style:parent-style-name="Table_20_Contents">
      <style:text-properties officeooo:paragraph-rsid="001c25bd"/>
    </style:style>
    <style:style style:name="P219" style:family="paragraph" style:parent-style-name="Table_20_Contents">
      <style:text-properties officeooo:rsid="006d01f5" officeooo:paragraph-rsid="006d01f5"/>
    </style:style>
    <style:style style:name="P220" style:family="paragraph" style:parent-style-name="Text_20_body">
      <style:text-properties officeooo:paragraph-rsid="006fcc04"/>
    </style:style>
    <style:style style:name="P221" style:family="paragraph" style:parent-style-name="Text_20_body">
      <style:text-properties officeooo:rsid="0076ba5c" officeooo:paragraph-rsid="0076ba5c"/>
    </style:style>
    <style:style style:name="P222" style:family="paragraph" style:parent-style-name="Standard">
      <style:text-properties officeooo:rsid="007bcbc1" officeooo:paragraph-rsid="007bcbc1"/>
    </style:style>
    <style:style style:name="P223" style:family="paragraph" style:parent-style-name="Table_20_Contents">
      <style:text-properties officeooo:rsid="007bcbc1" officeooo:paragraph-rsid="007bcbc1"/>
    </style:style>
    <style:style style:name="P224" style:family="paragraph" style:parent-style-name="Table_20_Contents">
      <style:text-properties officeooo:rsid="007c6d81" officeooo:paragraph-rsid="007c6d81"/>
    </style:style>
    <style:style style:name="P225" style:family="paragraph" style:parent-style-name="Table_20_Contents">
      <style:text-properties officeooo:rsid="007e28f5" officeooo:paragraph-rsid="007e28f5"/>
    </style:style>
    <style:style style:name="P226" style:family="paragraph" style:parent-style-name="Text_20_body">
      <style:text-properties officeooo:rsid="007e28f5" officeooo:paragraph-rsid="007e28f5"/>
    </style:style>
    <style:style style:name="P227" style:family="paragraph" style:parent-style-name="Table_20_Contents">
      <style:paragraph-properties fo:text-align="center" style:justify-single-word="false"/>
      <style:text-properties officeooo:rsid="007e28f5" officeooo:paragraph-rsid="007e28f5"/>
    </style:style>
    <style:style style:name="P228" style:family="paragraph" style:parent-style-name="Table_20_Contents">
      <style:text-properties officeooo:paragraph-rsid="0022515d"/>
    </style:style>
    <style:style style:name="P229" style:family="paragraph" style:parent-style-name="Table_20_Contents">
      <style:paragraph-properties fo:text-align="start" style:justify-single-word="false"/>
      <style:text-properties officeooo:rsid="007fd4ac" officeooo:paragraph-rsid="007fd4ac"/>
    </style:style>
    <style:style style:name="P230" style:family="paragraph" style:parent-style-name="Table_20_Contents">
      <style:text-properties officeooo:rsid="007fd4ac" officeooo:paragraph-rsid="007fd4ac"/>
    </style:style>
    <style:style style:name="P231" style:family="paragraph" style:parent-style-name="Table_20_Contents">
      <style:paragraph-properties fo:text-align="center" style:justify-single-word="false"/>
      <style:text-properties officeooo:rsid="007fd4ac" officeooo:paragraph-rsid="007fd4ac"/>
    </style:style>
    <style:style style:name="P232" style:family="paragraph" style:parent-style-name="Table_20_Contents">
      <style:text-properties officeooo:rsid="0081d2b6" officeooo:paragraph-rsid="0081d2b6"/>
    </style:style>
    <style:style style:name="P233" style:family="paragraph" style:parent-style-name="Standard">
      <style:text-properties officeooo:rsid="00845380" officeooo:paragraph-rsid="00845380"/>
    </style:style>
    <style:style style:name="P234" style:family="paragraph" style:parent-style-name="Table_20_Contents">
      <style:text-properties officeooo:rsid="00845380" officeooo:paragraph-rsid="00845380"/>
    </style:style>
    <style:style style:name="P235" style:family="paragraph" style:parent-style-name="Text_20_body">
      <style:text-properties officeooo:paragraph-rsid="0087df53"/>
    </style:style>
    <style:style style:name="P236" style:family="paragraph" style:parent-style-name="Standard">
      <style:text-properties officeooo:rsid="008c1a2d" officeooo:paragraph-rsid="008c1a2d"/>
    </style:style>
    <style:style style:name="P237" style:family="paragraph" style:parent-style-name="Standard">
      <style:text-properties officeooo:rsid="008d2ed6" officeooo:paragraph-rsid="008d2ed6"/>
    </style:style>
    <style:style style:name="P238" style:family="paragraph" style:parent-style-name="Table_20_Contents">
      <style:paragraph-properties fo:text-align="center" style:justify-single-word="false"/>
      <style:text-properties officeooo:rsid="008d2ed6" officeooo:paragraph-rsid="008d2ed6"/>
    </style:style>
    <style:style style:name="P239" style:family="paragraph" style:parent-style-name="Table_20_Contents">
      <style:text-properties officeooo:rsid="0082d19f" officeooo:paragraph-rsid="0082d19f"/>
    </style:style>
    <style:style style:name="P240" style:family="paragraph" style:parent-style-name="Table_20_Contents">
      <style:text-properties officeooo:rsid="0083c24f" officeooo:paragraph-rsid="0083c24f"/>
    </style:style>
    <style:style style:name="P241" style:family="paragraph" style:parent-style-name="Table_20_Contents">
      <style:text-properties officeooo:rsid="008f3788" officeooo:paragraph-rsid="008f3788"/>
    </style:style>
    <style:style style:name="P242" style:family="paragraph" style:parent-style-name="Table_20_Contents">
      <style:text-properties officeooo:rsid="00904615" officeooo:paragraph-rsid="00904615"/>
    </style:style>
    <style:style style:name="P243" style:family="paragraph" style:parent-style-name="Table_20_Contents">
      <style:paragraph-properties fo:text-align="center" style:justify-single-word="false"/>
      <style:text-properties officeooo:rsid="00904615" officeooo:paragraph-rsid="00904615"/>
    </style:style>
    <style:style style:name="P244" style:family="paragraph" style:parent-style-name="Table_20_Contents">
      <style:text-properties officeooo:rsid="00909ba9" officeooo:paragraph-rsid="00909ba9"/>
    </style:style>
    <style:style style:name="P245" style:family="paragraph" style:parent-style-name="Table_20_Contents">
      <style:paragraph-properties fo:text-align="center" style:justify-single-word="false"/>
      <style:text-properties officeooo:rsid="00909ba9" officeooo:paragraph-rsid="00909ba9"/>
    </style:style>
    <style:style style:name="P246" style:family="paragraph" style:parent-style-name="Table_20_Contents">
      <style:text-properties officeooo:rsid="00916c4b" officeooo:paragraph-rsid="00916c4b"/>
    </style:style>
    <style:style style:name="P247" style:family="paragraph" style:parent-style-name="Contents_20_1">
      <style:paragraph-properties>
        <style:tab-stops>
          <style:tab-stop style:position="6.9252in" style:type="right" style:leader-style="dotted" style:leader-text="."/>
        </style:tab-stops>
      </style:paragraph-properties>
    </style:style>
    <style:style style:name="P248" style:family="paragraph" style:parent-style-name="Contents_20_2">
      <style:paragraph-properties>
        <style:tab-stops>
          <style:tab-stop style:position="6.7283in" style:type="right" style:leader-style="dotted" style:leader-text="."/>
        </style:tab-stops>
      </style:paragraph-properties>
    </style:style>
    <style:style style:name="P249" style:family="paragraph" style:parent-style-name="Text_20_body">
      <style:text-properties officeooo:rsid="009daa0e" officeooo:paragraph-rsid="009daa0e"/>
    </style:style>
    <style:style style:name="P250" style:family="paragraph" style:parent-style-name="Standard">
      <style:text-properties officeooo:rsid="009af488" officeooo:paragraph-rsid="009af488"/>
    </style:style>
    <style:style style:name="P251" style:family="paragraph" style:parent-style-name="Standard">
      <style:text-properties officeooo:rsid="00a24eeb" officeooo:paragraph-rsid="00a24eeb"/>
    </style:style>
    <style:style style:name="P252" style:family="paragraph" style:parent-style-name="Table_20_Contents">
      <style:text-properties officeooo:rsid="00a24eeb" officeooo:paragraph-rsid="00a24eeb"/>
    </style:style>
    <style:style style:name="P253" style:family="paragraph" style:parent-style-name="Table_20_Contents">
      <style:text-properties officeooo:rsid="009c1bd6" officeooo:paragraph-rsid="009c1bd6"/>
    </style:style>
    <style:style style:name="P254" style:family="paragraph" style:parent-style-name="Table_20_Contents">
      <style:text-properties officeooo:rsid="009f850b" officeooo:paragraph-rsid="009f850b"/>
    </style:style>
    <style:style style:name="P255" style:family="paragraph" style:parent-style-name="Table_20_Contents">
      <style:text-properties officeooo:rsid="00a0fa53" officeooo:paragraph-rsid="00a0fa53"/>
    </style:style>
    <style:style style:name="P256" style:family="paragraph" style:parent-style-name="Table_20_Contents">
      <style:text-properties officeooo:rsid="00a397fa" officeooo:paragraph-rsid="00a397fa"/>
    </style:style>
    <style:style style:name="P257" style:family="paragraph" style:parent-style-name="Table_20_Contents">
      <style:text-properties officeooo:rsid="00a5b637" officeooo:paragraph-rsid="00a5b637"/>
    </style:style>
    <style:style style:name="P258" style:family="paragraph" style:parent-style-name="Table_20_Contents">
      <style:text-properties officeooo:rsid="00a6e210" officeooo:paragraph-rsid="00a6e210"/>
    </style:style>
    <style:style style:name="P259" style:family="paragraph" style:parent-style-name="Table_20_Contents">
      <style:paragraph-properties fo:text-align="start" style:justify-single-word="false"/>
      <style:text-properties officeooo:rsid="00a6e210" officeooo:paragraph-rsid="00a6e210"/>
    </style:style>
    <style:style style:name="P260" style:family="paragraph" style:parent-style-name="Table_20_Contents">
      <style:text-properties officeooo:rsid="00a84b55" officeooo:paragraph-rsid="00a84b55"/>
    </style:style>
    <style:style style:name="P261" style:family="paragraph" style:parent-style-name="Table_20_Contents">
      <style:text-properties officeooo:rsid="00a84b55" officeooo:paragraph-rsid="00a957f7"/>
    </style:style>
    <style:style style:name="P262" style:family="paragraph" style:parent-style-name="Table_20_Contents">
      <style:paragraph-properties fo:text-align="start" style:justify-single-word="false"/>
      <style:text-properties officeooo:rsid="00a957f7" officeooo:paragraph-rsid="00a957f7"/>
    </style:style>
    <style:style style:name="P263" style:family="paragraph" style:parent-style-name="Table_20_Contents">
      <style:paragraph-properties fo:text-align="start" style:justify-single-word="false"/>
      <style:text-properties officeooo:rsid="00ab3831" officeooo:paragraph-rsid="00ab3831"/>
    </style:style>
    <style:style style:name="P264" style:family="paragraph" style:parent-style-name="Table_20_Contents">
      <style:text-properties officeooo:rsid="00abd5a6" officeooo:paragraph-rsid="00abd5a6"/>
    </style:style>
    <style:style style:name="P265" style:family="paragraph" style:parent-style-name="Table_20_Contents">
      <style:text-properties officeooo:paragraph-rsid="00abd5a6"/>
    </style:style>
    <style:style style:name="P266" style:family="paragraph" style:parent-style-name="Table_20_Contents">
      <style:paragraph-properties fo:text-align="start" style:justify-single-word="false"/>
      <style:text-properties fo:font-size="12pt" officeooo:rsid="00a957f7" officeooo:paragraph-rsid="00a957f7" style:font-size-asian="12pt" style:font-size-complex="12pt"/>
    </style:style>
    <style:style style:name="P267" style:family="paragraph" style:parent-style-name="Table_20_Contents">
      <style:paragraph-properties fo:text-align="start" style:justify-single-word="false"/>
      <style:text-properties fo:font-size="12pt" officeooo:rsid="00ab3831" officeooo:paragraph-rsid="00ab3831" style:font-size-asian="12pt" style:font-size-complex="12pt"/>
    </style:style>
    <style:style style:name="P268" style:family="paragraph" style:parent-style-name="Table_20_Contents">
      <style:text-properties officeooo:rsid="00afaa12" officeooo:paragraph-rsid="00afaa12"/>
    </style:style>
    <style:style style:name="P269" style:family="paragraph" style:parent-style-name="Table_20_Contents">
      <style:paragraph-properties fo:text-align="center" style:justify-single-word="false"/>
      <style:text-properties officeooo:rsid="00b32e19" officeooo:paragraph-rsid="00b32e19"/>
    </style:style>
    <style:style style:name="P270" style:family="paragraph" style:parent-style-name="Standard">
      <style:text-properties officeooo:rsid="00b736e3" officeooo:paragraph-rsid="00b736e3"/>
    </style:style>
    <style:style style:name="P271" style:family="paragraph" style:parent-style-name="Table_20_Contents">
      <style:text-properties officeooo:rsid="00b736e3" officeooo:paragraph-rsid="00b736e3"/>
    </style:style>
    <style:style style:name="P272" style:family="paragraph" style:parent-style-name="Table_20_Contents">
      <style:text-properties officeooo:rsid="00b8ddf5" officeooo:paragraph-rsid="00b8ddf5"/>
    </style:style>
    <style:style style:name="P273" style:family="paragraph" style:parent-style-name="Standard">
      <style:text-properties officeooo:rsid="00ba99d0" officeooo:paragraph-rsid="00bbc486"/>
    </style:style>
    <style:style style:name="P274" style:family="paragraph" style:parent-style-name="Table_20_Contents">
      <style:text-properties officeooo:rsid="00bbc486" officeooo:paragraph-rsid="00bbc486"/>
    </style:style>
    <style:style style:name="P275" style:family="paragraph" style:parent-style-name="Table_20_Contents">
      <style:text-properties officeooo:rsid="00bce5a5" officeooo:paragraph-rsid="00bce5a5"/>
    </style:style>
    <style:style style:name="P276" style:family="paragraph" style:parent-style-name="Table_20_Contents">
      <style:text-properties officeooo:rsid="00be7b8e" officeooo:paragraph-rsid="00be7b8e"/>
    </style:style>
    <style:style style:name="P277" style:family="paragraph" style:parent-style-name="Table_20_Contents">
      <style:text-properties officeooo:rsid="00c1e3f1" officeooo:paragraph-rsid="00c1e3f1"/>
    </style:style>
    <style:style style:name="P278" style:family="paragraph" style:parent-style-name="Table_20_Contents">
      <style:text-properties officeooo:rsid="00c27d00" officeooo:paragraph-rsid="00c27d00"/>
    </style:style>
    <style:style style:name="P279" style:family="paragraph" style:parent-style-name="Heading_20_1">
      <style:paragraph-properties fo:break-before="page"/>
      <style:text-properties officeooo:rsid="002d1823" officeooo:paragraph-rsid="002d1823"/>
    </style:style>
    <style:style style:name="P280" style:family="paragraph" style:parent-style-name="Heading_20_1">
      <style:paragraph-properties fo:break-before="page"/>
      <style:text-properties officeooo:rsid="00055f1a" officeooo:paragraph-rsid="00055f1a"/>
    </style:style>
    <style:style style:name="P281" style:family="paragraph" style:parent-style-name="Heading_20_1">
      <style:paragraph-properties fo:break-before="page"/>
    </style:style>
    <style:style style:name="P282" style:family="paragraph" style:parent-style-name="Heading_20_1" style:list-style-name=""/>
    <style:style style:name="P283" style:family="paragraph" style:parent-style-name="Heading_20_1" style:list-style-name="">
      <style:paragraph-properties fo:break-before="page"/>
      <style:text-properties officeooo:rsid="00845380" officeooo:paragraph-rsid="00845380"/>
    </style:style>
    <style:style style:name="P284" style:family="paragraph" style:parent-style-name="Heading_20_1">
      <style:paragraph-properties fo:break-before="page"/>
      <style:text-properties officeooo:rsid="002ccea9" officeooo:paragraph-rsid="002ccea9"/>
    </style:style>
    <style:style style:name="P285" style:family="paragraph" style:parent-style-name="Heading_20_1" style:list-style-name="">
      <style:paragraph-properties fo:break-before="page"/>
      <style:text-properties officeooo:rsid="0001926b" officeooo:paragraph-rsid="0001926b"/>
    </style:style>
    <style:style style:name="P286" style:family="paragraph" style:parent-style-name="Heading_20_1">
      <style:paragraph-properties fo:break-before="page"/>
      <style:text-properties officeooo:rsid="0000e0e7" officeooo:paragraph-rsid="0000e0e7"/>
    </style:style>
    <style:style style:name="P287" style:family="paragraph" style:parent-style-name="Heading_20_1" style:list-style-name="">
      <style:text-properties officeooo:rsid="000ebd8e" officeooo:paragraph-rsid="000ebd8e"/>
    </style:style>
    <style:style style:name="P288" style:family="paragraph" style:parent-style-name="Heading_20_1">
      <style:paragraph-properties fo:break-before="page"/>
      <style:text-properties officeooo:rsid="000ebd8e" officeooo:paragraph-rsid="000ebd8e"/>
    </style:style>
    <style:style style:name="P289" style:family="paragraph" style:parent-style-name="Heading_20_1" style:list-style-name="">
      <style:text-properties officeooo:rsid="001168de" officeooo:paragraph-rsid="001168de"/>
    </style:style>
    <style:style style:name="P290" style:family="paragraph" style:parent-style-name="Heading_20_1">
      <style:paragraph-properties fo:break-before="page"/>
      <style:text-properties officeooo:rsid="001168de" officeooo:paragraph-rsid="001168de"/>
    </style:style>
    <style:style style:name="P291" style:family="paragraph" style:parent-style-name="Heading_20_1">
      <style:paragraph-properties fo:break-before="page"/>
      <style:text-properties officeooo:rsid="0012ceb3" officeooo:paragraph-rsid="0012ceb3"/>
    </style:style>
    <style:style style:name="P292" style:family="paragraph" style:parent-style-name="Heading_20_1">
      <style:paragraph-properties fo:break-before="page"/>
      <style:text-properties officeooo:rsid="001628ba" officeooo:paragraph-rsid="001628ba"/>
    </style:style>
    <style:style style:name="P293" style:family="paragraph" style:parent-style-name="Heading_20_1">
      <style:paragraph-properties fo:break-before="page"/>
      <style:text-properties officeooo:rsid="002d892e" officeooo:paragraph-rsid="002d892e"/>
    </style:style>
    <style:style style:name="P294" style:family="paragraph" style:parent-style-name="Heading_20_1">
      <style:paragraph-properties fo:break-before="page"/>
      <style:text-properties officeooo:rsid="0030e620" officeooo:paragraph-rsid="0030e620"/>
    </style:style>
    <style:style style:name="P295" style:family="paragraph" style:parent-style-name="Heading_20_1">
      <style:paragraph-properties fo:break-before="page"/>
      <style:text-properties officeooo:rsid="0052b7e3" officeooo:paragraph-rsid="0052b7e3"/>
    </style:style>
    <style:style style:name="P296" style:family="paragraph" style:parent-style-name="Heading_20_1">
      <style:paragraph-properties fo:break-before="page"/>
      <style:text-properties officeooo:rsid="00457595" officeooo:paragraph-rsid="00457595"/>
    </style:style>
    <style:style style:name="P297" style:family="paragraph" style:parent-style-name="Heading_20_1">
      <style:paragraph-properties fo:break-before="page"/>
      <style:text-properties officeooo:rsid="0042e8b4" officeooo:paragraph-rsid="0042e8b4"/>
    </style:style>
    <style:style style:name="P298" style:family="paragraph" style:parent-style-name="Heading_20_1">
      <style:paragraph-properties fo:break-before="page"/>
      <style:text-properties officeooo:rsid="0028e928" officeooo:paragraph-rsid="0028e928"/>
    </style:style>
    <style:style style:name="P299" style:family="paragraph" style:parent-style-name="Heading_20_1">
      <style:paragraph-properties fo:break-before="page"/>
      <style:text-properties officeooo:rsid="00a24eeb" officeooo:paragraph-rsid="00a24eeb"/>
    </style:style>
    <style:style style:name="P300" style:family="paragraph" style:parent-style-name="Heading_20_1">
      <style:paragraph-properties fo:break-before="page"/>
      <style:text-properties officeooo:rsid="00b8ddf5" officeooo:paragraph-rsid="00b8ddf5"/>
    </style:style>
    <style:style style:name="P301" style:family="paragraph" style:parent-style-name="Heading_20_1">
      <style:paragraph-properties fo:break-before="page"/>
      <style:text-properties officeooo:rsid="00b736e3" officeooo:paragraph-rsid="00b736e3"/>
    </style:style>
    <style:style style:name="P302" style:family="paragraph" style:parent-style-name="Heading_20_1">
      <style:paragraph-properties fo:break-before="page"/>
      <style:text-properties officeooo:rsid="003091d5" officeooo:paragraph-rsid="003091d5"/>
    </style:style>
    <style:style style:name="P303" style:family="paragraph" style:parent-style-name="Heading_20_1" style:list-style-name="">
      <style:paragraph-properties fo:break-before="page"/>
      <style:text-properties officeooo:rsid="0067b9d8" officeooo:paragraph-rsid="0067b9d8"/>
    </style:style>
    <style:style style:name="P304" style:family="paragraph" style:parent-style-name="Heading_20_1">
      <style:paragraph-properties fo:break-before="page"/>
      <style:text-properties officeooo:rsid="00667817" officeooo:paragraph-rsid="00667817"/>
    </style:style>
    <style:style style:name="P305" style:family="paragraph" style:parent-style-name="Heading_20_1">
      <style:paragraph-properties fo:break-before="page"/>
      <style:text-properties officeooo:rsid="006d620f" officeooo:paragraph-rsid="006d620f"/>
    </style:style>
    <style:style style:name="P306" style:family="paragraph" style:parent-style-name="Heading_20_1">
      <style:text-properties officeooo:rsid="006e9d04" officeooo:paragraph-rsid="006e9d04"/>
    </style:style>
    <style:style style:name="P307" style:family="paragraph" style:parent-style-name="Heading_20_2">
      <style:text-properties officeooo:rsid="00891b4e" officeooo:paragraph-rsid="00891b4e"/>
    </style:style>
    <style:style style:name="P308" style:family="paragraph" style:parent-style-name="Heading_20_2">
      <style:text-properties officeooo:rsid="0087df53" officeooo:paragraph-rsid="0087df53"/>
    </style:style>
    <style:style style:name="P309" style:family="paragraph" style:parent-style-name="Heading_20_2">
      <style:text-properties officeooo:rsid="00045173" officeooo:paragraph-rsid="00045173"/>
    </style:style>
    <style:style style:name="P310" style:family="paragraph" style:parent-style-name="Heading_20_2">
      <style:text-properties officeooo:rsid="007c6d81" officeooo:paragraph-rsid="007c6d81"/>
    </style:style>
    <style:style style:name="P311" style:family="paragraph" style:parent-style-name="Heading_20_2">
      <style:text-properties officeooo:rsid="004adab6" officeooo:paragraph-rsid="004adab6"/>
    </style:style>
    <style:style style:name="P312" style:family="paragraph" style:parent-style-name="Heading_20_2">
      <style:text-properties officeooo:rsid="009daa0e" officeooo:paragraph-rsid="009daa0e"/>
    </style:style>
    <style:style style:name="P313" style:family="paragraph" style:parent-style-name="Heading_20_2">
      <style:text-properties officeooo:rsid="0076cd84" officeooo:paragraph-rsid="0076cd84"/>
    </style:style>
    <style:style style:name="P314" style:family="paragraph" style:parent-style-name="Heading_20_2">
      <style:text-properties officeooo:rsid="00219cb6" officeooo:paragraph-rsid="00219cb6"/>
    </style:style>
    <style:style style:name="P315" style:family="paragraph" style:parent-style-name="Heading_20_2">
      <style:text-properties officeooo:rsid="006fcc04" officeooo:paragraph-rsid="006fcc04"/>
    </style:style>
    <style:style style:name="P316" style:family="paragraph" style:parent-style-name="Standard" style:list-style-name="L1">
      <style:paragraph-properties fo:text-align="start" style:justify-single-word="false"/>
      <style:text-properties fo:font-style="normal" officeooo:rsid="002ccea9" officeooo:paragraph-rsid="002d1823" style:font-style-asian="normal" style:font-style-complex="normal"/>
    </style:style>
    <style:style style:name="P317" style:family="paragraph" style:parent-style-name="Standard" style:list-style-name="L7">
      <style:text-properties fo:font-style="normal" officeooo:rsid="008c1a2d" officeooo:paragraph-rsid="008c1a2d" style:font-style-asian="normal" style:font-style-complex="normal"/>
    </style:style>
    <style:style style:name="P318" style:family="paragraph" style:parent-style-name="Standard" style:list-style-name="L24">
      <style:text-properties fo:font-style="normal" officeooo:rsid="007a9840" officeooo:paragraph-rsid="007a9840" style:font-style-asian="normal" style:font-style-complex="normal"/>
    </style:style>
    <style:style style:name="P319" style:family="paragraph" style:parent-style-name="Standard" style:list-style-name="L28">
      <style:text-properties fo:font-style="normal" officeooo:rsid="004c70a8" officeooo:paragraph-rsid="004c70a8" style:font-style-asian="normal" style:font-style-complex="normal"/>
    </style:style>
    <style:style style:name="P320" style:family="paragraph" style:parent-style-name="Standard" style:list-style-name="L40">
      <style:text-properties fo:font-style="normal" officeooo:rsid="0042e8b4" officeooo:paragraph-rsid="0042e8b4" style:font-style-asian="normal" style:font-style-complex="normal"/>
    </style:style>
    <style:style style:name="P321" style:family="paragraph" style:parent-style-name="Standard" style:list-style-name="L44">
      <style:text-properties fo:font-style="normal" officeooo:rsid="00c1e3f1" officeooo:paragraph-rsid="00c1e3f1" style:font-style-asian="normal" style:font-style-complex="normal"/>
    </style:style>
    <style:style style:name="P322" style:family="paragraph" style:parent-style-name="Standard" style:list-style-name="L45">
      <style:text-properties fo:font-style="normal" officeooo:rsid="00c1e3f1" officeooo:paragraph-rsid="00c1e3f1" style:font-style-asian="normal" style:font-style-complex="normal"/>
    </style:style>
    <style:style style:name="P323" style:family="paragraph" style:parent-style-name="Standard" style:list-style-name="L59">
      <style:text-properties fo:font-style="normal" officeooo:rsid="002daab2" officeooo:paragraph-rsid="002daab2" style:font-style-asian="normal" style:font-style-complex="normal"/>
    </style:style>
    <style:style style:name="P324" style:family="paragraph" style:parent-style-name="Standard" style:list-style-name="L61">
      <style:text-properties fo:font-style="normal" officeooo:rsid="005f223f" officeooo:paragraph-rsid="005f223f" style:font-style-asian="normal" style:font-style-complex="normal"/>
    </style:style>
    <style:style style:name="P325" style:family="paragraph" style:parent-style-name="Standard" style:list-style-name="L62">
      <style:text-properties fo:font-style="normal" officeooo:rsid="00796d5c" officeooo:paragraph-rsid="00796d5c" style:font-style-asian="normal" style:font-style-complex="normal"/>
    </style:style>
    <style:style style:name="P326" style:family="paragraph" style:parent-style-name="Standard" style:list-style-name="L71">
      <style:text-properties fo:font-style="normal" officeooo:rsid="0067b9d8" officeooo:paragraph-rsid="0067b9d8" style:font-style-asian="normal" style:font-style-complex="normal"/>
    </style:style>
    <style:style style:name="P327" style:family="paragraph" style:parent-style-name="Standard" style:list-style-name="L73">
      <style:text-properties fo:font-style="normal" officeooo:rsid="00667817" officeooo:paragraph-rsid="00667817" style:font-style-asian="normal" style:font-style-complex="normal"/>
    </style:style>
    <style:style style:name="P328" style:family="paragraph" style:parent-style-name="Standard" style:list-style-name="L75">
      <style:text-properties fo:font-style="normal" officeooo:rsid="006e9d04" officeooo:paragraph-rsid="006e9d04" style:font-style-asian="normal" style:font-style-complex="normal"/>
    </style:style>
    <style:style style:name="P329" style:family="paragraph" style:parent-style-name="Standard" style:list-style-name="L77">
      <style:text-properties fo:font-style="normal" officeooo:rsid="006fcc04" officeooo:paragraph-rsid="006fcc04" style:font-style-asian="normal" style:font-style-complex="normal"/>
    </style:style>
    <style:style style:name="P330" style:family="paragraph" style:parent-style-name="Standard">
      <style:paragraph-properties fo:text-align="start" style:justify-single-word="false"/>
      <style:text-properties fo:font-style="normal" officeooo:rsid="00008db6" officeooo:paragraph-rsid="002d1823" style:font-style-asian="normal" style:font-style-complex="normal"/>
    </style:style>
    <style:style style:name="P331" style:family="paragraph" style:parent-style-name="Standard">
      <style:paragraph-properties fo:text-align="start" style:justify-single-word="false"/>
      <style:text-properties fo:font-style="normal" officeooo:rsid="00c612f1" officeooo:paragraph-rsid="00c612f1" style:font-style-asian="normal" style:font-style-complex="normal"/>
    </style:style>
    <style:style style:name="P332" style:family="paragraph" style:parent-style-name="Standard" style:list-style-name="L78">
      <style:paragraph-properties fo:text-align="start" style:justify-single-word="false"/>
      <style:text-properties fo:font-style="normal" officeooo:rsid="00c612f1" officeooo:paragraph-rsid="00c612f1" style:font-style-asian="normal" style:font-style-complex="normal"/>
    </style:style>
    <style:style style:name="P333" style:family="paragraph" style:parent-style-name="Standard" style:list-style-name="L62">
      <style:text-properties fo:font-style="normal" fo:font-weight="normal" officeooo:rsid="007a9840" officeooo:paragraph-rsid="007a9840" style:font-style-asian="normal" style:font-weight-asian="normal" style:font-style-complex="normal" style:font-weight-complex="normal"/>
    </style:style>
    <style:style style:name="P334" style:family="paragraph" style:parent-style-name="Standard" style:list-style-name="L2"/>
    <style:style style:name="P335" style:family="paragraph" style:parent-style-name="Standard" style:list-style-name="L3"/>
    <style:style style:name="P336" style:family="paragraph" style:parent-style-name="Standard" style:list-style-name="L3">
      <style:text-properties fo:font-style="italic" officeooo:rsid="0076cd84" officeooo:paragraph-rsid="0076cd84" style:font-style-asian="italic" style:font-style-complex="italic"/>
    </style:style>
    <style:style style:name="P337" style:family="paragraph" style:parent-style-name="Standard" style:list-style-name="L12">
      <style:text-properties fo:font-style="italic" officeooo:rsid="004dcc6c" officeooo:paragraph-rsid="004dcc6c" style:font-style-asian="italic" style:font-style-complex="italic"/>
    </style:style>
    <style:style style:name="P338" style:family="paragraph" style:parent-style-name="Standard" style:list-style-name="L43">
      <style:text-properties fo:font-style="italic" officeooo:rsid="00bbc486" officeooo:paragraph-rsid="00bbc486" style:font-style-asian="italic" style:font-style-complex="italic"/>
    </style:style>
    <style:style style:name="P339" style:family="paragraph" style:parent-style-name="Standard" style:list-style-name="L72">
      <style:text-properties fo:font-style="italic" officeooo:rsid="0067b9d8" officeooo:paragraph-rsid="0067b9d8" style:font-style-asian="italic" style:font-style-complex="italic"/>
    </style:style>
    <style:style style:name="P340" style:family="paragraph" style:parent-style-name="Standard" style:list-style-name="L76">
      <style:text-properties fo:font-style="italic" officeooo:rsid="006e9d04" officeooo:paragraph-rsid="006e9d04" style:font-style-asian="italic" style:font-style-complex="italic"/>
    </style:style>
    <style:style style:name="P341" style:family="paragraph" style:parent-style-name="Standard">
      <style:paragraph-properties fo:text-align="start" style:justify-single-word="false"/>
      <style:text-properties fo:font-style="italic" officeooo:rsid="00c61aa4" officeooo:paragraph-rsid="00c61aa4" style:font-style-asian="italic" style:font-style-complex="italic"/>
    </style:style>
    <style:style style:name="P342" style:family="paragraph" style:parent-style-name="Standard" style:list-style-name="L79">
      <style:paragraph-properties fo:text-align="start" style:justify-single-word="false"/>
      <style:text-properties fo:font-style="italic" officeooo:rsid="00c61aa4" officeooo:paragraph-rsid="00c61aa4" style:font-style-asian="italic" style:font-style-complex="italic"/>
    </style:style>
    <style:style style:name="P343" style:family="paragraph" style:parent-style-name="Standard" style:list-style-name="L62">
      <style:text-properties fo:font-style="italic" fo:font-weight="bold" officeooo:rsid="00796d5c" officeooo:paragraph-rsid="00796d5c" style:font-style-asian="italic" style:font-weight-asian="bold" style:font-style-complex="italic" style:font-weight-complex="bold"/>
    </style:style>
    <style:style style:name="P344" style:family="paragraph" style:parent-style-name="Standard" style:list-style-name="L4">
      <style:text-properties officeooo:rsid="009af488" officeooo:paragraph-rsid="009af488"/>
    </style:style>
    <style:style style:name="P345" style:family="paragraph" style:parent-style-name="Standard" style:list-style-name="L5">
      <style:text-properties officeooo:paragraph-rsid="0087df53"/>
    </style:style>
    <style:style style:name="P346" style:family="paragraph" style:parent-style-name="Standard" style:list-style-name="L5">
      <style:text-properties officeooo:rsid="0087df53" officeooo:paragraph-rsid="0087df53"/>
    </style:style>
    <style:style style:name="P347" style:family="paragraph" style:parent-style-name="Standard" style:list-style-name="L6"/>
    <style:style style:name="P348" style:family="paragraph" style:parent-style-name="Standard" style:list-style-name="L6">
      <style:text-properties officeooo:paragraph-rsid="00379ffc"/>
    </style:style>
    <style:style style:name="P349" style:family="paragraph" style:parent-style-name="Standard" style:list-style-name="L9"/>
    <style:style style:name="P350" style:family="paragraph" style:parent-style-name="Standard" style:list-style-name="L10"/>
    <style:style style:name="P351" style:family="paragraph" style:parent-style-name="Standard" style:list-style-name="L11">
      <style:text-properties officeooo:rsid="0076cd84" officeooo:paragraph-rsid="0076cd84"/>
    </style:style>
    <style:style style:name="P352" style:family="paragraph" style:parent-style-name="Standard" style:list-style-name="L12">
      <style:text-properties officeooo:rsid="004dcc6c" officeooo:paragraph-rsid="004dcc6c"/>
    </style:style>
    <style:style style:name="P353" style:family="paragraph" style:parent-style-name="Standard" style:list-style-name="L15"/>
    <style:style style:name="P354" style:family="paragraph" style:parent-style-name="Standard" style:list-style-name="L18"/>
    <style:style style:name="P355" style:family="paragraph" style:parent-style-name="Standard" style:list-style-name="L19"/>
    <style:style style:name="P356" style:family="paragraph" style:parent-style-name="Standard" style:list-style-name="L22"/>
    <style:style style:name="P357" style:family="paragraph" style:parent-style-name="Standard" style:list-style-name="L22">
      <style:text-properties officeooo:rsid="00b0af4f" officeooo:paragraph-rsid="00b0af4f"/>
    </style:style>
    <style:style style:name="P358" style:family="paragraph" style:parent-style-name="Standard" style:list-style-name="L23"/>
    <style:style style:name="P359" style:family="paragraph" style:parent-style-name="Standard" style:list-style-name="L46">
      <style:text-properties officeooo:rsid="00c1e3f1" officeooo:paragraph-rsid="00c1e3f1"/>
    </style:style>
    <style:style style:name="P360" style:family="paragraph" style:parent-style-name="Standard" style:list-style-name="L47">
      <style:text-properties officeooo:rsid="00b736e3" officeooo:paragraph-rsid="00b736e3"/>
    </style:style>
    <style:style style:name="P361" style:family="paragraph" style:parent-style-name="Standard" style:list-style-name="L52"/>
    <style:style style:name="P362" style:family="paragraph" style:parent-style-name="Standard" style:list-style-name="L53"/>
    <style:style style:name="P363" style:family="paragraph" style:parent-style-name="Standard" style:list-style-name="L54"/>
    <style:style style:name="P364" style:family="paragraph" style:parent-style-name="Standard" style:list-style-name="L55"/>
    <style:style style:name="P365" style:family="paragraph" style:parent-style-name="Standard" style:list-style-name="L56"/>
    <style:style style:name="P366" style:family="paragraph" style:parent-style-name="Standard" style:list-style-name="L57"/>
    <style:style style:name="P367" style:family="paragraph" style:parent-style-name="Standard" style:list-style-name="L58"/>
    <style:style style:name="P368" style:family="paragraph" style:parent-style-name="Standard" style:list-style-name="L60">
      <style:text-properties officeooo:rsid="007a9840" officeooo:paragraph-rsid="007a9840"/>
    </style:style>
    <style:style style:name="P369" style:family="paragraph" style:parent-style-name="Standard" style:list-style-name="L74">
      <style:text-properties officeooo:paragraph-rsid="006d620f"/>
    </style:style>
    <style:style style:name="P370" style:family="paragraph" style:parent-style-name="Standard" style:list-style-name="L74">
      <style:text-properties officeooo:rsid="006d620f" officeooo:paragraph-rsid="006d620f"/>
    </style:style>
    <style:style style:name="P371" style:family="paragraph" style:parent-style-name="Table_20_Contents" style:list-style-name="L13">
      <style:text-properties officeooo:rsid="007e28f5" officeooo:paragraph-rsid="007e28f5"/>
    </style:style>
    <style:style style:name="P372" style:family="paragraph" style:parent-style-name="Table_20_Contents" style:list-style-name="L14">
      <style:text-properties fo:font-style="normal" officeooo:rsid="0082d19f" officeooo:paragraph-rsid="0082d19f" style:font-style-asian="normal" style:font-style-complex="normal"/>
    </style:style>
    <style:style style:name="P373" style:family="paragraph" style:parent-style-name="Table_20_Contents" style:list-style-name="L35">
      <style:text-properties fo:font-style="normal" officeooo:rsid="006b300f" officeooo:paragraph-rsid="006b300f" style:font-style-asian="normal" style:font-style-complex="normal"/>
    </style:style>
    <style:style style:name="P374" style:family="paragraph" style:parent-style-name="Table_20_Contents" style:list-style-name="L49">
      <style:text-properties fo:font-style="normal" officeooo:rsid="00c1e3f1" officeooo:paragraph-rsid="00c1e3f1" style:font-style-asian="normal" style:font-style-complex="normal"/>
    </style:style>
    <style:style style:name="P375" style:family="paragraph" style:parent-style-name="Table_20_Contents" style:list-style-name="L50">
      <style:text-properties fo:font-style="normal" officeooo:rsid="00c1e3f1" officeooo:paragraph-rsid="00c1e3f1" style:font-style-asian="normal" style:font-style-complex="normal"/>
    </style:style>
    <style:style style:name="P376" style:family="paragraph" style:parent-style-name="Table_20_Contents" style:list-style-name="L51">
      <style:text-properties fo:font-style="normal" officeooo:rsid="00c1e3f1" officeooo:paragraph-rsid="00c1e3f1" style:font-style-asian="normal" style:font-style-complex="normal"/>
    </style:style>
    <style:style style:name="P377" style:family="paragraph" style:parent-style-name="Table_20_Contents" style:list-style-name="L16">
      <style:text-properties officeooo:rsid="00abd5a6" officeooo:paragraph-rsid="00abd5a6"/>
    </style:style>
    <style:style style:name="P378" style:family="paragraph" style:parent-style-name="Table_20_Contents" style:list-style-name="L17">
      <style:text-properties officeooo:rsid="00abd5a6" officeooo:paragraph-rsid="00abd5a6"/>
    </style:style>
    <style:style style:name="P379" style:family="paragraph" style:parent-style-name="Table_20_Contents" style:list-style-name="L20">
      <style:text-properties officeooo:rsid="00afaa12" officeooo:paragraph-rsid="00afaa12"/>
    </style:style>
    <style:style style:name="P380" style:family="paragraph" style:parent-style-name="Table_20_Contents" style:list-style-name="L21">
      <style:text-properties officeooo:rsid="00afaa12" officeooo:paragraph-rsid="00afaa12"/>
    </style:style>
    <style:style style:name="P381" style:family="paragraph" style:parent-style-name="Table_20_Contents" style:list-style-name="L26">
      <style:text-properties officeooo:rsid="00909ba9" officeooo:paragraph-rsid="00909ba9"/>
    </style:style>
    <style:style style:name="P382" style:family="paragraph" style:parent-style-name="Table_20_Contents" style:list-style-name="L27">
      <style:text-properties officeooo:rsid="00909ba9" officeooo:paragraph-rsid="00909ba9"/>
    </style:style>
    <style:style style:name="P383" style:family="paragraph" style:parent-style-name="Table_20_Contents" style:list-style-name="L29">
      <style:text-properties officeooo:rsid="006c4762" officeooo:paragraph-rsid="006c4762"/>
    </style:style>
    <style:style style:name="P384" style:family="paragraph" style:parent-style-name="Table_20_Contents" style:list-style-name="L30">
      <style:text-properties officeooo:rsid="006c4762" officeooo:paragraph-rsid="006c4762"/>
    </style:style>
    <style:style style:name="P385" style:family="paragraph" style:parent-style-name="Table_20_Contents" style:list-style-name="L31">
      <style:text-properties officeooo:rsid="006c4762" officeooo:paragraph-rsid="006c4762"/>
    </style:style>
    <style:style style:name="P386" style:family="paragraph" style:parent-style-name="Table_20_Contents" style:list-style-name="L32">
      <style:text-properties officeooo:rsid="006c4762" officeooo:paragraph-rsid="006c4762"/>
    </style:style>
    <style:style style:name="P387" style:family="paragraph" style:parent-style-name="Table_20_Contents" style:list-style-name="L34">
      <style:text-properties officeooo:rsid="006c4762" officeooo:paragraph-rsid="006c4762"/>
    </style:style>
    <style:style style:name="P388" style:family="paragraph" style:parent-style-name="Table_20_Contents" style:list-style-name="L33">
      <style:text-properties officeooo:rsid="006b300f" officeooo:paragraph-rsid="006b300f"/>
    </style:style>
    <style:style style:name="P389" style:family="paragraph" style:parent-style-name="Table_20_Contents" style:list-style-name="L35">
      <style:text-properties officeooo:rsid="006b300f" officeooo:paragraph-rsid="006b300f"/>
    </style:style>
    <style:style style:name="P390" style:family="paragraph" style:parent-style-name="Table_20_Contents" style:list-style-name="L36">
      <style:text-properties officeooo:rsid="006b300f" officeooo:paragraph-rsid="006b300f"/>
    </style:style>
    <style:style style:name="P391" style:family="paragraph" style:parent-style-name="Table_20_Contents" style:list-style-name="L37">
      <style:text-properties officeooo:rsid="006b300f" officeooo:paragraph-rsid="006b300f"/>
    </style:style>
    <style:style style:name="P392" style:family="paragraph" style:parent-style-name="Table_20_Contents" style:list-style-name="L38">
      <style:text-properties officeooo:rsid="006b300f" officeooo:paragraph-rsid="006b300f"/>
    </style:style>
    <style:style style:name="P393" style:family="paragraph" style:parent-style-name="Table_20_Contents" style:list-style-name="L39">
      <style:text-properties officeooo:rsid="00a0fa53" officeooo:paragraph-rsid="00a0fa53"/>
    </style:style>
    <style:style style:name="P394" style:family="paragraph" style:parent-style-name="Table_20_Contents" style:list-style-name="L41">
      <style:text-properties fo:font-style="italic" officeooo:rsid="00bbc486" officeooo:paragraph-rsid="00bbc486" style:font-style-asian="italic" style:font-style-complex="italic"/>
    </style:style>
    <style:style style:name="P395" style:family="paragraph" style:parent-style-name="Table_20_Contents" style:list-style-name="L42">
      <style:text-properties fo:font-style="italic" officeooo:rsid="00bbc486" officeooo:paragraph-rsid="00bbc486" style:font-style-asian="italic" style:font-style-complex="italic"/>
    </style:style>
    <style:style style:name="P396" style:family="paragraph" style:parent-style-name="Table_20_Contents" style:list-style-name="L65">
      <style:text-properties fo:font-style="italic" officeooo:rsid="009c1bd6" officeooo:paragraph-rsid="009c1bd6" style:font-style-asian="italic" style:font-style-complex="italic"/>
    </style:style>
    <style:style style:name="P397" style:family="paragraph" style:parent-style-name="Table_20_Contents" style:list-style-name="L66">
      <style:text-properties fo:font-style="italic" officeooo:rsid="009c1bd6" officeooo:paragraph-rsid="009c1bd6" style:font-style-asian="italic" style:font-style-complex="italic"/>
    </style:style>
    <style:style style:name="P398" style:family="paragraph" style:parent-style-name="Table_20_Contents" style:list-style-name="L67">
      <style:text-properties fo:font-style="italic" officeooo:rsid="009ceb07" officeooo:paragraph-rsid="009ceb07" style:font-style-asian="italic" style:font-style-complex="italic"/>
    </style:style>
    <style:style style:name="P399" style:family="paragraph" style:parent-style-name="Table_20_Contents" style:list-style-name="L68">
      <style:text-properties fo:font-style="italic" officeooo:rsid="009ceb07" officeooo:paragraph-rsid="009ceb07" style:font-style-asian="italic" style:font-style-complex="italic"/>
    </style:style>
    <style:style style:name="P400" style:family="paragraph" style:parent-style-name="Table_20_Contents" style:list-style-name="L69">
      <style:text-properties fo:font-style="italic" officeooo:rsid="009ceb07" officeooo:paragraph-rsid="009ceb07" style:font-style-asian="italic" style:font-style-complex="italic"/>
    </style:style>
    <style:style style:name="P401" style:family="paragraph" style:parent-style-name="Table_20_Contents" style:list-style-name="L48">
      <style:text-properties officeooo:rsid="00c27d00" officeooo:paragraph-rsid="00c27d00"/>
    </style:style>
    <style:style style:name="P402" style:family="paragraph" style:parent-style-name="Table_20_Contents" style:list-style-name="L49">
      <style:text-properties officeooo:rsid="00c1e3f1" officeooo:paragraph-rsid="00c1e3f1"/>
    </style:style>
    <style:style style:name="P403" style:family="paragraph" style:parent-style-name="Table_20_Contents" style:list-style-name="L50">
      <style:text-properties officeooo:rsid="00bce5a5" officeooo:paragraph-rsid="00bce5a5"/>
    </style:style>
    <style:style style:name="P404" style:family="paragraph" style:parent-style-name="Table_20_Contents" style:list-style-name="L51">
      <style:text-properties officeooo:rsid="00bce5a5" officeooo:paragraph-rsid="00bce5a5"/>
    </style:style>
    <style:style style:name="P405" style:family="paragraph" style:parent-style-name="Table_20_Contents" style:list-style-name="L63">
      <style:text-properties officeooo:rsid="009c1bd6" officeooo:paragraph-rsid="009c1bd6"/>
    </style:style>
    <style:style style:name="P406" style:family="paragraph" style:parent-style-name="Table_20_Contents" style:list-style-name="L64">
      <style:text-properties officeooo:rsid="009c1bd6" officeooo:paragraph-rsid="009c1bd6"/>
    </style:style>
    <style:style style:name="P407" style:family="paragraph" style:parent-style-name="Table_20_Contents" style:list-style-name="L70">
      <style:text-properties officeooo:rsid="009c1bd6" officeooo:paragraph-rsid="009c1bd6"/>
    </style:style>
    <style:style style:name="P408" style:family="paragraph" style:parent-style-name="Text_20_body" style:list-style-name="">
      <style:text-properties officeooo:rsid="0001926b" officeooo:paragraph-rsid="0001926b"/>
    </style:style>
    <style:style style:name="P409" style:family="paragraph" style:parent-style-name="Text_20_body" style:list-style-name="">
      <style:text-properties fo:font-style="normal" officeooo:rsid="0001a266" officeooo:paragraph-rsid="00020c2d" style:font-style-asian="normal" style:font-style-complex="normal"/>
    </style:style>
    <style:style style:name="P410" style:family="paragraph" style:parent-style-name="Text_20_body" style:list-style-name="L8">
      <style:text-properties fo:font-style="normal" officeooo:rsid="007c6d81" officeooo:paragraph-rsid="007c6d81" style:font-style-asian="normal" style:font-style-complex="normal"/>
    </style:style>
    <style:style style:name="P411" style:family="paragraph" style:parent-style-name="Text_20_body" style:list-style-name="">
      <style:text-properties officeooo:paragraph-rsid="004c70a8"/>
    </style:style>
    <style:style style:name="P412" style:family="paragraph" style:parent-style-name="Text_20_body" style:list-style-name="L25">
      <style:text-properties fo:font-style="italic" officeooo:rsid="009daa0e" officeooo:paragraph-rsid="009daa0e" style:font-style-asian="italic" style:font-style-complex="italic"/>
    </style:style>
    <style:style style:name="T1" style:family="text">
      <style:text-properties style:text-position="super 58%" fo:font-style="normal" style:font-style-asian="normal" style:font-style-complex="normal"/>
    </style:style>
    <style:style style:name="T2" style:family="text">
      <style:text-properties style:text-position="super 58%" officeooo:rsid="0046c3ec"/>
    </style:style>
    <style:style style:name="T3" style:family="text">
      <style:text-properties style:text-position="0% 100%" fo:font-style="normal" style:font-style-asian="normal" style:font-style-complex="normal"/>
    </style:style>
    <style:style style:name="T4" style:family="text">
      <style:text-properties officeooo:rsid="0000e0e7"/>
    </style:style>
    <style:style style:name="T5" style:family="text">
      <style:text-properties fo:font-style="italic" style:font-style-asian="italic" style:font-style-complex="italic"/>
    </style:style>
    <style:style style:name="T6" style:family="text">
      <style:text-properties fo:font-style="italic" officeooo:rsid="00020c2d" style:font-style-asian="italic" style:font-style-complex="italic"/>
    </style:style>
    <style:style style:name="T7" style:family="text">
      <style:text-properties fo:font-style="italic" officeooo:rsid="00075321" style:font-style-asian="italic" style:font-style-complex="italic"/>
    </style:style>
    <style:style style:name="T8" style:family="text">
      <style:text-properties fo:font-style="italic" officeooo:rsid="000a1902" style:font-style-asian="italic" style:font-style-complex="italic"/>
    </style:style>
    <style:style style:name="T9" style:family="text">
      <style:text-properties fo:font-style="italic" officeooo:rsid="0014cdad" style:font-style-asian="italic" style:font-style-complex="italic"/>
    </style:style>
    <style:style style:name="T10" style:family="text">
      <style:text-properties fo:font-style="italic" officeooo:rsid="001dda4f" style:font-style-asian="italic" style:font-style-complex="italic"/>
    </style:style>
    <style:style style:name="T11" style:family="text">
      <style:text-properties fo:font-style="italic" officeooo:rsid="001e1ddb" style:font-style-asian="italic" style:font-style-complex="italic"/>
    </style:style>
    <style:style style:name="T12" style:family="text">
      <style:text-properties fo:font-style="italic" officeooo:rsid="0027e2e6" style:font-style-asian="italic" style:font-style-complex="italic"/>
    </style:style>
    <style:style style:name="T13" style:family="text">
      <style:text-properties fo:font-style="italic" officeooo:rsid="0028e928" style:font-style-asian="italic" style:font-style-complex="italic"/>
    </style:style>
    <style:style style:name="T14" style:family="text">
      <style:text-properties fo:font-style="italic" officeooo:rsid="002ccea9" style:font-style-asian="italic" style:font-style-complex="italic"/>
    </style:style>
    <style:style style:name="T15" style:family="text">
      <style:text-properties fo:font-style="italic" officeooo:rsid="003091d5" style:font-style-asian="italic" style:font-style-complex="italic"/>
    </style:style>
    <style:style style:name="T16" style:family="text">
      <style:text-properties fo:font-style="italic" officeooo:rsid="0030ae96" style:font-style-asian="italic" style:font-style-complex="italic"/>
    </style:style>
    <style:style style:name="T17" style:family="text">
      <style:text-properties fo:font-style="italic" officeooo:rsid="00379ffc" style:font-style-asian="italic" style:font-style-complex="italic"/>
    </style:style>
    <style:style style:name="T18" style:family="text">
      <style:text-properties fo:font-style="italic" officeooo:rsid="003c807a" style:font-style-asian="italic" style:font-style-complex="italic"/>
    </style:style>
    <style:style style:name="T19" style:family="text">
      <style:text-properties fo:font-style="italic" officeooo:rsid="003d69bd" style:font-style-asian="italic" style:font-style-complex="italic"/>
    </style:style>
    <style:style style:name="T20" style:family="text">
      <style:text-properties fo:font-style="italic" officeooo:rsid="00440038" style:font-style-asian="italic" style:font-style-complex="italic"/>
    </style:style>
    <style:style style:name="T21" style:family="text">
      <style:text-properties fo:font-style="italic" officeooo:rsid="00457595" style:font-style-asian="italic" style:font-style-complex="italic"/>
    </style:style>
    <style:style style:name="T22" style:family="text">
      <style:text-properties fo:font-style="italic" officeooo:rsid="00466011" style:font-style-asian="italic" style:font-style-complex="italic"/>
    </style:style>
    <style:style style:name="T23" style:family="text">
      <style:text-properties fo:font-style="italic" officeooo:rsid="004843d3" style:font-style-asian="italic" style:font-style-complex="italic"/>
    </style:style>
    <style:style style:name="T24" style:family="text">
      <style:text-properties fo:font-style="italic" officeooo:rsid="0001a266" style:font-style-asian="italic" style:font-style-complex="italic"/>
    </style:style>
    <style:style style:name="T25" style:family="text">
      <style:text-properties fo:font-style="italic" officeooo:rsid="004dcc6c" style:font-style-asian="italic" style:font-style-complex="italic"/>
    </style:style>
    <style:style style:name="T26" style:family="text">
      <style:text-properties fo:font-style="italic" officeooo:rsid="004f9f47" style:font-style-asian="italic" style:font-style-complex="italic"/>
    </style:style>
    <style:style style:name="T27" style:family="text">
      <style:text-properties fo:font-style="italic" officeooo:rsid="00548813" style:font-style-asian="italic" style:font-style-complex="italic"/>
    </style:style>
    <style:style style:name="T28" style:family="text">
      <style:text-properties fo:font-style="italic" officeooo:rsid="0056931e" style:font-style-asian="italic" style:font-style-complex="italic"/>
    </style:style>
    <style:style style:name="T29" style:family="text">
      <style:text-properties fo:font-style="italic" officeooo:rsid="005f223f" style:font-style-asian="italic" style:font-style-complex="italic"/>
    </style:style>
    <style:style style:name="T30" style:family="text">
      <style:text-properties fo:font-style="italic" officeooo:rsid="00654841" style:font-style-asian="italic" style:font-style-complex="italic"/>
    </style:style>
    <style:style style:name="T31" style:family="text">
      <style:text-properties fo:font-style="italic" officeooo:rsid="00667817" style:font-style-asian="italic" style:font-style-complex="italic"/>
    </style:style>
    <style:style style:name="T32" style:family="text">
      <style:text-properties fo:font-style="italic" officeooo:rsid="0068bd89" style:font-style-asian="italic" style:font-style-complex="italic"/>
    </style:style>
    <style:style style:name="T33" style:family="text">
      <style:text-properties fo:font-style="italic" officeooo:rsid="006989e8" style:font-style-asian="italic" style:font-style-complex="italic"/>
    </style:style>
    <style:style style:name="T34" style:family="text">
      <style:text-properties fo:font-style="italic" officeooo:rsid="001c25bd" style:font-style-asian="italic" style:font-style-complex="italic"/>
    </style:style>
    <style:style style:name="T35" style:family="text">
      <style:text-properties fo:font-style="italic" officeooo:rsid="007a9840" style:font-style-asian="italic" style:font-style-complex="italic"/>
    </style:style>
    <style:style style:name="T36" style:family="text">
      <style:text-properties fo:font-style="italic" officeooo:rsid="007e28f5" style:font-style-asian="italic" style:font-style-complex="italic"/>
    </style:style>
    <style:style style:name="T37" style:family="text">
      <style:text-properties fo:font-style="italic" officeooo:rsid="0022515d" style:font-style-asian="italic" style:font-style-complex="italic"/>
    </style:style>
    <style:style style:name="T38" style:family="text">
      <style:text-properties fo:font-style="italic" officeooo:rsid="0087df53" style:font-style-asian="italic" style:font-style-complex="italic"/>
    </style:style>
    <style:style style:name="T39" style:family="text">
      <style:text-properties fo:font-style="italic" officeooo:rsid="00891b4e" style:font-style-asian="italic" style:font-style-complex="italic"/>
    </style:style>
    <style:style style:name="T40" style:family="text">
      <style:text-properties fo:font-style="italic" officeooo:rsid="008c1a2d" style:font-style-asian="italic" style:font-style-complex="italic"/>
    </style:style>
    <style:style style:name="T41" style:family="text">
      <style:text-properties fo:font-style="italic" officeooo:rsid="008cb209" style:font-style-asian="italic" style:font-style-complex="italic"/>
    </style:style>
    <style:style style:name="T42" style:family="text">
      <style:text-properties fo:font-style="italic" officeooo:rsid="008d2ed6" style:font-style-asian="italic" style:font-style-complex="italic"/>
    </style:style>
    <style:style style:name="T43" style:family="text">
      <style:text-properties fo:font-style="italic" officeooo:rsid="00904615" style:font-style-asian="italic" style:font-style-complex="italic"/>
    </style:style>
    <style:style style:name="T44" style:family="text">
      <style:text-properties fo:font-style="italic" officeooo:rsid="009af488" style:font-style-asian="italic" style:font-style-complex="italic"/>
    </style:style>
    <style:style style:name="T45" style:family="text">
      <style:text-properties fo:font-style="italic" officeooo:rsid="00a10daa" style:font-style-asian="italic" style:font-style-complex="italic"/>
    </style:style>
    <style:style style:name="T46" style:family="text">
      <style:text-properties fo:font-style="italic" officeooo:rsid="00a84b55" style:font-style-asian="italic" style:font-style-complex="italic"/>
    </style:style>
    <style:style style:name="T47" style:family="text">
      <style:text-properties fo:font-style="italic" officeooo:rsid="00abd5a6" style:font-style-asian="italic" style:font-style-complex="italic"/>
    </style:style>
    <style:style style:name="T48" style:family="text">
      <style:text-properties fo:font-style="italic" officeooo:rsid="00a957f7" style:font-style-asian="italic" style:font-style-complex="italic"/>
    </style:style>
    <style:style style:name="T49" style:family="text">
      <style:text-properties fo:font-style="italic" officeooo:rsid="00ae6f2a" style:font-style-asian="italic" style:font-style-complex="italic"/>
    </style:style>
    <style:style style:name="T50" style:family="text">
      <style:text-properties fo:font-style="italic" officeooo:rsid="00b219ec" style:font-style-asian="italic" style:font-style-complex="italic"/>
    </style:style>
    <style:style style:name="T51" style:family="text">
      <style:text-properties fo:font-style="italic" officeooo:rsid="00b32e19" style:font-style-asian="italic" style:font-style-complex="italic"/>
    </style:style>
    <style:style style:name="T52" style:family="text">
      <style:text-properties fo:font-style="italic" officeooo:rsid="00bbc486" style:font-style-asian="italic" style:font-style-complex="italic"/>
    </style:style>
    <style:style style:name="T53" style:family="text">
      <style:text-properties fo:font-style="italic" officeooo:rsid="00bce5a5" style:font-style-asian="italic" style:font-style-complex="italic"/>
    </style:style>
    <style:style style:name="T54" style:family="text">
      <style:text-properties fo:font-style="italic" officeooo:rsid="00c1e3f1" style:font-style-asian="italic" style:font-style-complex="italic"/>
    </style:style>
    <style:style style:name="T55" style:family="text">
      <style:text-properties fo:font-style="italic" officeooo:rsid="00c612f1" style:font-style-asian="italic" style:font-style-complex="italic"/>
    </style:style>
    <style:style style:name="T56" style:family="text">
      <style:text-properties fo:font-style="italic" style:text-underline-style="none" style:font-style-asian="italic" style:font-style-complex="italic"/>
    </style:style>
    <style:style style:name="T57" style:family="text">
      <style:text-properties fo:font-style="italic" style:text-underline-style="none" fo:font-weight="normal" style:font-style-asian="italic" style:font-weight-asian="normal" style:font-style-complex="italic" style:font-weight-complex="normal"/>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officeooo:rsid="007c6d81"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officeooo:rsid="00075321" style:font-style-asian="normal" style:font-style-complex="normal"/>
    </style:style>
    <style:style style:name="T62" style:family="text">
      <style:text-properties fo:font-style="normal" officeooo:rsid="000a1902" style:font-style-asian="normal" style:font-style-complex="normal"/>
    </style:style>
    <style:style style:name="T63" style:family="text">
      <style:text-properties fo:font-style="normal" officeooo:rsid="0014cdad" style:font-style-asian="normal" style:font-style-complex="normal"/>
    </style:style>
    <style:style style:name="T64" style:family="text">
      <style:text-properties fo:font-style="normal" officeooo:rsid="00197d9c" style:font-style-asian="normal" style:font-style-complex="normal"/>
    </style:style>
    <style:style style:name="T65" style:family="text">
      <style:text-properties fo:font-style="normal" officeooo:rsid="001e1ddb" style:font-style-asian="normal" style:font-style-complex="normal"/>
    </style:style>
    <style:style style:name="T66" style:family="text">
      <style:text-properties fo:font-style="normal" officeooo:rsid="00020c2d" style:font-style-asian="normal" style:font-style-complex="normal"/>
    </style:style>
    <style:style style:name="T67" style:family="text">
      <style:text-properties fo:font-style="normal" officeooo:rsid="003091d5" style:font-style-asian="normal" style:font-style-complex="normal"/>
    </style:style>
    <style:style style:name="T68" style:family="text">
      <style:text-properties fo:font-style="normal" officeooo:rsid="0030ae96" style:font-style-asian="normal" style:font-style-complex="normal"/>
    </style:style>
    <style:style style:name="T69" style:family="text">
      <style:text-properties fo:font-style="normal" officeooo:rsid="003c807a" style:font-style-asian="normal" style:font-style-complex="normal"/>
    </style:style>
    <style:style style:name="T70" style:family="text">
      <style:text-properties fo:font-style="normal" officeooo:rsid="00457595" style:font-style-asian="normal" style:font-style-complex="normal"/>
    </style:style>
    <style:style style:name="T71" style:family="text">
      <style:text-properties fo:font-style="normal" officeooo:rsid="004843d3" style:font-style-asian="normal" style:font-style-complex="normal"/>
    </style:style>
    <style:style style:name="T72" style:family="text">
      <style:text-properties fo:font-style="normal" officeooo:rsid="005f223f" style:font-style-asian="normal" style:font-style-complex="normal"/>
    </style:style>
    <style:style style:name="T73" style:family="text">
      <style:text-properties fo:font-style="normal" officeooo:rsid="00654841" style:font-style-asian="normal" style:font-style-complex="normal"/>
    </style:style>
    <style:style style:name="T74" style:family="text">
      <style:text-properties fo:font-style="normal" officeooo:rsid="00667817" style:font-style-asian="normal" style:font-style-complex="normal"/>
    </style:style>
    <style:style style:name="T75" style:family="text">
      <style:text-properties fo:font-style="normal" officeooo:rsid="00680a49" style:font-style-asian="normal" style:font-style-complex="normal"/>
    </style:style>
    <style:style style:name="T76" style:family="text">
      <style:text-properties fo:font-style="normal" officeooo:rsid="0068bd89" style:font-style-asian="normal" style:font-style-complex="normal"/>
    </style:style>
    <style:style style:name="T77" style:family="text">
      <style:text-properties fo:font-style="normal" officeooo:rsid="001c25bd" style:font-style-asian="normal" style:font-style-complex="normal"/>
    </style:style>
    <style:style style:name="T78" style:family="text">
      <style:text-properties fo:font-style="normal" officeooo:rsid="00796d5c" style:font-style-asian="normal" style:font-style-complex="normal"/>
    </style:style>
    <style:style style:name="T79" style:family="text">
      <style:text-properties fo:font-style="normal" officeooo:rsid="007a9840" style:font-style-asian="normal" style:font-style-complex="normal"/>
    </style:style>
    <style:style style:name="T80" style:family="text">
      <style:text-properties fo:font-style="normal" officeooo:rsid="007bcbc1" style:font-style-asian="normal" style:font-style-complex="normal"/>
    </style:style>
    <style:style style:name="T81" style:family="text">
      <style:text-properties fo:font-style="normal" officeooo:rsid="007c6d81" style:font-style-asian="normal" style:font-style-complex="normal"/>
    </style:style>
    <style:style style:name="T82" style:family="text">
      <style:text-properties fo:font-style="normal" officeooo:rsid="0083c24f" style:font-style-asian="normal" style:font-style-complex="normal"/>
    </style:style>
    <style:style style:name="T83" style:family="text">
      <style:text-properties fo:font-style="normal" officeooo:rsid="0087df53" style:font-style-asian="normal" style:font-style-complex="normal"/>
    </style:style>
    <style:style style:name="T84" style:family="text">
      <style:text-properties fo:font-style="normal" officeooo:rsid="00891b4e" style:font-style-asian="normal" style:font-style-complex="normal"/>
    </style:style>
    <style:style style:name="T85" style:family="text">
      <style:text-properties fo:font-style="normal" officeooo:rsid="008c1a2d" style:font-style-asian="normal" style:font-style-complex="normal"/>
    </style:style>
    <style:style style:name="T86" style:family="text">
      <style:text-properties fo:font-style="normal" officeooo:rsid="008cb209" style:font-style-asian="normal" style:font-style-complex="normal"/>
    </style:style>
    <style:style style:name="T87" style:family="text">
      <style:text-properties fo:font-style="normal" officeooo:rsid="0092c603" style:font-style-asian="normal" style:font-style-complex="normal"/>
    </style:style>
    <style:style style:name="T88" style:family="text">
      <style:text-properties fo:font-style="normal" officeooo:rsid="009af488" style:font-style-asian="normal" style:font-style-complex="normal"/>
    </style:style>
    <style:style style:name="T89" style:family="text">
      <style:text-properties fo:font-style="normal" officeooo:rsid="00a10daa" style:font-style-asian="normal" style:font-style-complex="normal"/>
    </style:style>
    <style:style style:name="T90" style:family="text">
      <style:text-properties fo:font-style="normal" officeooo:rsid="00a6e210" style:font-style-asian="normal" style:font-style-complex="normal"/>
    </style:style>
    <style:style style:name="T91" style:family="text">
      <style:text-properties fo:font-style="normal" officeooo:rsid="00a84b55" style:font-style-asian="normal" style:font-style-complex="normal"/>
    </style:style>
    <style:style style:name="T92" style:family="text">
      <style:text-properties fo:font-style="normal" officeooo:rsid="00abd5a6" style:font-style-asian="normal" style:font-style-complex="normal"/>
    </style:style>
    <style:style style:name="T93" style:family="text">
      <style:text-properties fo:font-style="normal" officeooo:rsid="00ae6f2a" style:font-style-asian="normal" style:font-style-complex="normal"/>
    </style:style>
    <style:style style:name="T94" style:family="text">
      <style:text-properties fo:font-style="normal" officeooo:rsid="00b32e19" style:font-style-asian="normal" style:font-style-complex="normal"/>
    </style:style>
    <style:style style:name="T95" style:family="text">
      <style:text-properties fo:font-style="normal" officeooo:rsid="00b4dc76" style:font-style-asian="normal" style:font-style-complex="normal"/>
    </style:style>
    <style:style style:name="T96" style:family="text">
      <style:text-properties fo:font-style="normal" officeooo:rsid="00bbc486" style:font-style-asian="normal" style:font-style-complex="normal"/>
    </style:style>
    <style:style style:name="T97" style:family="text">
      <style:text-properties fo:font-style="normal" officeooo:rsid="00bce5a5" style:font-style-asian="normal" style:font-style-complex="normal"/>
    </style:style>
    <style:style style:name="T98" style:family="text">
      <style:text-properties fo:font-style="normal" officeooo:rsid="00be7b8e" style:font-style-asian="normal" style:font-style-complex="normal"/>
    </style:style>
    <style:style style:name="T99" style:family="text">
      <style:text-properties fo:font-style="normal" officeooo:rsid="00c1e3f1" style:font-style-asian="normal" style:font-style-complex="normal"/>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fo:font-style="normal" fo:font-weight="bold" officeooo:rsid="000a1902" style:font-style-asian="normal" style:font-weight-asian="bold" style:font-style-complex="normal" style:font-weight-complex="bold"/>
    </style:style>
    <style:style style:name="T102" style:family="text">
      <style:text-properties fo:font-style="normal" fo:font-weight="bold" officeooo:rsid="00654841" style:font-style-asian="normal" style:font-weight-asian="bold" style:font-style-complex="normal" style:font-weight-complex="bold"/>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normal" officeooo:rsid="007a9840" style:font-style-asian="normal" style:font-weight-asian="normal" style:font-style-complex="normal" style:font-weight-complex="normal"/>
    </style:style>
    <style:style style:name="T105" style:family="text">
      <style:text-properties officeooo:rsid="00020c2d"/>
    </style:style>
    <style:style style:name="T106" style:family="text">
      <style:text-properties officeooo:rsid="00038dbd"/>
    </style:style>
    <style:style style:name="T107" style:family="text">
      <style:text-properties officeooo:rsid="00045173"/>
    </style:style>
    <style:style style:name="T108" style:family="text">
      <style:text-properties officeooo:rsid="000ebd8e"/>
    </style:style>
    <style:style style:name="T109" style:family="text">
      <style:text-properties officeooo:rsid="001e1ddb"/>
    </style:style>
    <style:style style:name="T110" style:family="text">
      <style:text-properties officeooo:rsid="00219cb6"/>
    </style:style>
    <style:style style:name="T111" style:family="text">
      <style:text-properties officeooo:rsid="0023a5f5"/>
    </style:style>
    <style:style style:name="T112" style:family="text">
      <style:text-properties officeooo:rsid="00243190"/>
    </style:style>
    <style:style style:name="T113" style:family="text">
      <style:text-properties officeooo:rsid="00269683"/>
    </style:style>
    <style:style style:name="T114" style:family="text">
      <style:text-properties fo:font-weight="bold" style:font-weight-asian="bold" style:font-weight-complex="bold"/>
    </style:style>
    <style:style style:name="T115" style:family="text">
      <style:text-properties fo:font-weight="bold" officeooo:rsid="00466011" style:font-weight-asian="bold" style:font-weight-complex="bold"/>
    </style:style>
    <style:style style:name="T116" style:family="text">
      <style:text-properties fo:font-weight="bold" officeooo:rsid="00379ffc" style:font-weight-asian="bold" style:font-weight-complex="bold"/>
    </style:style>
    <style:style style:name="T117" style:family="text">
      <style:text-properties officeooo:rsid="0027e2e6"/>
    </style:style>
    <style:style style:name="T118" style:family="text">
      <style:text-properties officeooo:rsid="002a3991"/>
    </style:style>
    <style:style style:name="T119" style:family="text">
      <style:text-properties officeooo:rsid="002d1823"/>
    </style:style>
    <style:style style:name="T120" style:family="text">
      <style:text-properties officeooo:rsid="003091d5"/>
    </style:style>
    <style:style style:name="T121" style:family="text">
      <style:text-properties officeooo:rsid="0030ae96"/>
    </style:style>
    <style:style style:name="T122" style:family="text">
      <style:text-properties officeooo:rsid="003518f2"/>
    </style:style>
    <style:style style:name="T123" style:family="text">
      <style:text-properties fo:font-weight="normal" style:font-weight-asian="normal" style:font-weight-complex="normal"/>
    </style:style>
    <style:style style:name="T124" style:family="text">
      <style:text-properties fo:font-weight="normal" officeooo:rsid="007c6d81" style:font-weight-asian="normal" style:font-weight-complex="normal"/>
    </style:style>
    <style:style style:name="T125" style:family="text">
      <style:text-properties fo:font-weight="normal" officeooo:rsid="009af488" style:font-weight-asian="normal" style:font-weight-complex="normal"/>
    </style:style>
    <style:style style:name="T126" style:family="text">
      <style:text-properties fo:font-weight="normal" officeooo:rsid="00a397fa" style:font-weight-asian="normal" style:font-weight-complex="normal"/>
    </style:style>
    <style:style style:name="T127" style:family="text">
      <style:text-properties officeooo:rsid="0042e8b4"/>
    </style:style>
    <style:style style:name="T128" style:family="text">
      <style:text-properties officeooo:rsid="00440038"/>
    </style:style>
    <style:style style:name="T129" style:family="text">
      <style:text-properties officeooo:rsid="00457595"/>
    </style:style>
    <style:style style:name="T130" style:family="text">
      <style:text-properties officeooo:rsid="00463e86"/>
    </style:style>
    <style:style style:name="T131" style:family="text">
      <style:text-properties officeooo:rsid="00466011"/>
    </style:style>
    <style:style style:name="T132" style:family="text">
      <style:text-properties style:text-underline-style="none" fo:font-weight="normal" style:font-weight-asian="normal" style:font-weight-complex="normal"/>
    </style:style>
    <style:style style:name="T133" style:family="text">
      <style:text-properties style:text-underline-style="none" fo:font-weight="normal" officeooo:rsid="00548813" style:font-weight-asian="normal" style:font-weight-complex="normal"/>
    </style:style>
    <style:style style:name="T134" style:family="text">
      <style:text-properties style:text-underline-style="none" fo:font-weight="normal" officeooo:rsid="0056931e" style:font-weight-asian="normal" style:font-weight-complex="normal"/>
    </style:style>
    <style:style style:name="T135" style:family="text">
      <style:text-properties officeooo:rsid="004843d3"/>
    </style:style>
    <style:style style:name="T136" style:family="text">
      <style:text-properties officeooo:rsid="004adab6"/>
    </style:style>
    <style:style style:name="T137" style:family="text">
      <style:text-properties officeooo:rsid="00548813"/>
    </style:style>
    <style:style style:name="T138" style:family="text">
      <style:text-properties officeooo:rsid="005f223f"/>
    </style:style>
    <style:style style:name="T139" style:family="text">
      <style:text-properties officeooo:rsid="00667817"/>
    </style:style>
    <style:style style:name="T140" style:family="text">
      <style:text-properties officeooo:rsid="00680a49"/>
    </style:style>
    <style:style style:name="T141" style:family="text">
      <style:text-properties officeooo:rsid="0068bd89"/>
    </style:style>
    <style:style style:name="T142" style:family="text">
      <style:text-properties officeooo:rsid="001c25bd"/>
    </style:style>
    <style:style style:name="T143" style:family="text">
      <style:text-properties officeooo:rsid="006d01f5"/>
    </style:style>
    <style:style style:name="T144" style:family="text">
      <style:text-properties officeooo:rsid="006d620f"/>
    </style:style>
    <style:style style:name="T145" style:family="text">
      <style:text-properties style:font-name="Liberation Serif" fo:font-size="16pt" fo:font-style="italic" fo:font-weight="normal" style:font-name-asian="Noto Sans CJK SC" style:font-size-asian="14pt" style:font-style-asian="italic" style:font-weight-asian="normal" style:font-name-complex="Verdana" style:font-size-complex="16pt" style:font-style-complex="italic" style:font-weight-complex="normal"/>
    </style:style>
    <style:style style:name="T146" style:family="text">
      <style:text-properties style:font-name="Liberation Serif" fo:font-size="16pt" fo:font-style="italic" fo:font-weight="normal" officeooo:rsid="006fcc04" style:font-name-asian="Noto Sans CJK SC" style:font-size-asian="14pt" style:font-style-asian="italic" style:font-weight-asian="normal" style:font-name-complex="Verdana" style:font-size-complex="16pt" style:font-style-complex="italic" style:font-weight-complex="normal"/>
    </style:style>
    <style:style style:name="T147" style:family="text">
      <style:text-properties officeooo:rsid="0076cd84"/>
    </style:style>
    <style:style style:name="T148" style:family="text">
      <style:text-properties officeooo:rsid="00796d5c"/>
    </style:style>
    <style:style style:name="T149" style:family="text">
      <style:text-properties officeooo:rsid="007bcbc1"/>
    </style:style>
    <style:style style:name="T150" style:family="text">
      <style:text-properties officeooo:rsid="0022515d"/>
    </style:style>
    <style:style style:name="T151" style:family="text">
      <style:text-properties officeooo:rsid="0082d19f"/>
    </style:style>
    <style:style style:name="T152" style:family="text">
      <style:text-properties officeooo:rsid="0087df53"/>
    </style:style>
    <style:style style:name="T153" style:family="text">
      <style:text-properties officeooo:rsid="00891b4e"/>
    </style:style>
    <style:style style:name="T154" style:family="text">
      <style:text-properties officeooo:rsid="008c1a2d"/>
    </style:style>
    <style:style style:name="T155" style:family="text">
      <style:text-properties officeooo:rsid="008d2ed6"/>
    </style:style>
    <style:style style:name="T156" style:family="text">
      <style:text-properties officeooo:rsid="008ef84d"/>
    </style:style>
    <style:style style:name="T157" style:family="text">
      <style:text-properties officeooo:rsid="00904615"/>
    </style:style>
    <style:style style:name="T158" style:family="text">
      <style:text-properties officeooo:rsid="00909ba9"/>
    </style:style>
    <style:style style:name="T159" style:family="text">
      <style:text-properties officeooo:rsid="00916c4b"/>
    </style:style>
    <style:style style:name="T160" style:family="text">
      <style:text-properties officeooo:rsid="009af488"/>
    </style:style>
    <style:style style:name="T161" style:family="text">
      <style:text-properties officeooo:rsid="00a0fa53"/>
    </style:style>
    <style:style style:name="T162" style:family="text">
      <style:text-properties officeooo:rsid="00a397fa"/>
    </style:style>
    <style:style style:name="T163" style:family="text">
      <style:text-properties officeooo:rsid="00a6e210"/>
    </style:style>
    <style:style style:name="T164" style:family="text">
      <style:text-properties officeooo:rsid="00a84b55"/>
    </style:style>
    <style:style style:name="T165" style:family="text">
      <style:text-properties officeooo:rsid="00a957f7"/>
    </style:style>
    <style:style style:name="T166" style:family="text">
      <style:text-properties officeooo:rsid="00abd5a6"/>
    </style:style>
    <style:style style:name="T167" style:family="text">
      <style:text-properties officeooo:rsid="00b0af4f"/>
    </style:style>
    <style:style style:name="T168" style:family="text">
      <style:text-properties officeooo:rsid="00bce5a5"/>
    </style:style>
    <style:style style:name="T169" style:family="text">
      <style:text-properties officeooo:rsid="00be7b8e"/>
    </style:style>
    <style:style style:name="T170" style:family="text">
      <style:text-properties officeooo:rsid="00c27d00"/>
    </style:style>
    <style:style style:name="T171" style:family="text">
      <style:text-properties officeooo:rsid="00c612f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839in" fo:text-indent="-0.25in" fo:margin-left="3.2839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2">The Slow Programming Language</text:p>
      <text:p text:style-name="P3">E. Arne<text:span text:style-name="T171">r</text:span></text:p>
      <text:p text:style-name="P5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3">Table of Contents:</text:p>
          </text:index-title>
          <text:p text:style-name="P247">Preface<text:a xlink:type="simple" xlink:href="#__RefHeading___Toc1963_2768681119" text:style-name="Index_20_Link" text:visited-style-name="Index_20_Link"><text:tab/>3</text:a></text:p>
          <text:p text:style-name="P247">Variables<text:a xlink:type="simple" xlink:href="#__RefHeading___Toc1821_2768681119" text:style-name="Index_20_Link" text:visited-style-name="Index_20_Link"><text:tab/>4</text:a></text:p>
          <text:p text:style-name="P247">Operators<text:a xlink:type="simple" xlink:href="#__RefHeading___Toc1823_2768681119" text:style-name="Index_20_Link" text:visited-style-name="Index_20_Link"><text:tab/>6</text:a></text:p>
          <text:p text:style-name="P247">Null, Void, and Noent<text:a xlink:type="simple" xlink:href="#__RefHeading___Toc6117_1369586390" text:style-name="Index_20_Link" text:visited-style-name="Index_20_Link"><text:tab/>8</text:a></text:p>
          <text:p text:style-name="P247">Functions<text:a xlink:type="simple" xlink:href="#__RefHeading___Toc1958_2768681119" text:style-name="Index_20_Link" text:visited-style-name="Index_20_Link"><text:tab/>9</text:a></text:p>
          <text:p text:style-name="P248"><text:a xlink:type="simple" xlink:href="#__RefHeading___Toc6119_1369586390" text:style-name="Index_20_Link" text:visited-style-name="Index_20_Link">Anonymous Functions<text:tab/>11</text:a></text:p>
          <text:p text:style-name="P248"><text:a xlink:type="simple" xlink:href="#__RefHeading___Toc6121_1369586390" text:style-name="Index_20_Link" text:visited-style-name="Index_20_Link">Lambdas<text:tab/>11</text:a></text:p>
          <text:p text:style-name="P247">Objects<text:a xlink:type="simple" xlink:href="#__RefHeading___Toc1825_2768681119" text:style-name="Index_20_Link" text:visited-style-name="Index_20_Link"><text:tab/>12</text:a></text:p>
          <text:p text:style-name="P248"><text:a xlink:type="simple" xlink:href="#__RefHeading___Toc1829_2768681119" text:style-name="Index_20_Link" text:visited-style-name="Index_20_Link">Classes<text:tab/>12</text:a></text:p>
          <text:p text:style-name="P247"><text:a xlink:type="simple" xlink:href="#__RefHeading___Toc7822_3468334355" text:style-name="Index_20_Link" text:visited-style-name="Index_20_Link"><text:tab/>14</text:a></text:p>
          <text:p text:style-name="P248"><text:a xlink:type="simple" xlink:href="#__RefHeading___Toc7824_3468334355" text:style-name="Index_20_Link" text:visited-style-name="Index_20_Link">Enums<text:tab/>14</text:a></text:p>
          <text:p text:style-name="P247">Keyword commands<text:a xlink:type="simple" xlink:href="#__RefHeading___Toc1871_2768681119" text:style-name="Index_20_Link" text:visited-style-name="Index_20_Link"><text:tab/>16</text:a></text:p>
          <text:p text:style-name="P248"><text:a xlink:type="simple" xlink:href="#__RefHeading___Toc5109_2486239676" text:style-name="Index_20_Link" text:visited-style-name="Index_20_Link">Parallelism and Multithreading:<text:tab/>16</text:a></text:p>
          <text:p text:style-name="P247">Bool<text:a xlink:type="simple" xlink:href="#__RefHeading___Toc1873_2768681119" text:style-name="Index_20_Link" text:visited-style-name="Index_20_Link"><text:tab/>17</text:a></text:p>
          <text:p text:style-name="P247">String<text:a xlink:type="simple" xlink:href="#__RefHeading___Toc1875_2768681119" text:style-name="Index_20_Link" text:visited-style-name="Index_20_Link"><text:tab/>18</text:a></text:p>
          <text:p text:style-name="P247">Int, Decimal, and Complex<text:a xlink:type="simple" xlink:href="#__RefHeading___Toc1877_2768681119" text:style-name="Index_20_Link" text:visited-style-name="Index_20_Link"><text:tab/>21</text:a></text:p>
          <text:p text:style-name="P248"><text:a xlink:type="simple" xlink:href="#__RefHeading___Toc3086_2775453381" text:style-name="Index_20_Link" text:visited-style-name="Index_20_Link">Int<text:tab/>21</text:a></text:p>
          <text:p text:style-name="P248"><text:a xlink:type="simple" xlink:href="#__RefHeading___Toc3088_2775453381" text:style-name="Index_20_Link" text:visited-style-name="Index_20_Link">Decimal<text:tab/>21</text:a></text:p>
          <text:p text:style-name="P248"><text:a xlink:type="simple" xlink:href="#__RefHeading___Toc3090_2775453381" text:style-name="Index_20_Link" text:visited-style-name="Index_20_Link">Complex<text:tab/>22</text:a></text:p>
          <text:p text:style-name="P248"><text:a xlink:type="simple" xlink:href="#__RefHeading___Toc3092_2775453381" text:style-name="Index_20_Link" text:visited-style-name="Index_20_Link">Methods<text:tab/>23</text:a></text:p>
          <text:p text:style-name="P247">Bytes<text:a xlink:type="simple" xlink:href="#__RefHeading___Toc1883_2768681119" text:style-name="Index_20_Link" text:visited-style-name="Index_20_Link"><text:tab/>24</text:a></text:p>
          <text:p text:style-name="P247">List<text:a xlink:type="simple" xlink:href="#__RefHeading___Toc1971_2768681119" text:style-name="Index_20_Link" text:visited-style-name="Index_20_Link"><text:tab/>26</text:a></text:p>
          <text:p text:style-name="P248"><text:a xlink:type="simple" xlink:href="#__RefHeading___Toc6973_3705702006" text:style-name="Index_20_Link" text:visited-style-name="Index_20_Link">Function rules<text:tab/>27</text:a></text:p>
          <text:p text:style-name="P247">Table<text:a xlink:type="simple" xlink:href="#__RefHeading___Toc2869_3945820229" text:style-name="Index_20_Link" text:visited-style-name="Index_20_Link"><text:tab/>28</text:a></text:p>
          <text:p text:style-name="P248"><text:a xlink:type="simple" xlink:href="#__RefHeading___Toc5111_2486239676" text:style-name="Index_20_Link" text:visited-style-name="Index_20_Link">JSON<text:tab/>29</text:a></text:p>
          <text:p text:style-name="P247">Time<text:a xlink:type="simple" xlink:href="#__RefHeading___Toc7826_3468334355" text:style-name="Index_20_Link" text:visited-style-name="Index_20_Link"><text:tab/>30</text:a></text:p>
          <text:p text:style-name="P247">Path<text:a xlink:type="simple" xlink:href="#__RefHeading___Toc3080_2775453381" text:style-name="Index_20_Link" text:visited-style-name="Index_20_Link"><text:tab/>33</text:a></text:p>
          <text:p text:style-name="P247">File<text:a xlink:type="simple" xlink:href="#__RefHeading___Toc1885_2768681119" text:style-name="Index_20_Link" text:visited-style-name="Index_20_Link"><text:tab/>35</text:a></text:p>
          <text:p text:style-name="P248"><text:a xlink:type="simple" xlink:href="#__RefHeading___Toc1887_2768681119" text:style-name="Index_20_Link" text:visited-style-name="Index_20_Link">stdout &amp; stderr<text:tab/>37</text:a></text:p>
          <text:p text:style-name="P248"><text:a xlink:type="simple" xlink:href="#__RefHeading___Toc1889_2768681119" text:style-name="Index_20_Link" text:visited-style-name="Index_20_Link">stdin<text:tab/>38</text:a></text:p>
          <text:p text:style-name="P247">Directory<text:a xlink:type="simple" xlink:href="#__RefHeading___Toc3082_2775453381" text:style-name="Index_20_Link" text:visited-style-name="Index_20_Link"><text:tab/>39</text:a></text:p>
          <text:p text:style-name="P247">System<text:a xlink:type="simple" xlink:href="#__RefHeading___Toc1891_2768681119" text:style-name="Index_20_Link" text:visited-style-name="Index_20_Link"><text:tab/>40</text:a></text:p>
          <text:p text:style-name="P247">Math<text:a xlink:type="simple" xlink:href="#__RefHeading___Toc6975_3705702006" text:style-name="Index_20_Link" text:visited-style-name="Index_20_Link"><text:tab/>41</text:a></text:p>
          <text:p text:style-name="P247">Response<text:a xlink:type="simple" xlink:href="#__RefHeading___Toc6977_3705702006" text:style-name="Index_20_Link" text:visited-style-name="Index_20_Link"><text:tab/>43</text:a></text:p>
          <text:p text:style-name="P247">URL<text:a xlink:type="simple" xlink:href="#__RefHeading___Toc6979_3705702006" text:style-name="Index_20_Link" text:visited-style-name="Index_20_Link"><text:tab/>44</text:a></text:p>
          <text:p text:style-name="P247">Control Flow<text:a xlink:type="simple" xlink:href="#__RefHeading___Toc1893_2768681119" text:style-name="Index_20_Link" text:visited-style-name="Index_20_Link"><text:tab/>45</text:a></text:p>
          <text:p text:style-name="P247">Exceptions<text:a xlink:type="simple" xlink:href="#__RefHeading___Toc2608_1640719031" text:style-name="Index_20_Link" text:visited-style-name="Index_20_Link"><text:tab/>48</text:a></text:p>
          <text:p text:style-name="P247">Use &amp; Using<text:a xlink:type="simple" xlink:href="#__RefHeading___Toc7926_3468334355" text:style-name="Index_20_Link" text:visited-style-name="Index_20_Link"><text:tab/>51</text:a></text:p>
          <text:p text:style-name="P247">Namespace<text:a xlink:type="simple" xlink:href="#__RefHeading___Toc7928_3468334355" text:style-name="Index_20_Link" text:visited-style-name="Index_20_Link"><text:tab/>52</text:a></text:p>
          <text:p text:style-name="P247"><text:soft-page-break/>Commenting<text:a xlink:type="simple" xlink:href="#__RefHeading___Toc4943_2436777918" text:style-name="Index_20_Link" text:visited-style-name="Index_20_Link"><text:tab/>53</text:a></text:p>
          <text:p text:style-name="P247">Embedded <text:span text:style-name="T5">Slow &amp; CGI (if applicable!)</text:span><text:a xlink:type="simple" xlink:href="#__RefHeading___Toc4945_2436777918" text:style-name="Index_20_Link" text:visited-style-name="Index_20_Link"><text:tab/>54</text:a></text:p>
          <text:p text:style-name="P248"><text:a xlink:type="simple" xlink:href="#__RefHeading___Toc4949_2436777918" text:style-name="Index_20_Link" text:visited-style-name="Index_20_Link">CGI<text:tab/>54</text:a></text:p>
        </text:index-body>
      </text:table-of-content>
      <text:p text:style-name="P54"/>
      <text:h text:style-name="P279" text:outline-level="1"><text:bookmark-start text:name="__RefHeading___Toc1963_2768681119"/>Preface<text:bookmark-end text:name="__RefHeading___Toc1963_2768681119"/></text:h>
      <text:p text:style-name="P55"/>
      <text:p text:style-name="P53">Last Updated: <text:span text:style-name="T171">October 16</text:span><text:span text:style-name="T2">th</text:span>, 2021</text:p>
      <text:p text:style-name="P53">Edition: 1.<text:span text:style-name="T171">1</text:span> Beta – <text:span text:style-name="T55">Not For Production Usage</text:span></text:p>
      <text:p text:style-name="P53"><text:span text:style-name="T55"/></text:p>
      <text:p text:style-name="P331">Author: </text:p>
      <text:list xml:id="list3415640382" text:style-name="L78">
        <text:list-item>
          <text:p text:style-name="P332">Email: <text:a xlink:type="simple" xlink:href="mailto:arner@usa.com" text:style-name="Internet_20_link" text:visited-style-name="Visited_20_Internet_20_Link">arner@usa.com</text:a></text:p>
        </text:list-item>
      </text:list>
      <text:p text:style-name="P53"/>
      <text:p text:style-name="P53">The Slow Programming Language is an interpreted programming language implemented within the Python programming language—hence its name, due to the speed deficits that it experiences as a result—that is high-level and can compare to other popular programming languages. The Slow Programming Language, albeit it being capable, is not meant to be taken seriously, due to its speed deficits and its inability to be properly maintained by one person; the Slow Programming Language only exists to showcase one of the many ways an interpreted programming language can be made, in addition for it being a project.</text:p>
      <text:p text:style-name="P53"/>
      <text:p text:style-name="P53">This document will showcase the features of the Slow Programming Language, the keywords and the arguments which they require, operators, syntax, and the standard library of the Slow Programming Language. If you wish to use the Slow Programming Language in any meaningful manner, then the standard library description written in this document will be of uttermost importance to you.</text:p>
      <text:p text:style-name="P53"/>
      <text:p text:style-name="P53"/>
      <text:p text:style-name="P53"/>
      <text:p text:style-name="P53"><text:s/><text:span text:style-name="T4">The Slow Programming Language is an object-oriented programming language which employs the usage of classes to provide the framework necessary to achieve things easily and with an understandable level of abstraction. </text:span><text:span text:style-name="T141">The Slow Programming language wishes to provide an easy to read syntax but a syntax which is not too verbose, where code can be reused wherever possible. Therefore, the language will automatically cast types when necessary. </text:span></text:p>
      <text:p text:style-name="P53"/>
      <text:p text:style-name="P57">The Slow language is evidently based—one way or another—on the following other, more widely used programming languages:</text:p>
      <text:list xml:id="list3136107768" text:style-name="L1">
        <text:list-item>
          <text:p text:style-name="P316">Java – <text:span text:style-name="T5">new</text:span> keyword, camel case, capitalized type names, emphasis on object-oriented nature, emphasis on cross-platform ability.</text:p>
        </text:list-item>
        <text:list-item>
          <text:p text:style-name="P316">Rust – Type notation (e.g., <text:span text:style-name="T56">x: T</text:span>, or <text:span text:style-name="T5">x() → T</text:span>)</text:p>
        </text:list-item>
        <text:list-item>
          <text:p text:style-name="P316">C++ – <text:span text:style-name="T5">public </text:span>and <text:span text:style-name="T5">private</text:span> fields, also operator overloading for most—but not all—operators.</text:p>
        </text:list-item>
        <text:list-item>
          <text:p text:style-name="P316">Python – <text:span text:style-name="T5">pass</text:span> keyword, as well as array and dictionary notation (e.g.,<text:span text:style-name="T5"> [ … ]</text:span> and<text:span text:style-name="T5"> { … }</text:span>), <text:span text:style-name="T119">pass by assignment.</text:span></text:p>
        </text:list-item>
      </text:list>
      <text:p text:style-name="P6"/>
      <text:p text:style-name="P53"/>
      <text:p text:style-name="P341">Why <text:span text:style-name="T60">is this document not written in Google Docs?</text:span></text:p>
      <text:list xml:id="list2065707821" text:style-name="L79">
        <text:list-item>
          <text:p text:style-name="P342"><text:span text:style-name="T60">Due to wanting to do offline work, this document has been made as a document on LibreOffice, which is an abundant office suite found on many systems—including Linux.</text:span></text:p>
        </text:list-item>
      </text:list>
      <text:h text:style-name="P280" text:outline-level="1"><text:bookmark-start text:name="__RefHeading___Toc1821_2768681119"/>Variables<text:bookmark-end text:name="__RefHeading___Toc1821_2768681119"/></text:h>
      <text:p text:style-name="Horizontal_20_Line"/>
      <text:p text:style-name="Standard">Variables may be defined using the <text:span text:style-name="T5">let</text:span><text:span text:style-name="T60"> keyword, where it is required that they be defined and initialized before their reference, unlike Python. Characteristics of these variables may be set by placing the words </text:span><text:span text:style-name="T5">const </text:span><text:span text:style-name="T60">or </text:span><text:span text:style-name="T5">castable</text:span><text:span text:style-name="T60"> (mutually exclusive!) before the name of the variable being defined within the </text:span><text:span text:style-name="T5">let </text:span><text:span text:style-name="T60">instruction, separated by a space.</text:span></text:p>
      <text:p text:style-name="Standard"/>
      <text:p text:style-name="Standard"><text:span text:style-name="T60">An explicit type, while not mandatory, may be given to a variable using Rust notation, where a colon will separate the type name from the variable name—with or without a space—like so: →</text:span><text:span text:style-name="T5"> name: type</text:span><text:span text:style-name="T60">. </text:span><text:span text:style-name="T94">Multiple acceptable types may be given by enclosing the many types in a</text:span><text:span text:style-name="T51"> List </text:span><text:span text:style-name="T94">literal fashion; </text:span><text:span text:style-name="T95">castable types may be given multiple options, where they are in order of priority.</text:span><text:span text:style-name="T94"> </text:span></text:p>
      <text:p text:style-name="Standard"/>
      <text:p text:style-name="Standard">For example,</text:p>
      <text:p text:style-name="Standard"/>
      <text:p text:style-name="P2">let const x: String = “Hello, world!”</text:p>
      <text:list xml:id="list3288595889" text:style-name="L2">
        <text:list-item>
          <text:p text:style-name="P334">This will make a constant—meaning that it cannot be changed by threat of error—variable with the strict type of<text:span text:style-name="T5"> String</text:span> containing the contents<text:span text:style-name="T5"> “Hello, World!”</text:span> which will remain forever constant due to the constraints. </text:p>
        </text:list-item>
      </text:list>
      <text:p text:style-name="Standard"/>
      <text:p text:style-name="P2">let castable x: String = 10</text:p>
      <text:list xml:id="list1115126838" text:style-name="L3">
        <text:list-item>
          <text:p text:style-name="P335">This will create a variable which has permission to cast to whatever types support the variable value being casted. In this case, x wishes to have a type of <text:span text:style-name="T5">String</text:span> but is being set to a value of <text:span text:style-name="T5">10</text:span> which is of type <text:span text:style-name="T5">int</text:span>; therefore, the <text:span text:style-name="T5">String</text:span> class will cast the integer it receives into a <text:span text:style-name="T5">String</text:span> and return the new instance. </text:p>
        </text:list-item>
        <text:list-item>
          <text:p text:style-name="P335"><text:span text:style-name="T61">If a variable is fed a type that it does not allow—and there is no </text:span><text:span text:style-name="T7">castable</text:span><text:span text:style-name="T61"> modifier—then the Slow Programming Language will error.</text:span></text:p>
        </text:list-item>
        <text:list-item>
          <text:p text:style-name="P336">castable<text:span text:style-name="T60"> requires a variable with a type. The Slow Programming Language will yield an error,</text:span> <text:span text:style-name="T149">TypeException</text:span><text:span text:style-name="T80">,</text:span> <text:span text:style-name="T60">if that quality is not met.</text:span></text:p>
        </text:list-item>
      </text:list>
      <text:p text:style-name="Standard"/>
      <text:p text:style-name="Standard"><text:span text:style-name="T62">Variables exist within a scope that they are in. Global variables take precedence, where the order of precedence follows the stack of blocks that have been appended throughout the program’s life. A block is defined as any section of code which has its own scope and is terminated by a corresponding</text:span><text:span text:style-name="T8"> end</text:span><text:span text:style-name="T62"> block,</text:span><text:span text:style-name="T101"> UNLESS OTHERWISE SPECIFIED!</text:span></text:p>
      <text:p text:style-name="Standard"/>
      <text:p text:style-name="P134">Variables are also passed by assignment, meaning that their values are not copied on assignment, but rather they merely become references to that value in memory. Slow is like this due to the fact that it is based on Python, meaning that this is quite trivial to implement—it’s also nice, but frankly, it would be nice if it were explicit, like C. </text:p>
      <text:p text:style-name="Standard"/>
      <text:p text:style-name="P138">Variables have a maximum length of 128 characters and must obey the REGEX rule of <text:span text:style-name="T114">[a-zA-Z0-9-_]</text:span><text:span text:style-name="T123">. A variable may not also start with a number, as those are served for a numerical literal. Variables prefixed with tilde (~) are reserved for special uses within the Slow Programming Language—you may not make variables with that character, as implied above through the REGEX rule. </text:span></text:p>
      <text:p text:style-name="Standard"/>
      <text:p text:style-name="Standard"><text:soft-page-break/></text:p>
      <text:p text:style-name="Standard">There are special variables throughout the runtime of the Slow Programming Language. A table of these below should explain them:</text:p>
      <text:p text:style-name="Standard"/>
      <table:table table:name="Table6" table:style-name="Table6">
        <table:table-column table:style-name="Table6.A"/>
        <table:table-column table:style-name="Table6.B"/>
        <table:table-row table:style-name="TableLine94074599354688">
          <table:table-cell table:style-name="Table6.A1" office:value-type="string">
            <text:p text:style-name="P162">~<text:span text:style-name="T118">line</text:span></text:p>
          </table:table-cell>
          <table:table-cell table:style-name="Table6.B1" office:value-type="string">
            <text:p text:style-name="P162">Returns the <text:span text:style-name="T32">Int </text:span>line number currently being executed.</text:p>
          </table:table-cell>
        </table:table-row>
        <table:table-row table:style-name="TableLine94074599375328">
          <table:table-cell table:style-name="Table6.A2" office:value-type="string">
            <text:p text:style-name="P162">~<text:span text:style-name="T118">file</text:span></text:p>
          </table:table-cell>
          <table:table-cell table:style-name="Table6.B2" office:value-type="string">
            <text:p text:style-name="P162">Returns the <text:span text:style-name="T32">String </text:span>filename of the script currently being executed.</text:p>
          </table:table-cell>
        </table:table-row>
        <table:table-row table:style-name="TableLine94074599348768">
          <table:table-cell table:style-name="Table6.A2" office:value-type="string">
            <text:p text:style-name="P215">~dir</text:p>
          </table:table-cell>
          <table:table-cell table:style-name="Table6.B2" office:value-type="string">
            <text:p text:style-name="P215">Returns the <text:span text:style-name="T5">String</text:span><text:span text:style-name="T60"> directory name of the script currently being executed.</text:span></text:p>
          </table:table-cell>
        </table:table-row>
        <table:table-row table:style-name="TableLine94074599384352">
          <table:table-cell table:style-name="Table6.A2" office:value-type="string">
            <text:p text:style-name="P165">~args</text:p>
          </table:table-cell>
          <table:table-cell table:style-name="Table6.B2" office:value-type="string">
            <text:p text:style-name="P165">A<text:span text:style-name="T5"> </text:span><text:span text:style-name="T32">List</text:span><text:span text:style-name="T60"> </text:span>of<text:span text:style-name="T5"> </text:span>the command-line arguments passed to the interpreter.</text:p>
          </table:table-cell>
        </table:table-row>
        <table:table-row table:style-name="TableLine94074599385008">
          <table:table-cell table:style-name="Table6.A2" office:value-type="string">
            <text:p text:style-name="P254">~env</text:p>
          </table:table-cell>
          <table:table-cell table:style-name="Table6.B2" office:value-type="string">
            <text:p text:style-name="P254">A <text:span text:style-name="T5">List</text:span><text:span text:style-name="T60"> of all environment variables passed to the program.</text:span></text:p>
          </table:table-cell>
        </table:table-row>
      </table:table>
      <text:p text:style-name="P99"/>
      <text:p text:style-name="Standard">In general, variable names should be in snake case—meaning lowercase with underscores separating the words—and they should be concise and/or condensed. For example:</text:p>
      <text:p text:style-name="P97"><text:tab/>→ <text:span text:style-name="T5">apple_tree</text:span></text:p>
      <text:p text:style-name="P32"/>
      <text:p text:style-name="Standard">Variable names cannot be redefined within scope, which is quite strange considering the fact that the Slow Programming Language is an interpreted language—which we try to obscure, to a certain extent, which will be evident throughout the course of this relatively long document. If a variable already exists while a new one of that name is trying to be made, a <text:span text:style-name="T5">RedefinitionException</text:span> will be thrown and the interpreter will complain.</text:p>
      <text:p text:style-name="Standard"/>
      <text:p text:style-name="Standard"/>
      <text:p text:style-name="P97"/>
      <text:h text:style-name="P281" text:outline-level="1"><text:bookmark-start text:name="__RefHeading___Toc1823_2768681119"/>Operators<text:bookmark-end text:name="__RefHeading___Toc1823_2768681119"/></text:h>
      <text:p text:style-name="P180"/>
      <text:p text:style-name="Standard">Due to the fact that the Slow Programming Language is an object-oriented programming language, operators typically correspond to special methods within the data types that they are operating on. For instance, when I am comparing for two strings to be equal via the == operator, internally the ~equals() method is being called in order to compare them. Below will be a chart of all operators that exist within the Slow Programming Language. Some operators are not elligible for operator overloading.</text:p>
      <text:p text:style-name="P145"/>
      <table:table table:name="Table2" table:style-name="Table2">
        <table:table-column table:style-name="Table2.A"/>
        <table:table-column table:style-name="Table2.B"/>
        <table:table-row table:style-name="TableLine94074599357216">
          <table:table-cell table:style-name="Table2.A1" office:value-type="string">
            <text:p text:style-name="P144">+</text:p>
          </table:table-cell>
          <table:table-cell table:style-name="Table2.B1" office:value-type="string">
            <text:p text:style-name="P144">Add</text:p>
          </table:table-cell>
        </table:table-row>
        <table:table-row table:style-name="TableLine94074599449024">
          <table:table-cell table:style-name="Table2.A2" office:value-type="string">
            <text:p text:style-name="P141">-</text:p>
          </table:table-cell>
          <table:table-cell table:style-name="Table2.B2" office:value-type="string">
            <text:p text:style-name="P144">Subtract</text:p>
          </table:table-cell>
        </table:table-row>
        <table:table-row table:style-name="TableLine94074599485600">
          <table:table-cell table:style-name="Table2.A2" office:value-type="string">
            <text:p text:style-name="P141">/</text:p>
          </table:table-cell>
          <table:table-cell table:style-name="Table2.B2" office:value-type="string">
            <text:p text:style-name="P144">Divide</text:p>
          </table:table-cell>
        </table:table-row>
        <table:table-row table:style-name="TableLine94074599486256">
          <table:table-cell table:style-name="Table2.A2" office:value-type="string">
            <text:p text:style-name="P141">*</text:p>
          </table:table-cell>
          <table:table-cell table:style-name="Table2.B2" office:value-type="string">
            <text:p text:style-name="P144">Multiply</text:p>
          </table:table-cell>
        </table:table-row>
        <table:table-row table:style-name="TableLine94074599486912">
          <table:table-cell table:style-name="Table2.A2" office:value-type="string">
            <text:p text:style-name="P144">^</text:p>
          </table:table-cell>
          <table:table-cell table:style-name="Table2.B2" office:value-type="string">
            <text:p text:style-name="P144"><text:span text:style-name="T108">Exponent</text:span> / Radical</text:p>
          </table:table-cell>
        </table:table-row>
        <table:table-row table:style-name="TableLine94074599487568">
          <table:table-cell table:style-name="Table2.A2" office:value-type="string">
            <text:p text:style-name="P216">=+</text:p>
          </table:table-cell>
          <table:table-cell table:style-name="Table2.B2" office:value-type="string">
            <text:p text:style-name="P216">Compound addition (equivalent—but also more efficient—to <text:span text:style-name="T5">x = x + n</text:span><text:span text:style-name="T60">)</text:span></text:p>
          </table:table-cell>
        </table:table-row>
        <table:table-row table:style-name="TableLine94074599488176">
          <table:table-cell table:style-name="Table2.A2" office:value-type="string">
            <text:p text:style-name="P216">-=</text:p>
          </table:table-cell>
          <table:table-cell table:style-name="Table2.B2" office:value-type="string">
            <text:p text:style-name="P216">Compound subtraction (equivalent to <text:span text:style-name="T5">x = x - n</text:span><text:span text:style-name="T60">)</text:span></text:p>
          </table:table-cell>
        </table:table-row>
        <table:table-row table:style-name="TableLine94074599488832">
          <table:table-cell table:style-name="Table2.A2" office:value-type="string">
            <text:p text:style-name="P216">/=</text:p>
          </table:table-cell>
          <table:table-cell table:style-name="Table2.B2" office:value-type="string">
            <text:p text:style-name="P216">Compound division (equivalent to <text:span text:style-name="T5">x = x / n</text:span><text:span text:style-name="T60">)</text:span></text:p>
          </table:table-cell>
        </table:table-row>
        <table:table-row table:style-name="TableLine94074599489648">
          <table:table-cell table:style-name="Table2.A2" office:value-type="string">
            <text:p text:style-name="P216">*=</text:p>
          </table:table-cell>
          <table:table-cell table:style-name="Table2.B2" office:value-type="string">
            <text:p text:style-name="P216">Compound multiplication (equivalent to <text:span text:style-name="T5">x = x * n</text:span><text:span text:style-name="T60">)</text:span></text:p>
          </table:table-cell>
        </table:table-row>
        <table:table-row table:style-name="TableLine94074599490656">
          <table:table-cell table:style-name="Table2.A2" office:value-type="string">
            <text:p text:style-name="P216">*^</text:p>
          </table:table-cell>
          <table:table-cell table:style-name="Table2.B2" office:value-type="string">
            <text:p text:style-name="P216">Compound exponentiation (equivalent to <text:span text:style-name="T5">x = x ^ n</text:span><text:span text:style-name="T60">)</text:span></text:p>
          </table:table-cell>
        </table:table-row>
        <table:table-row table:style-name="TableLine94074599491472">
          <table:table-cell table:style-name="Table2.A2" office:value-type="string">
            <text:p text:style-name="P144">%</text:p>
          </table:table-cell>
          <table:table-cell table:style-name="Table2.B2" office:value-type="string">
            <text:p text:style-name="P144">Modulus—find the remainder of</text:p>
          </table:table-cell>
        </table:table-row>
        <table:table-row table:style-name="TableLine94074599492288">
          <table:table-cell table:style-name="Table2.A2" office:value-type="string">
            <text:p text:style-name="P144">&amp;&amp;</text:p>
          </table:table-cell>
          <table:table-cell table:style-name="Table2.B2" office:value-type="string">
            <text:p text:style-name="P144">Logical and</text:p>
          </table:table-cell>
        </table:table-row>
        <table:table-row table:style-name="TableLine94074599493104">
          <table:table-cell table:style-name="Table2.A2" office:value-type="string">
            <text:p text:style-name="P144">||</text:p>
          </table:table-cell>
          <table:table-cell table:style-name="Table2.B2" office:value-type="string">
            <text:p text:style-name="P144">Logical or</text:p>
          </table:table-cell>
        </table:table-row>
        <table:table-row table:style-name="TableLine94074599493920">
          <table:table-cell table:style-name="Table2.A2" office:value-type="string">
            <text:p text:style-name="P216">B&amp;</text:p>
          </table:table-cell>
          <table:table-cell table:style-name="Table2.B2" office:value-type="string">
            <text:p text:style-name="P216">Bitwise AND</text:p>
          </table:table-cell>
        </table:table-row>
        <table:table-row table:style-name="TableLine94074599494736">
          <table:table-cell table:style-name="Table2.A2" office:value-type="string">
            <text:p text:style-name="P216">B|</text:p>
          </table:table-cell>
          <table:table-cell table:style-name="Table2.B2" office:value-type="string">
            <text:p text:style-name="P216">Bitwise OR</text:p>
          </table:table-cell>
        </table:table-row>
        <table:table-row table:style-name="TableLine94074599495552">
          <table:table-cell table:style-name="Table2.A2" office:value-type="string">
            <text:p text:style-name="P216">B^</text:p>
          </table:table-cell>
          <table:table-cell table:style-name="Table2.B2" office:value-type="string">
            <text:p text:style-name="P216">Bitwise XOR</text:p>
          </table:table-cell>
        </table:table-row>
        <table:table-row table:style-name="TableLine94074599496368">
          <table:table-cell table:style-name="Table2.A2" office:value-type="string">
            <text:p text:style-name="P216">B~</text:p>
          </table:table-cell>
          <table:table-cell table:style-name="Table2.B2" office:value-type="string">
            <text:p text:style-name="P216">Bitwise Compliment Operator</text:p>
          </table:table-cell>
        </table:table-row>
        <table:table-row table:style-name="TableLine94074599497184">
          <table:table-cell table:style-name="Table2.A2" office:value-type="string">
            <text:p text:style-name="P216">B&gt;&gt;</text:p>
          </table:table-cell>
          <table:table-cell table:style-name="Table2.B2" office:value-type="string">
            <text:p text:style-name="P216">Bitwise left shift</text:p>
          </table:table-cell>
        </table:table-row>
        <table:table-row table:style-name="TableLine94074599498000">
          <table:table-cell table:style-name="Table2.A2" office:value-type="string">
            <text:p text:style-name="P216">B&lt;&lt;</text:p>
          </table:table-cell>
          <table:table-cell table:style-name="Table2.B2" office:value-type="string">
            <text:p text:style-name="P216">Bitwise right shift</text:p>
          </table:table-cell>
        </table:table-row>
        <table:table-row table:style-name="TableLine94074599498816">
          <table:table-cell table:style-name="Table2.A2" office:value-type="string">
            <text:p text:style-name="P144">!</text:p>
          </table:table-cell>
          <table:table-cell table:style-name="Table2.B2" office:value-type="string">
            <text:p text:style-name="P144">Logical not (invert boolean)</text:p>
          </table:table-cell>
        </table:table-row>
        <table:table-row table:style-name="TableLine94074599499632">
          <table:table-cell table:style-name="Table2.A2" office:value-type="string">
            <text:p text:style-name="P144">?</text:p>
          </table:table-cell>
          <table:table-cell table:style-name="Table2.B2" office:value-type="string">
            <text:p text:style-name="P144">Ternary. <text:span text:style-name="T5">condition ? true_result : false_result</text:span></text:p>
          </table:table-cell>
        </table:table-row>
        <table:table-row table:style-name="TableLine94074599500448">
          <table:table-cell table:style-name="Table2.A2" office:value-type="string">
            <text:p text:style-name="P144">( … )</text:p>
          </table:table-cell>
          <table:table-cell table:style-name="Table2.B2" office:value-type="string">
            <text:p text:style-name="P144">Precedence operator</text:p>
          </table:table-cell>
        </table:table-row>
        <table:table-row table:style-name="TableLine94074599501264">
          <table:table-cell table:style-name="Table2.A2" office:value-type="string">
            <text:p text:style-name="P192">(T)</text:p>
          </table:table-cell>
          <table:table-cell table:style-name="Table2.B2" office:value-type="string">
            <text:p text:style-name="P192">Casting operator</text:p>
          </table:table-cell>
        </table:table-row>
        <table:table-row table:style-name="TableLine94074599502080">
          <table:table-cell table:style-name="Table2.A2" office:value-type="string">
            <text:p text:style-name="P144">…</text:p>
          </table:table-cell>
          <table:table-cell table:style-name="Table2.B2" office:value-type="string">
            <text:p text:style-name="P144">Varadiac arguments</text:p>
          </table:table-cell>
        </table:table-row>
        <table:table-row table:style-name="TableLine94074599502896">
          <table:table-cell table:style-name="Table2.A2" office:value-type="string">
            <text:p text:style-name="P144">,</text:p>
          </table:table-cell>
          <table:table-cell table:style-name="Table2.B2" office:value-type="string">
            <text:p text:style-name="P146">Execute multiple instructions on same line, comma-delimited.</text:p>
          </table:table-cell>
        </table:table-row>
        <text:soft-page-break/>
        <table:table-row table:style-name="TableLine94074599503712">
          <table:table-cell table:style-name="Table2.A2" office:value-type="string">
            <text:p text:style-name="P146">[ … ]: <text:span text:style-name="T141">T</text:span></text:p>
          </table:table-cell>
          <table:table-cell table:style-name="Table2.B2" office:value-type="string">
            <text:p text:style-name="P146">Create a list. <text:span text:style-name="T141">If one wishes, they may add a colon and provide the type</text:span><text:span text:style-name="T32"> </text:span><text:span text:style-name="T33">T</text:span><text:span text:style-name="T32"> </text:span><text:span text:style-name="T141">of the list. This is useful for enumerations (see </text:span><text:span text:style-name="T32">List</text:span><text:span text:style-name="T76"> for more information). </text:span></text:p>
          </table:table-cell>
        </table:table-row>
        <table:table-row table:style-name="TableLine94074599504528">
          <table:table-cell table:style-name="Table2.A2" office:value-type="string">
            <text:p text:style-name="P146">{ … }</text:p>
          </table:table-cell>
          <table:table-cell table:style-name="Table2.B2" office:value-type="string">
            <text:p text:style-name="P146">Create a table</text:p>
          </table:table-cell>
        </table:table-row>
        <table:table-row table:style-name="TableLine94074599505344">
          <table:table-cell table:style-name="Table2.A2" office:value-type="string">
            <text:p text:style-name="P146">.</text:p>
          </table:table-cell>
          <table:table-cell table:style-name="Table2.B2" office:value-type="string">
            <text:p text:style-name="P146">Method or namespace access operator</text:p>
          </table:table-cell>
        </table:table-row>
        <table:table-row table:style-name="TableLine94074599506160">
          <table:table-cell table:style-name="Table2.A2" office:value-type="string">
            <text:p text:style-name="P158">sizeof</text:p>
          </table:table-cell>
          <table:table-cell table:style-name="Table2.B2" office:value-type="string">
            <text:p text:style-name="P158">Return length of object</text:p>
          </table:table-cell>
        </table:table-row>
        <table:table-row table:style-name="TableLine94074599506976">
          <table:table-cell table:style-name="Table2.A2" office:value-type="string">
            <text:p text:style-name="P158">instanceof</text:p>
          </table:table-cell>
          <table:table-cell table:style-name="Table2.B2" office:value-type="string">
            <text:p text:style-name="P158">Is object a of type b? Returns <text:span text:style-name="T5">Bool</text:span><text:span text:style-name="T60">.</text:span></text:p>
          </table:table-cell>
        </table:table-row>
        <table:table-row table:style-name="TableLine94074599507792">
          <table:table-cell table:style-name="Table2.A2" office:value-type="string">
            <text:p text:style-name="P159">indexof</text:p>
          </table:table-cell>
          <table:table-cell table:style-name="Table2.B2" office:value-type="string">
            <text:p text:style-name="P159">Return the index of the iterator</text:p>
          </table:table-cell>
        </table:table-row>
        <table:table-row table:style-name="TableLine94074599508608">
          <table:table-cell table:style-name="Table2.A2" office:value-type="string">
            <text:p text:style-name="P168">new</text:p>
          </table:table-cell>
          <table:table-cell table:style-name="Table2.B2" office:value-type="string">
            <text:p text:style-name="P168">Initialize and create a new instance of an object.</text:p>
          </table:table-cell>
        </table:table-row>
        <table:table-row table:style-name="TableLine94074599509456">
          <table:table-cell table:style-name="Table2.A2" office:value-type="string">
            <text:p text:style-name="P168">copy</text:p>
          </table:table-cell>
          <table:table-cell table:style-name="Table2.B2" office:value-type="string">
            <text:p text:style-name="P168">Instead of passing by reference, make a copy!</text:p>
          </table:table-cell>
        </table:table-row>
        <table:table-row table:style-name="TableLine94074599490384">
          <table:table-cell table:style-name="Table2.A2" office:value-type="string">
            <text:p text:style-name="P159">&gt;</text:p>
          </table:table-cell>
          <table:table-cell table:style-name="Table2.B2" office:value-type="string">
            <text:p text:style-name="P160">Greater than</text:p>
          </table:table-cell>
        </table:table-row>
        <table:table-row table:style-name="TableLine94074599511568">
          <table:table-cell table:style-name="Table2.A2" office:value-type="string">
            <text:p text:style-name="P159">&gt;<text:span text:style-name="T113">=</text:span></text:p>
          </table:table-cell>
          <table:table-cell table:style-name="Table2.B2" office:value-type="string">
            <text:p text:style-name="P160">Greater than or equal to</text:p>
          </table:table-cell>
        </table:table-row>
        <table:table-row table:style-name="TableLine94074599512416">
          <table:table-cell table:style-name="Table2.A2" office:value-type="string">
            <text:p text:style-name="P159">&lt;</text:p>
          </table:table-cell>
          <table:table-cell table:style-name="Table2.B2" office:value-type="string">
            <text:p text:style-name="P160">Less than</text:p>
          </table:table-cell>
        </table:table-row>
        <table:table-row table:style-name="TableLine94074599513264">
          <table:table-cell table:style-name="Table2.A2" office:value-type="string">
            <text:p text:style-name="P159">&lt;<text:span text:style-name="T113">=</text:span></text:p>
          </table:table-cell>
          <table:table-cell table:style-name="Table2.B2" office:value-type="string">
            <text:p text:style-name="P160">Less than or equal to</text:p>
          </table:table-cell>
        </table:table-row>
        <table:table-row table:style-name="TableLine94074599514112">
          <table:table-cell table:style-name="Table2.A2" office:value-type="string">
            <text:p text:style-name="P10">==</text:p>
          </table:table-cell>
          <table:table-cell table:style-name="Table2.B2" office:value-type="string">
            <text:p text:style-name="P160">Equal to</text:p>
          </table:table-cell>
        </table:table-row>
        <table:table-row table:style-name="TableLine94074599514960">
          <table:table-cell table:style-name="Table2.A2" office:value-type="string">
            <text:p text:style-name="P65">!=</text:p>
          </table:table-cell>
          <table:table-cell table:style-name="Table2.B2" office:value-type="string">
            <text:p text:style-name="P160">Not equal to</text:p>
          </table:table-cell>
        </table:table-row>
        <table:table-row table:style-name="TableLine94074599515808">
          <table:table-cell table:style-name="Table2.A2" office:value-type="string">
            <text:p text:style-name="P65">===</text:p>
          </table:table-cell>
          <table:table-cell table:style-name="Table2.B2" office:value-type="string">
            <text:p text:style-name="P160">Instances of the object are completely the same.</text:p>
          </table:table-cell>
        </table:table-row>
        <table:table-row table:style-name="TableLine94074599516656">
          <table:table-cell table:style-name="Table2.A2" office:value-type="string">
            <text:p text:style-name="P65">!==</text:p>
          </table:table-cell>
          <table:table-cell table:style-name="Table2.B2" office:value-type="string">
            <text:p text:style-name="P160">Instances of the object are absolutely not the same. </text:p>
          </table:table-cell>
        </table:table-row>
        <table:table-row table:style-name="TableLine94074599517504">
          <table:table-cell table:style-name="Table2.A2" office:value-type="string">
            <text:p text:style-name="P65">~</text:p>
          </table:table-cell>
          <table:table-cell table:style-name="Table2.B2" office:value-type="string">
            <text:p text:style-name="P160">Returns whether something is in an object.</text:p>
          </table:table-cell>
        </table:table-row>
        <table:table-row table:style-name="TableLine94074599518352">
          <table:table-cell table:style-name="Table2.A2" office:value-type="string">
            <text:p text:style-name="P65">!~</text:p>
          </table:table-cell>
          <table:table-cell table:style-name="Table2.B2" office:value-type="string">
            <text:p text:style-name="P160">Returns whether something is <text:span text:style-name="T114">not</text:span><text:span text:style-name="T103"> in an object.</text:span></text:p>
          </table:table-cell>
        </table:table-row>
        <table:table-row table:style-name="TableLine94074599519200">
          <table:table-cell table:style-name="Table2.A2" office:value-type="string">
            <text:p text:style-name="P109">=&gt;</text:p>
          </table:table-cell>
          <table:table-cell table:style-name="Table2.B2" office:value-type="string">
            <text:p text:style-name="P238">Lambda expression. See more in <text:span text:style-name="T5">Functions/Lambdas</text:span><text:span text:style-name="T60">. </text:span></text:p>
          </table:table-cell>
        </table:table-row>
      </table:table>
      <text:p text:style-name="P145"/>
      <text:p text:style-name="P250">All operators pertaining to arithmetic and mathematical operations have their order of precedence following that of PEMDAS—if you do not remember:</text:p>
      <text:list xml:id="list3294924830" text:style-name="L4">
        <text:list-item>
          <text:p text:style-name="P344">Parentheses (which are absolutely highest on precedence even within the context of other non-mathematical operators as well)</text:p>
        </text:list-item>
        <text:list-item>
          <text:p text:style-name="P344">Exponents (and radicals)</text:p>
        </text:list-item>
        <text:list-item>
          <text:p text:style-name="P344">Multiplication; division and modulus</text:p>
        </text:list-item>
        <text:list-item>
          <text:p text:style-name="P344">Addition and subtraction</text:p>
        </text:list-item>
      </text:list>
      <text:p text:style-name="P250"/>
      <text:p text:style-name="P250"/>
      <text:h text:style-name="P283" text:outline-level="1"><text:bookmark-start text:name="__RefHeading___Toc6117_1369586390"/>Null, Void, and Noent <text:bookmark-end text:name="__RefHeading___Toc6117_1369586390"/></text:h>
      <text:p text:style-name="Horizontal_20_Line"/>
      <text:p text:style-name="P233">The concept of <text:span text:style-name="T5">null</text:span><text:span text:style-name="T60"> and </text:span><text:span text:style-name="T5">void</text:span><text:span text:style-name="T60"> exists in many other programming languages due to the fact that they are useful for describing the absence of something; however, a feature that is not ubiquitious is the concept of the </text:span><text:span text:style-name="T5">noent</text:span><text:span text:style-name="T60"> type, which seeks to describe the absence not of a value, but of an item. To characterize </text:span><text:span text:style-name="T5">null</text:span><text:span text:style-name="T60">, </text:span><text:span text:style-name="T5">void</text:span><text:span text:style-name="T60">, and </text:span><text:span text:style-name="T5">noent</text:span><text:span text:style-name="T60">, a nice chart below may help to explain it:</text:span></text:p>
      <text:p text:style-name="P113"/>
      <table:table table:name="Table23" table:style-name="Table23">
        <table:table-column table:style-name="Table23.A"/>
        <table:table-column table:style-name="Table23.B"/>
        <table:table-row table:style-name="TableLine94074599540112">
          <table:table-cell table:style-name="Table23.A1" office:value-type="string">
            <text:p text:style-name="P234">Type:</text:p>
          </table:table-cell>
          <table:table-cell table:style-name="Table23.B1" office:value-type="string">
            <text:p text:style-name="P234">Description:</text:p>
          </table:table-cell>
        </table:table-row>
        <table:table-row table:style-name="TableLine94074599544432">
          <table:table-cell table:style-name="Table23.A2" office:value-type="string">
            <text:p text:style-name="P37">null</text:p>
          </table:table-cell>
          <table:table-cell table:style-name="Table23.B2" office:value-type="string">
            <text:p text:style-name="P234">Describes the absence of value. If something returns <text:span text:style-name="T5">null</text:span><text:span text:style-name="T60">, it holds nothing and is nothing. You cannot reference members of something that holds the value of </text:span><text:span text:style-name="T5">null, </text:span><text:span text:style-name="T60">lest </text:span><text:span text:style-name="T5">NullPointerException</text:span><text:span text:style-name="T60"> will be thrown.</text:span></text:p>
          </table:table-cell>
        </table:table-row>
        <table:table-row table:style-name="TableLine94074599552256">
          <table:table-cell table:style-name="Table23.A2" office:value-type="string">
            <text:p text:style-name="P37">void</text:p>
          </table:table-cell>
          <table:table-cell table:style-name="Table23.B2" office:value-type="string">
            <text:p text:style-name="P234">Describes the inability for a function, operator, or expression to return a value<text:span text:style-name="T60">. It does not yield a value. You cannot use the result of </text:span><text:span text:style-name="T5">void</text:span><text:span text:style-name="T60"> for anything, lest a </text:span><text:span text:style-name="T5">SyntaxException</text:span><text:span text:style-name="T60"> will be thrown.</text:span></text:p>
          </table:table-cell>
        </table:table-row>
        <table:table-row table:style-name="TableLine94074599552912">
          <table:table-cell table:style-name="Table23.A2" office:value-type="string">
            <text:p text:style-name="P37">noent</text:p>
          </table:table-cell>
          <table:table-cell table:style-name="Table23.B2" office:value-type="string">
            <text:p text:style-name="P234">Describes the lack of an entry for that thing. If we wish to apply a function to a dataset by mapping, <text:span text:style-name="T152">returning </text:span><text:span text:style-name="T38">noent</text:span><text:span text:style-name="T83"> would cause that value to not exist anymore within the returned dataset. </text:span></text:p>
            <text:p text:style-name="P234"/>
          </table:table-cell>
        </table:table-row>
      </table:table>
      <text:p text:style-name="P113"/>
      <text:p text:style-name="P114">Literals:</text:p>
      <text:list xml:id="list1346921491" text:style-name="L5">
        <text:list-item>
          <text:p text:style-name="P345"><text:span text:style-name="T83">The literal </text:span><text:span text:style-name="T38">null</text:span><text:span text:style-name="T83"> will return a value containing </text:span><text:span text:style-name="T38">null, </text:span><text:span text:style-name="T83">which may be applied to any variable with any type, without changing that type. </text:span></text:p>
        </text:list-item>
        <text:list-item>
          <text:p text:style-name="P346"><text:span text:style-name="T60">The literal </text:span><text:span text:style-name="T5">void</text:span><text:span text:style-name="T60"> will signify to the </text:span><text:span text:style-name="T5">return</text:span><text:span text:style-name="T60"> keyword that the function does not return any value. If an operator returns </text:span><text:span text:style-name="T5">void</text:span><text:span text:style-name="T60">, that means that its return value may not be used.</text:span></text:p>
        </text:list-item>
        <text:list-item>
          <text:p text:style-name="P346"><text:span text:style-name="T60">The literal </text:span><text:span text:style-name="T5">noent</text:span><text:span text:style-name="T60"> will signify to </text:span><text:span text:style-name="T5">List</text:span><text:span text:style-name="T60"> &amp; </text:span><text:span text:style-name="T5">Table</text:span><text:span text:style-name="T60"> manipulators that the value should have no entry if a specific condition is met. </text:span></text:p>
        </text:list-item>
      </text:list>
      <text:p text:style-name="P114"/>
      <text:h text:style-name="P284" text:outline-level="1"><text:bookmark-start text:name="__RefHeading___Toc1958_2768681119"/>Functions<text:bookmark-end text:name="__RefHeading___Toc1958_2768681119"/></text:h>
      <text:p text:style-name="P135"/>
      <text:p text:style-name="Standard">Functions within the Slow Programming Language are defined using the function keyword, where the name of the function is next, separated by a space; onwards, the arguments of the function may be defined by a comma-delimited list inside parentheses. All functions must end with parentheses, as it keeps the syntactical structure consistent within the language. </text:p>
      <text:p text:style-name="Standard"/>
      <text:p text:style-name="Standard">The format for arguments is the same as they are for variables and/or the let keyword. Function arguments may be given <text:span text:style-name="T5">const</text:span> or <text:span text:style-name="T5">castable</text:span> qualifiers, and function arguments may bear strict types which may or may not be automatically casted given the aforementioned qualifiers passed to it.</text:p>
      <text:p text:style-name="Standard"/>
      <text:p text:style-name="Standard">Functions also employ the useful concept known as keyword arguments, where arguments may be set to a default value within a function by making them equal to a default value, but also allowing for them to be changed using a similar mechanism while calling the function.</text:p>
      <text:p text:style-name="Standard"/>
      <text:p text:style-name="P237">If a function wishes to differ how it behaves on the basis of the types and numbers of its arguments, the function may overload—to allow different code based on the aforementioned condition—itself. The function merely must have the same name, but with different typed and numbered arguments. <text:span text:style-name="T156">The standard library prefers overloading to keyword arguments when expanding functionality to functions, but this specification hereby declares no best solution—it is situational. </text:span></text:p>
      <text:p text:style-name="Standard"/>
      <text:p text:style-name="P250">Finally, there are arguments which can be called <text:span text:style-name="T5">varadiac arguments</text:span><text:span text:style-name="T60">, being variable in number. Varadiac arguments in the Slow Programming Language act similarly to the ones found in C, being defined by ‘…’ within the function arguments. Varadiac arguments, then, may be accessed using the </text:span><text:span text:style-name="T5">~vargs</text:span><text:span text:style-name="T60"> variable which will be inside a function with varadiac arguments which will be a general </text:span><text:span text:style-name="T5">List</text:span><text:span text:style-name="T60"> object. </text:span></text:p>
      <text:p text:style-name="Standard"/>
      <text:p text:style-name="Standard">A return type, while not required, is a possibility to enforce within the Slow Programming Language. If there is no return type specified, then the function may return anything it wishes to—which may be dangerous! <text:s/>If the return keyword is not used to return anything within a function, the function will return null. If you wish to specify that the function returns nothing and that its return type cannot be used, have it return void. To enforce a return type, use an arrow -&gt; after the parentheses and then provide the return type. </text:p>
      <text:p text:style-name="Standard"/>
      <text:p text:style-name="P138">A function’s name is limited to a maximum of 64 characters and must obey the strict REGEX rule of <text:span text:style-name="T114">[a-zA-Z0-9_-</text:span><text:span text:style-name="T115">~</text:span><text:span text:style-name="T114">]</text:span><text:span text:style-name="T123">. A function’s name may not begin with a numerical value. </text:span><text:span text:style-name="T125">A function may not redefine another function that is within the same scope. </text:span></text:p>
      <text:p text:style-name="Standard"/>
      <text:p text:style-name="Standard"/>
      <text:p text:style-name="Standard"/>
      <text:p text:style-name="Standard"/>
      <text:p text:style-name="Standard"/>
      <text:p text:style-name="Standard"/>
      <text:p text:style-name="Standard">→ </text:p>
      <text:p text:style-name="Standard"><text:soft-page-break/></text:p>
      <text:p text:style-name="Standard">An example function, in the Slow Programming Language:</text:p>
      <text:p text:style-name="Standard"/>
      <text:p text:style-name="P2">function doSomething(const x, castable y: String, z = “Hello”, … ) -&gt; String</text:p>
      <text:p text:style-name="P2"><text:tab/>print(x)</text:p>
      <text:p text:style-name="P2"><text:tab/>print(y)</text:p>
      <text:p text:style-name="P2"><text:tab/>print(z)</text:p>
      <text:p text:style-name="P2"><text:tab/><text:span text:style-name="T160">print(~vargs[0])</text:span></text:p>
      <text:p text:style-name="P2"/>
      <text:p text:style-name="P2"><text:tab/>return x + y + z <text:span text:style-name="T160">+ ~vargs[0]</text:span></text:p>
      <text:p text:style-name="P2">end</text:p>
      <text:p text:style-name="Standard"/>
      <text:p text:style-name="Standard"/>
      <text:p text:style-name="Standard"/>
      <text:p text:style-name="Standard"/>
      <text:p text:style-name="Standard">In order to call the aforementioned function,</text:p>
      <text:p text:style-name="Standard"/>
      <text:p text:style-name="P9">doSomething(“Constant string”, &lt;Castable bytes&gt;, z = “Changed default keyword”, “<text:span text:style-name="T160">First”, “Ignored”</text:span>) </text:p>
      <text:list xml:id="list973158650" text:style-name="L6">
        <text:list-item>
          <text:p text:style-name="P348"><text:span text:style-name="T5">y</text:span> is casted from <text:span text:style-name="T5">Bytes</text:span> to <text:span text:style-name="T5">String</text:span>, automatically. If <text:span text:style-name="T5">y</text:span> did not bear the <text:span text:style-name="T5">castable</text:span> modifier, then the interpreter would yield an error. </text:p>
        </text:list-item>
        <text:list-item>
          <text:p text:style-name="P347"><text:span text:style-name="T5">y</text:span> also showcases a <text:span text:style-name="T5">Bytes</text:span> literal, where text may be represented as <text:span text:style-name="T17">B</text:span><text:span text:style-name="T5">ytes</text:span> if surrounded with angle brackets. </text:p>
        </text:list-item>
        <text:list-item>
          <text:p text:style-name="P347"><text:span text:style-name="T5">z</text:span> is a keyword argument which has had its value changed.</text:p>
        </text:list-item>
        <text:list-item>
          <text:p text:style-name="P347">“<text:span text:style-name="T160">First” is passed as a varadiac argument. “Ignored” is not used in the function, because the function only uses index </text:span><text:span text:style-name="T44">0</text:span><text:span text:style-name="T88"> from the varadiac arguments. </text:span></text:p>
        </text:list-item>
      </text:list>
      <text:p text:style-name="Standard"/>
      <text:p text:style-name="Standard"/>
      <text:p text:style-name="Standard">When functions are non-static methods of a class, the class instance will always be passed as the variable this, albeit the scope of the class is generally accessible without this. this is still useful, however, for passing the instance of the class to other parts of the program and for removing ambiguity when referencing data.</text:p>
      <text:p text:style-name="Standard"/>
      <text:p text:style-name="Standard">Functions should be named in accordance with the camel case, where the initial word is not capitalized, though every subsequent word has its first letter capitalized, like so: thisIsAFunction().</text:p>
      <text:p text:style-name="Standard"/>
      <text:p text:style-name="Standard">Special methods of classes will be described in the<text:span text:style-name="T5"> </text:span><text:span text:style-name="T14">Objects/Classes</text:span><text:span text:style-name="T5"> </text:span>section.</text:p>
      <text:p text:style-name="Standard"/>
      <text:p text:style-name="Standard">You may store a function as a variable and then call it later, thereby implementing the concept known as ‘callback functions.’ <text:span text:style-name="T153">A function when evaluated will have the type of </text:span><text:span text:style-name="T39">Function</text:span><text:span text:style-name="T84">, which is an object as is everything.</text:span></text:p>
      <text:p text:style-name="Standard"/>
      <text:p text:style-name="Standard"/>
      <text:p text:style-name="P222">Functions should be in the style of camel case, where the first word is lowercase but all subsequent words are capitalized with no spaces spearating them, like so:</text:p>
      <text:p text:style-name="P96"><text:tab/>→<text:span text:style-name="T5"> doStuff()</text:span></text:p>
      <text:p text:style-name="P31"/>
      <text:p text:style-name="P96"><text:soft-page-break/></text:p>
      <text:h text:style-name="P307" text:outline-level="2"><text:bookmark-start text:name="__RefHeading___Toc6119_1369586390"/>Anonymous Functions<text:bookmark-end text:name="__RefHeading___Toc6119_1369586390"/></text:h>
      <text:p text:style-name="Standard"/>
      <text:p text:style-name="Standard">An anonymous function can be described as a function literal, where it returns an expression containing that of a callable function, but without implicitly storing it as a variable somewhere. An anonymous function is quite identical to a normal function, with the exception that it bears no name. <text:span text:style-name="T154">An anonymous function may be created using the </text:span><text:span text:style-name="T40">anonymous</text:span><text:span text:style-name="T85"> keyword, then with the arguments of the anonymous function enclosed in parentheses, per standard. For example:</text:span></text:p>
      <text:p text:style-name="P106"/>
      <text:p text:style-name="P36">anonymous(x) </text:p>
      <text:p text:style-name="P36"><text:tab/>print(x)</text:p>
      <text:p text:style-name="P36">end </text:p>
      <text:p text:style-name="P42"/>
      <text:h text:style-name="P308" text:outline-level="2"><text:bookmark-start text:name="__RefHeading___Toc6121_1369586390"/>Lambdas<text:bookmark-end text:name="__RefHeading___Toc6121_1369586390"/></text:h>
      <text:p text:style-name="Standard"/>
      <text:p text:style-name="P236">A <text:span text:style-name="T60">lambda is a type of anonymous function, one which implicitly returns whatever operation is contained inside of it—for this reason, a lambda cannot contain multiple statements or lines of code, for there is no way to determine the expression to return—and is more like an algebraic function in that regard. A lambda may be created, in accordance to many other programming languages, with the =&gt; operator, where the arguments are on the left hand side and the return expression is on the right hand side; a lambda bearing no left side or right side is invalid and will error. For example:</text:span></text:p>
      <text:p text:style-name="P105"/>
      <text:p text:style-name="P236"><text:span text:style-name="T60"><text:tab/>→</text:span><text:span text:style-name="T5"> x =&gt; x^2</text:span></text:p>
      <text:list xml:id="list4046212250" text:style-name="L7">
        <text:list-item>
          <text:p text:style-name="P317">This function is quadratic, squaring whatever is put into it (if it is an integer or overloads the power operator); it will automatically return the result of the operation done inside of it.</text:p>
        </text:list-item>
      </text:list>
      <text:p text:style-name="P105"/>
      <text:p text:style-name="P105"/>
      <text:p text:style-name="P107">Lambdas are quite useful in functional programming processes, where a defined function is not often needed to enact a certain function rule across elements of a <text:span text:style-name="T5">List</text:span> or <text:span text:style-name="T5">Table. </text:span>For this reason, they are very mathematical and algebraic in their abstract nature. Lambdas will be explained in practice with <text:span text:style-name="T5">List</text:span>s in the respective section on the <text:span text:style-name="T5">List</text:span> object in Slow’s standard library. </text:p>
      <text:p text:style-name="P235"/>
      <text:p text:style-name="P235"/>
      <text:p text:style-name="P235"/>
      <text:h text:style-name="P285" text:outline-level="1"><text:bookmark-start text:name="__RefHeading___Toc1825_2768681119"/>Objects<text:bookmark-end text:name="__RefHeading___Toc1825_2768681119"/></text:h>
      <text:p text:style-name="Horizontal_20_Line"/>
      <text:p text:style-name="Standard"><text:bookmark-start text:name="__RefHeading___Toc1827_2768681119"/>In recognition of the fact that the Slow Programming Language is an object-oriented programming language, objects are the building block of the language, for most things attempt to be that of an object in this language. There are two distinct, albeit oxymoronically related, types of objects within the language: classes and enumerations.<text:bookmark-end text:name="__RefHeading___Toc1827_2768681119"/></text:p>
      <text:p text:style-name="Standard"/>
      <text:p text:style-name="P188">Objects are limited to a REGEX rule of <text:span text:style-name="T116">[a-zA-Z0-9-_] </text:span><text:span text:style-name="T123">and a character limit of 64. </text:span><text:span text:style-name="T124">Object names should be in pascal case, where each word is not separated by a space and has their first letters capitalized, like so: </text:span><text:span text:style-name="T59">ThisIsAnObject</text:span><text:span text:style-name="T124">.</text:span></text:p>
      <text:h text:style-name="P408" text:outline-level="1"/>
      <text:h text:style-name="P309" text:outline-level="2"><text:bookmark-start text:name="__RefHeading___Toc1829_2768681119"/>Classes<text:bookmark-end text:name="__RefHeading___Toc1829_2768681119"/></text:h>
      <text:p text:style-name="P177"/>
      <text:p text:style-name="Standard"><text:bookmark-start text:name="__RefHeading___Toc1831_2768681119"/>Classes contain related data together along with functions to manipulate/utilize that data in order to achieve a result, in an abstracted manner. Classes in the Slow Programming Language attempt to model those found in C++, Java, and Python.<text:bookmark-end text:name="__RefHeading___Toc1831_2768681119"/></text:p>
      <text:p text:style-name="Standard"/>
      <text:p text:style-name="Standard"><text:bookmark-start text:name="__RefHeading___Toc1833_2768681119"/>In order to define a class, <text:bookmark-end text:name="__RefHeading___Toc1833_2768681119"/></text:p>
      <text:p text:style-name="Standard"/>
      <text:p text:style-name="P2"><text:bookmark-start text:name="__RefHeading___Toc1835_2768681119"/>class MyObject<text:bookmark-end text:name="__RefHeading___Toc1835_2768681119"/></text:p>
      <text:p text:style-name="P2"><text:bookmark-start text:name="__RefHeading___Toc1837_2768681119"/><text:tab/>let x: String = null<text:bookmark-end text:name="__RefHeading___Toc1837_2768681119"/></text:p>
      <text:p text:style-name="P2"/>
      <text:p text:style-name="P2"><text:bookmark-start text:name="__RefHeading___Toc1839_2768681119"/><text:tab/>function ~init(x)<text:bookmark-end text:name="__RefHeading___Toc1839_2768681119"/></text:p>
      <text:p text:style-name="P2"><text:bookmark-start text:name="__RefHeading___Toc1841_2768681119"/><text:tab/><text:tab/>this.x = x<text:bookmark-end text:name="__RefHeading___Toc1841_2768681119"/></text:p>
      <text:p text:style-name="P2"><text:bookmark-start text:name="__RefHeading___Toc1843_2768681119"/><text:tab/>end<text:tab/><text:bookmark-end text:name="__RefHeading___Toc1843_2768681119"/></text:p>
      <text:p text:style-name="P2"><text:bookmark-start text:name="__RefHeading___Toc1845_2768681119"/>end<text:bookmark-end text:name="__RefHeading___Toc1845_2768681119"/></text:p>
      <text:p text:style-name="Standard"/>
      <text:p text:style-name="Standard"><text:bookmark-start text:name="__RefHeading___Toc1847_2768681119"/>A class has its constructor to be the name of <text:span text:style-name="T5">~init</text:span> where it will do all that is required for setting up the class when a new instance of it is made. It is recommended to define all of the variables that will be used throughout the class at the top of the program, where the constructor will set them to the appropriate values.<text:bookmark-end text:name="__RefHeading___Toc1847_2768681119"/></text:p>
      <text:p text:style-name="Standard"/>
      <text:p text:style-name="Standard"><text:bookmark-start text:name="__RefHeading___Toc1849_2768681119"/>Unlike Python, the reference to the current class instance does not have to be passed as an argument to every non-static function—that is quite annoying and is a feature that, quite frankly, wastes precious time in such a concise language like Python.<text:bookmark-end text:name="__RefHeading___Toc1849_2768681119"/></text:p>
      <text:p text:style-name="Standard"/>
      <text:p text:style-name="Standard"><text:bookmark-start text:name="__RefHeading___Toc1851_2768681119"/>Class inheritance, where an inferior class may inherit methods and variables from a superior class, is implemented using the <text:span text:style-name="T5">inherits</text:span> keyword, where the classes of inheritance are given by a comma-delimited (no comma needed for a single class inheritance) list, inherited by left-to-right priority.<text:bookmark-end text:name="__RefHeading___Toc1851_2768681119"/></text:p>
      <text:p text:style-name="Standard"/>
      <text:p text:style-name="Standard"/>
      <text:p text:style-name="Standard"/>
      <text:p text:style-name="Standard"><text:soft-page-break/></text:p>
      <text:p text:style-name="Standard"/>
      <text:p text:style-name="Standard"><text:bookmark-start text:name="__RefHeading___Toc1853_2768681119"/>→<text:bookmark-end text:name="__RefHeading___Toc1853_2768681119"/></text:p>
      <text:p text:style-name="Standard"/>
      <text:p text:style-name="P2"><text:bookmark-start text:name="__RefHeading___Toc1855_2768681119"/>class Child inherits <text:span text:style-name="T117">Grandparent, </text:span>Parent<text:bookmark-end text:name="__RefHeading___Toc1855_2768681119"/></text:p>
      <text:p text:style-name="P2"><text:bookmark-start text:name="__RefHeading___Toc1857_2768681119"/><text:tab/>…<text:bookmark-end text:name="__RefHeading___Toc1857_2768681119"/></text:p>
      <text:p text:style-name="P2"><text:bookmark-start text:name="__RefHeading___Toc1859_2768681119"/>end<text:bookmark-end text:name="__RefHeading___Toc1859_2768681119"/></text:p>
      <text:p text:style-name="P2"/>
      <text:p text:style-name="Standard"/>
      <text:p text:style-name="P190">A situation will emerge where you may wish to call a function from one of the parent classes. If that situation arises, special variables prefixed with @ will be available which will allow you to access the methods of the parent classes, where the name will be that of the prefix and of the parent class you wish to access. To call the parent’s constructor, which will operate within the scope of the child class:</text:p>
      <text:p text:style-name="P190"><text:tab/>→ @parentClass.~init()</text:p>
      <text:p text:style-name="Standard"/>
      <text:p text:style-name="Standard"/>
      <text:p text:style-name="Standard"><text:bookmark-start text:name="__RefHeading___Toc1861_2768681119"/>Class visibility may be set downwards—until the issuance of another keyword—by one of the following keywords:<text:span text:style-name="T5"> public, private,</text:span> and<text:span text:style-name="T5"> static</text:span>. Class visibility is automatically set to<text:span text:style-name="T5"> public</text:span> until further issuance of the aforementioned keywords. <text:span text:style-name="T117">The </text:span><text:span text:style-name="T12">public</text:span><text:span text:style-name="T117"> section of a class has all members accessible to everyone; the </text:span><text:span text:style-name="T12">private</text:span><text:span text:style-name="T117"> section of a class has their members only accessible to the class and its children (if applicable); finally, the </text:span><text:span text:style-name="T12">static </text:span><text:span text:style-name="T117">section of a class has their members not dependent or unique to any specific instance, but across all instances and references to the class—a change to a static variable will affect all subsequent instances and its behavior. </text:span><text:bookmark-end text:name="__RefHeading___Toc1861_2768681119"/></text:p>
      <text:p text:style-name="Standard"/>
      <text:p text:style-name="Standard"><text:bookmark-start text:name="__RefHeading___Toc1863_2768681119"/>Static methods and members may, as aforementioned, be made using the<text:span text:style-name="T5"> static</text:span> keyword to set everything downward to a static member. Slow does not enjoy the verbosity given by languages such as Java, and the Slow Programming Language does not like the confusing and troublesome nature of Python with regards to class visibility.<text:bookmark-end text:name="__RefHeading___Toc1863_2768681119"/></text:p>
      <text:p text:style-name="Standard"/>
      <text:p text:style-name="Standard"><text:bookmark-start text:name="__RefHeading___Toc1865_2768681119"/><text:span text:style-name="T105">Unlike Java and JavaScript, Slow employs the</text:span><text:span text:style-name="T6"> extremely</text:span><text:span text:style-name="T105"> useful nature of operator overloading; it additionally makes them understandable, unlike C++. </text:span><text:span text:style-name="T106">However, the extent to which you can overload is limited, as to not be like Python in that regard.</text:span><text:span text:style-name="T105"> Below is a table of all of the special methods—those prefixed with ~–which </text:span><text:span text:style-name="T111">may</text:span><text:span text:style-name="T105"> correspond to the various operators in the Slow Programming Language.</text:span><text:bookmark-end text:name="__RefHeading___Toc1865_2768681119"/></text:p>
      <text:h text:style-name="P409" text:outline-level="1"/>
      <table:table table:name="Table1" table:style-name="Table1">
        <table:table-column table:style-name="Table1.A"/>
        <table:table-column table:style-name="Table1.B"/>
        <table:table-column table:style-name="Table1.C"/>
        <table:table-row table:style-name="TableLine94074599179264">
          <table:table-cell table:style-name="Table1.A1" office:value-type="string">
            <text:p text:style-name="P139">~add(x)</text:p>
          </table:table-cell>
          <table:table-cell table:style-name="Table1.A1" office:value-type="string">
            <text:p text:style-name="P139">+</text:p>
          </table:table-cell>
          <table:table-cell table:style-name="Table1.C1" office:value-type="string">
            <text:p text:style-name="P139">Add another instance of the class and return the result.</text:p>
          </table:table-cell>
        </table:table-row>
        <table:table-row table:style-name="TableLine94074599745968">
          <table:table-cell table:style-name="Table1.A2" office:value-type="string">
            <text:p text:style-name="P139">~sub(x)</text:p>
          </table:table-cell>
          <table:table-cell table:style-name="Table1.A2" office:value-type="string">
            <text:p text:style-name="P141">-</text:p>
          </table:table-cell>
          <table:table-cell table:style-name="Table1.C2" office:value-type="string">
            <text:p text:style-name="P139">Subtract another instance of the class and return the result.</text:p>
          </table:table-cell>
        </table:table-row>
        <table:table-row table:style-name="TableLine94074599751568">
          <table:table-cell table:style-name="Table1.A2" office:value-type="string">
            <text:p text:style-name="P139">~mul(x)</text:p>
          </table:table-cell>
          <table:table-cell table:style-name="Table1.A2" office:value-type="string">
            <text:p text:style-name="P141">*</text:p>
          </table:table-cell>
          <table:table-cell table:style-name="Table1.C2" office:value-type="string">
            <text:p text:style-name="P139">Multiply another instance of the class and return the result.</text:p>
          </table:table-cell>
        </table:table-row>
        <table:table-row table:style-name="TableLine94074599753920">
          <table:table-cell table:style-name="Table1.A2" office:value-type="string">
            <text:p text:style-name="P139">~div(x)</text:p>
          </table:table-cell>
          <table:table-cell table:style-name="Table1.A2" office:value-type="string">
            <text:p text:style-name="P141">/</text:p>
          </table:table-cell>
          <table:table-cell table:style-name="Table1.C2" office:value-type="string">
            <text:p text:style-name="P139">Divide another instance of the class and result the result</text:p>
          </table:table-cell>
        </table:table-row>
        <table:table-row table:style-name="TableLine94074599771504">
          <table:table-cell table:style-name="Table1.A2" office:value-type="string">
            <text:p text:style-name="P269">~mod(x)</text:p>
          </table:table-cell>
          <table:table-cell table:style-name="Table1.A2" office:value-type="string">
            <text:p text:style-name="P141">%</text:p>
          </table:table-cell>
          <table:table-cell table:style-name="Table1.C2" office:value-type="string">
            <text:p text:style-name="P269">Use modulus against another instance of the class and return the result.</text:p>
          </table:table-cell>
        </table:table-row>
        <table:table-row table:style-name="TableLine94074599778224">
          <table:table-cell table:style-name="Table1.A2" office:value-type="string">
            <text:p text:style-name="P139">~pow(x)</text:p>
          </table:table-cell>
          <table:table-cell table:style-name="Table1.A2" office:value-type="string">
            <text:p text:style-name="P139">^</text:p>
          </table:table-cell>
          <table:table-cell table:style-name="Table1.C2" office:value-type="string">
            <text:p text:style-name="P139">Raise this instance to the power of another instance.</text:p>
          </table:table-cell>
        </table:table-row>
        <table:table-row table:style-name="TableLine94074599803616">
          <table:table-cell table:style-name="Table1.A2" office:value-type="string">
            <text:p text:style-name="P140">~cast(x): T</text:p>
          </table:table-cell>
          <table:table-cell table:style-name="Table1.A2" office:value-type="string">
            <text:p text:style-name="P140">(x)</text:p>
          </table:table-cell>
          <table:table-cell table:style-name="Table1.C2" office:value-type="string">
            <text:p text:style-name="P140">Convert <text:span text:style-name="T5">x</text:span><text:span text:style-name="T60"> of type </text:span><text:span text:style-name="T5">T</text:span><text:span text:style-name="T60"> to an instance of this class and return it. </text:span></text:p>
          </table:table-cell>
        </table:table-row>
        <table:table-row table:style-name="TableLine94074599804432">
          <table:table-cell table:style-name="Table1.A2" office:value-type="string">
            <text:p text:style-name="P140">~index<text:span text:style-name="T107">(x)</text:span></text:p>
          </table:table-cell>
          <table:table-cell table:style-name="Table1.A2" office:value-type="string">
            <text:p text:style-name="P140">[x]</text:p>
          </table:table-cell>
          <table:table-cell table:style-name="Table1.C2" office:value-type="string">
            <text:p text:style-name="P140">Get the index <text:span text:style-name="T5">x</text:span><text:span text:style-name="T60">. Useful for tables and arrays.</text:span></text:p>
          </table:table-cell>
        </table:table-row>
        <text:soft-page-break/>
        <table:table-row table:style-name="TableLine94074599805248">
          <table:table-cell table:style-name="Table1.A2" office:value-type="string">
            <text:p text:style-name="P140">~setindex<text:span text:style-name="T107">(x, y)</text:span></text:p>
          </table:table-cell>
          <table:table-cell table:style-name="Table1.A2" office:value-type="string">
            <text:p text:style-name="P140">[x] = y</text:p>
          </table:table-cell>
          <table:table-cell table:style-name="Table1.C2" office:value-type="string">
            <text:p text:style-name="P140">Set the index <text:span text:style-name="T5">x</text:span><text:span text:style-name="T60"> to </text:span><text:span text:style-name="T5">y</text:span></text:p>
          </table:table-cell>
        </table:table-row>
        <table:table-row table:style-name="TableLine94074599806064">
          <table:table-cell table:style-name="Table1.A2" office:value-type="string">
            <text:p text:style-name="P140">~sizeof</text:p>
          </table:table-cell>
          <table:table-cell table:style-name="Table1.A2" office:value-type="string">
            <text:p text:style-name="P140">sizeof</text:p>
          </table:table-cell>
          <table:table-cell table:style-name="Table1.C2" office:value-type="string">
            <text:p text:style-name="P140">Get the count of the instance. Useful for tables and arrays.</text:p>
          </table:table-cell>
        </table:table-row>
        <table:table-row table:style-name="TableLine94074599806960">
          <table:table-cell table:style-name="Table1.A2" office:value-type="string">
            <text:p text:style-name="P142">~del(x)</text:p>
          </table:table-cell>
          <table:table-cell table:style-name="Table1.A2" office:value-type="string">
            <text:p text:style-name="P142">del x</text:p>
          </table:table-cell>
          <table:table-cell table:style-name="Table1.C2" office:value-type="string">
            <text:p text:style-name="P142">Delete an index of an array or table.</text:p>
          </table:table-cell>
        </table:table-row>
        <table:table-row table:style-name="TableLine94074599759232">
          <table:table-cell table:style-name="Table1.A2" office:value-type="string">
            <text:p text:style-name="P142">~bool()</text:p>
          </table:table-cell>
          <table:table-cell table:style-name="Table1.A2" office:value-type="string">
            <text:p text:style-name="P194">N/A</text:p>
          </table:table-cell>
          <table:table-cell table:style-name="Table1.C2" office:value-type="string">
            <text:p text:style-name="P142">When evaluated under a<text:span text:style-name="T60">n </text:span><text:span text:style-name="T5">if </text:span><text:span text:style-name="T60">or </text:span><text:span text:style-name="T5">else if</text:span><text:span text:style-name="T60">, return a bool indicating the state of the instance—</text:span><text:span text:style-name="T5">is it ready for reading </text:span><text:span text:style-name="T86">or </text:span><text:span text:style-name="T41">has it hit eof</text:span><text:span text:style-name="T60">, for instance.</text:span></text:p>
          </table:table-cell>
        </table:table-row>
        <table:table-row table:style-name="TableLine94074599808640">
          <table:table-cell table:style-name="Table1.A2" office:value-type="string">
            <text:p text:style-name="P156">~iter<text:span text:style-name="T112">()</text:span></text:p>
          </table:table-cell>
          <table:table-cell table:style-name="Table1.A2" office:value-type="string">
            <text:p text:style-name="P194">N/A</text:p>
          </table:table-cell>
          <table:table-cell table:style-name="Table1.C2" office:value-type="string">
            <text:p text:style-name="P157">Begins an iteration; the existence of this method will also signify that this object is iterable.</text:p>
          </table:table-cell>
        </table:table-row>
        <table:table-row table:style-name="TableLine94074599809616">
          <table:table-cell table:style-name="Table1.A2" office:value-type="string">
            <text:p text:style-name="P157">~next<text:span text:style-name="T112">()</text:span></text:p>
          </table:table-cell>
          <table:table-cell table:style-name="Table1.A2" office:value-type="string">
            <text:p text:style-name="P194">N/A</text:p>
          </table:table-cell>
          <table:table-cell table:style-name="Table1.C2" office:value-type="string">
            <text:p text:style-name="P157">Obtains the next item in the object is that is being iterated over. <text:span text:style-name="T131">Yields</text:span> <text:span text:style-name="T22">EndOfIterationException</text:span> to signify that the end of the iteration has hit. Another call to <text:span text:style-name="T5">~iter</text:span> will reset the internal counter.</text:p>
          </table:table-cell>
        </table:table-row>
        <table:table-row table:style-name="TableLine94074599810592">
          <table:table-cell table:style-name="Table1.A2" office:value-type="string">
            <text:p text:style-name="P160">~less<text:span text:style-name="T157">er</text:span>(x)</text:p>
          </table:table-cell>
          <table:table-cell table:style-name="Table1.A2" office:value-type="string">
            <text:p text:style-name="P142">&lt;</text:p>
          </table:table-cell>
          <table:table-cell table:style-name="Table1.C2" office:value-type="string">
            <text:p text:style-name="P160">Returns whether instance is less than <text:span text:style-name="T5">x</text:span></text:p>
          </table:table-cell>
        </table:table-row>
        <table:table-row table:style-name="TableLine94074599811568">
          <table:table-cell table:style-name="Table1.A2" office:value-type="string">
            <text:p text:style-name="P160">~greater(x)</text:p>
          </table:table-cell>
          <table:table-cell table:style-name="Table1.A2" office:value-type="string">
            <text:p text:style-name="P142">&gt;</text:p>
          </table:table-cell>
          <table:table-cell table:style-name="Table1.C2" office:value-type="string">
            <text:p text:style-name="P160">Returns whether instance is greater than <text:span text:style-name="T5">x</text:span></text:p>
          </table:table-cell>
        </table:table-row>
        <table:table-row table:style-name="TableLine94074599812544">
          <table:table-cell table:style-name="Table1.A2" office:value-type="string">
            <text:p text:style-name="P160">~less<text:span text:style-name="T157">er</text:span>equ<text:span text:style-name="T157">al</text:span><text:span text:style-name="T131">(x)</text:span></text:p>
          </table:table-cell>
          <table:table-cell table:style-name="Table1.A2" office:value-type="string">
            <text:p text:style-name="P142">&lt;<text:span text:style-name="T113">=</text:span></text:p>
          </table:table-cell>
          <table:table-cell table:style-name="Table1.C2" office:value-type="string">
            <text:p text:style-name="P160">Returns whether instance is less than or equal to <text:span text:style-name="T5">x</text:span></text:p>
          </table:table-cell>
        </table:table-row>
        <table:table-row table:style-name="TableLine94074599813792">
          <table:table-cell table:style-name="Table1.A2" office:value-type="string">
            <text:p text:style-name="P160">~greaterequ<text:span text:style-name="T157">al</text:span>(x)</text:p>
          </table:table-cell>
          <table:table-cell table:style-name="Table1.A2" office:value-type="string">
            <text:p text:style-name="P142">&gt;<text:span text:style-name="T113">=</text:span></text:p>
          </table:table-cell>
          <table:table-cell table:style-name="Table1.C2" office:value-type="string">
            <text:p text:style-name="P160">Returns whether instance is greater than or equal to <text:span text:style-name="T5">x</text:span></text:p>
          </table:table-cell>
        </table:table-row>
        <table:table-row table:style-name="TableLine94074599814768">
          <table:table-cell table:style-name="Table1.A2" office:value-type="string">
            <text:p text:style-name="P160">~equal(x)</text:p>
          </table:table-cell>
          <table:table-cell table:style-name="Table1.A2" office:value-type="string">
            <text:p text:style-name="P160">==</text:p>
          </table:table-cell>
          <table:table-cell table:style-name="Table1.C2" office:value-type="string">
            <text:p text:style-name="P160">Returns whether instance is equal to <text:span text:style-name="T5">x</text:span><text:span text:style-name="T60">.</text:span></text:p>
          </table:table-cell>
        </table:table-row>
        <table:table-row table:style-name="TableLine94074599815744">
          <table:table-cell table:style-name="Table1.A2" office:value-type="string">
            <text:p text:style-name="P161">~in(x)</text:p>
          </table:table-cell>
          <table:table-cell table:style-name="Table1.A2" office:value-type="string">
            <text:p text:style-name="P161">~</text:p>
          </table:table-cell>
          <table:table-cell table:style-name="Table1.C2" office:value-type="string">
            <text:p text:style-name="P161">Is <text:span text:style-name="T5">x</text:span><text:span text:style-name="T60"> in the instance? This is useful for list or table-like objects.</text:span></text:p>
          </table:table-cell>
        </table:table-row>
        <table:table-row table:style-name="TableLine94074599816720">
          <table:table-cell table:style-name="Table1.A2" office:value-type="string">
            <text:p text:style-name="P189">~copy()</text:p>
          </table:table-cell>
          <table:table-cell table:style-name="Table1.A2" office:value-type="string">
            <text:p text:style-name="P189">copy</text:p>
          </table:table-cell>
          <table:table-cell table:style-name="Table1.C2" office:value-type="string">
            <text:p text:style-name="P189">Upon issuance of the <text:span text:style-name="T5">copy</text:span><text:span text:style-name="T60"> operator, return a copy. </text:span><text:span text:style-name="T5">This is for Python implementation purposes only.</text:span></text:p>
          </table:table-cell>
        </table:table-row>
      </table:table>
      <text:h text:style-name="P411" text:outline-level="1"><text:bookmark-start text:name="__RefHeading___Toc7822_3468334355"/><text:span text:style-name="T66"><text:s/></text:span><text:span text:style-name="T24"><text:s/></text:span><text:bookmark-end text:name="__RefHeading___Toc7822_3468334355"/></text:h>
      <text:h text:style-name="Heading_20_2" text:outline-level="2"><text:bookmark-start text:name="__RefHeading___Toc7824_3468334355"/>Enums<text:bookmark-end text:name="__RefHeading___Toc7824_3468334355"/></text:h>
      <text:p text:style-name="P177"/>
      <text:p text:style-name="P143">Enumerations are essentially options which can be given to functions or classes in order to operate differently. An argument or variable with the type of an enumeration has their scope and availability of values constrained, quite forcibly, to only the options that the enumeration has defined. </text:p>
      <text:p text:style-name="P143"/>
      <text:p text:style-name="P143">In order to define an enumeration:</text:p>
      <text:p text:style-name="P143"/>
      <text:p text:style-name="P11">enum Enumeration</text:p>
      <text:p text:style-name="P11"><text:tab/>Option1</text:p>
      <text:p text:style-name="P11"><text:tab/>Option2</text:p>
      <text:p text:style-name="P11"><text:tab/>Option3</text:p>
      <text:p text:style-name="P11"><text:tab/>… </text:p>
      <text:p text:style-name="P11">end</text:p>
      <text:list xml:id="list1042781942" text:style-name="L8">
        <text:list-item>
          <text:p text:style-name="P410"><text:soft-page-break/>Enumeration options should be in pascal case, like so: <text:span text:style-name="T5">AnOption</text:span>. </text:p>
        </text:list-item>
      </text:list>
      <text:p text:style-name="P103"/>
      <text:p text:style-name="P103"/>
      <text:p text:style-name="P67">Enumeration <text:span text:style-name="T5">Enumeration</text:span> will have three options to select from: <text:span text:style-name="T5">Option1</text:span>, <text:span text:style-name="T5">Option2</text:span>, and <text:span text:style-name="T5">Option3</text:span>. As the name implies, each option will count up one, starting from zero, yielding the values: 0, 1, and 2. Unlike many other programming languages, each option is separated by a newline instead of delimiting <text:s/>by comma—where it is not valid to do so in the Slow Programming Language.</text:p>
      <text:p text:style-name="P67"/>
      <text:p text:style-name="P108">An enumeration’s options is restricted to <text:span text:style-name="T114">[a-zA-Z0-9]</text:span><text:span text:style-name="T123">, with a maximum of 32 characters for their option names. </text:span></text:p>
      <text:p text:style-name="P67"/>
      <text:p text:style-name="P103"/>
      <text:h text:style-name="P286" text:outline-level="1"><text:bookmark-start text:name="__RefHeading___Toc1871_2768681119"/>Keyword <text:span text:style-name="T148">commands</text:span><text:bookmark-end text:name="__RefHeading___Toc1871_2768681119"/></text:h>
      <text:p text:style-name="Horizontal_20_Line"/>
      <text:p text:style-name="Standard">Keywords are a list of primitive instructions that the Slow Programming Language is built upon. Another name for keywords may be the word ‘built-ins’ as programming languages such as Python would call them. <text:span text:style-name="T110">Consider this to be the miscellaneous section of this specification. </text:span></text:p>
      <text:p text:style-name="Standard"/>
      <text:p text:style-name="Standard"/>
      <text:p text:style-name="Standard">_out <text:span text:style-name="T5">text</text:span> – (Debugging purposes only) Prints out <text:span text:style-name="T5">text</text:span><text:span text:style-name="T60"> </text:span><text:span text:style-name="T71">which is raw and has no type.</text:span></text:p>
      <text:list xml:id="list3647000159" text:style-name="L9">
        <text:list-item>
          <text:p text:style-name="P349">This should not be used in lieu of <text:span text:style-name="T5">print</text:span><text:span text:style-name="T60">! This is only for debugging purposes.</text:span></text:p>
        </text:list-item>
      </text:list>
      <text:p text:style-name="Standard"/>
      <text:p text:style-name="Standard"><text:span text:style-name="T60">exit </text:span><text:span text:style-name="T5">(optional) code</text:span><text:span text:style-name="T60"> – Exit; additionally, you may provide an exit code.</text:span></text:p>
      <text:list xml:id="list718754954" text:style-name="L10">
        <text:list-item>
          <text:p text:style-name="P350">The exit code must be from 0 – 255.</text:p>
        </text:list-item>
      </text:list>
      <text:p text:style-name="Standard"/>
      <text:h text:style-name="P310" text:outline-level="2"><text:bookmark-start text:name="__RefHeading___Toc5109_2486239676"/>Parallelism and Multithreading:<text:bookmark-end text:name="__RefHeading___Toc5109_2486239676"/></text:h>
      <text:p text:style-name="P181"><text:span text:style-name="T135">parallel</text:span> <text:span text:style-name="T5">statement</text:span><text:span text:style-name="T60"> – Execute </text:span><text:span text:style-name="T5">statement</text:span><text:span text:style-name="T60"> </text:span><text:span text:style-name="T71">parallely, without blocking other sections of the program which is useful for IO and networking—if Slow will ever do that. </text:span></text:p>
      <text:p text:style-name="Standard"/>
      <text:p text:style-name="Standard"/>
      <text:p text:style-name="Standard">end – End the current block of code. This is analoguous to a <text:span text:style-name="T5">}</text:span> in C-like programming languages.</text:p>
      <text:p text:style-name="Standard"/>
      <text:p text:style-name="P66"/>
      <text:h text:style-name="P287" text:outline-level="1"/>
      <text:h text:style-name="P288" text:outline-level="1"><text:bookmark-start text:name="__RefHeading___Toc1873_2768681119"/>Bool<text:bookmark-end text:name="__RefHeading___Toc1873_2768681119"/></text:h>
      <text:p text:style-name="Horizontal_20_Line"/>
      <text:p text:style-name="Standard">A boolean is a data type that represents a true or false statement. Booleans are useful for taking a particular action given a specific condition. A boolean, in the Slow Programming Language, is referred to as<text:span text:style-name="T5"> </text:span><text:span text:style-name="T25">B</text:span><text:span text:style-name="T5">ool</text:span>. </text:p>
      <text:p text:style-name="Standard"/>
      <text:p text:style-name="Standard">true – <text:span text:style-name="T60">Returns bool of value </text:span><text:span text:style-name="T5">true</text:span></text:p>
      <text:p text:style-name="Standard">false – <text:span text:style-name="T60">Returns bool of value </text:span><text:span text:style-name="T5">false</text:span></text:p>
      <text:list xml:id="list1441684929" text:style-name="L11">
        <text:list-item>
          <text:p text:style-name="P351">Note: fixed Python’s improper capitalization of boolean literals.</text:p>
        </text:list-item>
      </text:list>
      <text:p text:style-name="Standard"/>
      <text:p text:style-name="Standard">Certain operators will return a boolean, namely those which are trying to verify if a certain quality or condition is met.</text:p>
      <text:p text:style-name="Standard"/>
      <text:p text:style-name="Standard">0, 0.0, and “0” may be casted to a bool, with the value <text:span text:style-name="T5">false</text:span>.</text:p>
      <text:p text:style-name="Standard">1, 1.0, and “1” may be casted to a bool, with the value <text:span text:style-name="T5">true</text:span>.</text:p>
      <text:list xml:id="list15262066" text:style-name="L12">
        <text:list-item>
          <text:p text:style-name="P352">Note: other types should implement <text:span text:style-name="T147">vice versa</text:span> themselves.</text:p>
          <text:list>
            <text:list-item>
              <text:p text:style-name="P337">Bool<text:span text:style-name="T60"> should be able to be casted to its </text:span>String<text:span text:style-name="T60"> representation.</text:span></text:p>
            </text:list-item>
          </text:list>
        </text:list-item>
      </text:list>
      <text:p text:style-name="P94"/>
      <text:p text:style-name="P107">A <text:span text:style-name="T5">Bool </text:span>may not be checked with equality operators, for that is bad practice. It will not implement any of those operators. <text:span text:style-name="T155">Code that may look like this, </text:span><text:span text:style-name="T42">x == True, </text:span><text:span text:style-name="T155">will not exist within the Slow Programming Language for fairly evident reasons. </text:span></text:p>
      <text:h text:style-name="P289" text:outline-level="1"/>
      <text:h text:style-name="P290" text:outline-level="1"><text:bookmark-start text:name="__RefHeading___Toc1875_2768681119"/>String<text:bookmark-end text:name="__RefHeading___Toc1875_2768681119"/></text:h>
      <text:p text:style-name="Horizontal_20_Line"/>
      <text:p text:style-name="Standard">The <text:span text:style-name="T5">String</text:span><text:span text:style-name="T60"> datatype is a fully object-oriented representation of text within the Slow Programming Language. The </text:span><text:span text:style-name="T5">String</text:span><text:span text:style-name="T60"> object allows you to preform easy manipulations of text in an abstracted manner. Most things should have the ability to be casted to a </text:span><text:span text:style-name="T5">String</text:span><text:span text:style-name="T60">. </text:span></text:p>
      <text:p text:style-name="Standard"/>
      <text:p text:style-name="Standard">A <text:span text:style-name="T13">S</text:span><text:span text:style-name="T5">tring</text:span> may be created using double or single quotes, like so: “Hello world” or ‘Hello world.’ </text:p>
      <text:p text:style-name="Standard"/>
      <text:p text:style-name="Standard">A <text:span text:style-name="T13">S</text:span><text:span text:style-name="T5">tring</text:span> may be formatted by placing <text:span text:style-name="T151">a dollar sign and </text:span>curly braces inside of it and returning an expression that would return a <text:span text:style-name="T5">String</text:span> or something that may be casted to a String. For example: “Hello, <text:span text:style-name="T151">$</text:span>{user}” → “Hello, admin”</text:p>
      <text:p text:style-name="Standard"/>
      <text:p text:style-name="Standard">Methods <text:span text:style-name="T109">and members:</text:span></text:p>
      <text:p text:style-name="P68"/>
      <table:table table:name="Table5" table:style-name="Table5">
        <table:table-column table:style-name="Table5.A"/>
        <table:table-column table:style-name="Table5.B"/>
        <table:table-row table:style-name="TableLine94074597803792">
          <table:table-cell table:style-name="Table5.A1" office:value-type="string">
            <text:p text:style-name="P152">Members:</text:p>
          </table:table-cell>
          <table:table-cell table:style-name="Table5.B1" office:value-type="string">
            <text:p text:style-name="P152">Description:</text:p>
          </table:table-cell>
        </table:table-row>
        <table:table-row table:style-name="TableLine94074600036976">
          <table:table-cell table:style-name="Table5.A2" office:value-type="string">
            <text:p text:style-name="P152">length: Int</text:p>
          </table:table-cell>
          <table:table-cell table:style-name="Table5.B2" office:value-type="string">
            <text:p text:style-name="P152">Returns how long the string is. <text:span text:style-name="T5">sizeof</text:span><text:span text:style-name="T60"> will also return this.</text:span></text:p>
          </table:table-cell>
        </table:table-row>
        <table:table-row table:style-name="TableLine94074600034832">
          <table:table-cell table:style-name="Table5.A2" office:value-type="string">
            <text:p text:style-name="P153">offset: Int</text:p>
          </table:table-cell>
          <table:table-cell table:style-name="Table5.B2" office:value-type="string">
            <text:p text:style-name="P153">If this <text:span text:style-name="T5">String</text:span><text:span text:style-name="T60"> was returned as a subset of another </text:span><text:span text:style-name="T5">String</text:span><text:span text:style-name="T60">, what offset is it from the original </text:span><text:span text:style-name="T5">String</text:span><text:span text:style-name="T60">?</text:span></text:p>
          </table:table-cell>
        </table:table-row>
        <table:table-row table:style-name="TableLine94074600038880">
          <table:table-cell table:style-name="Table5.A2" office:value-type="string">
            <text:p text:style-name="P153">end: Int</text:p>
          </table:table-cell>
          <table:table-cell table:style-name="Table5.B2" office:value-type="string">
            <text:p text:style-name="P153">If this <text:span text:style-name="T5">String</text:span><text:span text:style-name="T60"> was returned as a subset of another </text:span><text:span text:style-name="T5">String</text:span><text:span text:style-name="T60">, where does it end relative to the original </text:span><text:span text:style-name="T5">String</text:span><text:span text:style-name="T60">?</text:span></text:p>
          </table:table-cell>
        </table:table-row>
        <table:table-row table:style-name="TableLine94074600039488">
          <table:table-cell table:style-name="Table5.A2" office:value-type="string">
            <text:p text:style-name="P230">eof: Bool</text:p>
          </table:table-cell>
          <table:table-cell table:style-name="Table5.B2" office:value-type="string">
            <text:p text:style-name="P230">If this <text:span text:style-name="T5">String</text:span><text:span text:style-name="T60"> was returned as a result of a file reading operation, is this the last </text:span><text:span text:style-name="T5">String</text:span><text:span text:style-name="T60"> you will read—</text:span><text:span text:style-name="T5">has end-of-file occurred</text:span><text:span text:style-name="T60">?</text:span></text:p>
          </table:table-cell>
        </table:table-row>
        <table:table-row table:style-name="TableLine94074600040096">
          <table:table-cell table:style-name="Table5.A2" office:value-type="string">
            <text:p text:style-name="P152">split(delimiter: String, escape: String = null) -&gt; <text:span text:style-name="T135">List</text:span></text:p>
          </table:table-cell>
          <table:table-cell table:style-name="Table5.B2" office:value-type="string">
            <text:p text:style-name="P152">Split a string into tokens which <text:span text:style-name="T135">is a </text:span><text:span text:style-name="T23">List</text:span>. You may also provide an escape string—such as quotations—so that anything in them are ignored by the delimiter. </text:p>
          </table:table-cell>
        </table:table-row>
        <table:table-row table:style-name="TableLine94074600040704">
          <table:table-cell table:style-name="Table5.A2" office:value-type="string">
            <text:p text:style-name="P152">reverse() -&gt; String</text:p>
          </table:table-cell>
          <table:table-cell table:style-name="Table5.B2" office:value-type="string">
            <text:p text:style-name="P152">Reverses the string and returns the reversed string.</text:p>
          </table:table-cell>
        </table:table-row>
        <table:table-row table:style-name="TableLine94074600041392">
          <table:table-cell table:style-name="Table5.A2" office:value-type="string">
            <text:p text:style-name="P152">encode() -&gt; Bytes</text:p>
          </table:table-cell>
          <table:table-cell table:style-name="Table5.B2" office:value-type="string">
            <text:p text:style-name="P152">Encodes the <text:span text:style-name="T5">String </text:span>into <text:span text:style-name="T5">Bytes. </text:span><text:span text:style-name="T60">Casting the </text:span><text:span text:style-name="T5">String</text:span><text:span text:style-name="T60"> to </text:span><text:span text:style-name="T5">Bytes</text:span><text:span text:style-name="T60"> will also accomplish this.</text:span></text:p>
          </table:table-cell>
        </table:table-row>
        <table:table-row table:style-name="TableLine94074600042208">
          <table:table-cell table:style-name="Table5.A2" office:value-type="string">
            <text:p text:style-name="P224">strip(what: <text:span text:style-name="T5">String</text:span><text:span text:style-name="T60">) -&gt; </text:span><text:span text:style-name="T36">String</text:span></text:p>
          </table:table-cell>
          <table:table-cell table:style-name="Table5.B2" office:value-type="string">
            <text:p text:style-name="P225"><text:span text:style-name="T60">Strip certain characters from both ends of the </text:span><text:span text:style-name="T5">String</text:span><text:span text:style-name="T60">.</text:span></text:p>
          </table:table-cell>
        </table:table-row>
        <table:table-row table:style-name="TableLine94074600043216">
          <table:table-cell table:style-name="Table5.A2" office:value-type="string">
            <text:p text:style-name="P225">strip() -&gt; <text:span text:style-name="T5">String</text:span></text:p>
          </table:table-cell>
          <table:table-cell table:style-name="Table5.B2" office:value-type="string">
            <text:p text:style-name="P225">Strip whitespace characters (\r\n, \n, space, tab, etc) from both ends of the <text:span text:style-name="T5">String</text:span><text:span text:style-name="T60">.</text:span></text:p>
          </table:table-cell>
        </table:table-row>
        <table:table-row table:style-name="TableLine94074600044032">
          <table:table-cell table:style-name="Table5.A2" office:value-type="string">
            <text:p text:style-name="P225">lstrip(what: <text:span text:style-name="T5">String</text:span><text:span text:style-name="T60">) -&gt; </text:span><text:span text:style-name="T5">String</text:span></text:p>
          </table:table-cell>
          <table:table-cell table:style-name="Table5.B2" office:value-type="string">
            <text:p text:style-name="P225">Strip certain characters from the left side of the <text:span text:style-name="T5">String</text:span><text:span text:style-name="T60"> only.</text:span></text:p>
          </table:table-cell>
        </table:table-row>
        <table:table-row table:style-name="TableLine94074600044848">
          <table:table-cell table:style-name="Table5.A2" office:value-type="string">
            <text:p text:style-name="P225">lstrip() -&gt; <text:span text:style-name="T5">String</text:span></text:p>
          </table:table-cell>
          <table:table-cell table:style-name="Table5.B2" office:value-type="string">
            <text:p text:style-name="P225">Strip whitespace characters from the left side of <text:soft-page-break/>the <text:span text:style-name="T5">String</text:span><text:span text:style-name="T60"> only.</text:span></text:p>
          </table:table-cell>
        </table:table-row>
        <table:table-row table:style-name="TableLine94074600045664">
          <table:table-cell table:style-name="Table5.A2" office:value-type="string">
            <text:p text:style-name="P225">rstrip(what: <text:span text:style-name="T5">String</text:span><text:span text:style-name="T60">) -&gt; </text:span><text:span text:style-name="T5">String</text:span></text:p>
          </table:table-cell>
          <table:table-cell table:style-name="Table5.B2" office:value-type="string">
            <text:p text:style-name="P225">Strip certain characters from the right side of the <text:span text:style-name="T5">String</text:span><text:span text:style-name="T60"> only.</text:span></text:p>
          </table:table-cell>
        </table:table-row>
        <table:table-row table:style-name="TableLine94074600046480">
          <table:table-cell table:style-name="Table5.A2" office:value-type="string">
            <text:p text:style-name="P225">rstrip() -&gt; <text:span text:style-name="T5">String</text:span></text:p>
          </table:table-cell>
          <table:table-cell table:style-name="Table5.B2" office:value-type="string">
            <text:p text:style-name="P225">Strip whitespace characters from the right side of the <text:span text:style-name="T5">String</text:span><text:span text:style-name="T60"> only. </text:span></text:p>
          </table:table-cell>
        </table:table-row>
        <table:table-row table:style-name="TableLine94074600047296">
          <table:table-cell table:style-name="Table5.A2" office:value-type="string">
            <text:p text:style-name="P153">capitalize() -&gt; String</text:p>
          </table:table-cell>
          <table:table-cell table:style-name="Table5.B2" office:value-type="string">
            <text:p text:style-name="P153">Return a capitalized <text:span text:style-name="T5">String</text:span></text:p>
          </table:table-cell>
        </table:table-row>
        <table:table-row table:style-name="TableLine94074600048112">
          <table:table-cell table:style-name="Table5.A2" office:value-type="string">
            <text:p text:style-name="P153">lowercase() -&gt; String</text:p>
          </table:table-cell>
          <table:table-cell table:style-name="Table5.B2" office:value-type="string">
            <text:p text:style-name="P153">Return a lowercased <text:span text:style-name="T5">String</text:span></text:p>
          </table:table-cell>
        </table:table-row>
        <table:table-row table:style-name="TableLine94074600048928">
          <table:table-cell table:style-name="Table5.A2" office:value-type="string">
            <text:p text:style-name="P153">join(list: <text:span text:style-name="T135">List</text:span>) <text:s/>-&gt; String</text:p>
          </table:table-cell>
          <table:table-cell table:style-name="Table5.B2" office:value-type="string">
            <text:p text:style-name="P153">Using a <text:span text:style-name="T5">String</text:span> as the joining string for each element of the array, join elements of an array (which can be casted to a <text:span text:style-name="T5">String</text:span>), and return a <text:span text:style-name="T5">String</text:span><text:span text:style-name="T60"> containing the result.</text:span></text:p>
          </table:table-cell>
        </table:table-row>
        <table:table-row table:style-name="TableLine94074600049744">
          <table:table-cell table:style-name="Table5.A2" office:value-type="string">
            <text:p text:style-name="P153">find(<text:span text:style-name="T110">substr: String</text:span>) → <text:span text:style-name="T110">String</text:span></text:p>
          </table:table-cell>
          <table:table-cell table:style-name="Table5.B2" office:value-type="string">
            <text:p text:style-name="P154">Find a substring within a parent <text:span text:style-name="T5">String</text:span>. Return a new <text:span text:style-name="T5">String</text:span> containing the original String but offset as to start at that substring (similar to <text:span text:style-name="T5">strstr</text:span><text:span text:style-name="T60"> in C). If you want the offset, access the </text:span><text:span text:style-name="T5">offset</text:span><text:span text:style-name="T60"> member of the returned </text:span><text:span text:style-name="T5">String</text:span><text:span text:style-name="T60">.</text:span></text:p>
          </table:table-cell>
        </table:table-row>
        <table:table-row table:style-name="TableLine94074600050560">
          <table:table-cell table:style-name="Table5.A2" office:value-type="string">
            <text:p text:style-name="P155">format(…) -&gt; <text:span text:style-name="T60">String</text:span></text:p>
          </table:table-cell>
          <table:table-cell table:style-name="Table5.B2" office:value-type="string">
            <text:p text:style-name="P228"><text:span text:style-name="T150">Format a </text:span><text:span text:style-name="T26">S</text:span><text:span text:style-name="T37">tring</text:span><text:span text:style-name="T150"> using C# String formatting notation.</text:span></text:p>
            <text:list xml:id="list1509385464" text:style-name="L13">
              <text:list-item>
                <text:p text:style-name="P371">Example: “<text:span text:style-name="T5">{0}”.format(thisText, …)</text:span></text:p>
              </text:list-item>
            </text:list>
          </table:table-cell>
        </table:table-row>
        <table:table-row table:style-name="TableLine94074600051376">
          <table:table-cell table:style-name="Table5.A2" office:value-type="string">
            <text:p text:style-name="P239">format(values: <text:span text:style-name="T5">Table</text:span><text:span text:style-name="T60">) -&gt; String</text:span></text:p>
          </table:table-cell>
          <table:table-cell table:style-name="Table5.B2" office:value-type="string">
            <text:p text:style-name="P239">Format a <text:span text:style-name="T5">String</text:span><text:span text:style-name="T60"> using Pythonic String formatting, but with a table:</text:span></text:p>
            <text:list xml:id="list2962581076" text:style-name="L14">
              <text:list-item>
                <text:p text:style-name="P372">Example: “{name}:{age}”.format({“name”: “John”, “age”: 26})</text:p>
              </text:list-item>
              <text:list-item>
                <text:p text:style-name="P372">Useful for formatting files or large blocks of text.</text:p>
              </text:list-item>
            </text:list>
            <text:p text:style-name="P115"/>
            <text:p text:style-name="P239"><text:span text:style-name="T60">For both types of </text:span><text:span text:style-name="T5">format</text:span><text:span text:style-name="T60">, </text:span><text:span text:style-name="T82">the dollar-sign prefix ($) can be escaped with \$. </text:span></text:p>
          </table:table-cell>
        </table:table-row>
      </table:table>
      <text:p text:style-name="P68"/>
      <text:p text:style-name="P226">The following operators and special methods may be used on a <text:span text:style-name="T5">String</text:span><text:span text:style-name="T60">:</text:span></text:p>
      <table:table table:name="Table20" table:style-name="Table20">
        <table:table-column table:style-name="Table20.A" table:number-columns-repeated="3"/>
        <table:table-row table:style-name="TableLine94074599989248">
          <table:table-cell table:style-name="Table20.A1" office:value-type="string">
            <text:p text:style-name="P225">Method:</text:p>
          </table:table-cell>
          <table:table-cell table:style-name="Table20.A1" office:value-type="string">
            <text:p text:style-name="P225">Operator (if applicable):</text:p>
          </table:table-cell>
          <table:table-cell table:style-name="Table20.C1" office:value-type="string">
            <text:p text:style-name="P225">Description:</text:p>
          </table:table-cell>
        </table:table-row>
        <table:table-row table:style-name="TableLine94074600074400">
          <table:table-cell table:style-name="Table20.A2" office:value-type="string">
            <text:p text:style-name="P225">~add(x) -&gt; <text:span text:style-name="T5">String</text:span></text:p>
          </table:table-cell>
          <table:table-cell table:style-name="Table20.A2" office:value-type="string">
            <text:p text:style-name="P227">+</text:p>
          </table:table-cell>
          <table:table-cell table:style-name="Table20.C2" office:value-type="string">
            <text:p text:style-name="P225">Concatenates two <text:span text:style-name="T5">String</text:span><text:span text:style-name="T60">s.</text:span></text:p>
          </table:table-cell>
        </table:table-row>
        <table:table-row table:style-name="TableLine94074600075872">
          <table:table-cell table:style-name="Table20.A2" office:value-type="string">
            <text:p text:style-name="P225">~in(x) -&gt; <text:span text:style-name="T5">Bool</text:span></text:p>
          </table:table-cell>
          <table:table-cell table:style-name="Table20.A2" office:value-type="string">
            <text:p text:style-name="P227">~</text:p>
          </table:table-cell>
          <table:table-cell table:style-name="Table20.C2" office:value-type="string">
            <text:p text:style-name="P225">Finds if <text:span text:style-name="T5">x</text:span><text:span text:style-name="T60"> is a substring of the parent </text:span><text:span text:style-name="T5">String</text:span><text:span text:style-name="T60">. </text:span></text:p>
          </table:table-cell>
        </table:table-row>
        <table:table-row table:style-name="TableLine94074600076688">
          <table:table-cell table:style-name="Table20.A2" office:value-type="string">
            <text:p text:style-name="P225">~sizeof() -&gt; <text:span text:style-name="T5">Int</text:span></text:p>
          </table:table-cell>
          <table:table-cell table:style-name="Table20.A2" office:value-type="string">
            <text:p text:style-name="P34">sizeof</text:p>
          </table:table-cell>
          <table:table-cell table:style-name="Table20.C2" office:value-type="string">
            <text:p text:style-name="P225">Returns the length of the <text:span text:style-name="T5">String</text:span><text:span text:style-name="T60">. </text:span></text:p>
          </table:table-cell>
        </table:table-row>
        <table:table-row table:style-name="TableLine94074600077552">
          <table:table-cell table:style-name="Table20.A2" office:value-type="string">
            <text:p text:style-name="P230">~equals(x) -&gt; <text:span text:style-name="T5">Bool</text:span></text:p>
          </table:table-cell>
          <table:table-cell table:style-name="Table20.A2" office:value-type="string">
            <text:p text:style-name="P231">==</text:p>
          </table:table-cell>
          <table:table-cell table:style-name="Table20.C2" office:value-type="string">
            <text:p text:style-name="P230">Returns whether two <text:span text:style-name="T5">String</text:span><text:span text:style-name="T60">s are equal</text:span></text:p>
          </table:table-cell>
        </table:table-row>
      </table:table>
      <text:p text:style-name="P112"/>
      <text:p text:style-name="Standard"><text:soft-page-break/>Like many other programming languages, Slow’s <text:span text:style-name="T5">String</text:span> class includes the ability to reference special characters, such as newlines or carriage returns, with escape characters. Slow will largely reference the style used in C (e.g., “\n”). Here is a list of all characters and what they do:</text:p>
      <text:p text:style-name="Standard"/>
      <table:table table:name="Table22" table:style-name="Table22">
        <table:table-column table:style-name="Table22.A"/>
        <table:table-column table:style-name="Table22.B"/>
        <table:table-row table:style-name="TableLine94074600053712">
          <table:table-cell table:style-name="Table22.A1" office:value-type="string">
            <text:p text:style-name="P240">Character:</text:p>
          </table:table-cell>
          <table:table-cell table:style-name="Table22.B1" office:value-type="string">
            <text:p text:style-name="P240">Description:</text:p>
          </table:table-cell>
        </table:table-row>
        <table:table-row table:style-name="TableLine94074600106992">
          <table:table-cell table:style-name="Table22.A2" office:value-type="string">
            <text:p text:style-name="P240">\n</text:p>
          </table:table-cell>
          <table:table-cell table:style-name="Table22.B2" office:value-type="string">
            <text:p text:style-name="P240">Newline character. May or may not be sufficient—Windows requires \r\n.</text:p>
          </table:table-cell>
        </table:table-row>
        <table:table-row table:style-name="TableLine94074600108224">
          <table:table-cell table:style-name="Table22.A2" office:value-type="string">
            <text:p text:style-name="P240">\r</text:p>
          </table:table-cell>
          <table:table-cell table:style-name="Table22.B2" office:value-type="string">
            <text:p text:style-name="P240">Carriage return. May or may not be sufficient—Linux doesn’t require it.</text:p>
          </table:table-cell>
        </table:table-row>
        <table:table-row table:style-name="TableLine94074600108880">
          <table:table-cell table:style-name="Table22.A2" office:value-type="string">
            <text:p text:style-name="P240">\l</text:p>
          </table:table-cell>
          <table:table-cell table:style-name="Table22.B2" office:value-type="string">
            <text:p text:style-name="P240">Universal newline character. This shall be preferred when it is not necessary to explicitly have the two previous characters.</text:p>
          </table:table-cell>
        </table:table-row>
        <table:table-row table:style-name="TableLine94074600109696">
          <table:table-cell table:style-name="Table22.A2" office:value-type="string">
            <text:p text:style-name="P240">\$</text:p>
          </table:table-cell>
          <table:table-cell table:style-name="Table22.B2" office:value-type="string">
            <text:p text:style-name="P240">Format escape. </text:p>
          </table:table-cell>
        </table:table-row>
        <table:table-row table:style-name="TableLine94074600110512">
          <table:table-cell table:style-name="Table22.A2" office:value-type="string">
            <text:p text:style-name="P240">\a</text:p>
          </table:table-cell>
          <table:table-cell table:style-name="Table22.B2" office:value-type="string">
            <text:p text:style-name="P240">Alert. If in a compatible terminal, it should ring a bell or alert the user somehow.</text:p>
          </table:table-cell>
        </table:table-row>
        <table:table-row table:style-name="TableLine94074600111280">
          <table:table-cell table:style-name="Table22.A2" office:value-type="string">
            <text:p text:style-name="P240">\b</text:p>
          </table:table-cell>
          <table:table-cell table:style-name="Table22.B2" office:value-type="string">
            <text:p text:style-name="P240">Backspace character.</text:p>
          </table:table-cell>
        </table:table-row>
        <table:table-row table:style-name="TableLine94074600112096">
          <table:table-cell table:style-name="Table22.A2" office:value-type="string">
            <text:p text:style-name="P240">\e</text:p>
          </table:table-cell>
          <table:table-cell table:style-name="Table22.B2" office:value-type="string">
            <text:p text:style-name="P240">Terminal escape code.</text:p>
          </table:table-cell>
        </table:table-row>
        <table:table-row table:style-name="TableLine94074600112912">
          <table:table-cell table:style-name="Table22.A2" office:value-type="string">
            <text:p text:style-name="P240">\f</text:p>
          </table:table-cell>
          <table:table-cell table:style-name="Table22.B2" office:value-type="string">
            <text:p text:style-name="P240">Form feed page break.</text:p>
          </table:table-cell>
        </table:table-row>
        <table:table-row table:style-name="TableLine94074600113920">
          <table:table-cell table:style-name="Table22.A2" office:value-type="string">
            <text:p text:style-name="P240">\t</text:p>
          </table:table-cell>
          <table:table-cell table:style-name="Table22.B2" office:value-type="string">
            <text:p text:style-name="P240">Horizontal tab</text:p>
          </table:table-cell>
        </table:table-row>
        <table:table-row table:style-name="TableLine94074600114736">
          <table:table-cell table:style-name="Table22.A2" office:value-type="string">
            <text:p text:style-name="P240">\v</text:p>
          </table:table-cell>
          <table:table-cell table:style-name="Table22.B2" office:value-type="string">
            <text:p text:style-name="P240">Vertical tab</text:p>
          </table:table-cell>
        </table:table-row>
        <table:table-row table:style-name="TableLine94074600115552">
          <table:table-cell table:style-name="Table22.A2" office:value-type="string">
            <text:p text:style-name="P240">\\</text:p>
          </table:table-cell>
          <table:table-cell table:style-name="Table22.B2" office:value-type="string">
            <text:p text:style-name="P240">Backslash</text:p>
          </table:table-cell>
        </table:table-row>
        <table:table-row table:style-name="TableLine94074600116368">
          <table:table-cell table:style-name="Table22.A2" office:value-type="string">
            <text:p text:style-name="P240">\’</text:p>
          </table:table-cell>
          <table:table-cell table:style-name="Table22.B2" office:value-type="string">
            <text:p text:style-name="P240">Apostrophe</text:p>
          </table:table-cell>
        </table:table-row>
        <table:table-row table:style-name="TableLine94074600117184">
          <table:table-cell table:style-name="Table22.A2" office:value-type="string">
            <text:p text:style-name="P240">\’’</text:p>
          </table:table-cell>
          <table:table-cell table:style-name="Table22.B2" office:value-type="string">
            <text:p text:style-name="P240">Quotation marks</text:p>
          </table:table-cell>
        </table:table-row>
        <table:table-row table:style-name="TableLine94074600118000">
          <table:table-cell table:style-name="Table22.A2" office:value-type="string">
            <text:p text:style-name="P240">\xHH</text:p>
          </table:table-cell>
          <table:table-cell table:style-name="Table22.B2" office:value-type="string">
            <text:p text:style-name="P240">Hexadecimal byte.</text:p>
          </table:table-cell>
        </table:table-row>
      </table:table>
      <text:p text:style-name="Standard"/>
      <text:h text:style-name="P291" text:outline-level="1"><text:bookmark-start text:name="__RefHeading___Toc1877_2768681119"/>Int, <text:span text:style-name="T136">Decimal, and Complex</text:span><text:bookmark-end text:name="__RefHeading___Toc1877_2768681119"/></text:h>
      <text:p text:style-name="P135"/>
      <text:h text:style-name="P311" text:outline-level="2"><text:bookmark-start text:name="__RefHeading___Toc3086_2775453381"/>Int<text:bookmark-end text:name="__RefHeading___Toc3086_2775453381"/></text:h>
      <text:p text:style-name="Standard"/>
      <text:p text:style-name="Standard">An <text:span text:style-name="T5">Int</text:span><text:span text:style-name="T60"> is a datatype which holds any whole number ranging from negative to positive. An </text:span><text:span text:style-name="T5">Int</text:span><text:span text:style-name="T60"> has no bearing on length and will accommodate the maximum length of word on whatever system the Slow interpreter is running on. On x86_64, </text:span><text:span text:style-name="T5">Int</text:span><text:span text:style-name="T60"> will have a maximum length of 2</text:span><text:span text:style-name="T1">64</text:span><text:span text:style-name="T60">; conversely, on i386, </text:span><text:span text:style-name="T5">Int</text:span><text:span text:style-name="T60"> will have a maximum length of 2</text:span><text:span text:style-name="T1">32</text:span><text:span text:style-name="T3">.</text:span></text:p>
      <text:p text:style-name="Standard"/>
      <text:p text:style-name="Standard"><text:span text:style-name="T60">An </text:span><text:span text:style-name="T5">Int</text:span><text:span text:style-name="T60"> may be created when writing a non-decimal number with or without a negative sign. An </text:span><text:span text:style-name="T5">Int</text:span><text:span text:style-name="T60"> may additionally be created in a different base than base 10. The prefixes for the following bases are as follows:</text:span></text:p>
      <text:list xml:id="list1452140687" text:style-name="L15">
        <text:list-item>
          <text:p text:style-name="P353">0x: for hexadecimal numbers (e.g., 0xFFFF)</text:p>
        </text:list-item>
        <text:list-item>
          <text:p text:style-name="P353">0: for octal numbers (e.g., 0755)</text:p>
        </text:list-item>
        <text:list-item>
          <text:p text:style-name="P353">0b: for binary numbers (e.g., 0b11110000)</text:p>
        </text:list-item>
      </text:list>
      <text:p text:style-name="Standard"/>
      <text:p text:style-name="Standard"><text:span text:style-name="T60">To help with reading numbers in source code, an underscore may be added in between the digits of the </text:span><text:span text:style-name="T5">Int</text:span><text:span text:style-name="T60">. For instance: 350_000_000 is identical to 350000000, albeit much easier to read.</text:span></text:p>
      <text:p text:style-name="Standard"/>
      <text:p text:style-name="Standard"><text:span text:style-name="T5">Int</text:span><text:span text:style-name="T60"> also implements mathematical/</text:span><text:span text:style-name="T92">programmatic</text:span><text:span text:style-name="T60"> concepts such as infinity and NaN. The concept of infinity shall be available with the literal </text:span>Infinity<text:span text:style-name="T60">, where a minus sign may be added to negate it to negative infinity. The concept of NaN (not a number) shall be available with the literal </text:span>NaN<text:span text:style-name="T60">. Consequently, only the </text:span><text:span text:style-name="T5">Int</text:span><text:span text:style-name="T60"> object will bear the following members in regards to the aforementioned items:</text:span></text:p>
      <text:p text:style-name="P122"/>
      <table:table table:name="Table26" table:style-name="Table26">
        <table:table-column table:style-name="Table26.A"/>
        <table:table-column table:style-name="Table26.B"/>
        <table:table-row table:style-name="TableLine94074600157536">
          <table:table-cell table:style-name="Table26.A1" office:value-type="string">
            <text:p text:style-name="P264">Members:</text:p>
          </table:table-cell>
          <table:table-cell table:style-name="Table26.B1" office:value-type="string">
            <text:p text:style-name="P264">Description:</text:p>
          </table:table-cell>
        </table:table-row>
        <table:table-row table:style-name="TableLine94074600192800">
          <table:table-cell table:style-name="Table26.A2" office:value-type="string">
            <text:p text:style-name="P264">infinity: Bool </text:p>
          </table:table-cell>
          <table:table-cell table:style-name="Table26.B2" office:value-type="string">
            <text:p text:style-name="P264">Is this number infinity? Default: <text:span text:style-name="T5">false</text:span></text:p>
          </table:table-cell>
        </table:table-row>
        <table:table-row table:style-name="TableLine94074600193808">
          <table:table-cell table:style-name="Table26.A2" office:value-type="string">
            <text:p text:style-name="P264">ninfinity: Bool</text:p>
          </table:table-cell>
          <table:table-cell table:style-name="Table26.B2" office:value-type="string">
            <text:p text:style-name="P264">Is this number negative infinity? Default: <text:span text:style-name="T5">false</text:span></text:p>
            <text:list xml:id="list3037280012" text:style-name="L16">
              <text:list-item>
                <text:p text:style-name="P377"><text:span text:style-name="T60">Note: </text:span><text:span text:style-name="T5">infinity</text:span><text:span text:style-name="T60"> and </text:span><text:span text:style-name="T5">ninfinity</text:span><text:span text:style-name="T60"> are mutually exclusive.</text:span></text:p>
              </text:list-item>
            </text:list>
          </table:table-cell>
        </table:table-row>
        <table:table-row table:style-name="TableLine94074600194464">
          <table:table-cell table:style-name="Table26.A2" office:value-type="string">
            <text:p text:style-name="P264">nan: Bool</text:p>
          </table:table-cell>
          <table:table-cell table:style-name="Table26.B2" office:value-type="string">
            <text:p text:style-name="P265"><text:span text:style-name="T166">Is this number </text:span><text:span text:style-name="T47">NaN</text:span><text:span text:style-name="T92">? Default: </text:span><text:span text:style-name="T47">false</text:span><text:span text:style-name="T92">.</text:span></text:p>
            <text:list xml:id="list1504085264" text:style-name="L17">
              <text:list-item>
                <text:p text:style-name="P378"><text:span text:style-name="T92">N</text:span><text:span text:style-name="T60">ote: </text:span><text:span text:style-name="T5">NaN</text:span><text:span text:style-name="T60"> is mutually exclusive to any of the infinities.</text:span></text:p>
              </text:list-item>
            </text:list>
          </table:table-cell>
        </table:table-row>
      </table:table>
      <text:p text:style-name="P122"/>
      <text:h text:style-name="P311" text:outline-level="2"><text:bookmark-start text:name="__RefHeading___Toc3088_2775453381"/>Decimal<text:bookmark-end text:name="__RefHeading___Toc3088_2775453381"/></text:h>
      <text:p text:style-name="P201"/>
      <text:p text:style-name="Standard">In the case that the number in question contains fractional parts, then <text:span text:style-name="T5">Decimal</text:span><text:span text:style-name="T60"> will be the appropriate datatype to use. </text:span><text:span text:style-name="T63">The length, as with </text:span><text:span text:style-name="T9">Int</text:span><text:span text:style-name="T63">, will be determined based off of the system that the Slow interpreter is running from. </text:span></text:p>
      <text:p text:style-name="Standard"><text:soft-page-break/></text:p>
      <text:p text:style-name="Standard">Decimal<text:span text:style-name="T60"> literals are slightly different than that of </text:span>Int<text:span text:style-name="T60">: in order to create a </text:span>Decimal<text:span text:style-name="T60">, one must add a decimal point to the number </text:span>or<text:span text:style-name="T60"> add ‘D’ as a suffix; for example:</text:span></text:p>
      <text:list xml:id="list1726682788" text:style-name="L18">
        <text:list-item>
          <text:p text:style-name="P354">5.0</text:p>
        </text:list-item>
        <text:list-item>
          <text:p text:style-name="P354">2.3</text:p>
        </text:list-item>
        <text:list-item>
          <text:p text:style-name="P354">10D</text:p>
        </text:list-item>
      </text:list>
      <text:p text:style-name="Standard"/>
      <text:p text:style-name="Standard"/>
      <text:p text:style-name="Standard"/>
      <text:p text:style-name="Standard"><text:span text:style-name="T60">A mathematical equation will return a </text:span>Decimal<text:span text:style-name="T60"> if:</text:span></text:p>
      <text:list xml:id="list2076333957" text:style-name="L19">
        <text:list-item>
          <text:p text:style-name="P355">One or more of the numbers involved is a Decimal</text:p>
        </text:list-item>
        <text:list-item>
          <text:p text:style-name="P355">If division <text:span text:style-name="T167">is done, to be safe.</text:span></text:p>
        </text:list-item>
      </text:list>
      <text:p text:style-name="Standard"/>
      <text:p text:style-name="Standard"><text:span text:style-name="T60">If a</text:span> Decimal <text:span text:style-name="T60">has no fractional part, it may be casted to an </text:span>Int. </text:p>
      <text:p text:style-name="Standard"/>
      <text:p text:style-name="Standard">A decimal will have its own unique methods, mainly operating on the decimal portion of its result. Here they are:</text:p>
      <text:p text:style-name="Standard"/>
      <table:table table:name="Table27" table:style-name="Table27">
        <table:table-column table:style-name="Table27.A"/>
        <table:table-column table:style-name="Table27.B"/>
        <table:table-row table:style-name="TableLine94074600158352">
          <table:table-cell table:style-name="Table27.A1" office:value-type="string">
            <text:p text:style-name="P268">Method:</text:p>
          </table:table-cell>
          <table:table-cell table:style-name="Table27.B1" office:value-type="string">
            <text:p text:style-name="P268">Description:</text:p>
          </table:table-cell>
        </table:table-row>
        <table:table-row table:style-name="TableLine94074600268800">
          <table:table-cell table:style-name="Table27.A2" office:value-type="string">
            <text:p text:style-name="P268">ceil() -&gt; <text:span text:style-name="T5">Int</text:span></text:p>
          </table:table-cell>
          <table:table-cell table:style-name="Table27.B2" office:value-type="string">
            <text:p text:style-name="P268">Round the decimal up to the largest integer:</text:p>
            <text:list xml:id="list612076276" text:style-name="L20">
              <text:list-item>
                <text:p text:style-name="P379">1.9 will yield 2</text:p>
              </text:list-item>
              <text:list-item>
                <text:p text:style-name="P379">1.2 will yield 2</text:p>
              </text:list-item>
            </text:list>
          </table:table-cell>
        </table:table-row>
        <table:table-row table:style-name="TableLine94074600269920">
          <table:table-cell table:style-name="Table27.A2" office:value-type="string">
            <text:p text:style-name="P268">floor() -&gt; <text:span text:style-name="T5">Int</text:span></text:p>
          </table:table-cell>
          <table:table-cell table:style-name="Table27.B2" office:value-type="string">
            <text:p text:style-name="P268">Round the decimal down to the largest integer:</text:p>
            <text:list xml:id="list2314779653" text:style-name="L21">
              <text:list-item>
                <text:p text:style-name="P380">1.999 will yield 1</text:p>
              </text:list-item>
              <text:list-item>
                <text:p text:style-name="P380">1.0001 will yield 1</text:p>
              </text:list-item>
            </text:list>
            <text:p text:style-name="P268"/>
            <text:p text:style-name="P121">This function essentially <text:span text:style-name="T167">is the opposite to modulus, returning the number without a fraction, while modulus returns the amount left over. </text:span></text:p>
          </table:table-cell>
        </table:table-row>
      </table:table>
      <text:p text:style-name="Standard"/>
      <text:h text:style-name="P311" text:outline-level="2"/>
      <text:h text:style-name="P311" text:outline-level="2"><text:bookmark-start text:name="__RefHeading___Toc3090_2775453381"/>Complex<text:bookmark-end text:name="__RefHeading___Toc3090_2775453381"/></text:h>
      <text:p text:style-name="Standard"/>
      <text:p text:style-name="Standard">A <text:span text:style-name="T5">Complex</text:span><text:span text:style-name="T60"> number is a number containing a real and imaginary part to it. Generally speaking, this is most likely not going to be used often, considering that Slow—being slow—will not be used for mathematical applications that would require such a datatype; </text:span><text:span text:style-name="T93">therefore, the standard library shall not include functions which deal with complex numbers, opting to store them in a separate package named </text:span><text:span text:style-name="T49">Cmath</text:span><text:span text:style-name="T93">. </text:span></text:p>
      <text:p text:style-name="Standard"/>
      <text:p text:style-name="Standard"><text:span text:style-name="T60">In order to create a complex number, write the real number +/- imaginary number, suffixed with </text:span><text:span text:style-name="T5">i</text:span><text:span text:style-name="T60">. For example:</text:span></text:p>
      <text:list xml:id="list1515526399" text:style-name="L22">
        <text:list-item>
          <text:p text:style-name="P356">10 + 2i</text:p>
        </text:list-item>
        <text:list-item>
          <text:p text:style-name="P356">0 - i</text:p>
        </text:list-item>
        <text:list-item>
          <text:p text:style-name="P356"><text:soft-page-break/>90 + 0i</text:p>
          <text:list>
            <text:list-item>
              <text:p text:style-name="P357">Even though this is a real integer, it is still under the <text:span text:style-name="T5">Complex</text:span><text:span text:style-name="T60"> datatype. </text:span></text:p>
            </text:list-item>
          </text:list>
        </text:list-item>
      </text:list>
      <text:p text:style-name="P69"/>
      <text:p text:style-name="P69"/>
      <text:h text:style-name="P311" text:outline-level="2"><text:bookmark-start text:name="__RefHeading___Toc3092_2775453381"/>Methods<text:bookmark-end text:name="__RefHeading___Toc3092_2775453381"/></text:h>
      <text:p text:style-name="P201"/>
      <text:p text:style-name="P201"/>
      <text:p text:style-name="P79">All of the types listed above will bear the following operators and methods to implement them, <text:span text:style-name="T157">where </text:span><text:span text:style-name="T43">T</text:span><text:span text:style-name="T157"> represents either </text:span><text:span text:style-name="T43">Int</text:span><text:span text:style-name="T157">, </text:span><text:span text:style-name="T43">Decimal</text:span><text:span text:style-name="T157">, or </text:span><text:span text:style-name="T43">Comple</text:span><text:span text:style-name="T50">s</text:span><text:span text:style-name="T43">x</text:span>:</text:p>
      <text:p text:style-name="P79"/>
      <table:table table:name="Table15" table:style-name="Table15">
        <table:table-column table:style-name="Table15.A" table:number-columns-repeated="3"/>
        <table:table-row table:style-name="TableLine94074600305904">
          <table:table-cell table:style-name="Table15.A1" office:value-type="string">
            <text:p text:style-name="P186">Methods:</text:p>
          </table:table-cell>
          <table:table-cell table:style-name="Table15.A1" office:value-type="string">
            <text:p text:style-name="P186">Operators:</text:p>
          </table:table-cell>
          <table:table-cell table:style-name="Table15.C1" office:value-type="string">
            <text:p text:style-name="P186">Description:</text:p>
          </table:table-cell>
        </table:table-row>
        <table:table-row table:style-name="TableLine94074600350704">
          <table:table-cell table:style-name="Table15.A2" office:value-type="string">
            <text:p text:style-name="P186">~add(x: <text:span text:style-name="T5">T</text:span><text:span text:style-name="T60">) -&gt;</text:span><text:span text:style-name="T5"> T</text:span></text:p>
          </table:table-cell>
          <table:table-cell table:style-name="Table15.A2" office:value-type="string">
            <text:p text:style-name="P187">+</text:p>
          </table:table-cell>
          <table:table-cell table:style-name="Table15.C2" office:value-type="string">
            <text:p text:style-name="P186">Adds</text:p>
          </table:table-cell>
        </table:table-row>
        <table:table-row table:style-name="TableLine94074600352272">
          <table:table-cell table:style-name="Table15.A2" office:value-type="string">
            <text:p text:style-name="P186">~sub(x:<text:span text:style-name="T5"> T</text:span>) -&gt; <text:span text:style-name="T5">T</text:span></text:p>
          </table:table-cell>
          <table:table-cell table:style-name="Table15.A2" office:value-type="string">
            <text:p text:style-name="P141">-</text:p>
          </table:table-cell>
          <table:table-cell table:style-name="Table15.C2" office:value-type="string">
            <text:p text:style-name="P186">Subtracts</text:p>
          </table:table-cell>
        </table:table-row>
        <table:table-row table:style-name="TableLine94074600353088">
          <table:table-cell table:style-name="Table15.A2" office:value-type="string">
            <text:p text:style-name="P186">~div(x: <text:span text:style-name="T5">T</text:span>) -&gt; <text:span text:style-name="T5">T</text:span></text:p>
          </table:table-cell>
          <table:table-cell table:style-name="Table15.A2" office:value-type="string">
            <text:p text:style-name="P141">/</text:p>
          </table:table-cell>
          <table:table-cell table:style-name="Table15.C2" office:value-type="string">
            <text:p text:style-name="P186">Divides</text:p>
          </table:table-cell>
        </table:table-row>
        <table:table-row table:style-name="TableLine94074600353952">
          <table:table-cell table:style-name="Table15.A2" office:value-type="string">
            <text:p text:style-name="P242">~mod(x: <text:span text:style-name="T5">T</text:span>) -&gt; <text:span text:style-name="T5">Int</text:span></text:p>
          </table:table-cell>
          <table:table-cell table:style-name="Table15.A2" office:value-type="string">
            <text:p text:style-name="P141">%</text:p>
          </table:table-cell>
          <table:table-cell table:style-name="Table15.C2" office:value-type="string">
            <text:p text:style-name="P242">Modulus—find the remainder.</text:p>
          </table:table-cell>
        </table:table-row>
        <table:table-row table:style-name="TableLine94074600354768">
          <table:table-cell table:style-name="Table15.A2" office:value-type="string">
            <text:p text:style-name="P186">~mul(x: <text:span text:style-name="T5">T</text:span>) -&gt;<text:span text:style-name="T5"> T</text:span></text:p>
          </table:table-cell>
          <table:table-cell table:style-name="Table15.A2" office:value-type="string">
            <text:p text:style-name="P141">*</text:p>
          </table:table-cell>
          <table:table-cell table:style-name="Table15.C2" office:value-type="string">
            <text:p text:style-name="P186">Multiplies</text:p>
          </table:table-cell>
        </table:table-row>
        <table:table-row table:style-name="TableLine94074600355808">
          <table:table-cell table:style-name="Table15.A2" office:value-type="string">
            <text:p text:style-name="P186">~pow(x:<text:span text:style-name="T5"> T</text:span>) -&gt; <text:span text:style-name="T5">T</text:span></text:p>
          </table:table-cell>
          <table:table-cell table:style-name="Table15.A2" office:value-type="string">
            <text:p text:style-name="P187">^</text:p>
          </table:table-cell>
          <table:table-cell table:style-name="Table15.C2" office:value-type="string">
            <text:p text:style-name="P186">Raises to the power of</text:p>
          </table:table-cell>
        </table:table-row>
        <table:table-row table:style-name="TableLine94074600356624">
          <table:table-cell table:style-name="Table15.A2" office:value-type="string">
            <text:p text:style-name="P186">~sizeof() -&gt; <text:span text:style-name="T5">Int</text:span></text:p>
          </table:table-cell>
          <table:table-cell table:style-name="Table15.A2" office:value-type="string">
            <text:p text:style-name="P18">sizeof</text:p>
          </table:table-cell>
          <table:table-cell table:style-name="Table15.C2" office:value-type="string">
            <text:p text:style-name="P186">Returns the size, in bytes, of the number in question.</text:p>
          </table:table-cell>
        </table:table-row>
        <table:table-row table:style-name="TableLine94074600357600">
          <table:table-cell table:style-name="Table15.A2" office:value-type="string">
            <text:p text:style-name="P241">~equals(x) -&gt; <text:span text:style-name="T5">Bool</text:span></text:p>
          </table:table-cell>
          <table:table-cell table:style-name="Table15.A2" office:value-type="string">
            <text:p text:style-name="P38">==</text:p>
          </table:table-cell>
          <table:table-cell table:style-name="Table15.C2" office:value-type="string">
            <text:p text:style-name="P241">Is <text:span text:style-name="T5">x</text:span><text:span text:style-name="T60"> equal to this number?</text:span></text:p>
          </table:table-cell>
        </table:table-row>
        <table:table-row table:style-name="TableLine94074600358496">
          <table:table-cell table:style-name="Table15.A2" office:value-type="string">
            <text:p text:style-name="P241">~greater(x) -&gt; <text:span text:style-name="T5">Bool</text:span></text:p>
          </table:table-cell>
          <table:table-cell table:style-name="Table15.A2" office:value-type="string">
            <text:p text:style-name="P38">&gt;</text:p>
          </table:table-cell>
          <table:table-cell table:style-name="Table15.C2" office:value-type="string">
            <text:p text:style-name="P241">Is <text:span text:style-name="T5">x</text:span><text:span text:style-name="T60"> greater than this number?</text:span></text:p>
          </table:table-cell>
        </table:table-row>
        <table:table-row table:style-name="TableLine94074600359472">
          <table:table-cell table:style-name="Table15.A2" office:value-type="string">
            <text:p text:style-name="P241">~lesser(x) -&gt; <text:span text:style-name="T43">Bool</text:span></text:p>
          </table:table-cell>
          <table:table-cell table:style-name="Table15.A2" office:value-type="string">
            <text:p text:style-name="P38">&lt;</text:p>
          </table:table-cell>
          <table:table-cell table:style-name="Table15.C2" office:value-type="string">
            <text:p text:style-name="P242">Is <text:span text:style-name="T5">x</text:span><text:span text:style-name="T60"> less than this number?</text:span></text:p>
          </table:table-cell>
        </table:table-row>
        <table:table-row table:style-name="TableLine94074600355424">
          <table:table-cell table:style-name="Table15.A2" office:value-type="string">
            <text:p text:style-name="P242">~greaterequal(x) -&gt; <text:span text:style-name="T5">Bool</text:span></text:p>
          </table:table-cell>
          <table:table-cell table:style-name="Table15.A2" office:value-type="string">
            <text:p text:style-name="P38">&gt;<text:span text:style-name="T157">=</text:span></text:p>
          </table:table-cell>
          <table:table-cell table:style-name="Table15.C2" office:value-type="string">
            <text:p text:style-name="P242">Is <text:span text:style-name="T5">x</text:span><text:span text:style-name="T60"> greater than or equal to this number?</text:span></text:p>
            <text:p text:style-name="P116"/>
          </table:table-cell>
        </table:table-row>
        <table:table-row table:style-name="TableLine94074600361152">
          <table:table-cell table:style-name="Table15.A2" office:value-type="string">
            <text:p text:style-name="P242">~lesserequal(x) -&gt; Bool</text:p>
          </table:table-cell>
          <table:table-cell table:style-name="Table15.A2" office:value-type="string">
            <text:p text:style-name="P38">&lt;<text:span text:style-name="T157">=</text:span></text:p>
          </table:table-cell>
          <table:table-cell table:style-name="Table15.C2" office:value-type="string">
            <text:p text:style-name="P242">Is <text:span text:style-name="T5">x</text:span><text:span text:style-name="T60"> less than or equal to this number?</text:span></text:p>
          </table:table-cell>
        </table:table-row>
      </table:table>
      <text:p text:style-name="P79"/>
      <text:h text:style-name="P292" text:outline-level="1"><text:bookmark-start text:name="__RefHeading___Toc1883_2768681119"/>Bytes<text:bookmark-end text:name="__RefHeading___Toc1883_2768681119"/></text:h>
      <text:p text:style-name="Horizontal_20_Line"/>
      <text:p text:style-name="Standard">Raw data in the Slow Programming Language is represented with the <text:span text:style-name="T5">Bytes</text:span><text:span text:style-name="T60"> datatype/object. In a similar fashion to a </text:span><text:span text:style-name="T5">String</text:span><text:span text:style-name="T60">, </text:span><text:span text:style-name="T5">Bytes</text:span><text:span text:style-name="T60"> merely contains an array of bytes, though is differentiated so that each one may exercise their specialities in their respective purview. </text:span></text:p>
      <text:p text:style-name="Standard"/>
      <text:p text:style-name="Standard"><text:span text:style-name="T60">In order to create a </text:span><text:span text:style-name="T5">Bytes</text:span><text:span text:style-name="T60"> literal using characters, enclose the text inside angle brackets, like so:</text:span></text:p>
      <text:list xml:id="list220147569" text:style-name="L23">
        <text:list-item>
          <text:p text:style-name="P358">&lt;Hello&gt;</text:p>
        </text:list-item>
        <text:list-item>
          <text:p text:style-name="P358">&lt;This is a message.&gt;</text:p>
        </text:list-item>
      </text:list>
      <text:p text:style-name="Standard"/>
      <text:p text:style-name="Standard"><text:span text:style-name="T60">The more efficient approach would be to create a </text:span><text:span text:style-name="T5">String</text:span><text:span text:style-name="T60">, only to then cast it to a </text:span><text:span text:style-name="T5">Bytes</text:span><text:span text:style-name="T60">, given that it can be encoded properly. It would be more convenient, due to the fact that you can format a </text:span><text:span text:style-name="T5">String</text:span><text:span text:style-name="T60"> with such elegance.</text:span></text:p>
      <text:p text:style-name="Standard"/>
      <text:p text:style-name="Standard"><text:span text:style-name="T60">Reading binary data from files will return a </text:span><text:span text:style-name="T5">Bytes</text:span><text:span text:style-name="T60"> object.</text:span></text:p>
      <text:p text:style-name="Standard"/>
      <text:p text:style-name="Standard">A <text:span text:style-name="T5">Bytes</text:span> object will have the following members and methods:</text:p>
      <text:p text:style-name="P71"/>
      <table:table table:name="Table4" table:style-name="Table4">
        <table:table-column table:style-name="Table4.A"/>
        <table:table-column table:style-name="Table4.B"/>
        <table:table-row table:style-name="TableLine94074600362992">
          <table:table-cell table:style-name="Table4.A1" office:value-type="string">
            <text:p text:style-name="P151">Members:</text:p>
          </table:table-cell>
          <table:table-cell table:style-name="Table4.B1" office:value-type="string">
            <text:p text:style-name="P151">Description:</text:p>
          </table:table-cell>
        </table:table-row>
        <table:table-row table:style-name="TableLine94074600396272">
          <table:table-cell table:style-name="Table4.A2" office:value-type="string">
            <text:p text:style-name="P151">length: Int</text:p>
          </table:table-cell>
          <table:table-cell table:style-name="Table4.B2" office:value-type="string">
            <text:p text:style-name="P151">The size of the <text:span text:style-name="T5">Bytes</text:span><text:span text:style-name="T60"> object (how many bytes are contained within it). </text:span><text:span text:style-name="T11">sizeof</text:span><text:span text:style-name="T65"> will return this.</text:span></text:p>
          </table:table-cell>
        </table:table-row>
        <table:table-row table:style-name="TableLine94074600397648">
          <table:table-cell table:style-name="Table4.A2" office:value-type="string">
            <text:p text:style-name="P163">offset: Int</text:p>
          </table:table-cell>
          <table:table-cell table:style-name="Table4.B2" office:value-type="string">
            <text:p text:style-name="P163">If this <text:span text:style-name="T5">Bytes</text:span><text:span text:style-name="T60"> object was created as a subset of a larger </text:span><text:span text:style-name="T5">Bytes</text:span><text:span text:style-name="T60"> object, what is the offset from the larger </text:span><text:span text:style-name="T5">Bytes </text:span><text:span text:style-name="T60">object, if applicable?</text:span></text:p>
          </table:table-cell>
        </table:table-row>
        <table:table-row table:style-name="TableLine94074600398304">
          <table:table-cell table:style-name="Table4.A2" office:value-type="string">
            <text:p text:style-name="P163">end: Int</text:p>
          </table:table-cell>
          <table:table-cell table:style-name="Table4.B2" office:value-type="string">
            <text:p text:style-name="P163">Given the same situation as above, when it does it end, relative to the larger, parent <text:span text:style-name="T5">Bytes</text:span><text:span text:style-name="T60"> object?</text:span></text:p>
          </table:table-cell>
        </table:table-row>
        <table:table-row table:style-name="TableLine94074600398960">
          <table:table-cell table:style-name="Table4.A2" office:value-type="string">
            <text:p text:style-name="P229">eof: Bool</text:p>
          </table:table-cell>
          <table:table-cell table:style-name="Table4.B2" office:value-type="string">
            <text:p text:style-name="P229">Has <text:span text:style-name="T5">eof</text:span><text:span text:style-name="T60"> occurred yet? By default: </text:span><text:span text:style-name="T5">false</text:span><text:span text:style-name="T60">. </text:span></text:p>
          </table:table-cell>
        </table:table-row>
      </table:table>
      <text:p text:style-name="P71"/>
      <text:p text:style-name="P71"/>
      <text:p text:style-name="P71"/>
      <text:p text:style-name="P71"/>
      <text:p text:style-name="P71"/>
      <text:p text:style-name="P71"/>
      <text:p text:style-name="P71"/>
      <text:p text:style-name="P71"/>
      <text:p text:style-name="P71"/>
      <text:p text:style-name="P71"><text:soft-page-break/><text:span text:style-name="T135">Below are a list of special methods—and if applicable—with their corresponding operators.</text:span><text:line-break/></text:p>
      <table:table table:name="Table14" table:style-name="Table14">
        <table:table-column table:style-name="Table14.A" table:number-columns-repeated="3"/>
        <table:table-row table:style-name="TableLine94074600386336">
          <table:table-cell table:style-name="Table14.A1" office:value-type="string">
            <text:p text:style-name="P196">Special method:</text:p>
          </table:table-cell>
          <table:table-cell table:style-name="Table14.A1" office:value-type="string">
            <text:p text:style-name="P198">Operator (if applicable):</text:p>
          </table:table-cell>
          <table:table-cell table:style-name="Table14.C1" office:value-type="string">
            <text:p text:style-name="P196">Description:</text:p>
          </table:table-cell>
        </table:table-row>
        <table:table-row table:style-name="TableLine94074600422240">
          <table:table-cell table:style-name="Table14.A2" office:value-type="string">
            <text:p text:style-name="P196">~bool() -&gt; Bool</text:p>
          </table:table-cell>
          <table:table-cell table:style-name="Table14.A2" office:value-type="string">
            <text:p text:style-name="P197">N/A</text:p>
          </table:table-cell>
          <table:table-cell table:style-name="Table14.C2" office:value-type="string">
            <text:p text:style-name="P196">Returns whether the <text:span text:style-name="T5">Bytes</text:span><text:span text:style-name="T60"> object has not reached </text:span><text:span text:style-name="T5">eof</text:span><text:span text:style-name="T60"> yet as a </text:span><text:span text:style-name="T5">Bool</text:span><text:span text:style-name="T60">.</text:span></text:p>
          </table:table-cell>
        </table:table-row>
        <table:table-row table:style-name="TableLine94074600423744">
          <table:table-cell table:style-name="Table14.A2" office:value-type="string">
            <text:p text:style-name="P196">~sizeof() -&gt; Int</text:p>
          </table:table-cell>
          <table:table-cell table:style-name="Table14.A2" office:value-type="string">
            <text:p text:style-name="P17">sizeof</text:p>
          </table:table-cell>
          <table:table-cell table:style-name="Table14.C2" office:value-type="string">
            <text:p text:style-name="P196">Returns the length of the <text:span text:style-name="T5">Bytes </text:span><text:span text:style-name="T60">object.</text:span></text:p>
          </table:table-cell>
        </table:table-row>
        <table:table-row table:style-name="TableLine94074600424560">
          <table:table-cell table:style-name="Table14.A2" office:value-type="string">
            <text:p text:style-name="P196">~equals(x: <text:span text:style-name="T60">Bytes</text:span>) -&gt; Bool</text:p>
          </table:table-cell>
          <table:table-cell table:style-name="Table14.A2" office:value-type="string">
            <text:p text:style-name="P78">==</text:p>
          </table:table-cell>
          <table:table-cell table:style-name="Table14.C2" office:value-type="string">
            <text:p text:style-name="P196">Returns whether <text:span text:style-name="T5">x—</text:span><text:span text:style-name="T60">the other object being compared, whether automatically casted or not—is identical to the bytes of this object.</text:span></text:p>
          </table:table-cell>
        </table:table-row>
        <table:table-row table:style-name="TableLine94074600425424">
          <table:table-cell table:style-name="Table14.A2" office:value-type="string">
            <text:p text:style-name="P230">~in(x: Bytes) -&gt; Bool</text:p>
          </table:table-cell>
          <table:table-cell table:style-name="Table14.A2" office:value-type="string">
            <text:p text:style-name="P102">~</text:p>
          </table:table-cell>
          <table:table-cell table:style-name="Table14.C2" office:value-type="string">
            <text:p text:style-name="P230">Returns whether <text:span text:style-name="T5">x</text:span><text:span text:style-name="T60"> is a subset or is included in the parent </text:span><text:span text:style-name="T5">Bytes</text:span><text:span text:style-name="T60"> object.</text:span></text:p>
          </table:table-cell>
        </table:table-row>
      </table:table>
      <text:p text:style-name="P79"/>
      <text:h text:style-name="P293" text:outline-level="1"><text:bookmark-start text:name="__RefHeading___Toc1971_2768681119"/>List<text:bookmark-end text:name="__RefHeading___Toc1971_2768681119"/></text:h>
      <text:p text:style-name="Horizontal_20_Line"/>
      <text:p text:style-name="P136">A<text:span text:style-name="T5"> List </text:span>is used for the purposes of storing multiple variables and/or values under a single container, noting the length of it, and possessing the ability to dynamically increase the container size upon new items being added to it. A <text:span text:style-name="T5">List </text:span>in the Slow Programming Language is almost identical in concept and function to that of a <text:span text:style-name="T60">list in Python—no </text:span><text:span text:style-name="T79">strict</text:span><text:span text:style-name="T60"> bearing on type and </text:span><text:span text:style-name="T5">extremely</text:span><text:span text:style-name="T60"> easy to use.</text:span></text:p>
      <text:p text:style-name="P58"/>
      <text:p text:style-name="P58">As explained above, a list may be initialized with <text:span text:style-name="T122">hard</text:span> braces, like so:</text:p>
      <text:p text:style-name="P58"/>
      <text:p text:style-name="P4"><text:span text:style-name="T122">[</text:span>item1, item2, item3, … <text:span text:style-name="T122">]</text:span></text:p>
      <text:p text:style-name="P4"/>
      <text:p text:style-name="P95">Additionally, a list may be given a type suggestion for enumerations, where every value inside will be within the scope of the enumeration, lacking the need to type the enumeration name:</text:p>
      <text:p text:style-name="P95"/>
      <text:p text:style-name="P30">enum Options</text:p>
      <text:p text:style-name="P30"><text:tab/>optionOne</text:p>
      <text:p text:style-name="P30"><text:tab/>optionTwo</text:p>
      <text:p text:style-name="P30"><text:tab/>optionThree</text:p>
      <text:p text:style-name="P30">end</text:p>
      <text:p text:style-name="P95"/>
      <text:p text:style-name="P30">[optionOne, optionTwo, optionThree]<text:span text:style-name="T60">: </text:span>Options </text:p>
      <text:list xml:id="list3109832858" text:style-name="L24">
        <text:list-item>
          <text:p text:style-name="P318">Only <text:span text:style-name="T5">List</text:span>s given enumerations as their index type as a literal will have this behavior. Other types shall not be permitted, yielding <text:span text:style-name="T5">TypeException </text:span>if provided. </text:p>
        </text:list-item>
      </text:list>
      <text:p text:style-name="P58"/>
      <text:p text:style-name="P58"/>
      <text:p text:style-name="P4"><text:span text:style-name="T60">A</text:span> List <text:span text:style-name="T60">is an iterable object, so it may be used within a </text:span>foreach<text:span text:style-name="T60"> loop, like so:</text:span></text:p>
      <text:p text:style-name="P58"/>
      <text:p text:style-name="P4">foreach (item in listObject)</text:p>
      <text:p text:style-name="P4"><text:tab/>doSomething(item)</text:p>
      <text:p text:style-name="P4">end</text:p>
      <text:p text:style-name="P4"/>
      <text:p text:style-name="P62">You may obtain an item using the <text:span text:style-name="T5">[]</text:span> operator. Indices are numerical and cannot be anything else. A<text:span text:style-name="T5"> List</text:span>’s index also begins at zero, as it does in many other programming languages. For example: <text:span text:style-name="T5">listObject[2]</text:span> will return the third element within the <text:span text:style-name="T5">List</text:span>.</text:p>
      <text:p text:style-name="P4"/>
      <text:p text:style-name="P58">The following methods and members will be available on a <text:span text:style-name="T5">List</text:span> object:</text:p>
      <text:p text:style-name="P58"/>
      <table:table table:name="Table8" table:style-name="Table8">
        <table:table-column table:style-name="Table8.A"/>
        <table:table-column table:style-name="Table8.B"/>
        <table:table-row table:style-name="TableLine94074600405696">
          <table:table-cell table:style-name="Table8.A1" office:value-type="string">
            <text:p text:style-name="P137">Member:</text:p>
          </table:table-cell>
          <table:table-cell table:style-name="Table8.B1" office:value-type="string">
            <text:p text:style-name="P137">Description:</text:p>
          </table:table-cell>
        </table:table-row>
        <table:table-row table:style-name="TableLine94074600489120">
          <table:table-cell table:style-name="Table8.A2" office:value-type="string">
            <text:p text:style-name="P137">length: Int</text:p>
          </table:table-cell>
          <table:table-cell table:style-name="Table8.B2" office:value-type="string">
            <text:p text:style-name="P137">The amount of elements in the <text:span text:style-name="T5">List</text:span><text:span text:style-name="T60">. </text:span><text:span text:style-name="T45">Analogous to ~sizeof(x)</text:span><text:span text:style-name="T89">.</text:span></text:p>
          </table:table-cell>
        </table:table-row>
        <table:table-row table:style-name="TableLine94074600490608">
          <table:table-cell table:style-name="Table8.A2" office:value-type="string">
            <text:p text:style-name="P137">add(x) → void</text:p>
          </table:table-cell>
          <table:table-cell table:style-name="Table8.B2" office:value-type="string">
            <text:p text:style-name="P137">Add <text:span text:style-name="T5">x</text:span><text:span text:style-name="T60"> to the </text:span><text:span text:style-name="T5">List</text:span><text:span text:style-name="T60">.</text:span></text:p>
          </table:table-cell>
        </table:table-row>
        <table:table-row table:style-name="TableLine94074600491264">
          <table:table-cell table:style-name="Table8.A2" office:value-type="string">
            <text:p text:style-name="P167">insert(ind: Int, x) → void</text:p>
          </table:table-cell>
          <table:table-cell table:style-name="Table8.B2" office:value-type="string">
            <text:p text:style-name="P167">Insert <text:span text:style-name="T5">x</text:span><text:span text:style-name="T60"> at index </text:span><text:span text:style-name="T5">ind</text:span><text:span text:style-name="T60">, moving everything over. </text:span><text:span text:style-name="T5">This gives the list stack-like properties when ind = 0</text:span><text:span text:style-name="T60">.</text:span></text:p>
          </table:table-cell>
        </table:table-row>
        <text:soft-page-break/>
        <table:table-row table:style-name="TableLine94074600491920">
          <table:table-cell table:style-name="Table8.A2" office:value-type="string">
            <text:p text:style-name="P223">push(x) -&gt; void</text:p>
          </table:table-cell>
          <table:table-cell table:style-name="Table8.B2" office:value-type="string">
            <text:p text:style-name="P223">Push an element to the front of the <text:span text:style-name="T60">stack-like </text:span><text:span text:style-name="T5">List.</text:span></text:p>
          </table:table-cell>
        </table:table-row>
        <table:table-row table:style-name="TableLine94074600492576">
          <table:table-cell table:style-name="Table8.A2" office:value-type="string">
            <text:p text:style-name="P167">remove(x) → void</text:p>
          </table:table-cell>
          <table:table-cell table:style-name="Table8.B2" office:value-type="string">
            <text:p text:style-name="P167">Remove <text:span text:style-name="T60">all instances of </text:span><text:span text:style-name="T5">x</text:span><text:span text:style-name="T60"> in the </text:span><text:span text:style-name="T5">List</text:span><text:span text:style-name="T60">. </text:span></text:p>
          </table:table-cell>
        </table:table-row>
        <table:table-row table:style-name="TableLine94074600493184">
          <table:table-cell table:style-name="Table8.A2" office:value-type="string">
            <text:p text:style-name="P137">index(x) → Int</text:p>
          </table:table-cell>
          <table:table-cell table:style-name="Table8.B2" office:value-type="string">
            <text:p text:style-name="P137">Return the index number of <text:span text:style-name="T5">x</text:span><text:span text:style-name="T60">, if it is in the </text:span><text:span text:style-name="T5">List</text:span><text:span text:style-name="T60">.</text:span></text:p>
          </table:table-cell>
        </table:table-row>
        <table:table-row table:style-name="TableLine94074600493840">
          <table:table-cell table:style-name="Table8.A2" office:value-type="string">
            <text:p text:style-name="P167">reverse() -&gt; List</text:p>
          </table:table-cell>
          <table:table-cell table:style-name="Table8.B2" office:value-type="string">
            <text:p text:style-name="P167">Reverse the current<text:span text:style-name="T5"> List </text:span>and return the result.</text:p>
          </table:table-cell>
        </table:table-row>
        <table:table-row table:style-name="TableLine94074600494496">
          <table:table-cell table:style-name="Table8.A2" office:value-type="string">
            <text:p text:style-name="P167">sort() -&gt; List</text:p>
          </table:table-cell>
          <table:table-cell table:style-name="Table8.B2" office:value-type="string">
            <text:p text:style-name="P167">Sort—using the best algorithm—the<text:span text:style-name="T5"> List </text:span><text:span text:style-name="T60">and return the result.</text:span></text:p>
          </table:table-cell>
        </table:table-row>
        <table:table-row table:style-name="TableLine94074600495424">
          <table:table-cell table:style-name="Table8.A2" office:value-type="string">
            <text:p text:style-name="P167">right(x: Int) → List</text:p>
          </table:table-cell>
          <table:table-cell table:style-name="Table8.B2" office:value-type="string">
            <text:p text:style-name="P167">Offset <text:span text:style-name="T5">x</text:span><text:span text:style-name="T60"> indices to the right and return the result. This is indentical to </text:span><text:span text:style-name="T5">x[y:]</text:span><text:span text:style-name="T60"> in Python. </text:span></text:p>
          </table:table-cell>
        </table:table-row>
      </table:table>
      <text:p text:style-name="P58"/>
      <text:p text:style-name="P58"/>
      <text:p text:style-name="P63">You may delete an element using the <text:span text:style-name="T5">del</text:span> operator:</text:p>
      <text:p text:style-name="P63"><text:tab/>→<text:span text:style-name="T5"> del myList[2] </text:span></text:p>
      <text:p text:style-name="P28"/>
      <text:p text:style-name="P101">The following operators and special methods, while some of them are obvious, will be implemented in the standard library’s <text:span text:style-name="T5">List</text:span> object:</text:p>
      <text:p text:style-name="P101"/>
      <table:table table:name="Table21" table:style-name="Table21">
        <table:table-column table:style-name="Table21.A" table:number-columns-repeated="3"/>
        <table:table-row table:style-name="TableLine94074600470256">
          <table:table-cell table:style-name="Table21.A1" office:value-type="string">
            <text:p text:style-name="P242">Method:</text:p>
          </table:table-cell>
          <table:table-cell table:style-name="Table21.A1" office:value-type="string">
            <text:p text:style-name="P242">Operator:</text:p>
          </table:table-cell>
          <table:table-cell table:style-name="Table21.C1" office:value-type="string">
            <text:p text:style-name="P242">Description:</text:p>
          </table:table-cell>
        </table:table-row>
        <table:table-row table:style-name="TableLine94074600521664">
          <table:table-cell table:style-name="Table21.A2" office:value-type="string">
            <text:p text:style-name="P242">~in(x) -&gt; Bool</text:p>
          </table:table-cell>
          <table:table-cell table:style-name="Table21.A2" office:value-type="string">
            <text:p text:style-name="P243">~</text:p>
          </table:table-cell>
          <table:table-cell table:style-name="Table21.C2" office:value-type="string">
            <text:p text:style-name="P242">Returns whether <text:span text:style-name="T5">x</text:span><text:span text:style-name="T60"> is in the </text:span><text:span text:style-name="T5">List</text:span><text:span text:style-name="T60">.</text:span></text:p>
          </table:table-cell>
        </table:table-row>
        <table:table-row table:style-name="TableLine94074600522784">
          <table:table-cell table:style-name="Table21.A2" office:value-type="string">
            <text:p text:style-name="P242">~del(x) -&gt; void</text:p>
          </table:table-cell>
          <table:table-cell table:style-name="Table21.A2" office:value-type="string">
            <text:p text:style-name="P39">del</text:p>
          </table:table-cell>
          <table:table-cell table:style-name="Table21.C2" office:value-type="string">
            <text:p text:style-name="P242">Deletes <text:span text:style-name="T5">x</text:span><text:span text:style-name="T60"> from the </text:span><text:span text:style-name="T5">List</text:span><text:span text:style-name="T60">. If index not found, yield </text:span><text:span text:style-name="T5">IndexException</text:span><text:span text:style-name="T60">.</text:span></text:p>
          </table:table-cell>
        </table:table-row>
        <table:table-row table:style-name="TableLine94074600523600">
          <table:table-cell table:style-name="Table21.A2" office:value-type="string">
            <text:p text:style-name="P242">~index(x)</text:p>
          </table:table-cell>
          <table:table-cell table:style-name="Table21.A2" office:value-type="string">
            <text:p text:style-name="P243">[]</text:p>
          </table:table-cell>
          <table:table-cell table:style-name="Table21.C2" office:value-type="string">
            <text:p text:style-name="P242">Obtains an index <text:span text:style-name="T5">x</text:span><text:span text:style-name="T60"> from the </text:span><text:span text:style-name="T5">List</text:span><text:span text:style-name="T60"> and returns the result.</text:span></text:p>
          </table:table-cell>
        </table:table-row>
        <table:table-row table:style-name="TableLine94074600524464">
          <table:table-cell table:style-name="Table21.A2" office:value-type="string">
            <text:p text:style-name="P242">~setindex(x, y)</text:p>
          </table:table-cell>
          <table:table-cell table:style-name="Table21.A2" office:value-type="string">
            <text:p text:style-name="P243">[x] = y</text:p>
          </table:table-cell>
          <table:table-cell table:style-name="Table21.C2" office:value-type="string">
            <text:p text:style-name="P242">Sets <text:span text:style-name="T60">index </text:span><text:span text:style-name="T5">x</text:span><text:span text:style-name="T60"> of the </text:span><text:span text:style-name="T5">List</text:span><text:span text:style-name="T60"> to </text:span><text:span text:style-name="T5">y</text:span><text:span text:style-name="T60">. </text:span></text:p>
          </table:table-cell>
        </table:table-row>
        <table:table-row table:style-name="TableLine94074600525280">
          <table:table-cell table:style-name="Table21.A2" office:value-type="string">
            <text:p text:style-name="Table_20_Contents"/>
          </table:table-cell>
          <table:table-cell table:style-name="Table21.A2" office:value-type="string">
            <text:p text:style-name="P141"/>
          </table:table-cell>
          <table:table-cell table:style-name="Table21.C2" office:value-type="string">
            <text:p text:style-name="Table_20_Contents"/>
          </table:table-cell>
        </table:table-row>
      </table:table>
      <text:p text:style-name="P101"/>
      <text:p text:style-name="P101"/>
      <text:h text:style-name="P312" text:outline-level="2"><text:bookmark-start text:name="__RefHeading___Toc6973_3705702006"/>Function rules<text:bookmark-end text:name="__RefHeading___Toc6973_3705702006"/></text:h>
      <text:p text:style-name="P249"/>
      <text:p text:style-name="P249">A function rule may be applied to a list by using the bracket operators and separating the rule and the the source list which the rule shall be applied to, using -&gt;. For example, considering that <text:span text:style-name="T5">aList</text:span><text:span text:style-name="T60"> contains odd numbers starting from 2:</text:span></text:p>
      <text:p text:style-name="P249"><text:span text:style-name="T60"><text:tab/>→ </text:span><text:span text:style-name="T45">let </text:span><text:span text:style-name="T5">newList: </text:span><text:span text:style-name="T45">Int[]</text:span><text:span text:style-name="T5"> = [x != 2 ? 2*x : noent -&gt; aList]</text:span></text:p>
      <text:list xml:id="list762945309" text:style-name="L25">
        <text:list-item>
          <text:p text:style-name="P412">x != 2 ? 2*x : noent<text:span text:style-name="T60"> will only execute </text:span>2x<text:span text:style-name="T60"> if </text:span>x<text:span text:style-name="T60"> is not 2, where if </text:span>x<text:span text:style-name="T60"> is 2, the result will not be added to the new list, making it non-existent. This is an excellent display of the ternary operator, as well. </text:span></text:p>
        </text:list-item>
      </text:list>
      <text:h text:style-name="P294" text:outline-level="1"><text:bookmark-start text:name="__RefHeading___Toc2869_3945820229"/>Table<text:bookmark-end text:name="__RefHeading___Toc2869_3945820229"/></text:h>
      <text:p text:style-name="Horizontal_20_Line"/>
      <text:p text:style-name="Standard">A<text:span text:style-name="T5"> Table </text:span>is an object within the Slow Programming Language which associates one object to another. In other terms, it is analoguous to Python’s dictionary object or C++’s std::map object. The format in which one would use to initialize a <text:span text:style-name="T5">Table </text:span><text:span text:style-name="T60">with values</text:span><text:span text:style-name="T69"> is that of JSON</text:span><text:span text:style-name="T60">:</text:span></text:p>
      <text:p text:style-name="Standard"><text:tab/>→ <text:span text:style-name="T5">{key1: value1, key2: value2, key3: value3, … }</text:span></text:p>
      <text:p text:style-name="Standard"/>
      <text:p text:style-name="Standard">In order to obtain a value from the <text:span text:style-name="T5">Table</text:span>, use the <text:span text:style-name="T5">[]</text:span> operator like so:</text:p>
      <text:p text:style-name="Standard"><text:tab/>→ <text:span text:style-name="T5">myTable</text:span><text:span text:style-name="T18">[“myKey”]</text:span></text:p>
      <text:p text:style-name="Standard"/>
      <text:p text:style-name="Standard">You may wish to set values, which can be shown in the following example, using the <text:span text:style-name="T5">[]</text:span> operator:</text:p>
      <text:p text:style-name="Standard"><text:tab/>→ <text:span text:style-name="T5">myTable[“myKey”] = “myValue”</text:span></text:p>
      <text:p text:style-name="Standard"/>
      <text:p text:style-name="Standard">The following members will be present on the <text:span text:style-name="T5">Table</text:span> object:</text:p>
      <text:p text:style-name="P64"/>
      <table:table table:name="Table11" table:style-name="Table11">
        <table:table-column table:style-name="Table11.A"/>
        <table:table-column table:style-name="Table11.B"/>
        <table:table-row table:style-name="TableLine94074600499856">
          <table:table-cell table:style-name="Table11.A1" office:value-type="string">
            <text:p text:style-name="P174">Members:</text:p>
          </table:table-cell>
          <table:table-cell table:style-name="Table11.B1" office:value-type="string">
            <text:p text:style-name="P174">Description:</text:p>
          </table:table-cell>
        </table:table-row>
        <table:table-row table:style-name="TableLine94074600578832">
          <table:table-cell table:style-name="Table11.A2" office:value-type="string">
            <text:p text:style-name="P174">length: Int</text:p>
          </table:table-cell>
          <table:table-cell table:style-name="Table11.B2" office:value-type="string">
            <text:p text:style-name="P174">Returns the amount of keys within the <text:span text:style-name="T19">Table</text:span>. <text:span text:style-name="T5">sizeof</text:span><text:span text:style-name="T60"> will, most definitely, return this as well. </text:span></text:p>
          </table:table-cell>
        </table:table-row>
        <table:table-row table:style-name="TableLine94074600579648">
          <table:table-cell table:style-name="Table11.A2" office:value-type="string">
            <text:p text:style-name="P175">clear() -&gt; void</text:p>
          </table:table-cell>
          <table:table-cell table:style-name="Table11.B2" office:value-type="string">
            <text:p text:style-name="P175">Clear the <text:span text:style-name="T5">Table </text:span><text:span text:style-name="T60">of keys and values.</text:span></text:p>
          </table:table-cell>
        </table:table-row>
        <table:table-row table:style-name="TableLine94074600580304">
          <table:table-cell table:style-name="Table11.A2" office:value-type="string">
            <text:p text:style-name="P175">keys() -&gt; <text:span text:style-name="T60">List</text:span></text:p>
          </table:table-cell>
          <table:table-cell table:style-name="Table11.B2" office:value-type="string">
            <text:p text:style-name="P175">Get the keys as if they were a <text:span text:style-name="T5">List</text:span><text:span text:style-name="T60">.</text:span></text:p>
          </table:table-cell>
        </table:table-row>
        <table:table-row table:style-name="TableLine94074600580960">
          <table:table-cell table:style-name="Table11.A2" office:value-type="string">
            <text:p text:style-name="P175">values() -&gt; <text:span text:style-name="T60">List</text:span></text:p>
          </table:table-cell>
          <table:table-cell table:style-name="Table11.B2" office:value-type="string">
            <text:p text:style-name="P175">Get the values as if they were a <text:span text:style-name="T5">List</text:span><text:span text:style-name="T60">.</text:span></text:p>
          </table:table-cell>
        </table:table-row>
        <table:table-row table:style-name="TableLine94074600581616">
          <table:table-cell table:style-name="Table11.A2" office:value-type="string">
            <text:p text:style-name="P175">update(src: Table) -&gt; void</text:p>
          </table:table-cell>
          <table:table-cell table:style-name="Table11.B2" office:value-type="string">
            <text:p text:style-name="P175">Update the current <text:span text:style-name="T5">Table</text:span><text:span text:style-name="T60"> with another </text:span><text:span text:style-name="T5">Table</text:span><text:span text:style-name="T60">, adding or replacing values from </text:span><text:span text:style-name="T5">src</text:span><text:span text:style-name="T60">. </text:span></text:p>
          </table:table-cell>
        </table:table-row>
      </table:table>
      <text:p text:style-name="P64"/>
      <text:p text:style-name="Standard">In order to delete an item from the <text:span text:style-name="T5">Table</text:span>:</text:p>
      <text:p text:style-name="Standard"><text:tab/>→ <text:span text:style-name="T5">del myTable[“myKey”]</text:span></text:p>
      <text:p text:style-name="P27"/>
      <text:p text:style-name="Standard">The following operators and special methods will be available under the <text:span text:style-name="T5">Table</text:span> object:</text:p>
      <text:p text:style-name="Standard"/>
      <table:table table:name="Table24" table:style-name="Table24">
        <table:table-column table:style-name="Table24.A" table:number-columns-repeated="3"/>
        <table:table-row table:style-name="TableLine94074600563936">
          <table:table-cell table:style-name="Table24.A1" office:value-type="string">
            <text:p text:style-name="P244">Method:</text:p>
          </table:table-cell>
          <table:table-cell table:style-name="Table24.A1" office:value-type="string">
            <text:p text:style-name="P244">Operator:</text:p>
          </table:table-cell>
          <table:table-cell table:style-name="Table24.C1" office:value-type="string">
            <text:p text:style-name="P244">Description:</text:p>
          </table:table-cell>
        </table:table-row>
        <table:table-row table:style-name="TableLine94074600631760">
          <table:table-cell table:style-name="Table24.A2" office:value-type="string">
            <text:p text:style-name="P244">~in(x) -&gt; Bool</text:p>
          </table:table-cell>
          <table:table-cell table:style-name="Table24.A2" office:value-type="string">
            <text:p text:style-name="P245">~</text:p>
          </table:table-cell>
          <table:table-cell table:style-name="Table24.C2" office:value-type="string">
            <text:p text:style-name="P244">Is <text:span text:style-name="T5">x</text:span><text:span text:style-name="T60"> in the </text:span><text:span text:style-name="T5">Table</text:span><text:span text:style-name="T60">?</text:span></text:p>
          </table:table-cell>
        </table:table-row>
        <table:table-row table:style-name="TableLine94074600633264">
          <table:table-cell table:style-name="Table24.A2" office:value-type="string">
            <text:p text:style-name="P110">~index(x) </text:p>
          </table:table-cell>
          <table:table-cell table:style-name="Table24.A2" office:value-type="string">
            <text:p text:style-name="P245">[]</text:p>
          </table:table-cell>
          <table:table-cell table:style-name="Table24.C2" office:value-type="string">
            <text:p text:style-name="P244">Return index <text:span text:style-name="T5">x</text:span><text:span text:style-name="T60"> from the </text:span><text:span text:style-name="T5">Table</text:span><text:span text:style-name="T60">.</text:span></text:p>
            <text:list xml:id="list4035863195" text:style-name="L26">
              <text:list-item>
                <text:p text:style-name="P381"><text:span text:style-name="T60">If element </text:span><text:span text:style-name="T5">x</text:span><text:span text:style-name="T60"> does not exist within the </text:span><text:span text:style-name="T5">Table</text:span><text:span text:style-name="T60">, </text:span><text:span text:style-name="T5">IndexException</text:span><text:span text:style-name="T60"> will be yielded.</text:span></text:p>
              </text:list-item>
            </text:list>
          </table:table-cell>
        </table:table-row>
        <table:table-row table:style-name="TableLine94074600634080">
          <table:table-cell table:style-name="Table24.A2" office:value-type="string">
            <text:p text:style-name="P244">~setindex(x, y)</text:p>
          </table:table-cell>
          <table:table-cell table:style-name="Table24.A2" office:value-type="string">
            <text:p text:style-name="P245">[x] = y</text:p>
          </table:table-cell>
          <table:table-cell table:style-name="Table24.C2" office:value-type="string">
            <text:p text:style-name="P244">Set index <text:span text:style-name="T5">x</text:span><text:span text:style-name="T60"> of </text:span><text:span text:style-name="T5">Table</text:span><text:span text:style-name="T60"> to </text:span><text:span text:style-name="T5">y</text:span><text:span text:style-name="T60">.</text:span></text:p>
            <text:p text:style-name="P110"/>
            <text:list xml:id="list3547668008" text:style-name="L27">
              <text:list-item>
                <text:p text:style-name="P382"><text:soft-page-break/><text:span text:style-name="T60">If </text:span><text:span text:style-name="T5">x</text:span><text:span text:style-name="T60"> does not exist, it will be created within the table.</text:span></text:p>
              </text:list-item>
            </text:list>
          </table:table-cell>
        </table:table-row>
        <table:table-row table:style-name="TableLine94074600634944">
          <table:table-cell table:style-name="Table24.A2" office:value-type="string">
            <text:p text:style-name="P244">~del(x)</text:p>
          </table:table-cell>
          <table:table-cell table:style-name="Table24.A2" office:value-type="string">
            <text:p text:style-name="P40">del</text:p>
          </table:table-cell>
          <table:table-cell table:style-name="Table24.C2" office:value-type="string">
            <text:p text:style-name="P244">Deletes element <text:span text:style-name="T5">x</text:span><text:span text:style-name="T60"> from the </text:span><text:span text:style-name="T5">Table</text:span><text:span text:style-name="T60">. </text:span></text:p>
          </table:table-cell>
        </table:table-row>
      </table:table>
      <text:p text:style-name="Standard"/>
      <text:p text:style-name="P111"/>
      <text:p text:style-name="P27"/>
      <text:h text:style-name="P313" text:outline-level="2"><text:bookmark-start text:name="__RefHeading___Toc5111_2486239676"/>JSON<text:bookmark-end text:name="__RefHeading___Toc5111_2486239676"/></text:h>
      <text:p text:style-name="Standard"/>
      <text:p text:style-name="Standard">A <text:span text:style-name="T5">Table</text:span><text:span text:style-name="T60"> natively supports JSON, allowing the casting of a </text:span><text:span text:style-name="T5">String</text:span><text:span text:style-name="T60"> containing JSON data to an instance of a </text:span><text:span text:style-name="T5">Table—</text:span><text:span text:style-name="T60">as well as vice versa. For instance, to make a </text:span><text:span text:style-name="T5">Table</text:span><text:span text:style-name="T60"> with a </text:span><text:span text:style-name="T5">String</text:span><text:span text:style-name="T60"> JSON object:</text:span></text:p>
      <text:p text:style-name="Standard"><text:tab/>→ let x = (Table) “{‘a’: ‘b’}”</text:p>
      <text:p text:style-name="Standard"><text:tab/></text:p>
      <text:p text:style-name="Standard"><text:tab/><text:span text:style-name="T158">or</text:span></text:p>
      <text:p text:style-name="Standard"><text:tab/>→ let castable x: Table = “{‘z’: ‘y’}”</text:p>
      <text:h text:style-name="P295" text:outline-level="1"><text:bookmark-start text:name="__RefHeading___Toc7826_3468334355"/>Time<text:bookmark-end text:name="__RefHeading___Toc7826_3468334355"/></text:h>
      <text:p text:style-name="Horizontal_20_Line"/>
      <text:p text:style-name="P184">The keeping of time is crucial for the high-level applications of a high-level programming language; it is, however, quite tedious and lacks a concise standard, due to the formatting of time being complicated and quite difficult to remember. The Slow Programming Language implements the <text:span text:style-name="T5">Time</text:span><text:span text:style-name="T60"> object to represent a date and time in a meaningful manner. You may initialize </text:span><text:span text:style-name="T5">Time</text:span><text:span text:style-name="T60"> without a constructor to operate on the current date and time, or you may initialize </text:span><text:span text:style-name="T5">Time</text:span><text:span text:style-name="T60"> with an </text:span><text:span text:style-name="T5">Int</text:span><text:span text:style-name="T60"> describing the UNIX timestamp of the date and time:</text:span></text:p>
      <text:p text:style-name="P77"><text:tab/></text:p>
      <text:p text:style-name="P184"><text:span text:style-name="T60"><text:tab/>→ </text:span><text:span text:style-name="T5">let time = new Time() </text:span><text:span text:style-name="T60">or </text:span><text:span text:style-name="T5">let time = new Time(462382372)</text:span></text:p>
      <text:p text:style-name="P15"/>
      <text:p text:style-name="P77">The <text:span text:style-name="T5">Time</text:span> object will also have a <text:span text:style-name="T57">TimeFormats</text:span><text:span text:style-name="T132"> enum associated with it, to help with formatting the time and date when converted—not casted—to a </text:span><text:span text:style-name="T57">String, </text:span><text:span text:style-name="T134">with comments to showcase the general output of the enumeration</text:span><text:span text:style-name="T132">:</text:span></text:p>
      <text:p text:style-name="P131"/>
      <text:p text:style-name="P50">enum TimeFormats</text:p>
      <text:p text:style-name="P15"><text:span text:style-name="T132"><text:tab/></text:span><text:span text:style-name="T133">Weekday // </text:span><text:span text:style-name="T134">Monday</text:span></text:p>
      <text:p text:style-name="P15"><text:span text:style-name="T133"><text:tab/>ShortenedWeekday // </text:span><text:span text:style-name="T134">Mon</text:span></text:p>
      <text:p text:style-name="P15"><text:span text:style-name="T133"><text:tab/>WeekdayNumber // </text:span><text:span text:style-name="T134">2</text:span></text:p>
      <text:p text:style-name="P15"><text:span text:style-name="T133"><text:tab/>ZeroedDayNumber // </text:span><text:span text:style-name="T134">09</text:span></text:p>
      <text:p text:style-name="P15"><text:span text:style-name="T133"><text:tab/>DayNumber // </text:span><text:span text:style-name="T134">9</text:span></text:p>
      <text:p text:style-name="P51"/>
      <text:p text:style-name="P15"><text:span text:style-name="T133"><text:tab/>ShortenedMonth // </text:span><text:span text:style-name="T134">Jan</text:span></text:p>
      <text:p text:style-name="P15"><text:span text:style-name="T133"><text:tab/>Month // </text:span><text:span text:style-name="T134">January</text:span></text:p>
      <text:p text:style-name="P15"><text:span text:style-name="T133"><text:tab/>ZeroedMonthNumber // </text:span><text:span text:style-name="T134">01</text:span></text:p>
      <text:p text:style-name="P15"><text:span text:style-name="T133"><text:tab/>MonthNumber // </text:span><text:span text:style-name="T134">1</text:span></text:p>
      <text:p text:style-name="P51"/>
      <text:p text:style-name="P16"><text:span text:style-name="T132"><text:tab/>ZeroedYearNumber // </text:span><text:span text:style-name="T134">09</text:span></text:p>
      <text:p text:style-name="P16"><text:span text:style-name="T132"><text:tab/>YearNumber // </text:span><text:span text:style-name="T134">9</text:span></text:p>
      <text:p text:style-name="P16"><text:span text:style-name="T132"><text:tab/>FullYear // </text:span><text:span text:style-name="T134">2009</text:span></text:p>
      <text:p text:style-name="P52"/>
      <text:p text:style-name="P16"><text:span text:style-name="T132"><text:tab/>ZeroedHour24 // </text:span><text:span text:style-name="T134">03:00</text:span></text:p>
      <text:p text:style-name="P16"><text:span text:style-name="T132"><text:tab/>Hour24 // </text:span><text:span text:style-name="T134">3:00</text:span></text:p>
      <text:p text:style-name="P16"><text:span text:style-name="T132"><text:tab/>ZeroedHour // </text:span><text:span text:style-name="T134">03:00</text:span></text:p>
      <text:p text:style-name="P16"><text:span text:style-name="T132"><text:tab/>Hour // </text:span><text:span text:style-name="T134">3:00</text:span></text:p>
      <text:p text:style-name="P52"/>
      <text:p text:style-name="P16"><text:span text:style-name="T132"><text:tab/>Meridian // </text:span><text:span text:style-name="T134">PM </text:span></text:p>
      <text:p text:style-name="P52"><text:tab/></text:p>
      <text:p text:style-name="P16"><text:span text:style-name="T132"><text:tab/>ZeroedMinute // </text:span><text:span text:style-name="T134">09</text:span></text:p>
      <text:p text:style-name="P16"><text:span text:style-name="T132"><text:tab/>Minute // </text:span><text:span text:style-name="T134">9</text:span></text:p>
      <text:p text:style-name="P52"><text:tab/></text:p>
      <text:p text:style-name="P16"><text:span text:style-name="T132"><text:tab/>ZeroedSecond // </text:span><text:span text:style-name="T134">02</text:span></text:p>
      <text:p text:style-name="P16"><text:span text:style-name="T132"><text:tab/>Second // </text:span><text:span text:style-name="T134">2</text:span></text:p>
      <text:p text:style-name="P50">end</text:p>
      <text:p text:style-name="P15"><text:soft-page-break/></text:p>
      <text:p text:style-name="P82">The <text:span text:style-name="T5">Time</text:span> object will also have the <text:span text:style-name="T5">TimeAmounts</text:span> class associated with it, which will contain constants useful for time, as will be made obvious below:</text:p>
      <text:p text:style-name="P82"/>
      <text:p text:style-name="P20">class TimeAmounts</text:p>
      <text:p text:style-name="P20"><text:tab/>static</text:p>
      <text:p text:style-name="P20"><text:tab/></text:p>
      <text:p text:style-name="P20"><text:tab/>// Below are a list of time units, in seconds, which are useful for time.</text:p>
      <text:p text:style-name="P20"/>
      <text:p text:style-name="P20"><text:tab/>let const Second = 1</text:p>
      <text:p text:style-name="P20"><text:tab/>let const Minute = 60</text:p>
      <text:p text:style-name="P20"><text:tab/>let const Hour = 3600</text:p>
      <text:p text:style-name="P20"><text:tab/>let const Day = 86400</text:p>
      <text:p text:style-name="P20"><text:tab/>let const Week = 604800</text:p>
      <text:p text:style-name="P20"><text:tab/>let const Month = 2419200 // Approximate, for it is calculated as 4 weeks.</text:p>
      <text:p text:style-name="P20"><text:tab/>let const Year = 31557600 // Approximate, for it is calculated as 365¼ days.</text:p>
      <text:p text:style-name="P20">end</text:p>
      <text:p text:style-name="P77"/>
      <text:p text:style-name="P77"/>
      <text:p text:style-name="P77">The methods and members which the <text:span text:style-name="T5">Time </text:span>object must implement:</text:p>
      <text:p text:style-name="P77"/>
      <table:table table:name="Table17" table:style-name="Table17">
        <table:table-column table:style-name="Table17.A"/>
        <table:table-column table:style-name="Table17.B"/>
        <table:table-row table:style-name="TableLine94074600585728">
          <table:table-cell table:style-name="Table17.A1" office:value-type="string">
            <text:p text:style-name="P185">Members:</text:p>
          </table:table-cell>
          <table:table-cell table:style-name="Table17.B1" office:value-type="string">
            <text:p text:style-name="P185">Description:</text:p>
          </table:table-cell>
        </table:table-row>
        <table:table-row table:style-name="TableLine94074600671584">
          <table:table-cell table:style-name="Table17.A2" office:value-type="string">
            <text:p text:style-name="P185">timestamp: Int</text:p>
          </table:table-cell>
          <table:table-cell table:style-name="Table17.B2" office:value-type="string">
            <text:p text:style-name="P185">The UNIX timestamp of the date and time encompassed.</text:p>
          </table:table-cell>
        </table:table-row>
        <table:table-row table:style-name="TableLine94074600676544">
          <table:table-cell table:style-name="Table17.A2" office:value-type="string">
            <text:p text:style-name="P232">date: <text:span text:style-name="T5">Bool</text:span></text:p>
          </table:table-cell>
          <table:table-cell table:style-name="Table17.B2" office:value-type="string">
            <text:p text:style-name="P232">Is this <text:span text:style-name="T5">Time</text:span><text:span text:style-name="T60"> instance not only representing time, but a date? By default, </text:span><text:span text:style-name="T5">true</text:span><text:span text:style-name="T60">. </text:span></text:p>
          </table:table-cell>
        </table:table-row>
        <table:table-row table:style-name="TableLine94074600679744">
          <table:table-cell table:style-name="Table17.A2" office:value-type="string">
            <text:p text:style-name="P185">format(<text:span text:style-name="T137">options: </text:span><text:span text:style-name="T27">TimeFormats[]</text:span>) -&gt; <text:span text:style-name="T28">String</text:span></text:p>
          </table:table-cell>
          <table:table-cell table:style-name="Table17.B2" office:value-type="string">
            <text:p text:style-name="P200">Given an array of formats—there cannot be multiple instances of the same item—format the time into a<text:span text:style-name="T5"> String</text:span><text:span text:style-name="T60"> which is user-friendly.</text:span></text:p>
            <text:p text:style-name="P200"><text:span text:style-name="T60">→ </text:span><text:span text:style-name="T5">new Time().format([Month, ZeroedDay, FullYear, ZeroedHour, Meridian, ZeroedMinute, ZeroedSecond]: TimeFormats)</text:span></text:p>
            <text:p text:style-name="P19"><text:s/></text:p>
          </table:table-cell>
        </table:table-row>
      </table:table>
      <text:p text:style-name="P77"/>
      <text:p text:style-name="P77"/>
      <text:p text:style-name="P82">The following operators and their methods are supported by the <text:span text:style-name="T5">Time </text:span>object, where arithmetical operations are done on the time contained within the <text:span text:style-name="T5">Time</text:span> object.</text:p>
      <text:p text:style-name="P82"/>
      <text:p text:style-name="P82"/>
      <table:table table:name="Table18" table:style-name="Table18">
        <table:table-column table:style-name="Table18.A" table:number-columns-repeated="3"/>
        <table:table-row table:style-name="TableLine94074600710752">
          <table:table-cell table:style-name="Table18.A1" office:value-type="string">
            <text:p text:style-name="P208">Members:</text:p>
          </table:table-cell>
          <table:table-cell table:style-name="Table18.A1" office:value-type="string">
            <text:p text:style-name="P208">Operator:</text:p>
          </table:table-cell>
          <table:table-cell table:style-name="Table18.C1" office:value-type="string">
            <text:p text:style-name="P208">Description:</text:p>
          </table:table-cell>
        </table:table-row>
        <table:table-row table:style-name="TableLine94074600737712">
          <table:table-cell table:style-name="Table18.A2" office:value-type="string">
            <text:p text:style-name="P208">~add(x) -&gt; <text:span text:style-name="T5">Time</text:span></text:p>
          </table:table-cell>
          <table:table-cell table:style-name="Table18.A2" office:value-type="string">
            <text:p text:style-name="P209">+</text:p>
          </table:table-cell>
          <table:table-cell table:style-name="Table18.C2" office:value-type="string">
            <text:p text:style-name="P208">Adds two instances of the <text:span text:style-name="T5">Time</text:span><text:span text:style-name="T60"> object together and returns the </text:span><text:span text:style-name="T72">sum.</text:span></text:p>
          </table:table-cell>
        </table:table-row>
        <table:table-row table:style-name="TableLine94074600739280">
          <table:table-cell table:style-name="Table18.A2" office:value-type="string">
            <text:p text:style-name="P208">~sub(x) -&gt; Time</text:p>
          </table:table-cell>
          <table:table-cell table:style-name="Table18.A2" office:value-type="string">
            <text:p text:style-name="P141">-</text:p>
          </table:table-cell>
          <table:table-cell table:style-name="Table18.C2" office:value-type="string">
            <text:p text:style-name="P208">Subtracts two instances of the <text:soft-page-break/><text:span text:style-name="T5">Time</text:span><text:span text:style-name="T60"> object and returns the </text:span><text:span text:style-name="T72">difference.</text:span></text:p>
          </table:table-cell>
        </table:table-row>
        <table:table-row table:style-name="TableLine94074600740096">
          <table:table-cell table:style-name="Table18.A2" office:value-type="string">
            <text:p text:style-name="P208">~mul(x) -&gt; Time </text:p>
          </table:table-cell>
          <table:table-cell table:style-name="Table18.A2" office:value-type="string">
            <text:p text:style-name="P141">*</text:p>
          </table:table-cell>
          <table:table-cell table:style-name="Table18.C2" office:value-type="string">
            <text:p text:style-name="P208">Multiplies two instances of the <text:span text:style-name="T5">Time</text:span><text:span text:style-name="T60"> object and returns the </text:span><text:span text:style-name="T72">product.</text:span></text:p>
          </table:table-cell>
        </table:table-row>
        <table:table-row table:style-name="TableLine94074600740960">
          <table:table-cell table:style-name="Table18.A2" office:value-type="string">
            <text:p text:style-name="P207">~div(x) -&gt; Time</text:p>
          </table:table-cell>
          <table:table-cell table:style-name="Table18.A2" office:value-type="string">
            <text:p text:style-name="P141">/</text:p>
          </table:table-cell>
          <table:table-cell table:style-name="Table18.C2" office:value-type="string">
            <text:p text:style-name="P207">Divides two instances of the <text:span text:style-name="T5">Time</text:span><text:span text:style-name="T60"> object and returns the quotient. </text:span></text:p>
          </table:table-cell>
        </table:table-row>
        <table:table-row table:style-name="TableLine94074600741776">
          <table:table-cell table:style-name="Table18.A2" office:value-type="string">
            <text:p text:style-name="P232">~sizeof() -&gt; <text:span text:style-name="T5">Int</text:span></text:p>
          </table:table-cell>
          <table:table-cell table:style-name="Table18.A2" office:value-type="string">
            <text:p text:style-name="P35">sizeof</text:p>
          </table:table-cell>
          <table:table-cell table:style-name="Table18.C2" office:value-type="string">
            <text:p text:style-name="P232">Time in seconds (timestamp).</text:p>
          </table:table-cell>
        </table:table-row>
        <table:table-row table:style-name="TableLine94074600742816">
          <table:table-cell table:style-name="Table18.A2" office:value-type="string">
            <text:p text:style-name="P246">~equals(x) -&gt; Bool</text:p>
          </table:table-cell>
          <table:table-cell table:style-name="Table18.A2" office:value-type="string">
            <text:p text:style-name="P41">==</text:p>
          </table:table-cell>
          <table:table-cell table:style-name="Table18.C2" office:value-type="string">
            <text:p text:style-name="P246">Is <text:span text:style-name="T5">x</text:span><text:span text:style-name="T60"> the same time as </text:span><text:span text:style-name="T87">this time?</text:span></text:p>
          </table:table-cell>
        </table:table-row>
        <table:table-row table:style-name="TableLine94074600743632">
          <table:table-cell table:style-name="Table18.A2" office:value-type="string">
            <text:p text:style-name="P244">~greater<text:span text:style-name="T159">(x) -&gt; Bool</text:span></text:p>
          </table:table-cell>
          <table:table-cell table:style-name="Table18.A2" office:value-type="string">
            <text:p text:style-name="P35">&gt;</text:p>
          </table:table-cell>
          <table:table-cell table:style-name="Table18.C2" office:value-type="string">
            <text:p text:style-name="P246">Is <text:span text:style-name="T5">x</text:span><text:span text:style-name="T60"> further into the future than this time?</text:span></text:p>
          </table:table-cell>
        </table:table-row>
        <table:table-row table:style-name="TableLine94074600744608">
          <table:table-cell table:style-name="Table18.A2" office:value-type="string">
            <text:p text:style-name="P246">~lesser(x) -&gt; Bool</text:p>
          </table:table-cell>
          <table:table-cell table:style-name="Table18.A2" office:value-type="string">
            <text:p text:style-name="P35">&lt;</text:p>
          </table:table-cell>
          <table:table-cell table:style-name="Table18.C2" office:value-type="string">
            <text:p text:style-name="P246">Is <text:span text:style-name="T5">x</text:span><text:span text:style-name="T60"> further into the past than this time?</text:span></text:p>
          </table:table-cell>
        </table:table-row>
      </table:table>
      <text:p text:style-name="P82"/>
      <text:h text:style-name="P296" text:outline-level="1"><text:bookmark-start text:name="__RefHeading___Toc3080_2775453381"/>Path<text:bookmark-end text:name="__RefHeading___Toc3080_2775453381"/></text:h>
      <text:p text:style-name="Horizontal_20_Line"/>
      <text:p text:style-name="P13">Path<text:span text:style-name="T60"> will preform operations that are useful for managing paths: you may wish to know whether a path exists, if it is relative, or you may wish to change/view the mode of the path. A path may be to a file or a directory, but it serves a far more general purpose. It is such that, perhaps, </text:span>Path<text:span text:style-name="T60"> should have been a parent class for which the following </text:span>Directory<text:span text:style-name="T60"> and </text:span>File<text:span text:style-name="T60"> classes inherit rightfully from, though</text:span> Path<text:span text:style-name="T60"> is just being used as a sanity check for the path which</text:span> Directory<text:span text:style-name="T60"> and</text:span> File<text:span text:style-name="T60"> may want.</text:span> Path<text:span text:style-name="T60"> must be initialized with a </text:span>String<text:span text:style-name="T60"> containing the Windows or UNIX path you wish to operate on:</text:span></text:p>
      <text:p text:style-name="P80"/>
      <text:p text:style-name="P13"><text:span text:style-name="T60"><text:tab/>→ </text:span><text:span text:style-name="T130">let path = new Path(“/path/to/directory_or_file”)</text:span></text:p>
      <text:list xml:id="list109968163" text:style-name="L28">
        <text:list-item>
          <text:p text:style-name="P319">Note: UNIX path abbreviations, such as ~, work with the <text:span text:style-name="T5">Path</text:span> object. </text:p>
        </text:list-item>
      </text:list>
      <text:p text:style-name="P80"/>
      <text:p text:style-name="P14"><text:span text:style-name="T60">If the path is incorrect or cannot be converted between path formats, a </text:span>PathException<text:span text:style-name="T60"> will be thrown, which is useful as a sanity check for any other classes or functions which may require a path, but may not wish to manually check it via a </text:span>String<text:span text:style-name="T60">. It is </text:span><text:span text:style-name="T100">important</text:span><text:span text:style-name="T103"> to note that a </text:span><text:span text:style-name="T123">String</text:span><text:span text:style-name="T103"> path will automatically be casted to a </text:span><text:span text:style-name="T123">Path </text:span><text:span text:style-name="T103">where specified, thereby bypassing the verbosity of languages such as Java. </text:span></text:p>
      <text:p text:style-name="P80"/>
      <text:p text:style-name="P14"><text:span text:style-name="T60">Here are the members and methods available within the </text:span>Path<text:span text:style-name="T60"> object:</text:span></text:p>
      <text:p text:style-name="P81"/>
      <table:table table:name="Table13" table:style-name="Table13">
        <table:table-column table:style-name="Table13.A"/>
        <table:table-column table:style-name="Table13.B"/>
        <table:table-row table:style-name="TableLine94074599762080">
          <table:table-cell table:style-name="Table13.A1" office:value-type="string">
            <text:p text:style-name="P195">Members:</text:p>
          </table:table-cell>
          <table:table-cell table:style-name="Table13.B1" office:value-type="string">
            <text:p text:style-name="P195">Description:</text:p>
          </table:table-cell>
        </table:table-row>
        <table:table-row table:style-name="TableLine94074600792352">
          <table:table-cell table:style-name="Table13.A2" office:value-type="string">
            <text:p text:style-name="P195">exists() -&gt; Bool</text:p>
          </table:table-cell>
          <table:table-cell table:style-name="Table13.B2" office:value-type="string">
            <text:p text:style-name="P195">Returns whether the path exists. </text:p>
          </table:table-cell>
        </table:table-row>
        <table:table-row table:style-name="TableLine94074600793792">
          <table:table-cell table:style-name="Table13.A2" office:value-type="string">
            <text:p text:style-name="P195">mode() -&gt; Int</text:p>
          </table:table-cell>
          <table:table-cell table:style-name="Table13.B2" office:value-type="string">
            <text:p text:style-name="P195">Returns the UNIX octal file mode of the path, if applicable. </text:p>
          </table:table-cell>
        </table:table-row>
        <table:table-row table:style-name="TableLine94074600794448">
          <table:table-cell table:style-name="Table13.A2" office:value-type="string">
            <text:p text:style-name="P199">basename() -&gt; Path</text:p>
          </table:table-cell>
          <table:table-cell table:style-name="Table13.B2" office:value-type="string">
            <text:p text:style-name="P199">Returns the basename—the path omitted from the file—of the<text:span text:style-name="T5"> Path</text:span><text:span text:style-name="T60">.</text:span><text:span text:style-name="T5"> </text:span></text:p>
          </table:table-cell>
        </table:table-row>
        <table:table-row table:style-name="TableLine94074600795104">
          <table:table-cell table:style-name="Table13.A2" office:value-type="string">
            <text:p text:style-name="P199">dirname() -&gt; Path</text:p>
          </table:table-cell>
          <table:table-cell table:style-name="Table13.B2" office:value-type="string">
            <text:p text:style-name="P199">Returns the directory name, without the filename at the end.</text:p>
          </table:table-cell>
        </table:table-row>
        <table:table-row table:style-name="TableLine94074600795920">
          <table:table-cell table:style-name="Table13.A2" office:value-type="string">
            <text:p text:style-name="P199">accessed() -&gt; Time</text:p>
          </table:table-cell>
          <table:table-cell table:style-name="Table13.B2" office:value-type="string">
            <text:p text:style-name="P199">Returns a <text:span text:style-name="T5">Time</text:span><text:span text:style-name="T60"> object containing the last access time of that </text:span><text:span text:style-name="T5">Path</text:span><text:span text:style-name="T60">, if it exists.</text:span></text:p>
          </table:table-cell>
        </table:table-row>
        <table:table-row table:style-name="TableLine94074600796688">
          <table:table-cell table:style-name="Table13.A2" office:value-type="string">
            <text:p text:style-name="P199">modified() -&gt; Time</text:p>
          </table:table-cell>
          <table:table-cell table:style-name="Table13.B2" office:value-type="string">
            <text:p text:style-name="P199">Returns a <text:span text:style-name="T5">Time</text:span><text:span text:style-name="T60"> object containing when the path was last modified.</text:span></text:p>
          </table:table-cell>
        </table:table-row>
        <table:table-row table:style-name="TableLine94074600797504">
          <table:table-cell table:style-name="Table13.A2" office:value-type="string">
            <text:p text:style-name="P199">created() -&gt; Time</text:p>
          </table:table-cell>
          <table:table-cell table:style-name="Table13.B2" office:value-type="string">
            <text:p text:style-name="P199">Returns a <text:span text:style-name="T5">Time</text:span><text:span text:style-name="T60"> object containing when the path was created.</text:span></text:p>
          </table:table-cell>
        </table:table-row>
        <table:table-row table:style-name="TableLine94074600798320">
          <table:table-cell table:style-name="Table13.A2" office:value-type="string">
            <text:p text:style-name="P199">real() -&gt; Path</text:p>
          </table:table-cell>
          <table:table-cell table:style-name="Table13.B2" office:value-type="string">
            <text:p text:style-name="P199">Return the real path, bypassing symbolic links.</text:p>
          </table:table-cell>
        </table:table-row>
      </table:table>
      <text:p text:style-name="P81"/>
      <text:p text:style-name="P80"/>
      <text:p text:style-name="P91"/>
      <text:p text:style-name="P91"/>
      <text:p text:style-name="P91"/>
      <text:p text:style-name="P91"><text:soft-page-break/>The <text:span text:style-name="T5">Path</text:span> object supports the following operators and special methods:</text:p>
      <table:table table:name="Table16" table:style-name="Table16">
        <table:table-column table:style-name="Table16.A" table:number-columns-repeated="3"/>
        <table:table-row table:style-name="TableLine94074600780704">
          <table:table-cell table:style-name="Table16.A1" office:value-type="string">
            <text:p text:style-name="P191">Method:</text:p>
          </table:table-cell>
          <table:table-cell table:style-name="Table16.A1" office:value-type="string">
            <text:p text:style-name="P191">Operator (if applicable):</text:p>
          </table:table-cell>
          <table:table-cell table:style-name="Table16.C1" office:value-type="string">
            <text:p text:style-name="P191">Description:</text:p>
          </table:table-cell>
        </table:table-row>
        <table:table-row table:style-name="TableLine94074600825296">
          <table:table-cell table:style-name="Table16.A2" office:value-type="string">
            <text:p text:style-name="P191">~add(x)</text:p>
          </table:table-cell>
          <table:table-cell table:style-name="Table16.A2" office:value-type="string">
            <text:p text:style-name="P212">+</text:p>
          </table:table-cell>
          <table:table-cell table:style-name="Table16.C2" office:value-type="string">
            <text:p text:style-name="P213">Add paths, automatically appending the appropiate separator if applicable.</text:p>
          </table:table-cell>
        </table:table-row>
        <table:table-row table:style-name="TableLine94074600826752">
          <table:table-cell table:style-name="Table16.A2" office:value-type="string">
            <text:p text:style-name="P213">~sub(x)</text:p>
          </table:table-cell>
          <table:table-cell table:style-name="Table16.A2" office:value-type="string">
            <text:p text:style-name="P141">-</text:p>
          </table:table-cell>
          <table:table-cell table:style-name="Table16.C2" office:value-type="string">
            <text:p text:style-name="P213">Subtracts paths, automatically including the separator within the subtracting of paths if applicable.</text:p>
          </table:table-cell>
        </table:table-row>
        <table:table-row table:style-name="TableLine94074600827568">
          <table:table-cell table:style-name="Table16.A2" office:value-type="string">
            <text:p text:style-name="P213">~bool()</text:p>
          </table:table-cell>
          <table:table-cell table:style-name="Table16.A2" office:value-type="string">
            <text:p text:style-name="P212">N/A</text:p>
          </table:table-cell>
          <table:table-cell table:style-name="Table16.C2" office:value-type="string">
            <text:p text:style-name="P213">Returns whether the path exists, being analoguous to <text:span text:style-name="T5">exists()</text:span><text:span text:style-name="T60"> which can be found as a member of </text:span><text:span text:style-name="T5">Path</text:span><text:span text:style-name="T60">.</text:span></text:p>
          </table:table-cell>
        </table:table-row>
      </table:table>
      <text:p text:style-name="P92"/>
      <text:h text:style-name="P292" text:outline-level="1"><text:bookmark-start text:name="__RefHeading___Toc1885_2768681119"/>File<text:bookmark-end text:name="__RefHeading___Toc1885_2768681119"/></text:h>
      <text:p text:style-name="Horizontal_20_Line"/>
      <text:p text:style-name="Standard">In the Slow Programming Language, file I/O is handled through the <text:span text:style-name="T5">File</text:span><text:span text:style-name="T60"> object. The </text:span><text:span text:style-name="T5">File</text:span><text:span text:style-name="T60"> object must be initialized with the name of the file that is supposed to be worked on, </text:span><text:span text:style-name="T64">along with the mode it should use in order to read/write to the file.</text:span><text:span text:style-name="T60"> It is recommended that operations with the </text:span><text:span text:style-name="T5">File</text:span><text:span text:style-name="T60"> object be used in conjunction with a </text:span><text:span text:style-name="T5">with</text:span><text:span text:style-name="T60"> block, so that instances are scoped and streams are automatically closed. </text:span></text:p>
      <text:p text:style-name="Standard"/>
      <text:p text:style-name="Standard">The <text:span text:style-name="T5">File</text:span> object will automatically convert path types to the system’s native one, within its constructor. </text:p>
      <text:p text:style-name="Standard"/>
      <text:p text:style-name="Standard"><text:span text:style-name="T60">The following modes are available, under </text:span><text:a xlink:type="simple" xlink:href="../../../../../../:FileModes" text:style-name="Internet_20_link" text:visited-style-name="Visited_20_Internet_20_Link"><text:span text:style-name="T5">FileModes</text:span></text:a><text:span text:style-name="T60">,</text:span></text:p>
      <text:p text:style-name="Standard"/>
      <text:p text:style-name="P25">enum FileModes</text:p>
      <text:p text:style-name="P2"><text:tab/>Read</text:p>
      <text:p text:style-name="P2"><text:tab/>Write</text:p>
      <text:p text:style-name="P2"><text:tab/>Append</text:p>
      <text:p text:style-name="P2"><text:tab/>ReadBinary</text:p>
      <text:p text:style-name="P2"><text:tab/>WriteBinary</text:p>
      <text:p text:style-name="P2"><text:tab/>AppendBinary</text:p>
      <text:p text:style-name="P2">end</text:p>
      <text:p text:style-name="P70"/>
      <text:p text:style-name="P70"/>
      <text:p text:style-name="P70"/>
      <text:p text:style-name="P70"/>
      <text:p text:style-name="P93">Here is a list of methods and functions available under the <text:span text:style-name="T5">File</text:span> object:</text:p>
      <text:p text:style-name="P70"/>
      <table:table table:name="Table3" table:style-name="Table3">
        <table:table-column table:style-name="Table3.A"/>
        <table:table-column table:style-name="Table3.B"/>
        <table:table-row table:style-name="TableLine94074597934288">
          <table:table-cell table:style-name="Table3.A1" office:value-type="string">
            <text:p text:style-name="P147">Methods:</text:p>
          </table:table-cell>
          <table:table-cell table:style-name="Table3.B1" office:value-type="string">
            <text:p text:style-name="P167">Description:</text:p>
          </table:table-cell>
        </table:table-row>
        <table:table-row table:style-name="TableLine94074600081248">
          <table:table-cell table:style-name="Table3.A2" office:value-type="string">
            <text:p text:style-name="P147">exists() -&gt; Bool</text:p>
          </table:table-cell>
          <table:table-cell table:style-name="Table3.B2" office:value-type="string">
            <text:p text:style-name="P148">Returns whether the file exists.</text:p>
          </table:table-cell>
        </table:table-row>
        <table:table-row table:style-name="TableLine94074601051392">
          <table:table-cell table:style-name="Table3.A2" office:value-type="string">
            <text:p text:style-name="P148">open() -&gt; void</text:p>
          </table:table-cell>
          <table:table-cell table:style-name="Table3.B2" office:value-type="string">
            <text:p text:style-name="P148">Opens the file for reading or writing—<text:span text:style-name="T5">with</text:span><text:span text:style-name="T60"> will automatically do this. </text:span><text:span text:style-name="T21">The default file mode will be used</text:span><text:span text:style-name="T70">.</text:span></text:p>
          </table:table-cell>
        </table:table-row>
        <table:table-row table:style-name="TableLine94074601052048">
          <table:table-cell table:style-name="Table3.A2" office:value-type="string">
            <text:p text:style-name="P182">open(mode: Int) -&gt; void</text:p>
          </table:table-cell>
          <table:table-cell table:style-name="Table3.B2" office:value-type="string">
            <text:p text:style-name="P182">Open the file for writing, and <text:span text:style-name="T5">if creating a new file</text:span><text:span text:style-name="T60">, set the UNIX octal mode automatically.</text:span></text:p>
          </table:table-cell>
        </table:table-row>
        <table:table-row table:style-name="TableLine94074601052704">
          <table:table-cell table:style-name="Table3.A2" office:value-type="string">
            <text:p text:style-name="P150">close() -&gt; void</text:p>
          </table:table-cell>
          <table:table-cell table:style-name="Table3.B2" office:value-type="string">
            <text:p text:style-name="P150">Close the file when you are done—<text:span text:style-name="T5">with</text:span><text:span text:style-name="T60"> will automatically do this.</text:span> </text:p>
          </table:table-cell>
        </table:table-row>
        <table:table-row table:style-name="TableLine94074601053360">
          <table:table-cell table:style-name="Table3.A2" office:value-type="string">
            <text:p text:style-name="P149">write(data: Bytes) -&gt; Int</text:p>
          </table:table-cell>
          <table:table-cell table:style-name="Table3.B2" office:value-type="string">
            <text:p text:style-name="P149">Writes <text:span text:style-name="T5">Bytes</text:span><text:span text:style-name="T60"> to a file and returns the amount wrote.</text:span></text:p>
            <text:list xml:id="list2688574434" text:style-name="L29">
              <text:list-item>
                <text:p text:style-name="P383"><text:span text:style-name="T60">Returns </text:span><text:span text:style-name="T5">OSException</text:span><text:span text:style-name="T60"> if the file cannot be wrote to. </text:span></text:p>
              </text:list-item>
            </text:list>
          </table:table-cell>
        </table:table-row>
        <text:soft-page-break/>
        <table:table-row table:style-name="TableLine94074601054128">
          <table:table-cell table:style-name="Table3.A2" office:value-type="string">
            <text:p text:style-name="P149">write(text: String) -&gt; Int</text:p>
          </table:table-cell>
          <table:table-cell table:style-name="Table3.B2" office:value-type="string">
            <text:p text:style-name="P149">Writes a <text:span text:style-name="T5">String</text:span><text:span text:style-name="T60"> to a file and returns the amount wrote.</text:span></text:p>
            <text:list xml:id="list163036331906464" text:continue-numbering="true" text:style-name="L29">
              <text:list-item>
                <text:p text:style-name="P383"><text:span text:style-name="T60">Returns </text:span><text:span text:style-name="T5">OSException</text:span><text:span text:style-name="T60"> if the file cannot be wrote to. </text:span></text:p>
              </text:list-item>
            </text:list>
          </table:table-cell>
        </table:table-row>
        <table:table-row table:style-name="TableLine94074601054752">
          <table:table-cell table:style-name="Table3.A2" office:value-type="string">
            <text:p text:style-name="P149">read() -&gt; String, <text:span text:style-name="T5">if in text mode.</text:span></text:p>
          </table:table-cell>
          <table:table-cell table:style-name="Table3.B2" office:value-type="string">
            <text:p text:style-name="P149">Reads the entire contents of the file into a <text:span text:style-name="T5">String</text:span><text:span text:style-name="T60">.</text:span></text:p>
            <text:list xml:id="list4128972522" text:style-name="L30">
              <text:list-item>
                <text:p text:style-name="P384"><text:span text:style-name="T60">Complains with </text:span><text:span text:style-name="T5">OSException</text:span><text:span text:style-name="T60"> if the file cannot be read.</text:span></text:p>
              </text:list-item>
            </text:list>
          </table:table-cell>
        </table:table-row>
        <table:table-row table:style-name="TableLine94074601055568">
          <table:table-cell table:style-name="Table3.A2" office:value-type="string">
            <text:p text:style-name="P149">read() -&gt; Bytes, <text:span text:style-name="T5">if in binary mode.</text:span></text:p>
          </table:table-cell>
          <table:table-cell table:style-name="Table3.B2" office:value-type="string">
            <text:p text:style-name="P218"><text:span text:style-name="T142">Reads the entire contents of the file into a </text:span><text:span text:style-name="T34">Bytes</text:span><text:span text:style-name="T77"> object.</text:span></text:p>
            <text:list xml:id="list2573008041" text:style-name="L31">
              <text:list-item>
                <text:p text:style-name="P385"><text:span text:style-name="T77">T</text:span><text:span text:style-name="T60">hrows </text:span><text:span text:style-name="T5">OSException</text:span><text:span text:style-name="T60"> if the file cannot be read.</text:span></text:p>
              </text:list-item>
            </text:list>
          </table:table-cell>
        </table:table-row>
        <table:table-row table:style-name="TableLine94074601056576">
          <table:table-cell table:style-name="Table3.A2" office:value-type="string">
            <text:p text:style-name="P149">read(length: Int) -&gt; Bytes, <text:span text:style-name="T5">if in </text:span><text:span text:style-name="T10">binary mode.</text:span></text:p>
          </table:table-cell>
          <table:table-cell table:style-name="Table3.B2" office:value-type="string">
            <text:p text:style-name="P150">Returns <text:span text:style-name="T5">length</text:span><text:span text:style-name="T60"> bytes of the file as </text:span><text:span text:style-name="T5">Bytes</text:span><text:span text:style-name="T60">. If </text:span><text:span text:style-name="T5">EOF</text:span><text:span text:style-name="T60"> was hit, the </text:span><text:span text:style-name="T5">Bytes</text:span><text:span text:style-name="T60"> length will be less than what was put into </text:span><text:span text:style-name="T5">read</text:span><text:span text:style-name="T60">.</text:span></text:p>
            <text:list xml:id="list3345759984" text:style-name="L32">
              <text:list-item>
                <text:p text:style-name="P386"><text:span text:style-name="T60">Returns </text:span><text:span text:style-name="T5">OSException</text:span><text:span text:style-name="T60"> if the file cannot be read.</text:span></text:p>
              </text:list-item>
            </text:list>
          </table:table-cell>
        </table:table-row>
        <table:table-row table:style-name="TableLine94074601057392">
          <table:table-cell table:style-name="Table3.A2" office:value-type="string">
            <text:p text:style-name="P213">readline() -&gt; String, <text:span text:style-name="T5">if in text mode</text:span></text:p>
          </table:table-cell>
          <table:table-cell table:style-name="Table3.B2" office:value-type="string">
            <text:p text:style-name="P213">Returns a <text:span text:style-name="T5">String </text:span>line of the file, seeking to the next line, for the next <text:span text:style-name="T5">readline()</text:span><text:span text:style-name="T60"> if applicable. Returns, as always, </text:span><text:span text:style-name="T5">EOF</text:span><text:span text:style-name="T60"> if there are no more lines to read.</text:span></text:p>
            <text:list xml:id="list4072598097" text:style-name="L33">
              <text:list-item>
                <text:p text:style-name="P388"><text:span text:style-name="T60">Returns </text:span><text:span text:style-name="T5">OSException</text:span><text:span text:style-name="T60"> if the file cannot be read.</text:span></text:p>
              </text:list-item>
            </text:list>
          </table:table-cell>
        </table:table-row>
        <table:table-row table:style-name="TableLine94074601058208">
          <table:table-cell table:style-name="Table3.A2" office:value-type="string">
            <text:p text:style-name="P213">readline() -&gt; Bytes, <text:span text:style-name="T5">if in binary mode</text:span></text:p>
          </table:table-cell>
          <table:table-cell table:style-name="Table3.B2" office:value-type="string">
            <text:p text:style-name="P213">Returns a<text:span text:style-name="T5"> Bytes </text:span>line of the file, seeking to the next line, for the next <text:span text:style-name="T5">readline()</text:span><text:span text:style-name="T60"> if applicable. Returns, as always, </text:span><text:span text:style-name="T5">EOF</text:span><text:span text:style-name="T60"> if there are no more lines to read.</text:span></text:p>
            <text:list xml:id="list1446429812" text:style-name="L34">
              <text:list-item>
                <text:p text:style-name="P387"><text:span text:style-name="T60">Returns </text:span><text:span text:style-name="T5">OSException</text:span><text:span text:style-name="T60"> if the file cannot be read.</text:span></text:p>
              </text:list-item>
            </text:list>
          </table:table-cell>
        </table:table-row>
        <table:table-row table:style-name="TableLine94074601059024">
          <table:table-cell table:style-name="Table3.A2" office:value-type="string">
            <text:p text:style-name="P213">go(where: Int) -&gt; void</text:p>
          </table:table-cell>
          <table:table-cell table:style-name="Table3.B2" office:value-type="string">
            <text:p text:style-name="P214">Go to position (character) <text:span text:style-name="T5">where</text:span><text:span text:style-name="T60"> in the file.</text:span></text:p>
            <text:list xml:id="list2965837266" text:style-name="L35">
              <text:list-item>
                <text:p text:style-name="P373"><text:span text:style-name="T140">G</text:span>oing past the file size will fill the space with zeroes.</text:p>
              </text:list-item>
              <text:list-item>
                <text:p text:style-name="P389"><text:span text:style-name="T75">R</text:span><text:span text:style-name="T60">aises </text:span><text:span text:style-name="T5">OSException</text:span><text:span text:style-name="T60"> if the file is not seekable. </text:span></text:p>
              </text:list-item>
            </text:list>
          </table:table-cell>
        </table:table-row>
        <table:table-row table:style-name="TableLine94074601059840">
          <table:table-cell table:style-name="Table3.A2" office:value-type="string">
            <text:p text:style-name="P213">start() -&gt; void</text:p>
          </table:table-cell>
          <table:table-cell table:style-name="Table3.B2" office:value-type="string">
            <text:p text:style-name="P213">Go to the start of the file. </text:p>
            <text:list xml:id="list2077885447" text:style-name="L36">
              <text:list-item>
                <text:p text:style-name="P390">Raises <text:span text:style-name="T5">OSException</text:span><text:span text:style-name="T60"> if the file is not seekable.</text:span></text:p>
              </text:list-item>
            </text:list>
          </table:table-cell>
        </table:table-row>
        <table:table-row table:style-name="TableLine94074601060656">
          <table:table-cell table:style-name="Table3.A2" office:value-type="string">
            <text:p text:style-name="P213">end() -&gt; void</text:p>
          </table:table-cell>
          <table:table-cell table:style-name="Table3.B2" office:value-type="string">
            <text:p text:style-name="P213">Go to the end of the file.</text:p>
            <text:list xml:id="list2333272776" text:style-name="L37">
              <text:list-item>
                <text:p text:style-name="P391">Raises <text:span text:style-name="T5">OSException</text:span><text:span text:style-name="T60"> if the file is not seekable.</text:span></text:p>
              </text:list-item>
            </text:list>
          </table:table-cell>
        </table:table-row>
        <table:table-row table:style-name="TableLine94074601061472">
          <table:table-cell table:style-name="Table3.A2" office:value-type="string">
            <text:p text:style-name="P213">position() -&gt; Int</text:p>
          </table:table-cell>
          <table:table-cell table:style-name="Table3.B2" office:value-type="string">
            <text:p text:style-name="P213">Return the position of the file currently.</text:p>
          </table:table-cell>
        </table:table-row>
        <table:table-row table:style-name="TableLine94074601062288">
          <table:table-cell table:style-name="Table3.A2" office:value-type="string">
            <text:p text:style-name="P217">seekable() -&gt; Bool</text:p>
          </table:table-cell>
          <table:table-cell table:style-name="Table3.B2" office:value-type="string">
            <text:p text:style-name="P217">Returns whether the file is seekable—a special file may not be! </text:p>
          </table:table-cell>
        </table:table-row>
        <table:table-row table:style-name="TableLine94074601063104">
          <table:table-cell table:style-name="Table3.A2" office:value-type="string">
            <text:p text:style-name="P217">writable() -&gt; Bool</text:p>
          </table:table-cell>
          <table:table-cell table:style-name="Table3.B2" office:value-type="string">
            <text:p text:style-name="P217">Returns whether the file is writable. </text:p>
          </table:table-cell>
        </table:table-row>
        <text:soft-page-break/>
        <table:table-row table:style-name="TableLine94074601063920">
          <table:table-cell table:style-name="Table3.A2" office:value-type="string">
            <text:p text:style-name="P217">readable() -&gt; Bool</text:p>
          </table:table-cell>
          <table:table-cell table:style-name="Table3.B2" office:value-type="string">
            <text:p text:style-name="P217">Returns whether the file is readable.</text:p>
          </table:table-cell>
        </table:table-row>
        <table:table-row table:style-name="TableLine94074601064736">
          <table:table-cell table:style-name="Table3.A2" office:value-type="string">
            <text:p text:style-name="P217">file<text:span text:style-name="T143">Number </text:span>() -&gt; Int</text:p>
          </table:table-cell>
          <table:table-cell table:style-name="Table3.B2" office:value-type="string">
            <text:p text:style-name="P217">Returns the file descriptor, if applicable.</text:p>
            <text:list xml:id="list3964287188" text:style-name="L38">
              <text:list-item>
                <text:p text:style-name="P392">Yields <text:span text:style-name="T5">OSException </text:span><text:span text:style-name="T60">if the </text:span><text:span text:style-name="T5">File</text:span><text:span text:style-name="T60"> has no file descriptor.</text:span></text:p>
              </text:list-item>
            </text:list>
          </table:table-cell>
        </table:table-row>
        <table:table-row table:style-name="TableLine94074601065552">
          <table:table-cell table:style-name="Table3.A2" office:value-type="string">
            <text:p text:style-name="P182">close() -&gt; void</text:p>
          </table:table-cell>
          <table:table-cell table:style-name="Table3.B2" office:value-type="string">
            <text:p text:style-name="P182">Close the <text:span text:style-name="T5">File</text:span><text:span text:style-name="T60">, safely exiting.</text:span></text:p>
          </table:table-cell>
        </table:table-row>
        <table:table-row table:style-name="TableLine94074601066368">
          <table:table-cell table:style-name="Table3.A2" office:value-type="string">
            <text:p text:style-name="P150"><text:span text:style-name="T161">i</text:span>sSpecial() -&gt; Bool</text:p>
          </table:table-cell>
          <table:table-cell table:style-name="Table3.B2" office:value-type="string">
            <text:p text:style-name="P150">Returns whether the file is special. </text:p>
          </table:table-cell>
        </table:table-row>
      </table:table>
      <text:p text:style-name="P70"/>
      <text:p text:style-name="P93">To make an addition to the regular methods of the <text:span text:style-name="T5">File</text:span> object, here are the special methods and their—if applicable—corresponding operators, along with what they do and what they might complain with:</text:p>
      <text:p text:style-name="P93"/>
      <table:table table:name="Table19" table:style-name="Table19">
        <table:table-column table:style-name="Table19.A" table:number-columns-repeated="3"/>
        <table:table-row table:style-name="TableLine94074600187136">
          <table:table-cell table:style-name="Table19.A1" office:value-type="string">
            <text:p text:style-name="P219">Method:</text:p>
          </table:table-cell>
          <table:table-cell table:style-name="Table19.A1" office:value-type="string">
            <text:p text:style-name="P219">Operator (if applicable):</text:p>
          </table:table-cell>
          <table:table-cell table:style-name="Table19.C1" office:value-type="string">
            <text:p text:style-name="P219">Description:</text:p>
          </table:table-cell>
        </table:table-row>
        <table:table-row table:style-name="TableLine94074601092400">
          <table:table-cell table:style-name="Table19.A2" office:value-type="string">
            <text:p text:style-name="P255">~sizeof(x) -&gt; Int</text:p>
          </table:table-cell>
          <table:table-cell table:style-name="Table19.A2" office:value-type="string">
            <text:p text:style-name="P43">sizeof</text:p>
          </table:table-cell>
          <table:table-cell table:style-name="Table19.C2" office:value-type="string">
            <text:p text:style-name="P255">Returns the length of the file encompassed by the <text:span text:style-name="T5">File</text:span><text:span text:style-name="T60"> object.</text:span></text:p>
            <text:list xml:id="list1047434069" text:style-name="L39">
              <text:list-item>
                <text:p text:style-name="P393"><text:span text:style-name="T60">If the file is not found, a </text:span><text:span text:style-name="T5">FileNotFoundException</text:span><text:span text:style-name="T60"> will occur, stopping the program in its tracks.</text:span></text:p>
              </text:list-item>
            </text:list>
          </table:table-cell>
        </table:table-row>
        <table:table-row table:style-name="TableLine94074601093904">
          <table:table-cell table:style-name="Table19.A2" office:value-type="string">
            <text:p text:style-name="Table_20_Contents"/>
          </table:table-cell>
          <table:table-cell table:style-name="Table19.A2" office:value-type="string">
            <text:p text:style-name="P141"/>
          </table:table-cell>
          <table:table-cell table:style-name="Table19.C2" office:value-type="string">
            <text:p text:style-name="Table_20_Contents"/>
          </table:table-cell>
        </table:table-row>
        <table:table-row table:style-name="TableLine94074601094720">
          <table:table-cell table:style-name="Table19.A2" office:value-type="string">
            <text:p text:style-name="Table_20_Contents"/>
          </table:table-cell>
          <table:table-cell table:style-name="Table19.A2" office:value-type="string">
            <text:p text:style-name="P141"/>
          </table:table-cell>
          <table:table-cell table:style-name="Table19.C2" office:value-type="string">
            <text:p text:style-name="Table_20_Contents"/>
          </table:table-cell>
        </table:table-row>
        <table:table-row table:style-name="TableLine94074601095664">
          <table:table-cell table:style-name="Table19.A2" office:value-type="string">
            <text:p text:style-name="Table_20_Contents"/>
          </table:table-cell>
          <table:table-cell table:style-name="Table19.A2" office:value-type="string">
            <text:p text:style-name="P141"/>
          </table:table-cell>
          <table:table-cell table:style-name="Table19.C2" office:value-type="string">
            <text:p text:style-name="Table_20_Contents"/>
          </table:table-cell>
        </table:table-row>
      </table:table>
      <text:p text:style-name="P93"/>
      <text:p text:style-name="P93"/>
      <text:h text:style-name="P314" text:outline-level="2"><text:bookmark-start text:name="__RefHeading___Toc1887_2768681119"/>stdout &amp; stderr<text:bookmark-end text:name="__RefHeading___Toc1887_2768681119"/></text:h>
      <text:p text:style-name="P178"/>
      <text:p text:style-name="Standard">As with most other languages, the terminal console is represented by files. The output of the terminal is represented by a <text:span text:style-name="T5">File</text:span><text:span text:style-name="T60"> instance—which is global—called</text:span><text:span text:style-name="T5"> stdout</text:span><text:span text:style-name="T60">. If one wished, they may write to it directly, albeit that is confusing and goes against what this specification desires.</text:span></text:p>
      <text:p text:style-name="Standard"/>
      <text:p text:style-name="Standard"><text:span text:style-name="T60">Instead, one may opt to use the global</text:span><text:span text:style-name="T5"> print</text:span><text:span text:style-name="T60"> function, which has the express purpose of writing data to the</text:span><text:span text:style-name="T5"> stdout</text:span><text:span text:style-name="T60"> file—or your terminal. If you are printing an error message, it is best to use </text:span><text:span text:style-name="T5">stderr</text:span><text:span text:style-name="T60"> to represent it, per standard; additionally, you may use the </text:span><text:span text:style-name="T5">eprint</text:span><text:span text:style-name="T60"> function to accomplish that. </text:span></text:p>
      <text:p text:style-name="Standard"/>
      <text:p text:style-name="Standard">print <text:span text:style-name="T60">and </text:span>eprint<text:span text:style-name="T60"> will automatically append newlines to the end of their messages. If you do not wish for this functionality, please use </text:span>printn<text:span text:style-name="T60"> or </text:span>eprintn—<text:span text:style-name="T60">print</text:span> without<text:span text:style-name="T60"> newlines.</text:span></text:p>
      <text:p text:style-name="P72"/>
      <text:h text:style-name="Heading_20_2" text:outline-level="2"><text:bookmark-start text:name="__RefHeading___Toc1889_2768681119"/><text:soft-page-break/>stdin<text:bookmark-end text:name="__RefHeading___Toc1889_2768681119"/></text:h>
      <text:p text:style-name="Standard"><text:s/></text:p>
      <text:p text:style-name="Standard">We must also read from the console at times, which is what <text:span text:style-name="T5">stdin</text:span><text:span text:style-name="T60"> represents: a file open to—depending on your system—to file descriptor 0 (or /dev/stdin) with</text:span><text:span text:style-name="T5"> Read</text:span><text:span text:style-name="T60"> set. Again, it is confusing to merely read this as a normal file, so we have dedicated global functions for that.</text:span></text:p>
      <text:p text:style-name="Standard"/>
      <text:p text:style-name="Standard"><text:span text:style-name="T60">You may use the</text:span><text:span text:style-name="T5"> read()</text:span><text:span text:style-name="T60"> function to read input from the terminal. If you wish to have a prompt along with the reading, you may overload a</text:span><text:span text:style-name="T5"> String</text:span><text:span text:style-name="T60"> into the</text:span><text:span text:style-name="T5"> read</text:span><text:span text:style-name="T60">() function. </text:span><text:span text:style-name="T5"><text:s/></text:span></text:p>
      <text:p text:style-name="P2"/>
      <text:h text:style-name="P297" text:outline-level="1"><text:bookmark-start text:name="__RefHeading___Toc3082_2775453381"/>Directory<text:bookmark-end text:name="__RefHeading___Toc3082_2775453381"/></text:h>
      <text:p text:style-name="Horizontal_20_Line"><text:s/></text:p>
      <text:p text:style-name="P181">Directories are a type of file, but they must be dealt with in a different fashion. It is useful, for instance, to know of all of the files in a directory or to know that a file or path is <text:span text:style-name="T5">indeed</text:span><text:span text:style-name="T60"> a directory. The </text:span><text:span text:style-name="T5">Directory</text:span><text:span text:style-name="T60"> class can help us with the aforementioned task. In order to begin operating on a directory, you must initialize the </text:span><text:span text:style-name="T5">Directory</text:span><text:span text:style-name="T60"> class with the</text:span><text:span text:style-name="T5"> String </text:span><text:span text:style-name="T60">path of the directory,</text:span></text:p>
      <text:p text:style-name="P74"/>
      <text:p text:style-name="P181"><text:span text:style-name="T60"><text:tab/>→ </text:span><text:span text:style-name="T5">let dir = new Directory(“/path/to/directory”)</text:span></text:p>
      <text:p text:style-name="P12"/>
      <text:p text:style-name="P74">In order to obtain all of the files within the directory—which will not include “.” or “..” files or any special paths—you have two options:</text:p>
      <text:list xml:id="list361708980" text:style-name="L40">
        <text:list-item>
          <text:p text:style-name="P320">You may iterate over the <text:span text:style-name="T5">Directory</text:span> instance, <text:span text:style-name="T5">dir</text:span>, as it is an iterable object:</text:p>
          <text:list>
            <text:list-item>
              <text:p text:style-name="P320">→<text:span text:style-name="T5"> for</text:span><text:span text:style-name="T20">each</text:span><text:span text:style-name="T5"> file in dir</text:span></text:p>
            </text:list-item>
          </text:list>
        </text:list-item>
        <text:list-item>
          <text:p text:style-name="P320">You may return a<text:span text:style-name="T5"> List</text:span> of files using the<text:span text:style-name="T5"> files</text:span>() method within the class.</text:p>
        </text:list-item>
      </text:list>
      <text:p text:style-name="P74"/>
      <text:p text:style-name="P74"/>
      <text:p text:style-name="P76">Here are the methods <text:span text:style-name="T128">and members</text:span> that this class implements:</text:p>
      <text:p text:style-name="P76"/>
      <table:table table:name="Table12" table:style-name="Table12">
        <table:table-column table:style-name="Table12.A"/>
        <table:table-column table:style-name="Table12.B"/>
        <table:table-row table:style-name="TableLine94074601069728">
          <table:table-cell table:style-name="Table12.A1" office:value-type="string">
            <text:p text:style-name="P193">Members:</text:p>
          </table:table-cell>
          <table:table-cell table:style-name="Table12.B1" office:value-type="string">
            <text:p text:style-name="P193">Description:</text:p>
          </table:table-cell>
        </table:table-row>
        <table:table-row table:style-name="TableLine94074601165072">
          <table:table-cell table:style-name="Table12.A2" office:value-type="string">
            <text:p text:style-name="P193">files() -&gt; String[]</text:p>
          </table:table-cell>
          <table:table-cell table:style-name="Table12.B2" office:value-type="string">
            <text:p text:style-name="P193">Returns a <text:span text:style-name="T5">List</text:span><text:span text:style-name="T60"> of </text:span><text:span text:style-name="T5">String</text:span><text:span text:style-name="T60">s (</text:span><text:span text:style-name="T5">String[]</text:span><text:span text:style-name="T60">) of the files in that directory. </text:span></text:p>
          </table:table-cell>
        </table:table-row>
        <table:table-row table:style-name="TableLine94074601166576">
          <table:table-cell table:style-name="Table12.A2" office:value-type="string">
            <text:p text:style-name="P193">filesRecursive() -&gt; String[]</text:p>
          </table:table-cell>
          <table:table-cell table:style-name="Table12.B2" office:value-type="string">
            <text:p text:style-name="P193">Searches through the directory recursively—it ventures into other directories—and returns a list of all of the files as a <text:span text:style-name="T5">String[]</text:span><text:span text:style-name="T60">. </text:span></text:p>
          </table:table-cell>
        </table:table-row>
        <table:table-row table:style-name="TableLine94074601167232">
          <table:table-cell table:style-name="Table12.A2" office:value-type="string">
            <text:p text:style-name="P193">exists() -&gt; Bool</text:p>
          </table:table-cell>
          <table:table-cell table:style-name="Table12.B2" office:value-type="string">
            <text:p text:style-name="P193">Does the path exist as a directory?</text:p>
          </table:table-cell>
        </table:table-row>
        <table:table-row table:style-name="TableLine94074601167888">
          <table:table-cell table:style-name="Table12.A2" office:value-type="string">
            <text:p text:style-name="P193">make() -&gt; <text:span text:style-name="T129">void</text:span></text:p>
          </table:table-cell>
          <table:table-cell table:style-name="Table12.B2" office:value-type="string">
            <text:p text:style-name="P182">Make the directory.</text:p>
          </table:table-cell>
        </table:table-row>
        <table:table-row table:style-name="TableLine94074601168544">
          <table:table-cell table:style-name="Table12.A2" office:value-type="string">
            <text:p text:style-name="P182">make(mode: Int) -&gt; void</text:p>
          </table:table-cell>
          <table:table-cell table:style-name="Table12.B2" office:value-type="string">
            <text:p text:style-name="P182">Make the directory, but with an octal UNIX mode. </text:p>
          </table:table-cell>
        </table:table-row>
        <table:table-row table:style-name="TableLine94074601169152">
          <table:table-cell table:style-name="Table12.A2" office:value-type="string">
            <text:p text:style-name="P182">delete() -&gt; void </text:p>
          </table:table-cell>
          <table:table-cell table:style-name="Table12.B2" office:value-type="string">
            <text:p text:style-name="P128">Recursively<text:span text:style-name="T123"> delete the directory and </text:span>all<text:span text:style-name="T123"> of its file contents—warning!</text:span></text:p>
          </table:table-cell>
        </table:table-row>
      </table:table>
      <text:p text:style-name="P76"/>
      <text:p text:style-name="P75"/>
      <text:p text:style-name="P75"><text:s/></text:p>
      <text:h text:style-name="P298" text:outline-level="1"><text:bookmark-start text:name="__RefHeading___Toc1891_2768681119"/>System<text:bookmark-end text:name="__RefHeading___Toc1891_2768681119"/></text:h>
      <text:p text:style-name="Horizontal_20_Line"/>
      <text:p text:style-name="Standard">The <text:span text:style-name="T5">System</text:span><text:span text:style-name="T60"> class provides a way to seamlessly access information about the operating system that the Slow Language Interpreter is running on. It will contain static variables and methods that will help determine the best course of action—no matter which operating system Slow is running on. Here is a list of all methods and variables that it must—statically—implement for it to be compliant:</text:span></text:p>
      <text:p text:style-name="P73"/>
      <text:p text:style-name="P129">All methods are static <text:span text:style-name="T148">and constant. </text:span></text:p>
      <table:table table:name="Table7" table:style-name="Table7">
        <table:table-column table:style-name="Table7.A"/>
        <table:table-column table:style-name="Table7.B"/>
        <table:table-row table:style-name="TableLine94074601154384">
          <table:table-cell table:style-name="Table7.A1" office:value-type="string">
            <text:p text:style-name="P164">Member:</text:p>
          </table:table-cell>
          <table:table-cell table:style-name="Table7.B1" office:value-type="string">
            <text:p text:style-name="P164">Description:</text:p>
          </table:table-cell>
        </table:table-row>
        <table:table-row table:style-name="TableLine94074601219008">
          <table:table-cell table:style-name="Table7.A2" office:value-type="string">
            <text:p text:style-name="P164">osName: <text:span text:style-name="T118">String</text:span></text:p>
          </table:table-cell>
          <table:table-cell table:style-name="Table7.B2" office:value-type="string">
            <text:p text:style-name="P164">The name of the operating system (e.g., Windows, Linux, or Mac OS).</text:p>
          </table:table-cell>
        </table:table-row>
        <table:table-row table:style-name="TableLine94074601220224">
          <table:table-cell table:style-name="Table7.A2" office:value-type="string">
            <text:p text:style-name="P164">osDistribution: <text:span text:style-name="T118">String</text:span></text:p>
          </table:table-cell>
          <table:table-cell table:style-name="Table7.B2" office:value-type="string">
            <text:p text:style-name="P164">The flavor or edition of the operating system (e.g., 10 (for Windows), Debian (for Linux), or Big Sur (for Mac OS).</text:p>
          </table:table-cell>
        </table:table-row>
        <table:table-row table:style-name="TableLine94074601220880">
          <table:table-cell table:style-name="Table7.A2" office:value-type="string">
            <text:p text:style-name="P164">osVersion: <text:span text:style-name="T118">String</text:span></text:p>
          </table:table-cell>
          <table:table-cell table:style-name="Table7.B2" office:value-type="string">
            <text:p text:style-name="P164">The version number for the OS.</text:p>
          </table:table-cell>
        </table:table-row>
        <table:table-row table:style-name="TableLine94074601221536">
          <table:table-cell table:style-name="Table7.A2" office:value-type="string">
            <text:p text:style-name="P165">shell(x) -&gt; String</text:p>
          </table:table-cell>
          <table:table-cell table:style-name="Table7.B2" office:value-type="string">
            <text:p text:style-name="P165">Execute shell command <text:span text:style-name="T5">x</text:span><text:span text:style-name="T60">, returning the output of the command.</text:span></text:p>
          </table:table-cell>
        </table:table-row>
        <table:table-row table:style-name="TableLine94074601222192">
          <table:table-cell table:style-name="Table7.A2" office:value-type="string">
            <text:p text:style-name="P165">getenv(x) -&gt; String</text:p>
          </table:table-cell>
          <table:table-cell table:style-name="Table7.B2" office:value-type="string">
            <text:p text:style-name="P165">Get environment variable<text:span text:style-name="T5"> x</text:span><text:span text:style-name="T60">.</text:span></text:p>
          </table:table-cell>
        </table:table-row>
        <table:table-row table:style-name="TableLine94074601222800">
          <table:table-cell table:style-name="Table7.A2" office:value-type="string">
            <text:p text:style-name="P165">setenv(x, y) -&gt; void</text:p>
          </table:table-cell>
          <table:table-cell table:style-name="Table7.B2" office:value-type="string">
            <text:p text:style-name="P165">Set environment variable <text:span text:style-name="T5">x</text:span><text:span text:style-name="T60"> to </text:span><text:span text:style-name="T5">y</text:span><text:span text:style-name="T60">.</text:span></text:p>
          </table:table-cell>
        </table:table-row>
        <table:table-row table:style-name="TableLine94074601223456">
          <table:table-cell table:style-name="Table7.A2" office:value-type="string">
            <text:p text:style-name="P166">home: String</text:p>
          </table:table-cell>
          <table:table-cell table:style-name="Table7.B2" office:value-type="string">
            <text:p text:style-name="P166">Home directory</text:p>
          </table:table-cell>
        </table:table-row>
        <table:table-row table:style-name="TableLine94074601224112">
          <table:table-cell table:style-name="Table7.A2" office:value-type="string">
            <text:p text:style-name="P166">username: String</text:p>
          </table:table-cell>
          <table:table-cell table:style-name="Table7.B2" office:value-type="string">
            <text:p text:style-name="P166">Username of who is running the process.</text:p>
          </table:table-cell>
        </table:table-row>
        <table:table-row table:style-name="TableLine94074601225040">
          <table:table-cell table:style-name="Table7.A2" office:value-type="string">
            <text:p text:style-name="P254">cwd() -&gt; String</text:p>
          </table:table-cell>
          <table:table-cell table:style-name="Table7.B2" office:value-type="string">
            <text:p text:style-name="P254">Get current working directory.</text:p>
          </table:table-cell>
        </table:table-row>
        <table:table-row table:style-name="TableLine94074601225696">
          <table:table-cell table:style-name="Table7.A2" office:value-type="string">
            <text:p text:style-name="P254">chdir(dir: <text:span text:style-name="T5">Path</text:span><text:span text:style-name="T60">) -&gt; void</text:span></text:p>
          </table:table-cell>
          <table:table-cell table:style-name="Table7.B2" office:value-type="string">
            <text:p text:style-name="P254">Change current working directory—<text:span text:style-name="T5">cd</text:span>.</text:p>
          </table:table-cell>
        </table:table-row>
        <table:table-row table:style-name="TableLine94074601226432">
          <table:table-cell table:style-name="Table7.A2" office:value-type="string">
            <text:p text:style-name="P255">rmdir(dir: <text:span text:style-name="T5">Path</text:span><text:span text:style-name="T60">) -&gt; void</text:span></text:p>
          </table:table-cell>
          <table:table-cell table:style-name="Table7.B2" office:value-type="string">
            <text:p text:style-name="P255">Recursively remove a directory—permanently.</text:p>
          </table:table-cell>
        </table:table-row>
        <table:table-row table:style-name="TableLine94074601227248">
          <table:table-cell table:style-name="Table7.A2" office:value-type="string">
            <text:p text:style-name="P255">remove(file: <text:span text:style-name="T5">Path</text:span><text:span text:style-name="T60">) →void</text:span></text:p>
          </table:table-cell>
          <table:table-cell table:style-name="Table7.B2" office:value-type="string">
            <text:p text:style-name="P255">Remove a file or an empty directory.</text:p>
          </table:table-cell>
        </table:table-row>
        <table:table-row table:style-name="TableLine94074601228064">
          <table:table-cell table:style-name="Table7.A2" office:value-type="string">
            <text:p text:style-name="P255">move(source: <text:span text:style-name="T5">Path</text:span><text:span text:style-name="T60">, destination: </text:span><text:span text:style-name="T5">Path</text:span><text:span text:style-name="T60">) -&gt; void</text:span></text:p>
          </table:table-cell>
          <table:table-cell table:style-name="Table7.B2" office:value-type="string">
            <text:p text:style-name="P255">Move a file or directory from <text:span text:style-name="T5">source</text:span><text:span text:style-name="T60"> to </text:span><text:span text:style-name="T5">destination</text:span><text:span text:style-name="T60">.</text:span></text:p>
          </table:table-cell>
        </table:table-row>
        <table:table-row table:style-name="TableLine94074601228880">
          <table:table-cell table:style-name="Table7.A2" office:value-type="string">
            <text:p text:style-name="P255">rename(old: <text:span text:style-name="T5">Path</text:span><text:span text:style-name="T60">, new: </text:span><text:span text:style-name="T5">Path</text:span><text:span text:style-name="T60">) -&gt; void</text:span></text:p>
          </table:table-cell>
          <table:table-cell table:style-name="Table7.B2" office:value-type="string">
            <text:p text:style-name="P255">Rename a file or directory from <text:span text:style-name="T5">old</text:span><text:span text:style-name="T60"> to </text:span><text:span text:style-name="T5">new</text:span><text:span text:style-name="T60">. </text:span><text:span text:style-name="T5">This is technically identical to move. </text:span></text:p>
          </table:table-cell>
        </table:table-row>
        <table:table-row table:style-name="TableLine94074601229696">
          <table:table-cell table:style-name="Table7.A2" office:value-type="string">
            <text:p text:style-name="P255"/>
          </table:table-cell>
          <table:table-cell table:style-name="Table7.B2" office:value-type="string">
            <text:p text:style-name="P255"/>
          </table:table-cell>
        </table:table-row>
      </table:table>
      <text:p text:style-name="P73"><text:s/></text:p>
      <text:h text:style-name="P282" text:outline-level="1"/>
      <text:h text:style-name="P299" text:outline-level="1"><text:bookmark-start text:name="__RefHeading___Toc6975_3705702006"/>Math<text:bookmark-end text:name="__RefHeading___Toc6975_3705702006"/></text:h>
      <text:p text:style-name="Horizontal_20_Line"/>
      <text:p text:style-name="P251">While operators are often sufficient for doing the mathematics required for most programs, it is not always the case: we may sometimes need more advanced mathematical functions at our disposal so that we may program a larger variety of applications. The <text:span text:style-name="T5">Math</text:span><text:span text:style-name="T60"> class offers this ability and is important as to be included into the core standard library of the </text:span><text:span text:style-name="T5">Slow Programming Language</text:span><text:span text:style-name="T60">. </text:span></text:p>
      <text:p text:style-name="P119"/>
      <text:p text:style-name="P251"><text:span text:style-name="T60">Below will be a list of all methods </text:span><text:span text:style-name="T90">and constants </text:span><text:span text:style-name="T60">associated with the </text:span><text:span text:style-name="T5">Math</text:span><text:span text:style-name="T60"> class. All methods below will be </text:span><text:span text:style-name="T100">static</text:span><text:span text:style-name="T103">, for they do not require an instance of the </text:span><text:span text:style-name="T58">Math</text:span><text:span text:style-name="T103"> class to be made—you would not be able to do much with it, anyway:</text:span></text:p>
      <text:p text:style-name="P132"/>
      <text:p text:style-name="P130">All trigonometric functions use radians instead of degrees, <text:span text:style-name="T170">as with most other languages. </text:span><text:s/></text:p>
      <text:p text:style-name="P132"/>
      <table:table table:name="Table25" table:style-name="Table25">
        <table:table-column table:style-name="Table25.A"/>
        <table:table-column table:style-name="Table25.B"/>
        <table:table-row table:style-name="TableLine94074601179728">
          <table:table-cell table:style-name="Table25.A1" office:value-type="string">
            <text:p text:style-name="P252">Method (static):</text:p>
          </table:table-cell>
          <table:table-cell table:style-name="Table25.B1" office:value-type="string">
            <text:p text:style-name="P252">Description:</text:p>
          </table:table-cell>
        </table:table-row>
        <table:table-row table:style-name="TableLine94074601306240">
          <table:table-cell table:style-name="Table25.A2" office:value-type="string">
            <text:p text:style-name="P120">abs(x)</text:p>
          </table:table-cell>
          <table:table-cell table:style-name="Table25.B2" office:value-type="string">
            <text:p text:style-name="P252">Returns the absolute value of <text:span text:style-name="T5">x</text:span><text:span text:style-name="T60">.</text:span></text:p>
          </table:table-cell>
        </table:table-row>
        <table:table-row table:style-name="TableLine94074601307744">
          <table:table-cell table:style-name="Table25.A2" office:value-type="string">
            <text:p text:style-name="P252">factorial(<text:span text:style-name="T126">castable</text:span><text:span text:style-name="T162"> </text:span>x: <text:span text:style-name="T5">Int</text:span>) -&gt; <text:span text:style-name="T5">Int</text:span></text:p>
          </table:table-cell>
          <table:table-cell table:style-name="Table25.B2" office:value-type="string">
            <text:p text:style-name="P252">Returns the factorial of <text:span text:style-name="T5">x—</text:span><text:span text:style-name="T60">which must be an </text:span><text:span text:style-name="T5">Int</text:span><text:span text:style-name="T60">.</text:span></text:p>
          </table:table-cell>
        </table:table-row>
        <table:table-row table:style-name="TableLine94074601308400">
          <table:table-cell table:style-name="Table25.A2" office:value-type="string">
            <text:p text:style-name="P256">isClose(a, b, castable maxdiff: <text:span text:style-name="T60">Decimal) -&gt; </text:span><text:span text:style-name="T5">Bool</text:span></text:p>
          </table:table-cell>
          <table:table-cell table:style-name="Table25.B2" office:value-type="string">
            <text:p text:style-name="P256">Returns whether <text:span text:style-name="T5">a</text:span><text:span text:style-name="T60"> and </text:span><text:span text:style-name="T5">b</text:span><text:span text:style-name="T60"> are close together within a certain margin specified by </text:span><text:span text:style-name="T5">maxdiff</text:span><text:span text:style-name="T60"> (which must be a </text:span><text:span text:style-name="T5">Decimal</text:span><text:span text:style-name="T60">)</text:span></text:p>
          </table:table-cell>
        </table:table-row>
        <table:table-row table:style-name="TableLine94074601309056">
          <table:table-cell table:style-name="Table25.A2" office:value-type="string">
            <text:p text:style-name="P258">e: D<text:span text:style-name="T164">ecimal</text:span></text:p>
          </table:table-cell>
          <table:table-cell table:style-name="Table25.B2" office:value-type="string">
            <text:p text:style-name="P258">Euler’s number</text:p>
          </table:table-cell>
        </table:table-row>
        <table:table-row table:style-name="TableLine94074601309872">
          <table:table-cell table:style-name="Table25.A2" office:value-type="string">
            <text:p text:style-name="P257">epow(x) -&gt; <text:span text:style-name="T46">Decimal</text:span></text:p>
          </table:table-cell>
          <table:table-cell table:style-name="Table25.B2" office:value-type="string">
            <text:p text:style-name="P257">Raise <text:span text:style-name="T60">e to the power of </text:span><text:span text:style-name="T5">x</text:span><text:span text:style-name="T60">. </text:span></text:p>
          </table:table-cell>
        </table:table-row>
        <table:table-row table:style-name="TableLine94074601310640">
          <table:table-cell table:style-name="Table25.A2" office:value-type="string">
            <text:p text:style-name="P258">ln(x) -&gt; <text:span text:style-name="T46">Decimal</text:span></text:p>
          </table:table-cell>
          <table:table-cell table:style-name="Table25.B2" office:value-type="string">
            <text:p text:style-name="P258">Natural logarithm</text:p>
          </table:table-cell>
        </table:table-row>
        <table:table-row table:style-name="TableLine94074601311456">
          <table:table-cell table:style-name="Table25.A2" office:value-type="string">
            <text:p text:style-name="P258">log(x) -&gt; <text:span text:style-name="T46">Decimal</text:span></text:p>
          </table:table-cell>
          <table:table-cell table:style-name="Table25.B2" office:value-type="string">
            <text:p text:style-name="P258">Base 10 logarithm</text:p>
          </table:table-cell>
        </table:table-row>
        <table:table-row table:style-name="TableLine94074601312272">
          <table:table-cell table:style-name="Table25.A2" office:value-type="string">
            <text:p text:style-name="P258">log(x, base) -&gt; <text:span text:style-name="T46">Decimal</text:span></text:p>
          </table:table-cell>
          <table:table-cell table:style-name="Table25.B2" office:value-type="string">
            <text:p text:style-name="P258">Logarithm with base.</text:p>
          </table:table-cell>
        </table:table-row>
        <table:table-row table:style-name="TableLine94074601313280">
          <table:table-cell table:style-name="Table25.A2" office:value-type="string">
            <text:p text:style-name="P278">sqrt(x) -&gt; <text:span text:style-name="T5">Decimal</text:span></text:p>
          </table:table-cell>
          <table:table-cell table:style-name="Table25.B2" office:value-type="string">
            <text:p text:style-name="P278">Square root of <text:span text:style-name="T5">x</text:span></text:p>
          </table:table-cell>
        </table:table-row>
        <table:table-row table:style-name="TableLine94074601314096">
          <table:table-cell table:style-name="Table25.A2" office:value-type="string">
            <text:p text:style-name="P278">root(n, x) -&gt;<text:span text:style-name="T5"> Decimal </text:span></text:p>
          </table:table-cell>
          <table:table-cell table:style-name="Table25.B2" office:value-type="string">
            <text:p text:style-name="P278">Take the <text:span text:style-name="T5">n</text:span><text:span text:style-name="T60">th root of </text:span><text:span text:style-name="T5">x</text:span><text:span text:style-name="T60">.</text:span></text:p>
          </table:table-cell>
        </table:table-row>
        <table:table-row table:style-name="TableLine94074601314912">
          <table:table-cell table:style-name="Table25.A2" office:value-type="string">
            <text:p text:style-name="P258">pi: <text:span text:style-name="T164">Decimal</text:span></text:p>
          </table:table-cell>
          <table:table-cell table:style-name="Table25.B2" office:value-type="string">
            <text:p text:style-name="P258">π</text:p>
          </table:table-cell>
        </table:table-row>
        <table:table-row table:style-name="TableLine94074601315728">
          <table:table-cell table:style-name="Table25.A2" office:value-type="string">
            <text:p text:style-name="P260">tau: Decimal</text:p>
          </table:table-cell>
          <table:table-cell table:style-name="Table25.B2" office:value-type="string">
            <text:p text:style-name="P261">2<text:span text:style-name="T163">π</text:span><text:span text:style-name="T165">, or τ</text:span></text:p>
          </table:table-cell>
        </table:table-row>
        <table:table-row table:style-name="TableLine94074601316544">
          <table:table-cell table:style-name="Table25.A2" office:value-type="string">
            <text:p text:style-name="P260">root2: Decimal</text:p>
          </table:table-cell>
          <table:table-cell table:style-name="Table25.B2" office:value-type="string">
            <text:p text:style-name="P260">Square root of 2</text:p>
          </table:table-cell>
        </table:table-row>
        <table:table-row table:style-name="TableLine94074601317360">
          <table:table-cell table:style-name="Table25.A2" office:value-type="string">
            <text:p text:style-name="P278">root3: Decimal</text:p>
          </table:table-cell>
          <table:table-cell table:style-name="Table25.B2" office:value-type="string">
            <text:p text:style-name="P278">Square root of 3</text:p>
          </table:table-cell>
        </table:table-row>
        <table:table-row table:style-name="TableLine94074601318176">
          <table:table-cell table:style-name="Table25.A2" office:value-type="string">
            <text:p text:style-name="P260">cos(x) -&gt; <text:span text:style-name="T5">Decimal</text:span></text:p>
          </table:table-cell>
          <table:table-cell table:style-name="Table25.B2" office:value-type="string">
            <text:p text:style-name="P260">Cosine of <text:span text:style-name="T5">x</text:span><text:span text:style-name="T60"> where </text:span><text:span text:style-name="T5">x</text:span><text:span text:style-name="T60"> is in radians</text:span></text:p>
          </table:table-cell>
        </table:table-row>
        <table:table-row table:style-name="TableLine94074601318992">
          <table:table-cell table:style-name="Table25.A2" office:value-type="string">
            <text:p text:style-name="P260">sin(x) -&gt; <text:span text:style-name="T5">Decimal</text:span></text:p>
          </table:table-cell>
          <table:table-cell table:style-name="Table25.B2" office:value-type="string">
            <text:p text:style-name="P260">Sine of <text:span text:style-name="T5">x</text:span><text:span text:style-name="T60"> where </text:span><text:span text:style-name="T5">x</text:span><text:span text:style-name="T60"> is in radians</text:span></text:p>
          </table:table-cell>
        </table:table-row>
        <table:table-row table:style-name="TableLine94074601319808">
          <table:table-cell table:style-name="Table25.A2" office:value-type="string">
            <text:p text:style-name="P260">tan(x) -&gt; <text:span text:style-name="T48">Decimal</text:span></text:p>
          </table:table-cell>
          <table:table-cell table:style-name="Table25.B2" office:value-type="string">
            <text:p text:style-name="P260">Tan of <text:span text:style-name="T5">x</text:span><text:span text:style-name="T60"> where </text:span><text:span text:style-name="T5">x</text:span><text:span text:style-name="T60"> is in radians</text:span></text:p>
          </table:table-cell>
        </table:table-row>
        <table:table-row table:style-name="TableLine94074601320624">
          <table:table-cell table:style-name="Table25.A2" office:value-type="string">
            <text:p text:style-name="P258">acos(x) -&gt; <text:span text:style-name="T48">Decimal</text:span></text:p>
          </table:table-cell>
          <table:table-cell table:style-name="Table25.B2" office:value-type="string">
            <text:p text:style-name="P258">Arc cosine of <text:span text:style-name="T5">x</text:span><text:span text:style-name="T60"> </text:span><text:span text:style-name="T91">returning radians</text:span></text:p>
          </table:table-cell>
        </table:table-row>
        <table:table-row table:style-name="TableLine94074601321440">
          <table:table-cell table:style-name="Table25.A2" office:value-type="string">
            <text:p text:style-name="P258">asin(x) -&gt; <text:span text:style-name="T48">Decimal</text:span></text:p>
          </table:table-cell>
          <table:table-cell table:style-name="Table25.B2" office:value-type="string">
            <text:p text:style-name="P258">Arc sine of <text:span text:style-name="T5">x</text:span><text:span text:style-name="T60"> </text:span><text:span text:style-name="T91">returning radians</text:span></text:p>
          </table:table-cell>
        </table:table-row>
        <table:table-row table:style-name="TableLine94074601322256">
          <table:table-cell table:style-name="Table25.A2" office:value-type="string">
            <text:p text:style-name="P259">atan(x) -&gt; <text:span text:style-name="T48">Decimal</text:span></text:p>
          </table:table-cell>
          <table:table-cell table:style-name="Table25.B2" office:value-type="string">
            <text:p text:style-name="P259">Arc tan of <text:span text:style-name="T5">x </text:span><text:span text:style-name="T91">returning radians</text:span></text:p>
          </table:table-cell>
        </table:table-row>
        <text:soft-page-break/>
        <table:table-row table:style-name="TableLine94074601323072">
          <table:table-cell table:style-name="Table25.A2" office:value-type="string">
            <text:p text:style-name="P266">degrees(x: Decimal) -&gt; <text:span text:style-name="T5">Decimal</text:span></text:p>
          </table:table-cell>
          <table:table-cell table:style-name="Table25.B2" office:value-type="string">
            <text:p text:style-name="P262">Convert <text:span text:style-name="T5">x</text:span><text:span text:style-name="T60"> which is of radians to degrees.</text:span></text:p>
          </table:table-cell>
        </table:table-row>
        <table:table-row table:style-name="TableLine94074601323888">
          <table:table-cell table:style-name="Table25.A2" office:value-type="string">
            <text:p text:style-name="P266">radians(x: Decimal) -&gt; <text:span text:style-name="T5">Decimal</text:span></text:p>
          </table:table-cell>
          <table:table-cell table:style-name="Table25.B2" office:value-type="string">
            <text:p text:style-name="P263">Convert <text:span text:style-name="T5">x</text:span><text:span text:style-name="T60"> which is of degrees to radians.</text:span></text:p>
          </table:table-cell>
        </table:table-row>
        <table:table-row table:style-name="TableLine94074601324464">
          <table:table-cell table:style-name="Table25.A2" office:value-type="string">
            <text:p text:style-name="P267">cosh(x: Decimal) -&gt; <text:span text:style-name="T5">Decimal</text:span></text:p>
          </table:table-cell>
          <table:table-cell table:style-name="Table25.B2" office:value-type="string">
            <text:p text:style-name="P263">Hyperbolic cosine.</text:p>
          </table:table-cell>
        </table:table-row>
        <table:table-row table:style-name="TableLine94074601325040">
          <table:table-cell table:style-name="Table25.A2" office:value-type="string">
            <text:p text:style-name="P267">sinh(x: Decimal) -&gt; <text:span text:style-name="T5">Decimal</text:span></text:p>
          </table:table-cell>
          <table:table-cell table:style-name="Table25.B2" office:value-type="string">
            <text:p text:style-name="P263">Hyperbolic sine.</text:p>
          </table:table-cell>
        </table:table-row>
        <table:table-row table:style-name="TableLine94074601325856">
          <table:table-cell table:style-name="Table25.A2" office:value-type="string">
            <text:p text:style-name="P267">tanh(x: Decimal) -&gt; <text:span text:style-name="T5">Decimal</text:span></text:p>
          </table:table-cell>
          <table:table-cell table:style-name="Table25.B2" office:value-type="string">
            <text:p text:style-name="P263">Hyperbolic tan</text:p>
          </table:table-cell>
        </table:table-row>
        <table:table-row table:style-name="TableLine94074601326672">
          <table:table-cell table:style-name="Table25.A2" office:value-type="string">
            <text:p text:style-name="P267">acosh(x: Decimal) -&gt; <text:span text:style-name="T5">Decimal</text:span></text:p>
          </table:table-cell>
          <table:table-cell table:style-name="Table25.B2" office:value-type="string">
            <text:p text:style-name="P263">Hyperbolic arc cosine.</text:p>
          </table:table-cell>
        </table:table-row>
        <table:table-row table:style-name="TableLine94074601327520">
          <table:table-cell table:style-name="Table25.A2" office:value-type="string">
            <text:p text:style-name="P267">asinh(x: Decimal) -&gt; <text:span text:style-name="T5">Decimal</text:span></text:p>
          </table:table-cell>
          <table:table-cell table:style-name="Table25.B2" office:value-type="string">
            <text:p text:style-name="P263">Hyperbolic arc sine.</text:p>
          </table:table-cell>
        </table:table-row>
        <table:table-row table:style-name="TableLine94074601328368">
          <table:table-cell table:style-name="Table25.A2" office:value-type="string">
            <text:p text:style-name="P267">atanh(x: Decimal) -&gt; <text:span text:style-name="T5">Decimal</text:span></text:p>
          </table:table-cell>
          <table:table-cell table:style-name="Table25.B2" office:value-type="string">
            <text:p text:style-name="P263">Hyperbolic arc tan.</text:p>
          </table:table-cell>
        </table:table-row>
      </table:table>
      <text:p text:style-name="P132"/>
      <text:h text:style-name="P300" text:outline-level="1"><text:bookmark-start text:name="__RefHeading___Toc6977_3705702006"/>Response<text:bookmark-end text:name="__RefHeading___Toc6977_3705702006"/></text:h>
      <text:p text:style-name="Horizontal_20_Line"/>
      <text:p text:style-name="P273">To be brief, a <text:span text:style-name="T5">Response</text:span><text:span text:style-name="T60"> object is useful for representing data that may come through any means possible within the Slow Programming Language. A </text:span><text:span text:style-name="T5">Response</text:span><text:span text:style-name="T60"> object is very simple, consisting of functions to return the </text:span><text:span text:style-name="T5">Bytes</text:span><text:span text:style-name="T60"> and </text:span><text:span text:style-name="T5">String</text:span><text:span text:style-name="T60"> representation of the response—which is useful if we want to </text:span><text:span text:style-name="T96">return a response with the option of obtaining the </text:span><text:span text:style-name="T52">Bytes</text:span><text:span text:style-name="T96"> or </text:span><text:span text:style-name="T52">String</text:span><text:span text:style-name="T96"> representation</text:span><text:span text:style-name="T60">. </text:span><text:span text:style-name="T96">For</text:span><text:span text:style-name="T52"> Response</text:span><text:span text:style-name="T96"> to be efficient, it will be initialized with either a</text:span><text:span text:style-name="T52"> Bytes</text:span><text:span text:style-name="T96"> or a</text:span><text:span text:style-name="T52"> String</text:span><text:span text:style-name="T96"> such that either initial value will be readily available through their respective functions, where the opposing representation will be converted with the function—saving resources.</text:span></text:p>
      <text:p text:style-name="P123"/>
      <text:p text:style-name="P123">The following methods and members will be available:</text:p>
      <text:p text:style-name="P123"/>
      <table:table table:name="Table29" table:style-name="Table29">
        <table:table-column table:style-name="Table29.A"/>
        <table:table-column table:style-name="Table29.B"/>
        <table:table-row table:style-name="TableLine94074601277728">
          <table:table-cell table:style-name="Table29.A1" office:value-type="string">
            <text:p text:style-name="P274">Members:</text:p>
          </table:table-cell>
          <table:table-cell table:style-name="Table29.B1" office:value-type="string">
            <text:p text:style-name="P274">Description:</text:p>
          </table:table-cell>
        </table:table-row>
        <table:table-row table:style-name="TableLine94074601377344">
          <table:table-cell table:style-name="Table29.A2" office:value-type="string">
            <text:p text:style-name="P45"><text:span text:style-name="T60">_string:</text:span> String</text:p>
          </table:table-cell>
          <table:table-cell table:style-name="Table29.B2" office:value-type="string">
            <text:p text:style-name="P274">The <text:span text:style-name="T5">String</text:span><text:span text:style-name="T60"> representation of the data, if initially provided. Value should be </text:span><text:span text:style-name="T5">null</text:span><text:span text:style-name="T60"> if it was not set via a constructor.</text:span></text:p>
          </table:table-cell>
        </table:table-row>
        <table:table-row table:style-name="TableLine94074601378784">
          <table:table-cell table:style-name="Table29.A2" office:value-type="string">
            <text:p text:style-name="P274">_bytes: <text:span text:style-name="T5">Bytes</text:span></text:p>
          </table:table-cell>
          <table:table-cell table:style-name="Table29.B2" office:value-type="string">
            <text:p text:style-name="P274">The <text:span text:style-name="T5">Bytes</text:span><text:span text:style-name="T60"> representation of the data, if initially provided with the constructor. Value should be </text:span><text:span text:style-name="T5">null</text:span><text:span text:style-name="T60"> if it was not set with a constructor.</text:span></text:p>
          </table:table-cell>
        </table:table-row>
        <table:table-row table:style-name="TableLine94074601379440">
          <table:table-cell table:style-name="Table29.A2" office:value-type="string">
            <text:p text:style-name="P274">string() -&gt; <text:span text:style-name="T5">String</text:span></text:p>
          </table:table-cell>
          <table:table-cell table:style-name="Table29.B2" office:value-type="string">
            <text:p text:style-name="P274">Return either the internal <text:span text:style-name="T5">String</text:span><text:span text:style-name="T60"> as provided by the constructor, or convert the internal </text:span><text:span text:style-name="T5">Bytes</text:span><text:span text:style-name="T60"> object to a </text:span><text:span text:style-name="T5">String</text:span><text:span text:style-name="T60">.</text:span></text:p>
            <text:list xml:id="list1112842843" text:style-name="L41">
              <text:list-item>
                <text:p text:style-name="P394">Is the internal String<text:span text:style-name="T60"> </text:span>null<text:span text:style-name="T60">?</text:span></text:p>
              </text:list-item>
            </text:list>
          </table:table-cell>
        </table:table-row>
        <table:table-row table:style-name="TableLine94074601380096">
          <table:table-cell table:style-name="Table29.A2" office:value-type="string">
            <text:p text:style-name="P274">bytes() -&gt; <text:span text:style-name="T5">Bytes</text:span></text:p>
          </table:table-cell>
          <table:table-cell table:style-name="Table29.B2" office:value-type="string">
            <text:p text:style-name="P274">Return either the internal <text:span text:style-name="T5">Bytes</text:span><text:span text:style-name="T60"> object as provided by the constructor, or convert the internal </text:span><text:span text:style-name="T5">String</text:span><text:span text:style-name="T60"> object to a </text:span><text:span text:style-name="T5">Bytes</text:span><text:span text:style-name="T60"> object. </text:span></text:p>
            <text:list xml:id="list524808660" text:style-name="L42">
              <text:list-item>
                <text:p text:style-name="P395">Is the internal Bytes null?</text:p>
              </text:list-item>
            </text:list>
          </table:table-cell>
        </table:table-row>
        <table:table-row table:style-name="TableLine94074601380752">
          <table:table-cell table:style-name="Table29.A2" office:value-type="string">
            <text:p text:style-name="P276">response: <text:span text:style-name="T5">Int</text:span></text:p>
          </table:table-cell>
          <table:table-cell table:style-name="Table29.B2" office:value-type="string">
            <text:p text:style-name="P276">What was the response code, <text:span text:style-name="T5">if applicable</text:span>?</text:p>
          </table:table-cell>
        </table:table-row>
      </table:table>
      <text:p text:style-name="P48"/>
      <text:p text:style-name="P48"/>
      <text:p text:style-name="P123">Additionally, the <text:span text:style-name="T5">Response</text:span> object may be casted to and from the following types, which will effectively model the conversions found in the member above:</text:p>
      <text:list xml:id="list4012465718" text:style-name="L43">
        <text:list-item>
          <text:p text:style-name="P338">Response<text:span text:style-name="T60"> →</text:span> String</text:p>
          <text:list>
            <text:list-item>
              <text:p text:style-name="P338">(String) response</text:p>
            </text:list-item>
          </text:list>
        </text:list-item>
        <text:list-item>
          <text:p text:style-name="P338">Response → Bytes</text:p>
          <text:list>
            <text:list-item>
              <text:p text:style-name="P338">(Bytes) response</text:p>
            </text:list-item>
          </text:list>
        </text:list-item>
      </text:list>
      <text:p text:style-name="P44"/>
      <text:p text:style-name="P44"><text:span text:style-name="T60">Therefore, take it as an implication to suggest that the castings should be overloaded via special functions within the</text:span> Response<text:span text:style-name="T60"> object. </text:span><text:s/></text:p>
      <text:h text:style-name="P301" text:outline-level="1"><text:bookmark-start text:name="__RefHeading___Toc6979_3705702006"/>URL<text:bookmark-end text:name="__RefHeading___Toc6979_3705702006"/></text:h>
      <text:p text:style-name="Horizontal_20_Line"/>
      <text:p text:style-name="P270">A <text:span text:style-name="T5">URL</text:span><text:span text:style-name="T60"> is an object representing a URL for the purposes of acting on it or passing it to another class or function which may explicitly need a URL and know that it is a valid URL. The</text:span><text:span text:style-name="T5"> URL</text:span><text:span text:style-name="T60"> object follows the URL standard as found abundantly. A </text:span><text:span text:style-name="T5">URL</text:span><text:span text:style-name="T60"> object may be initialized with </text:span><text:span text:style-name="T5">schem</text:span><text:span text:style-name="T54">e</text:span><text:span text:style-name="T60">:</text:span><text:span text:style-name="T5">location</text:span><text:span text:style-name="T60">, like so:</text:span></text:p>
      <text:p text:style-name="P270"><text:span text:style-name="T60"><text:tab/>→ </text:span><text:a xlink:type="simple" xlink:href="https://website.com/" text:style-name="Internet_20_link" text:visited-style-name="Visited_20_Internet_20_Link"><text:span text:style-name="T60">https://website.com</text:span></text:a></text:p>
      <text:p text:style-name="P270"><text:span text:style-name="T60"><text:tab/>→ </text:span><text:span text:style-name="T99">example.org</text:span></text:p>
      <text:list xml:id="list2715116286" text:style-name="L44">
        <text:list-item>
          <text:p text:style-name="P321">Assumed to be of an HTTPS scheme, if a scheme is not present. </text:p>
        </text:list-item>
      </text:list>
      <text:p text:style-name="P126"><text:tab/>→ http://192.168.0.1:8080</text:p>
      <text:list xml:id="list3333912352" text:style-name="L45">
        <text:list-item>
          <text:p text:style-name="P322">An IP address with or without a port is also valid</text:p>
        </text:list-item>
      </text:list>
      <text:p text:style-name="P270"><text:span text:style-name="T60"><text:tab/>→ </text:span><text:a xlink:type="simple" xlink:href="ftp://ftpserver.org/" text:style-name="Internet_20_link" text:visited-style-name="Visited_20_Internet_20_Link"><text:span text:style-name="T60">ftp://ftpserver.org</text:span></text:a></text:p>
      <text:list xml:id="list166894753" text:style-name="L46">
        <text:list-item>
          <text:p text:style-name="P359"><text:span text:style-name="T60">The </text:span><text:span text:style-name="T5">URL</text:span><text:span text:style-name="T60"> object does not have the ability to interact with any other protocols than HTTP or HTTPS.</text:span></text:p>
        </text:list-item>
      </text:list>
      <text:p text:style-name="P270"><text:span text:style-name="T60"><text:tab/>→ </text:span><text:a xlink:type="simple" xlink:href="file://path/to/file" text:style-name="Internet_20_link" text:visited-style-name="Visited_20_Internet_20_Link"><text:span text:style-name="T60">file://path/to/file</text:span></text:a></text:p>
      <text:list xml:id="list693177792" text:style-name="L47">
        <text:list-item>
          <text:p text:style-name="P360"><text:span text:style-name="T60">Can be casted to a </text:span><text:span text:style-name="T5">Path</text:span><text:span text:style-name="T60">. </text:span></text:p>
        </text:list-item>
      </text:list>
      <text:p text:style-name="P125"/>
      <text:p text:style-name="P270"><text:span text:style-name="T60">The URL object will incorporate the following methods in its definition:</text:span><text:span text:style-name="T5"> </text:span></text:p>
      <text:p text:style-name="P49"/>
      <table:table table:name="Table28" table:style-name="Table28">
        <table:table-column table:style-name="Table28.A"/>
        <table:table-column table:style-name="Table28.B"/>
        <table:table-row table:style-name="TableLine94074599933744">
          <table:table-cell table:style-name="Table28.A1" office:value-type="string">
            <text:p text:style-name="P271">Members:</text:p>
          </table:table-cell>
          <table:table-cell table:style-name="Table28.B1" office:value-type="string">
            <text:p text:style-name="P271">Description:</text:p>
          </table:table-cell>
        </table:table-row>
        <table:table-row table:style-name="TableLine94074601556704">
          <table:table-cell table:style-name="Table28.A2" office:value-type="string">
            <text:p text:style-name="P277">file: <text:span text:style-name="T5">Bool</text:span></text:p>
          </table:table-cell>
          <table:table-cell table:style-name="Table28.B2" office:value-type="string">
            <text:p text:style-name="P277">Is the <text:span text:style-name="T60">URL representing a local file?</text:span></text:p>
            <text:list xml:id="list4147928665" text:style-name="L48">
              <text:list-item>
                <text:p text:style-name="P401"><text:span text:style-name="T60">If so, then a casting from a </text:span><text:span text:style-name="T5">URL</text:span><text:span text:style-name="T60"> to a </text:span><text:span text:style-name="T5">File</text:span><text:span text:style-name="T60"> is possible. </text:span></text:p>
              </text:list-item>
            </text:list>
          </table:table-cell>
        </table:table-row>
        <table:table-row table:style-name="TableLine94074601559328">
          <table:table-cell table:style-name="Table28.A2" office:value-type="string">
            <text:p text:style-name="P277">scheme: <text:span text:style-name="T5">String</text:span></text:p>
          </table:table-cell>
          <table:table-cell table:style-name="Table28.B2" office:value-type="string">
            <text:p text:style-name="P277">The scheme of the URL</text:p>
          </table:table-cell>
        </table:table-row>
        <table:table-row table:style-name="TableLine94074601584320">
          <table:table-cell table:style-name="Table28.A2" office:value-type="string">
            <text:p text:style-name="P277">domain: <text:span text:style-name="T5">String</text:span></text:p>
          </table:table-cell>
          <table:table-cell table:style-name="Table28.B2" office:value-type="string">
            <text:p text:style-name="P277">The domain enclosed in the URL, without the <text:span text:style-name="T5">port</text:span><text:span text:style-name="T60"> if it is provided.</text:span></text:p>
          </table:table-cell>
        </table:table-row>
        <table:table-row table:style-name="TableLine94074601584976">
          <table:table-cell table:style-name="Table28.A2" office:value-type="string">
            <text:p text:style-name="P277">resolve() -&gt; <text:span text:style-name="T5">String</text:span></text:p>
          </table:table-cell>
          <table:table-cell table:style-name="Table28.B2" office:value-type="string">
            <text:p text:style-name="P277">If there is a domain present within the<text:span text:style-name="T5"> </text:span><text:span text:style-name="T60">URL, return the IP address of that domain if available. If it cannot be resolved </text:span></text:p>
            <text:p text:style-name="P127"/>
            <text:p text:style-name="P277"><text:span text:style-name="T60">If the </text:span><text:span text:style-name="T5">URL</text:span><text:span text:style-name="T60"> object is itself an IP address, return itself.</text:span></text:p>
          </table:table-cell>
        </table:table-row>
        <table:table-row table:style-name="TableLine94074601586704">
          <table:table-cell table:style-name="Table28.A2" office:value-type="string">
            <text:p text:style-name="P277">port: <text:span text:style-name="T5">Int</text:span></text:p>
          </table:table-cell>
          <table:table-cell table:style-name="Table28.B2" office:value-type="string">
            <text:p text:style-name="P277">The port of the domain</text:p>
            <text:list xml:id="list3817913024" text:style-name="L49">
              <text:list-item>
                <text:p text:style-name="P402">If one is explicitly provided, then <text:span text:style-name="T5">port</text:span><text:span text:style-name="T60"> will be set to that</text:span></text:p>
              </text:list-item>
              <text:list-item>
                <text:p text:style-name="P402"><text:span text:style-name="T60">If there are none explicitly provided, then </text:span><text:span text:style-name="T5">port</text:span><text:span text:style-name="T60"> will be set to the default port of the recognized schemes:</text:span></text:p>
                <text:list>
                  <text:list-item>
                    <text:p text:style-name="P374">80</text:p>
                  </text:list-item>
                  <text:list-item>
                    <text:p text:style-name="P374">443</text:p>
                  </text:list-item>
                </text:list>
              </text:list-item>
            </text:list>
          </table:table-cell>
        </table:table-row>
        <table:table-row table:style-name="TableLine94074601587312">
          <table:table-cell table:style-name="Table28.A2" office:value-type="string">
            <text:p text:style-name="P272">get() -&gt; <text:span text:style-name="T52">Response</text:span></text:p>
          </table:table-cell>
          <table:table-cell table:style-name="Table28.B2" office:value-type="string">
            <text:p text:style-name="P272">Return the response from <text:span text:style-name="T168">making a GET request to the </text:span>URL as a <text:span text:style-name="T52">Response</text:span><text:span text:style-name="T96">, allowing it to be received as a </text:span><text:span text:style-name="T52">String</text:span><text:span text:style-name="T96"> or </text:span><text:span text:style-name="T52">Bytes</text:span><text:span text:style-name="T96">.</text:span></text:p>
            <text:list xml:id="list474298080" text:style-name="L50">
              <text:list-item>
                <text:p text:style-name="P403"><text:soft-page-break/><text:span text:style-name="T96">T</text:span><text:span text:style-name="T60">his will connect to the URL.</text:span></text:p>
              </text:list-item>
              <text:list-item>
                <text:p text:style-name="P375">This method only works when the URL is of HTTP or HTTPS.</text:p>
              </text:list-item>
            </text:list>
          </table:table-cell>
        </table:table-row>
        <table:table-row table:style-name="TableLine94074601587920">
          <table:table-cell table:style-name="Table28.A2" office:value-type="string">
            <text:p text:style-name="P272">post(data: <text:span text:style-name="T5">Table </text:span><text:span text:style-name="T53">= null</text:span><text:span text:style-name="T97">, json: </text:span><text:span text:style-name="T53">Table</text:span><text:span text:style-name="T97"> = </text:span><text:span text:style-name="T53">null</text:span><text:span text:style-name="T97">, files: </text:span><text:span text:style-name="T53">Table</text:span><text:span text:style-name="T97"> = </text:span><text:span text:style-name="T53">null</text:span><text:span text:style-name="T60">) -&gt; </text:span><text:span text:style-name="T52">Response</text:span></text:p>
          </table:table-cell>
          <table:table-cell table:style-name="Table28.B2" office:value-type="string">
            <text:p text:style-name="P275"><text:span text:style-name="T60">Make a POST request to the URL, providing multipart form data or JSON data content type, along with files—</text:span><text:span text:style-name="T5">data </text:span><text:span text:style-name="T60">and </text:span><text:span text:style-name="T5">json</text:span><text:span text:style-name="T60"> are mutually exclusive, being provided by keyword arguments.</text:span></text:p>
            <text:list xml:id="list2868074656" text:style-name="L51">
              <text:list-item>
                <text:p text:style-name="P404"><text:span text:style-name="T60">This wil</text:span><text:span text:style-name="T98">l</text:span><text:span text:style-name="T60"> connect to the URL.</text:span></text:p>
              </text:list-item>
              <text:list-item>
                <text:p text:style-name="P376">This method only works when the URL is of HTTP or HTTPS</text:p>
              </text:list-item>
              <text:list-item>
                <text:p text:style-name="P404"><text:span text:style-name="T60">If the mutual exclusion is violated, an </text:span><text:span text:style-name="T5">ArgumentException</text:span><text:span text:style-name="T60"> will be promptly thrown.</text:span></text:p>
              </text:list-item>
            </text:list>
          </table:table-cell>
        </table:table-row>
      </table:table>
      <text:p text:style-name="P49"/>
      <text:p text:style-name="P124">When specifying files in the <text:span text:style-name="T5">files</text:span> <text:span text:style-name="T5">Table</text:span>, you should provide the filename corresponding to a <text:span text:style-name="T5">File </text:span>object open in binary reading, like so:</text:p>
      <text:p text:style-name="P46"/>
      <text:p text:style-name="P47">url.post(files = {“filename”: new File(“/path/to/file”, ReadBinary)})</text:p>
      <text:p text:style-name="P179"/>
      <text:h text:style-name="Heading_20_1" text:outline-level="1"><text:bookmark-start text:name="__RefHeading___Toc1893_2768681119"/>Control Flow<text:bookmark-end text:name="__RefHeading___Toc1893_2768681119"/></text:h>
      <text:p text:style-name="Horizontal_20_Line"/>
      <text:p text:style-name="P133">Parentheses, where noted, are required by the Slow Programming Language and will result in an error if they are not present. Indentation is recommended, albeit not required.</text:p>
      <text:p text:style-name="Standard"/>
      <text:p text:style-name="P2">while (condition) </text:p>
      <text:p text:style-name="P2"><text:tab/>… </text:p>
      <text:p text:style-name="P2">end</text:p>
      <text:list xml:id="list2519982070" text:style-name="L52">
        <text:list-item>
          <text:p text:style-name="P361"><text:span text:style-name="T60">Repeats the contents within the block while </text:span><text:span text:style-name="T5">condition</text:span><text:span text:style-name="T60"> evaluates to a </text:span><text:span text:style-name="T5">true</text:span><text:span text:style-name="T60"> condition.</text:span></text:p>
        </text:list-item>
        <text:list-item>
          <text:p text:style-name="P361"><text:span text:style-name="T60">Any action taken inside</text:span><text:span text:style-name="T5"> condition</text:span><text:span text:style-name="T60"> is done within the variable scope of the while block.</text:span></text:p>
        </text:list-item>
      </text:list>
      <text:p text:style-name="Standard"/>
      <text:p text:style-name="Standard"/>
      <text:p text:style-name="P2">for (init; condition; post)</text:p>
      <text:p text:style-name="P2"><text:tab/>…</text:p>
      <text:p text:style-name="P2">end</text:p>
      <text:list xml:id="list1631191102" text:style-name="L53">
        <text:list-item>
          <text:p text:style-name="P362"><text:span text:style-name="T60">Before executing, executes the expression contained within </text:span><text:span text:style-name="T5">init</text:span><text:span text:style-name="T60"> within the variable scope of the </text:span><text:span text:style-name="T5">for</text:span><text:span text:style-name="T60"> block.</text:span></text:p>
        </text:list-item>
        <text:list-item>
          <text:p text:style-name="P362"><text:span text:style-name="T60">It will repeat the code inside of the </text:span><text:span text:style-name="T5">for</text:span><text:span text:style-name="T60"> block while </text:span><text:span text:style-name="T5">condition</text:span><text:span text:style-name="T60"> evaluates to </text:span><text:span text:style-name="T5">true</text:span><text:span text:style-name="T60">.</text:span></text:p>
        </text:list-item>
        <text:list-item>
          <text:p text:style-name="P362"><text:span text:style-name="T60">After each iteration, the expression inside </text:span><text:span text:style-name="T5">post</text:span><text:span text:style-name="T60"> will be executed within the variable scope.</text:span></text:p>
        </text:list-item>
        <text:list-item>
          <text:p text:style-name="P362">All actions taken within each section of the for-loop are done within its scope.</text:p>
        </text:list-item>
      </text:list>
      <text:p text:style-name="Standard"/>
      <text:p text:style-name="Standard"/>
      <text:p text:style-name="P2">if (condition)</text:p>
      <text:p text:style-name="P2"><text:tab/>… </text:p>
      <text:p text:style-name="P2">end</text:p>
      <text:list xml:id="list1377613309" text:style-name="L54">
        <text:list-item>
          <text:p text:style-name="P363"><text:span text:style-name="T60">If </text:span><text:span text:style-name="T5">condition</text:span><text:span text:style-name="T60"> evaluates to </text:span><text:span text:style-name="T5">true</text:span><text:span text:style-name="T60">, the code inside of </text:span><text:span text:style-name="T5">if</text:span><text:span text:style-name="T60"> will be executed.</text:span></text:p>
        </text:list-item>
        <text:list-item>
          <text:p text:style-name="P363"><text:span text:style-name="T60">The condition taken inside of the </text:span><text:span text:style-name="T5">if </text:span><text:span text:style-name="T60">statement is </text:span><text:span text:style-name="T100">NOT</text:span><text:span text:style-name="T103"> executed under its scope, instead executing within the scope above it.</text:span></text:p>
        </text:list-item>
      </text:list>
      <text:p text:style-name="Standard"/>
      <text:p text:style-name="Standard"/>
      <text:p text:style-name="P2">else if (condition)</text:p>
      <text:p text:style-name="P2"><text:tab/>…</text:p>
      <text:p text:style-name="P2">end</text:p>
      <text:list xml:id="list477730532" text:style-name="L55">
        <text:list-item>
          <text:p text:style-name="P364">else if<text:span text:style-name="T60"> must be used in conjunction with a previous if-block, </text:span><text:span text:style-name="T79">lest </text:span><text:span text:style-name="T35">SyntaxException</text:span><text:span text:style-name="T79"> is returned.</text:span></text:p>
        </text:list-item>
        <text:list-item>
          <text:p text:style-name="P364"><text:span text:style-name="T60">If the previous if-block did not evaluate to </text:span>true<text:span text:style-name="T60">, evaluate new </text:span>conditional<text:span text:style-name="T60"> and execute the code inside of the block; additionally, subsequent </text:span>else if<text:span text:style-name="T60"> and </text:span>else <text:span text:style-name="T60">blocks will not execute.</text:span></text:p>
        </text:list-item>
        <text:list-item>
          <text:p text:style-name="P364"><text:span text:style-name="T60">The condition taken inside of the</text:span> else if<text:span text:style-name="T60"> statement is </text:span><text:span text:style-name="T100">NOT</text:span><text:span text:style-name="T103"> executed under its scope, instead executing within the scope above it.</text:span></text:p>
        </text:list-item>
      </text:list>
      <text:p text:style-name="Standard"/>
      <text:p text:style-name="Standard"/>
      <text:p text:style-name="P2"/>
      <text:p text:style-name="P2"/>
      <text:p text:style-name="P2"/>
      <text:p text:style-name="P2"><text:soft-page-break/></text:p>
      <text:p text:style-name="P2"/>
      <text:p text:style-name="P2">else</text:p>
      <text:p text:style-name="P2"><text:tab/>…</text:p>
      <text:p text:style-name="P2">end</text:p>
      <text:list xml:id="list3438916175" text:style-name="L56">
        <text:list-item>
          <text:p text:style-name="P365">else<text:span text:style-name="T60"> must be used in conjunction with a previous if-block, at least—</text:span><text:span text:style-name="T79">or </text:span><text:span text:style-name="T35">SyntaxException</text:span><text:span text:style-name="T79">.</text:span></text:p>
        </text:list-item>
        <text:list-item>
          <text:p text:style-name="P365"><text:span text:style-name="T60">If none of the conditions evaluated to true, execute the code inside of the </text:span>else <text:span text:style-name="T60">block.</text:span></text:p>
        </text:list-item>
      </text:list>
      <text:p text:style-name="Standard"/>
      <text:p text:style-name="Standard"/>
      <text:p text:style-name="P2">foreach (item in iterable)</text:p>
      <text:p text:style-name="P2"><text:tab/>… </text:p>
      <text:p text:style-name="P2">end</text:p>
      <text:list xml:id="list47265540" text:style-name="L57">
        <text:list-item>
          <text:p text:style-name="P366"><text:span text:style-name="T60">Loops through each item in an iterable object and exposes it as </text:span>item<text:span text:style-name="T60"> within the local block variable space.</text:span></text:p>
        </text:list-item>
        <text:list-item>
          <text:p text:style-name="P366"><text:span text:style-name="T60">If you wish to obtain the index of the </text:span>item<text:span text:style-name="T60"> compared to </text:span>iterable<text:span text:style-name="T60">, use the </text:span><text:span text:style-name="T5">indexof</text:span><text:span text:style-name="T60"> operator. </text:span>indexof<text:span text:style-name="T60"> may return </text:span>null<text:span text:style-name="T60"> if the index of the iterable object doesn’t make sense—as in the case of reading from </text:span>stdin<text:span text:style-name="T60">. </text:span></text:p>
        </text:list-item>
      </text:list>
      <text:p text:style-name="Standard"/>
      <text:p text:style-name="Standard"/>
      <text:p text:style-name="Standard"/>
      <text:p text:style-name="Standard"/>
      <text:p text:style-name="Standard"/>
      <text:p text:style-name="P2">switch (value)</text:p>
      <text:p text:style-name="P2"><text:tab/>case value1</text:p>
      <text:p text:style-name="P2"><text:tab/><text:tab/>…</text:p>
      <text:p text:style-name="P2"><text:tab/>end</text:p>
      <text:p text:style-name="P2"/>
      <text:p text:style-name="P2"><text:tab/>case value2</text:p>
      <text:p text:style-name="P2"><text:tab/><text:tab/>… </text:p>
      <text:p text:style-name="P2"><text:tab/>end</text:p>
      <text:p text:style-name="P2"/>
      <text:p text:style-name="P2"><text:tab/>default</text:p>
      <text:p text:style-name="P2"><text:tab/><text:tab/>… </text:p>
      <text:p text:style-name="P2"><text:tab/>end</text:p>
      <text:p text:style-name="P2">end</text:p>
      <text:list xml:id="list2356698921" text:style-name="L58">
        <text:list-item>
          <text:p text:style-name="P367">Using the value of a variable, preform a particular function given that it equals a value that is handled within the <text:span text:style-name="T5">switch</text:span> body.</text:p>
        </text:list-item>
        <text:list-item>
          <text:p text:style-name="P367">Unlike other languages, <text:span text:style-name="T5">break</text:span> is not required.</text:p>
        </text:list-item>
        <text:list-item>
          <text:p text:style-name="P367">When none of the cases are matched, the <text:span text:style-name="T5">default</text:span> block shall be executed.</text:p>
        </text:list-item>
        <text:list-item>
          <text:p text:style-name="P367">switch<text:span text:style-name="T60"> is most effective when used with enumerations.</text:span></text:p>
        </text:list-item>
      </text:list>
      <text:p text:style-name="Standard"/>
      <text:p text:style-name="Standard"/>
      <text:p text:style-name="P5"/>
      <text:p text:style-name="P5"/>
      <text:p text:style-name="P5"/>
      <text:p text:style-name="P5"/>
      <text:p text:style-name="P5"/>
      <text:p text:style-name="P5"><text:soft-page-break/>with (fileStream as x)</text:p>
      <text:p text:style-name="P5"><text:tab/>x.write( … )</text:p>
      <text:p text:style-name="P5">end</text:p>
      <text:list xml:id="list3587310926" text:style-name="L59">
        <text:list-item>
          <text:p text:style-name="P323">Automatically open and close the file within the block. This is useful for scoping file operations as well as properly managing them without error. <text:span text:style-name="T5">with</text:span> will automatically call <text:span text:style-name="T5">open()</text:span> and <text:span text:style-name="T5">close() </text:span>on the file streams. </text:p>
        </text:list-item>
      </text:list>
      <text:p text:style-name="Standard"/>
      <text:p text:style-name="Standard"><text:span text:style-name="T5">continue</text:span> – Skip past this iteration, proceed to the next one (if applicable)</text:p>
      <text:p text:style-name="Standard"><text:span text:style-name="T5">break</text:span> – Stop this loop.</text:p>
      <text:list xml:id="list2640080042" text:style-name="L60">
        <text:list-item>
          <text:p text:style-name="P368">If <text:span text:style-name="T5">continue</text:span><text:span text:style-name="T60"> or </text:span><text:span text:style-name="T5">break</text:span><text:span text:style-name="T60"> are not used within a loop, a </text:span><text:span text:style-name="T58">SyntaxException</text:span><text:span text:style-name="T60"> is thrown. </text:span></text:p>
        </text:list-item>
      </text:list>
      <text:p text:style-name="Standard"/>
      <text:p text:style-name="P22">Looking for goto? Get better at control flow! Slow does not support goto for the same likely reason that Python does not: we do not store every single instruction in memory, so we cannot even jump back to other lines of code, even if we wanted to!</text:p>
      <text:p text:style-name="P206"/>
      <text:p text:style-name="P21">space</text:p>
      <text:p text:style-name="P21"><text:tab/>… </text:p>
      <text:p text:style-name="P21">end</text:p>
      <text:list xml:id="list3276704924" text:style-name="L61">
        <text:list-item>
          <text:p text:style-name="P324">Provides an area where it is scoped without any additional qualities. Consider this to be equivalent to a <text:span text:style-name="T5">{ … }</text:span> body in a C-like language without any additional keyword to support it. </text:p>
        </text:list-item>
      </text:list>
      <text:p text:style-name="P83"/>
      <text:p text:style-name="P29">python</text:p>
      <text:p text:style-name="P100"><text:tab/>…</text:p>
      <text:p text:style-name="P29">end</text:p>
      <text:list xml:id="list2609081366" text:style-name="L62">
        <text:list-item>
          <text:p text:style-name="P325">Executes lines of Python. </text:p>
        </text:list-item>
        <text:list-item>
          <text:p text:style-name="P343"><text:span text:style-name="T60">Ideally</text:span><text:span text:style-name="T103">: identation relative to the starting of the </text:span><text:span text:style-name="T123">python</text:span><text:span text:style-name="T103"> block shall be preserved, considering how Python requires proper indentation, </text:span><text:span text:style-name="T104">as the Slow interpreter will strip whitespace (including identation)</text:span></text:p>
          <text:list>
            <text:list-item>
              <text:p text:style-name="P333">Considering the simplicity of implementing the standard library—we will be piggy-backing off of Python’s—you should not need complicated code such that it would require an indentation. <text:s/></text:p>
            </text:list-item>
          </text:list>
        </text:list-item>
      </text:list>
      <text:h text:style-name="P302" text:outline-level="1"><text:bookmark-start text:name="__RefHeading___Toc2608_1640719031"/>Exceptions<text:bookmark-end text:name="__RefHeading___Toc2608_1640719031"/></text:h>
      <text:p text:style-name="Horizontal_20_Line"/>
      <text:p text:style-name="Standard">Exceptions within the Slow Programming Language are handled similarly to other languages. An exception is a class that is or inherits from the <text:span text:style-name="T5">Exception</text:span><text:span text:style-name="T60"> class. If a class is thrown while not being a descendent of the </text:span><text:span text:style-name="T5">Exception</text:span><text:span text:style-name="T60"> class, an uncatchable error will be thrown. An Exception may be thrown using the </text:span><text:span text:style-name="T5">throw</text:span><text:span text:style-name="T60"> keyword, followed by a new instance of the aforementioned classes, </text:span><text:span text:style-name="T72">which may contain a </text:span><text:span text:style-name="T29">String</text:span><text:span text:style-name="T72"> for the constructor detailing the message.</text:span></text:p>
      <text:p text:style-name="Standard"/>
      <text:p text:style-name="Standard"><text:span text:style-name="T60">An exception may be caught and handled with a </text:span><text:span text:style-name="T5">try … catch … </text:span><text:span text:style-name="T15">finally</text:span><text:span text:style-name="T60"> block. </text:span><text:span text:style-name="T67">In the Slow Programming Language, the catch does not allow for the setting of the variable for the caught exception; the exception instance is instead represented by</text:span><text:span text:style-name="T15"> ~error</text:span><text:span text:style-name="T67">. </text:span><text:span text:style-name="T68">You may catch multiple exceptions by providing multiple</text:span><text:span text:style-name="T16"> catch</text:span><text:span text:style-name="T68"> blocks for handling each type of exception individually. You may also group certain types of exceptions by separating them by commas within the</text:span><text:span text:style-name="T16"> catch</text:span><text:span text:style-name="T68"> block.</text:span><text:span text:style-name="T5"> </text:span><text:span text:style-name="T60">For example:</text:span></text:p>
      <text:p text:style-name="P60"/>
      <text:p text:style-name="P2">try</text:p>
      <text:p text:style-name="P2"><text:tab/><text:span text:style-name="T120">throw new Exception()</text:span></text:p>
      <text:p text:style-name="P2">end</text:p>
      <text:p text:style-name="P7">catch (Exception, <text:span text:style-name="T121">Exception2, </text:span><text:span text:style-name="T75">etc</text:span>)</text:p>
      <text:p text:style-name="P7"><text:tab/>print(~error)</text:p>
      <text:p text:style-name="P7">end</text:p>
      <text:p text:style-name="P24">catch (AnotherException, AnotherException2)</text:p>
      <text:p text:style-name="P24"><text:tab/>print(~error) // Handle another exception separately</text:p>
      <text:p text:style-name="P24">end</text:p>
      <text:p text:style-name="P7">finally</text:p>
      <text:p text:style-name="P8"><text:tab/>cleanUp<text:span text:style-name="T120">()</text:span></text:p>
      <text:p text:style-name="P7">end</text:p>
      <text:p text:style-name="P7"/>
      <text:p text:style-name="P59">The <text:span text:style-name="T5">Exception</text:span> base class will have the following members:</text:p>
      <text:p text:style-name="P59"/>
      <table:table table:name="Table9" table:style-name="Table9">
        <table:table-column table:style-name="Table9.A"/>
        <table:table-column table:style-name="Table9.B"/>
        <table:table-row table:style-name="TableLine94074601735168">
          <table:table-cell table:style-name="Table9.A1" office:value-type="string">
            <text:p text:style-name="P169">Members:</text:p>
          </table:table-cell>
          <table:table-cell table:style-name="Table9.B1" office:value-type="string">
            <text:p text:style-name="P169">Description:</text:p>
          </table:table-cell>
        </table:table-row>
        <table:table-row table:style-name="TableLine94074601637296">
          <table:table-cell table:style-name="Table9.A2" office:value-type="string">
            <text:p text:style-name="P169">line: Int</text:p>
          </table:table-cell>
          <table:table-cell table:style-name="Table9.B2" office:value-type="string">
            <text:p text:style-name="P169">Line number of where the exception occurred.</text:p>
          </table:table-cell>
        </table:table-row>
        <table:table-row table:style-name="TableLine94074601654048">
          <table:table-cell table:style-name="Table9.A2" office:value-type="string">
            <text:p text:style-name="P169">file: String</text:p>
          </table:table-cell>
          <table:table-cell table:style-name="Table9.B2" office:value-type="string">
            <text:p text:style-name="P169">The file in which the exception occurred.</text:p>
          </table:table-cell>
        </table:table-row>
        <table:table-row table:style-name="TableLine94074601655488">
          <table:table-cell table:style-name="Table9.A2" office:value-type="string">
            <text:p text:style-name="P169">name: String</text:p>
          </table:table-cell>
          <table:table-cell table:style-name="Table9.B2" office:value-type="string">
            <text:p text:style-name="P169">The name of the exception—children of<text:span text:style-name="T5"> Exception</text:span><text:span text:style-name="T60"> should override this. </text:span><text:span text:style-name="T5"><text:s/></text:span></text:p>
          </table:table-cell>
        </table:table-row>
        <table:table-row table:style-name="TableLine94074601656928">
          <table:table-cell table:style-name="Table9.A2" office:value-type="string">
            <text:p text:style-name="P173">message: String</text:p>
          </table:table-cell>
          <table:table-cell table:style-name="Table9.B2" office:value-type="string">
            <text:p text:style-name="P173">The message of the exception—what happened?</text:p>
          </table:table-cell>
        </table:table-row>
        <table:table-row table:style-name="TableLine94074601663680">
          <table:table-cell table:style-name="Table9.A2" office:value-type="string">
            <text:p text:style-name="P210">critical: Bool</text:p>
          </table:table-cell>
          <table:table-cell table:style-name="Table9.B2" office:value-type="string">
            <text:p text:style-name="P210">Is it critical enough to stop the program or be caught? By default, this is <text:span text:style-name="T5">true</text:span><text:span text:style-name="T60">. The </text:span><text:span text:style-name="T5">Warning</text:span><text:span text:style-name="T60"> class will have it set to </text:span><text:span text:style-name="T5">false</text:span><text:span text:style-name="T60">.</text:span></text:p>
          </table:table-cell>
        </table:table-row>
      </table:table>
      <text:p text:style-name="P59"/>
      <text:p text:style-name="P117"/>
      <text:p text:style-name="P117"/>
      <text:p text:style-name="P61"><text:soft-page-break/>The following children of the <text:span text:style-name="T5">Exception</text:span> class will be provided in the standard library, to provide generic error handling:</text:p>
      <text:p text:style-name="P61"/>
      <text:p text:style-name="P61"/>
      <table:table table:name="Table10" table:style-name="Table10">
        <table:table-column table:style-name="Table10.A"/>
        <table:table-column table:style-name="Table10.B"/>
        <table:table-row table:style-name="TableLine94074601671424">
          <table:table-cell table:style-name="Table10.A1" office:value-type="string">
            <text:p text:style-name="P170">Exception:</text:p>
          </table:table-cell>
          <table:table-cell table:style-name="Table10.B1" office:value-type="string">
            <text:p text:style-name="P170">Description:</text:p>
          </table:table-cell>
        </table:table-row>
        <table:table-row table:style-name="TableLine94074602047408">
          <table:table-cell table:style-name="Table10.A2" office:value-type="string">
            <text:p text:style-name="P170">SyntaxException</text:p>
          </table:table-cell>
          <table:table-cell table:style-name="Table10.B2" office:value-type="string">
            <text:p text:style-name="P170">The interpreter found a syntax error.</text:p>
          </table:table-cell>
        </table:table-row>
        <table:table-row table:style-name="TableLine94074602048848">
          <table:table-cell table:style-name="Table10.A2" office:value-type="string">
            <text:p text:style-name="P170">ImmutableException</text:p>
          </table:table-cell>
          <table:table-cell table:style-name="Table10.B2" office:value-type="string">
            <text:p text:style-name="P170">Setting the value of a constant variable.</text:p>
          </table:table-cell>
        </table:table-row>
        <table:table-row table:style-name="TableLine94074602049504">
          <table:table-cell table:style-name="Table10.A2" office:value-type="string">
            <text:p text:style-name="P173">TypeException</text:p>
          </table:table-cell>
          <table:table-cell table:style-name="Table10.B2" office:value-type="string">
            <text:p text:style-name="P173">A type-mismatch occurred; the variable does not accept that type. </text:p>
          </table:table-cell>
        </table:table-row>
        <table:table-row table:style-name="TableLine94074602050320">
          <table:table-cell table:style-name="Table10.A2" office:value-type="string">
            <text:p text:style-name="P170">NullPointerException</text:p>
          </table:table-cell>
          <table:table-cell table:style-name="Table10.B2" office:value-type="string">
            <text:p text:style-name="P170">Trying to access an instance that is set to <text:span text:style-name="T5">null</text:span><text:span text:style-name="T60">. </text:span></text:p>
          </table:table-cell>
        </table:table-row>
        <table:table-row table:style-name="TableLine94074602051136">
          <table:table-cell table:style-name="Table10.A2" office:value-type="string">
            <text:p text:style-name="P253">VoidException</text:p>
          </table:table-cell>
          <table:table-cell table:style-name="Table10.B2" office:value-type="string">
            <text:p text:style-name="P118">A function’s returning of <text:span text:style-name="T5">void</text:span> cannot be used—for anything! </text:p>
          </table:table-cell>
        </table:table-row>
        <table:table-row table:style-name="TableLine94074602051904">
          <table:table-cell table:style-name="Table10.A2" office:value-type="string">
            <text:p text:style-name="P170">IndexException</text:p>
          </table:table-cell>
          <table:table-cell table:style-name="Table10.B2" office:value-type="string">
            <text:p text:style-name="P170">The provided index does not exist—in an array or a table!</text:p>
          </table:table-cell>
        </table:table-row>
        <table:table-row table:style-name="TableLine94074602052720">
          <table:table-cell table:style-name="Table10.A2" office:value-type="string">
            <text:p text:style-name="P170"><text:span text:style-name="T138">Name</text:span>Exception</text:p>
          </table:table-cell>
          <table:table-cell table:style-name="Table10.B2" office:value-type="string">
            <text:p text:style-name="P171">The <text:span text:style-name="T138">name of whatever you are requesting does not exist.</text:span></text:p>
            <text:list xml:id="list1047427293" text:style-name="L63">
              <text:list-item>
                <text:p text:style-name="P405">Includes <text:span text:style-name="T5">name: String</text:span><text:span text:style-name="T60">, where it includes the whatever you are trying to reference.</text:span></text:p>
              </text:list-item>
            </text:list>
          </table:table-cell>
        </table:table-row>
        <table:table-row table:style-name="TableLine94074602053536">
          <table:table-cell table:style-name="Table10.A2" office:value-type="string">
            <text:p text:style-name="P253">RedefinitionException</text:p>
          </table:table-cell>
          <table:table-cell table:style-name="Table10.B2" office:value-type="string">
            <text:p text:style-name="P253">You may not make another definition of that variable, function, or object.</text:p>
            <text:list xml:id="list3107219070" text:style-name="L64">
              <text:list-item>
                <text:p text:style-name="P406">Includes <text:span text:style-name="T5">name: String</text:span><text:span text:style-name="T60">, where it includes what has been redefined.</text:span></text:p>
              </text:list-item>
            </text:list>
          </table:table-cell>
        </table:table-row>
        <table:table-row table:style-name="TableLine94074602054544">
          <table:table-cell table:style-name="Table10.A2" office:value-type="string">
            <text:p text:style-name="P176">OperatorException</text:p>
          </table:table-cell>
          <table:table-cell table:style-name="Table10.B2" office:value-type="string">
            <text:p text:style-name="P176">The class does not support that operator—it has not been implemented by overloading.</text:p>
          </table:table-cell>
        </table:table-row>
        <table:table-row table:style-name="TableLine94074602055360">
          <table:table-cell table:style-name="Table10.A2" office:value-type="string">
            <text:p text:style-name="P207">CastException</text:p>
          </table:table-cell>
          <table:table-cell table:style-name="Table10.B2" office:value-type="string">
            <text:p text:style-name="P207">The class supports no method for casting to that particular type <text:span text:style-name="T5">T</text:span><text:span text:style-name="T100"> </text:span><text:span text:style-name="T102">or </text:span><text:span text:style-name="T73">the variable does not have the </text:span><text:span text:style-name="T30">castable</text:span><text:span text:style-name="T73"> modifier associated with it. </text:span></text:p>
          </table:table-cell>
        </table:table-row>
        <table:table-row table:style-name="TableLine94074602056176">
          <table:table-cell table:style-name="Table10.A2" office:value-type="string">
            <text:p text:style-name="P207">PathNotFoundException</text:p>
          </table:table-cell>
          <table:table-cell table:style-name="Table10.B2" office:value-type="string">
            <text:p text:style-name="P207">The path does not exist.</text:p>
            <text:list xml:id="list2711603612" text:style-name="L65">
              <text:list-item>
                <text:p text:style-name="P396">path: String<text:span text:style-name="T60">, representing the </text:span>String<text:span text:style-name="T60"> path passed to initialize the </text:span>Path<text:span text:style-name="T60"> object returning this error.</text:span></text:p>
              </text:list-item>
            </text:list>
          </table:table-cell>
        </table:table-row>
        <table:table-row table:style-name="TableLine94074602056992">
          <table:table-cell table:style-name="Table10.A2" office:value-type="string">
            <text:p text:style-name="P207">PathExistsException</text:p>
          </table:table-cell>
          <table:table-cell table:style-name="Table10.B2" office:value-type="string">
            <text:p text:style-name="P172">The <text:span text:style-name="T138">path exists already.</text:span></text:p>
            <text:list xml:id="list4129553181" text:style-name="L66">
              <text:list-item>
                <text:p text:style-name="P397">path<text:span text:style-name="T60">: String</text:span>, <text:span text:style-name="T60">representing the </text:span>String<text:span text:style-name="T60"> path with the same origination qualities as above, to be brief!</text:span></text:p>
              </text:list-item>
            </text:list>
          </table:table-cell>
        </table:table-row>
        <table:table-row table:style-name="TableLine94074602057808">
          <table:table-cell table:style-name="Table10.A2" office:value-type="string">
            <text:p text:style-name="P172">IsADirectoryException</text:p>
          </table:table-cell>
          <table:table-cell table:style-name="Table10.B2" office:value-type="string">
            <text:p text:style-name="P172">The file is actually a directory: cannot operate on it.</text:p>
            <text:list xml:id="list250176594" text:style-name="L67">
              <text:list-item>
                <text:p text:style-name="P398">path: String<text:span text:style-name="T60">, representing the path. </text:span></text:p>
              </text:list-item>
            </text:list>
          </table:table-cell>
        </table:table-row>
        <table:table-row table:style-name="TableLine94074602058624">
          <table:table-cell table:style-name="Table10.A2" office:value-type="string">
            <text:p text:style-name="P172">NotADirectoryException</text:p>
          </table:table-cell>
          <table:table-cell table:style-name="Table10.B2" office:value-type="string">
            <text:p text:style-name="P172">The file is not a directory: cannot operate on it.</text:p>
            <text:list xml:id="list1498750245" text:style-name="L68">
              <text:list-item>
                <text:p text:style-name="P399">path: String<text:span text:style-name="T60">, representing the path. </text:span></text:p>
              </text:list-item>
            </text:list>
          </table:table-cell>
        </table:table-row>
        <text:soft-page-break/>
        <table:table-row table:style-name="TableLine94074602059440">
          <table:table-cell table:style-name="Table10.A2" office:value-type="string">
            <text:p text:style-name="P172">PermissionException</text:p>
          </table:table-cell>
          <table:table-cell table:style-name="Table10.B2" office:value-type="string">
            <text:p text:style-name="P172">You lack the permissions to operate on this file.</text:p>
            <text:list xml:id="list3007544521" text:style-name="L69">
              <text:list-item>
                <text:p text:style-name="P400">path: String<text:span text:style-name="T60">, representing the path… </text:span></text:p>
              </text:list-item>
            </text:list>
          </table:table-cell>
        </table:table-row>
        <table:table-row table:style-name="TableLine94074602060256">
          <table:table-cell table:style-name="Table10.A2" office:value-type="string">
            <text:p text:style-name="P172">MathException</text:p>
          </table:table-cell>
          <table:table-cell table:style-name="Table10.B2" office:value-type="string">
            <text:p text:style-name="P172">An error relating to mathematical operations has arisen—<text:span text:style-name="T127">did you divide by zero?</text:span></text:p>
          </table:table-cell>
        </table:table-row>
        <table:table-row table:style-name="TableLine94074602061072">
          <table:table-cell table:style-name="Table10.A2" office:value-type="string">
            <text:p text:style-name="P182">NotSupportedOnOSException</text:p>
          </table:table-cell>
          <table:table-cell table:style-name="Table10.B2" office:value-type="string">
            <text:p text:style-name="P183">Self-explanatory.</text:p>
          </table:table-cell>
        </table:table-row>
        <table:table-row table:style-name="TableLine94074602061888">
          <table:table-cell table:style-name="Table10.A2" office:value-type="string">
            <text:p text:style-name="P207">ArgumentException</text:p>
          </table:table-cell>
          <table:table-cell table:style-name="Table10.B2" office:value-type="string">
            <text:p text:style-name="P207">The function does not support that argument or will not accept it.</text:p>
          </table:table-cell>
        </table:table-row>
        <table:table-row table:style-name="TableLine94074602062704">
          <table:table-cell table:style-name="Table10.A2" office:value-type="string">
            <text:p text:style-name="P207">KeyException</text:p>
          </table:table-cell>
          <table:table-cell table:style-name="Table10.B2" office:value-type="string">
            <text:p text:style-name="P207">The key was not found in that <text:span text:style-name="T5">Table</text:span><text:span text:style-name="T60"> or </text:span><text:span text:style-name="T5">List</text:span><text:span text:style-name="T60">.</text:span></text:p>
          </table:table-cell>
        </table:table-row>
        <table:table-row table:style-name="TableLine94074602063520">
          <table:table-cell table:style-name="Table10.A2" office:value-type="string">
            <text:p text:style-name="P210">TerminationException</text:p>
          </table:table-cell>
          <table:table-cell table:style-name="Table10.B2" office:value-type="string">
            <text:p text:style-name="P210">The process has been terminated.</text:p>
          </table:table-cell>
        </table:table-row>
        <table:table-row table:style-name="TableLine94074602064336">
          <table:table-cell table:style-name="Table10.A2" office:value-type="string">
            <text:p text:style-name="P210">OSException</text:p>
          </table:table-cell>
          <table:table-cell table:style-name="Table10.B2" office:value-type="string">
            <text:p text:style-name="P211">General operating system error (e.g., <text:span text:style-name="T5">disk full</text:span><text:span text:style-name="T60"> or </text:span><text:span text:style-name="T5">file not found</text:span><text:span text:style-name="T60">).</text:span></text:p>
            <text:list xml:id="list1589600586" text:style-name="L70">
              <text:list-item>
                <text:p text:style-name="P407"><text:span text:style-name="T60">This object will include </text:span><text:span text:style-name="T5">errno: Int</text:span><text:span text:style-name="T60"> and </text:span><text:span text:style-name="T5">strerror: String</text:span><text:span text:style-name="T60"> including the specific error met along with its English interpretation of it. </text:span></text:p>
              </text:list-item>
            </text:list>
          </table:table-cell>
        </table:table-row>
        <table:table-row table:style-name="TableLine94074602065152">
          <table:table-cell table:style-name="Table10.A2" office:value-type="string">
            <text:p text:style-name="P210">RecursionException</text:p>
          </table:table-cell>
          <table:table-cell table:style-name="Table10.B2" office:value-type="string">
            <text:p text:style-name="P210">The maximum allowed recursion has been met</text:p>
          </table:table-cell>
        </table:table-row>
        <table:table-row table:style-name="TableLine94074602065968">
          <table:table-cell table:style-name="Table10.A2" office:value-type="string">
            <text:p text:style-name="P210">BrokenPipeException</text:p>
          </table:table-cell>
          <table:table-cell table:style-name="Table10.B2" office:value-type="string">
            <text:p text:style-name="P210">The pipe or socket does not exist anymore, but you tried to access it.</text:p>
          </table:table-cell>
        </table:table-row>
        <table:table-row table:style-name="TableLine94074602066784">
          <table:table-cell table:style-name="Table10.A2" office:value-type="string">
            <text:p text:style-name="P210">ConnectionAbortedException</text:p>
          </table:table-cell>
          <table:table-cell table:style-name="Table10.B2" office:value-type="string">
            <text:p text:style-name="P210">The socket connection was aborted or reset by the peer.</text:p>
          </table:table-cell>
        </table:table-row>
        <table:table-row table:style-name="TableLine94074602067600">
          <table:table-cell table:style-name="Table10.A2" office:value-type="string">
            <text:p text:style-name="P210">ConnectionRefusedException</text:p>
          </table:table-cell>
          <table:table-cell table:style-name="Table10.B2" office:value-type="string">
            <text:p text:style-name="P210">The socket connection was refused by the server.</text:p>
          </table:table-cell>
        </table:table-row>
        <table:table-row table:style-name="TableLine94074602068416">
          <table:table-cell table:style-name="Table10.A2" office:value-type="string">
            <text:p text:style-name="P271">URLE<text:span text:style-name="T169">xception</text:span></text:p>
          </table:table-cell>
          <table:table-cell table:style-name="Table10.B2" office:value-type="string">
            <text:p text:style-name="P271">The URL is incorrect. </text:p>
          </table:table-cell>
        </table:table-row>
        <table:table-row table:style-name="TableLine94074602069232">
          <table:table-cell table:style-name="Table10.A2" office:value-type="string">
            <text:p text:style-name="P278">ResolutionException</text:p>
          </table:table-cell>
          <table:table-cell table:style-name="Table10.B2" office:value-type="string">
            <text:p text:style-name="P278">The resolution of that URL’s domain to an IP address encountered an error.</text:p>
          </table:table-cell>
        </table:table-row>
        <table:table-row table:style-name="TableLine94074602070048">
          <table:table-cell table:style-name="Table10.A2" office:value-type="string">
            <text:p text:style-name="P210">Warning</text:p>
          </table:table-cell>
          <table:table-cell table:style-name="Table10.B2" office:value-type="string">
            <text:p text:style-name="P210">A non-fatal error, which will be printed but will not cause termination of the entire program. If you wish to make a warning, please inherit from this class.</text:p>
          </table:table-cell>
        </table:table-row>
        <table:table-row table:style-name="TableLine94074602070864">
          <table:table-cell table:style-name="Table10.A2" office:value-type="string">
            <text:p text:style-name="P210">DeprecationWarning</text:p>
          </table:table-cell>
          <table:table-cell table:style-name="Table10.B2" office:value-type="string">
            <text:p text:style-name="P210">If a certain method becomes deprecated, throw this warning.</text:p>
          </table:table-cell>
        </table:table-row>
        <table:table-row table:style-name="TableLine94074602071680">
          <table:table-cell table:style-name="Table10.A2" office:value-type="string">
            <text:p text:style-name="P210">BadPracticeWarning</text:p>
          </table:table-cell>
          <table:table-cell table:style-name="Table10.B2" office:value-type="string">
            <text:p text:style-name="P210">If something is a bad practice, throw this warning.</text:p>
          </table:table-cell>
        </table:table-row>
      </table:table>
      <text:p text:style-name="P61"/>
      <text:h text:style-name="P303" text:outline-level="1"><text:bookmark-start text:name="__RefHeading___Toc7926_3468334355"/>Use &amp; Using<text:bookmark-end text:name="__RefHeading___Toc7926_3468334355"/></text:h>
      <text:p text:style-name="Horizontal_20_Line"/>
      <text:p text:style-name="P204">Due to the fact that importing and including other libraries or sections of code from another file is an integral aspect of a programming language, the Slow Programming Language has implemented keywords which serve those purposes: <text:span text:style-name="T5">use</text:span><text:span text:style-name="T60"> and </text:span><text:span text:style-name="T5">using</text:span><text:span text:style-name="T60">. They are similar words, because of the fact that they have similar features—they import files. </text:span></text:p>
      <text:p text:style-name="P86"/>
      <text:p text:style-name="P204"><text:span text:style-name="T60">Their subtle difference, however, is that while </text:span><text:span text:style-name="T5">using</text:span><text:span text:style-name="T60"> can be used to import any file—with the current working directory set to the directory of the file making the import, </text:span><text:span text:style-name="T5">unlike</text:span><text:span text:style-name="T60"> PHP—only</text:span><text:span text:style-name="T5"> use</text:span><text:span text:style-name="T60"> can be used to import a file—assuming the extension is a .slow—from the include/import path of the Slow interpreter—something that is not within the purview of this document, for this document does not discuss the specifications of the Slow interpreter which will implement most of the things detailed throughout this document.</text:span></text:p>
      <text:p text:style-name="P86"/>
      <text:p text:style-name="P86">For example:</text:p>
      <text:p text:style-name="P204"><text:span text:style-name="T60"><text:tab/>→ </text:span><text:span text:style-name="T5">use a_library_in_include_path</text:span></text:p>
      <text:list xml:id="list139429031" text:style-name="L71">
        <text:list-item>
          <text:p text:style-name="P326">As implied, <text:span text:style-name="T5">use</text:span> only searches for files with the <text:span text:style-name="T5">.slow</text:span> extension, and it does not require an extension when using it as a keyword.</text:p>
        </text:list-item>
      </text:list>
      <text:p text:style-name="P86"/>
      <text:p text:style-name="P86"><text:tab/>→ <text:span text:style-name="T5">using</text:span> <text:span text:style-name="T5">my_file.slow</text:span></text:p>
      <text:list xml:id="list3194085874" text:style-name="L72">
        <text:list-item>
          <text:p text:style-name="P339">using<text:span text:style-name="T60"> will directly include the file, where the current working directory will be set to that which </text:span>using<text:span text:style-name="T60"> has accessed, such that future calls to </text:span>using<text:span text:style-name="T60"> from those files will be relative to their directory—again, </text:span>unlike<text:span text:style-name="T60"> PHP!</text:span></text:p>
        </text:list-item>
      </text:list>
      <text:p text:style-name="P86"/>
      <text:p text:style-name="P86"/>
      <text:p text:style-name="P86">The Slow Interpreter must keep track of the files that it has imported, lest a multiple definition error will be encountered at some point. The programer shall not have to worry about include guards or anything of the kind; they will with cyclic imports, though!</text:p>
      <text:h text:style-name="P304" text:outline-level="1"><text:bookmark-start text:name="__RefHeading___Toc7928_3468334355"/>Namespace<text:bookmark-end text:name="__RefHeading___Toc7928_3468334355"/></text:h>
      <text:p text:style-name="Horizontal_20_Line"/>
      <text:p text:style-name="Standard">It is useful to partition code such that it is not all combined with each other at once. A <text:span text:style-name="T5">namespace</text:span><text:span text:style-name="T60"> can achieve this, working similarly to the </text:span><text:span text:style-name="T5">namespace</text:span><text:span text:style-name="T60"> feature in C++ or the </text:span><text:span text:style-name="T5">package</text:span><text:span text:style-name="T60"> feature seen in Java. Despite its name, </text:span><text:span text:style-name="T5">namespace</text:span><text:span text:style-name="T60"> in the Slow Programming Language works most similarly to the </text:span><text:span text:style-name="T5">package</text:span><text:span text:style-name="T60"> keyword in Java, not being a block of code and requiring only one line, for one file. For instance:</text:span></text:p>
      <text:p text:style-name="Standard"><text:span text:style-name="T60"><text:tab/>→</text:span><text:span text:style-name="T5"> namespace std </text:span></text:p>
      <text:p text:style-name="Standard"/>
      <text:p text:style-name="Standard">In order to access elements from a non-imported namespace, you must use the dot access operator, as you would in most other languages. For instance, a <text:span text:style-name="T5">hello_world()</text:span> method inside of the namespace <text:span text:style-name="T5">std</text:span>:</text:p>
      <text:p text:style-name="Standard"><text:tab/>→ <text:span text:style-name="T5">std.hello_world()</text:span></text:p>
      <text:p text:style-name="Standard"/>
      <text:p text:style-name="Standard">It <text:span text:style-name="T139">may be of use to—if you are consistently using that aforementioned function, for instance—import it on a global scale. You may use the </text:span><text:span text:style-name="T31">import</text:span><text:span text:style-name="T74"> keyword, like so:</text:span></text:p>
      <text:p text:style-name="P85"/>
      <text:p text:style-name="P23"><text:tab/>use std</text:p>
      <text:p text:style-name="P23"><text:tab/>import std.hello_world</text:p>
      <text:p text:style-name="P23"/>
      <text:p text:style-name="P23"><text:tab/>hello_world()</text:p>
      <text:p text:style-name="P23"/>
      <text:list xml:id="list283020381" text:style-name="L73">
        <text:list-item>
          <text:p text:style-name="P327">Note: you may import everything within a namespace—not recursively though—using the asterisk after the dot:<text:span text:style-name="T5"> import std.*</text:span></text:p>
        </text:list-item>
      </text:list>
      <text:p text:style-name="P23"/>
      <text:p text:style-name="P23"/>
      <text:p text:style-name="P23"/>
      <text:p text:style-name="P84">In spite of the fact that in our previous examples, we showcased the example namespace as<text:span text:style-name="T5"> std</text:span>, making the implication that the standard library will be under a namespace: this is not true. In the Slow Programming Language, the core standard library defined in the previous pages of this specification is not under a namespace, but in the global space.</text:p>
      <text:p text:style-name="P84"/>
      <text:p text:style-name="P84">It is claimed that this is a bad practice, where <text:span text:style-name="T5">using namespace std;</text:span> is considered to be an unholy practice amongst those who deal with C++. This is a false equivalency, however, due to the fact that the naming of functions and objects within the Slow Programming Language’s standard library is more complicated than those found within C++’s standard library, because of the full length words used along with camel case. It is, therefore, true that name collisions will virtually never occur under these naming conventions. </text:p>
      <text:p text:style-name="P84"/>
      <text:p text:style-name="P84">It is obligatory, however, that extensions to the standard library that are not core features of the Slow Programming Language (e.g., JSON, REGEX, etc) be under their own namespace, in a similar fashion to how Python accomplishes that. A core function or object of the standard library is any function or object described in this specification alone. </text:p>
      <text:h text:style-name="P305" text:outline-level="1"><text:bookmark-start text:name="__RefHeading___Toc4943_2436777918"/>Commenting<text:bookmark-end text:name="__RefHeading___Toc4943_2436777918"/></text:h>
      <text:p text:style-name="Horizontal_20_Line"/>
      <text:p text:style-name="P87">Commenting is such an integral aspect of the programming process that the Slow Programming Language wishes to have all forms of commenting which are efficient in their specific use cases: one-line comments and multi-line comments.</text:p>
      <text:p text:style-name="P87"/>
      <text:p text:style-name="P87">In order to make a one-line comment, you have some choices:</text:p>
      <text:list xml:id="list1839682404" text:style-name="L74">
        <text:list-item>
          <text:p text:style-name="P369">Using a #: <text:span text:style-name="T5"># This is a comment</text:span>. This is useful for shebangs, if using the Slow Programming <text:span text:style-name="T144">Language for scripting.</text:span></text:p>
        </text:list-item>
        <text:list-item>
          <text:p text:style-name="P370">Using //: <text:span text:style-name="T5">// This is also a comment</text:span><text:span text:style-name="T60">. This is preferred in this specification, as evidenced by the comments which have already appeared throughout this document.</text:span></text:p>
        </text:list-item>
      </text:list>
      <text:p text:style-name="P88"/>
      <text:p text:style-name="P205"><text:span text:style-name="T60">Conversely, one may wish to make a multi-line comment, which can be done by using a </text:span><text:span text:style-name="T5">/* … */ </text:span><text:span text:style-name="T60">block, akin to comments in C-style programming languages. For example:</text:span></text:p>
      <text:p text:style-name="P88"/>
      <text:p text:style-name="P26">/* This</text:p>
      <text:p text:style-name="P26">is</text:p>
      <text:p text:style-name="P26">a multi-line</text:p>
      <text:p text:style-name="P26">comment.</text:p>
      <text:p text:style-name="P26">*/</text:p>
      <text:list xml:id="list1418187637" text:style-name="L75">
        <text:list-item>
          <text:p text:style-name="P328">Note: the <text:span text:style-name="T5">/* … */ </text:span>block does not strictly have to be on newlines, as the following information will inform you.</text:p>
        </text:list-item>
      </text:list>
      <text:p text:style-name="P26"/>
      <text:p text:style-name="P88"/>
      <text:p text:style-name="P88">Comments may also appear on lines of instructions which shall actually be executed. Let us illustriate this with two styles of commenting:</text:p>
      <text:list xml:id="list1180934707" text:style-name="L76">
        <text:list-item>
          <text:p text:style-name="P340">doStuff() // This comment is valid</text:p>
        </text:list-item>
        <text:list-item>
          <text:p text:style-name="P340">doStuff() /* This comment is also valid. */</text:p>
        </text:list-item>
      </text:list>
      <text:p text:style-name="P26"/>
      <text:p text:style-name="P26">.</text:p>
      <text:p text:style-name="P26">.</text:p>
      <text:p text:style-name="P26">.</text:p>
      <text:p text:style-name="P26">.</text:p>
      <text:p text:style-name="P26">.</text:p>
      <text:p text:style-name="P26">.</text:p>
      <text:p text:style-name="P26">.</text:p>
      <text:p text:style-name="P26">.</text:p>
      <text:p text:style-name="P26">.</text:p>
      <text:p text:style-name="P26">.</text:p>
      <text:p text:style-name="P26">.</text:p>
      <text:p text:style-name="P26">.</text:p>
      <text:p text:style-name="P26">.</text:p>
      <text:p text:style-name="P26"/>
      <text:p text:style-name="P88">There is nothing else to say. Damn, I really tried hard to fill this entire page up, as you can tell!</text:p>
      <text:h text:style-name="P306" text:outline-level="1"><text:bookmark-start text:name="__RefHeading___Toc4945_2436777918"/><text:soft-page-break/>Embedded <text:span text:style-name="T145">Slow </text:span><text:span text:style-name="T146">&amp; CGI (if applicable!) </text:span><text:bookmark-end text:name="__RefHeading___Toc4945_2436777918"/></text:h>
      <text:p text:style-name="Horizontal_20_Line"/>
      <text:p text:style-name="P205">The Slow Programming Language supports embedding it into HTML or into other programming languages to serve as a preprocessor of some sorts, which may be useful for CGI applications or anything of the like; Slow would be similar to PHP in this regard. In fact, the method which the Slow Programming Language uses in order to embed itself into other programming languages and scripts is quite similar: wherever Slow’s output is to be used within a file, it shall be encased within a block of <text:span text:style-name="T5">&lt;?slow … ?&gt;</text:span><text:span text:style-name="T60">. For example:</text:span></text:p>
      <text:p text:style-name="P88"/>
      <text:p text:style-name="P26">&lt;body&gt;</text:p>
      <text:p text:style-name="P26"><text:tab/>&lt;?slow</text:p>
      <text:p text:style-name="P26"><text:tab/><text:tab/>print((String) 2 * 2) // Explicit cast not required, but here for showcasing purposes.</text:p>
      <text:p text:style-name="P26"><text:tab/>?&gt;</text:p>
      <text:p text:style-name="P26">&lt;/body&gt;</text:p>
      <text:p text:style-name="P26"/>
      <text:p text:style-name="P88">Shall format that aforementioned block into something returning this:</text:p>
      <text:p text:style-name="P88"/>
      <text:p text:style-name="P26">&lt;body&gt;</text:p>
      <text:p text:style-name="P26"><text:tab/>4</text:p>
      <text:p text:style-name="P26">&lt;/body&gt;</text:p>
      <text:list xml:id="list149886756" text:style-name="L77">
        <text:list-item>
          <text:p text:style-name="P329">Anything that is not within the <text:span text:style-name="T5">&lt;?slow … ?&gt;</text:span> block is merely echoed back, as you can see.</text:p>
        </text:list-item>
      </text:list>
      <text:p text:style-name="P90"/>
      <text:p text:style-name="Standard"><text:bookmark-start text:name="__RefHeading___Toc4947_2436777918"/><text:span text:style-name="T60">By default, this feature shall be disabled and Slow shall not require a </text:span><text:span text:style-name="T5">&lt;?slow … ?&gt;</text:span><text:span text:style-name="T60"> block in order to execute. </text:span><text:span text:style-name="T78">The Slow interpreter shall check for an environment variable—</text:span><text:span text:style-name="T81">additionally a command line parameter—i</text:span><text:span text:style-name="T78">n order to activate this feature, which shall be trivial to implement. </text:span><text:bookmark-end text:name="__RefHeading___Toc4947_2436777918"/></text:p>
      <text:p text:style-name="P98"/>
      <text:h text:style-name="P315" text:outline-level="2"><text:bookmark-start text:name="__RefHeading___Toc4949_2436777918"/>CGI<text:bookmark-end text:name="__RefHeading___Toc4949_2436777918"/></text:h>
      <text:p text:style-name="P221"/>
      <text:p text:style-name="Standard">CGI scripts of Slow may be implemented by the interpreter, where the interpreter will set the variables <text:span text:style-name="T5">~POST, ~GET, ~FILES, ~SERVER, ~SESSION, ~COOKIES, </text:span><text:span text:style-name="T60">and </text:span><text:span text:style-name="T5">~REQUEST </text:span><text:span text:style-name="T60">which will serve as variables to interface with the CGI protocol. The interpreter shall be in charge of everything else and this document does not have much bearing on how it wishes to implement the CGI protocol. </text:span></text:p>
      <text:p text:style-name="P104"/>
      <text:p text:style-name="P33">See the CGI Protocol<text:span text:style-name="T60"> for reference. Due to the fact that the CGI protocol is outdated and is not the industry-standard, Slow cannot be taken seriously—which is okay, due to the fact that it only exists as a proof of concept.</text:span></text:p>
      <text:p text:style-name="P104"/>
      <text:p text:style-name="Standard"/>
      <text:p text:style-name="P220"/>
      <text:p text:style-name="P8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tyle:font-family-generic="system" style:font-pitch="variable"/>
    <style:font-face style:name="Verdana1" svg:font-family="Verdana"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Verdan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Verdan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Verdana" style:font-family-complex="Verdan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Verdana1" style:font-family-complex="Verdan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Verdana1" style:font-family-complex="Verdan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Verdana1" style:font-family-complex="Verdana"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 fo:font-family="'Liberation Serif'" style:font-family-generic="roman" style:font-pitch="variable" fo:font-size="16pt" fo:font-style="italic" fo:font-weight="normal" officeooo:rsid="0000e0e7" style:font-size-asian="14pt" style:font-style-asian="italic" style:font-weight-asian="normal" style:font-size-complex="16pt" style:font-style-complex="italic"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 fo:font-family="'Liberation Serif'" style:font-family-generic="roman" style:font-pitch="variable" fo:font-size="12pt" fo:font-style="italic" fo:font-weight="normal" style:font-size-asian="10.5pt" style:font-style-asian="italic" style:font-weight-asian="normal" style:font-size-complex="12pt" style:font-style-complex="italic"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6cd8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4T20:07:53.251411333</meta:creation-date>
    <dc:date>2021-10-16T16:29:48.013303720</dc:date>
    <meta:editing-duration>P1DT5H53M52S</meta:editing-duration>
    <meta:editing-cycles>44</meta:editing-cycles>
    <meta:generator>LibreOffice/7.2.1.2$Linux_X86_64 LibreOffice_project/20$Build-2</meta:generator>
    <meta:document-statistic meta:table-count="29" meta:image-count="0" meta:object-count="0" meta:page-count="55" meta:paragraph-count="1303" meta:word-count="12590" meta:character-count="72957" meta:non-whitespace-character-count="61618"/>
  </office:meta>
</office:document-meta>
</file>